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fo:font-style="italic" officeooo:rsid="43b2602e" officeooo:paragraph-rsid="43b5982b"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1" style:family="paragraph" style:parent-style-name="Text_20_body">
      <style:text-properties style:text-line-through-style="none" style:text-line-through-type="none" officeooo:rsid="4295d180" officeooo:paragraph-rsid="4295d180" style:language-asian="cs" style:country-asian="CZ"/>
    </style:style>
    <style:style style:name="P32" style:family="paragraph" style:parent-style-name="Text_20_body">
      <style:text-properties style:text-line-through-style="none" style:text-line-through-type="none" officeooo:paragraph-rsid="42a5466c" style:language-asian="cs" style:country-asian="CZ"/>
    </style:style>
    <style:style style:name="P33" style:family="paragraph" style:parent-style-name="Text_20_body">
      <style:text-properties style:text-line-through-style="none" style:text-line-through-type="none" officeooo:rsid="214e4d42" officeooo:paragraph-rsid="42b67cc9" style:language-asian="cs" style:country-asian="CZ"/>
    </style:style>
    <style:style style:name="P34" style:family="paragraph" style:parent-style-name="Text_20_body">
      <style:text-properties style:text-line-through-style="none" style:text-line-through-type="none" officeooo:paragraph-rsid="43c65f27" style:language-asian="cs" style:country-asian="CZ"/>
    </style:style>
    <style:style style:name="P35" style:family="paragraph" style:parent-style-name="Text_20_body">
      <style:text-properties style:text-line-through-style="none" style:text-line-through-type="none" officeooo:paragraph-rsid="42a2dcc0"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officeooo:rsid="41468b36" officeooo:paragraph-rsid="4161b29c"/>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3e06e8f"/>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1" style:family="paragraph" style:parent-style-name="Text_20_body">
      <style:text-properties fo:language="cs" fo:country="CZ" officeooo:rsid="21537a33" officeooo:paragraph-rsid="42792e5a" style:language-asian="cs" style:country-asian="CZ"/>
    </style:style>
    <style:style style:name="P72" style:family="paragraph" style:parent-style-name="Text_20_body">
      <style:text-properties fo:language="cs" fo:country="CZ" officeooo:rsid="21577601" officeooo:paragraph-rsid="42792e5a" style:language-asian="cs" style:country-asian="CZ"/>
    </style:style>
    <style:style style:name="P73" style:family="paragraph" style:parent-style-name="Text_20_body">
      <style:text-properties fo:language="cs" fo:country="CZ" officeooo:rsid="21966d5f" officeooo:paragraph-rsid="4285f5f4" style:language-asian="cs" style:country-asian="CZ"/>
    </style:style>
    <style:style style:name="P74" style:family="paragraph" style:parent-style-name="Text_20_body">
      <style:text-properties fo:language="cs" fo:country="CZ" officeooo:paragraph-rsid="443541f5" style:language-asian="cs" style:country-asian="CZ"/>
    </style:style>
    <style:style style:name="P75" style:family="paragraph" style:parent-style-name="Text_20_body">
      <style:text-properties fo:language="cs" fo:country="CZ" officeooo:rsid="427131e2" officeooo:paragraph-rsid="427789ea"/>
    </style:style>
    <style:style style:name="P76" style:family="paragraph" style:parent-style-name="Text_20_body">
      <style:text-properties fo:language="cs" fo:country="CZ" style:text-underline-style="none" officeooo:rsid="4183bc64" officeooo:paragraph-rsid="428cdb20" style:language-asian="cs" style:country-asian="CZ"/>
    </style:style>
    <style:style style:name="P77" style:family="paragraph" style:parent-style-name="Text_20_body">
      <style:text-properties fo:language="cs" fo:country="CZ" style:text-underline-style="none" officeooo:rsid="428e9e35" officeooo:paragraph-rsid="428eb654" style:language-asian="cs" style:country-asian="CZ"/>
    </style:style>
    <style:style style:name="P78" style:family="paragraph" style:parent-style-name="Text_20_body">
      <style:text-properties fo:language="cs" fo:country="CZ" style:text-underline-style="none" officeooo:rsid="2067fcc6" officeooo:paragraph-rsid="43f53e7c" style:language-asian="cs" style:country-asian="CZ"/>
    </style:style>
    <style:style style:name="P79" style:family="paragraph" style:parent-style-name="Text_20_body">
      <style:text-properties fo:language="cs" fo:country="CZ" officeooo:rsid="42495c86" officeooo:paragraph-rsid="436c179f"/>
    </style:style>
    <style:style style:name="P80" style:family="paragraph" style:parent-style-name="Text_20_body">
      <style:text-properties fo:language="cs" fo:country="CZ" officeooo:rsid="42495c86" officeooo:paragraph-rsid="43705ede"/>
    </style:style>
    <style:style style:name="P81" style:family="paragraph" style:parent-style-name="Text_20_body">
      <style:text-properties fo:language="cs" fo:country="CZ" officeooo:rsid="436c98e2" officeooo:paragraph-rsid="436c98e2"/>
    </style:style>
    <style:style style:name="P82" style:family="paragraph" style:parent-style-name="Text_20_body">
      <style:text-properties officeooo:rsid="2058902b" officeooo:paragraph-rsid="41c9826c"/>
    </style:style>
    <style:style style:name="P83" style:family="paragraph" style:parent-style-name="Text_20_body">
      <style:text-properties officeooo:paragraph-rsid="41c9826c"/>
    </style:style>
    <style:style style:name="P84" style:family="paragraph" style:parent-style-name="Text_20_body">
      <style:text-properties officeooo:rsid="415e7447" officeooo:paragraph-rsid="41c9826c"/>
    </style:style>
    <style:style style:name="P85" style:family="paragraph" style:parent-style-name="Text_20_body">
      <style:text-properties officeooo:rsid="41d521a3" officeooo:paragraph-rsid="42bd1504"/>
    </style:style>
    <style:style style:name="P86" style:family="paragraph" style:parent-style-name="Text_20_body">
      <style:text-properties officeooo:rsid="41d7fedb" officeooo:paragraph-rsid="41d7fedb"/>
    </style:style>
    <style:style style:name="P87" style:family="paragraph" style:parent-style-name="Text_20_body">
      <style:text-properties officeooo:rsid="41db52e2" officeooo:paragraph-rsid="41db52e2"/>
    </style:style>
    <style:style style:name="P88" style:family="paragraph" style:parent-style-name="Text_20_body">
      <style:paragraph-properties fo:text-align="end" style:justify-single-word="false"/>
      <style:text-properties officeooo:paragraph-rsid="2590605e"/>
    </style:style>
    <style:style style:name="P89" style:family="paragraph" style:parent-style-name="Text_20_body">
      <style:text-properties officeooo:rsid="41ffa8ba" officeooo:paragraph-rsid="41ffa8ba"/>
    </style:style>
    <style:style style:name="P90" style:family="paragraph" style:parent-style-name="Text_20_body">
      <style:text-properties officeooo:rsid="4205737f" officeooo:paragraph-rsid="4205737f"/>
    </style:style>
    <style:style style:name="P91" style:family="paragraph" style:parent-style-name="Text_20_body">
      <style:text-properties officeooo:rsid="420d92ce" officeooo:paragraph-rsid="420d92ce"/>
    </style:style>
    <style:style style:name="P92" style:family="paragraph" style:parent-style-name="Text_20_body">
      <style:text-properties style:text-line-through-style="solid" style:text-line-through-type="single" officeooo:rsid="41ec2dd2" officeooo:paragraph-rsid="41ec2dd2"/>
    </style:style>
    <style:style style:name="P93" style:family="paragraph" style:parent-style-name="Text_20_body">
      <style:text-properties style:text-line-through-style="solid" style:text-line-through-type="single" officeooo:rsid="41f561cb" officeooo:paragraph-rsid="41f561cb"/>
    </style:style>
    <style:style style:name="P94" style:family="paragraph" style:parent-style-name="Text_20_body">
      <style:text-properties officeooo:rsid="0df31025" officeooo:paragraph-rsid="42353a6e"/>
    </style:style>
    <style:style style:name="P95" style:family="paragraph" style:parent-style-name="Text_20_body">
      <style:text-properties officeooo:rsid="0df31025" officeooo:paragraph-rsid="4237bf1d"/>
    </style:style>
    <style:style style:name="P96" style:family="paragraph" style:parent-style-name="Text_20_body">
      <style:text-properties officeooo:rsid="0d7aa05a" officeooo:paragraph-rsid="42353a6e"/>
    </style:style>
    <style:style style:name="P97" style:family="paragraph" style:parent-style-name="Text_20_body">
      <style:text-properties officeooo:rsid="0d7aa05a" officeooo:paragraph-rsid="42368f16"/>
    </style:style>
    <style:style style:name="P98" style:family="paragraph" style:parent-style-name="Text_20_body">
      <style:text-properties officeooo:rsid="0d7aa05a" officeooo:paragraph-rsid="42392427"/>
    </style:style>
    <style:style style:name="P99" style:family="paragraph" style:parent-style-name="Text_20_body">
      <style:text-properties officeooo:rsid="42353a6e" officeooo:paragraph-rsid="42353a6e"/>
    </style:style>
    <style:style style:name="P100" style:family="paragraph" style:parent-style-name="Text_20_body">
      <style:text-properties officeooo:rsid="42353a6e" officeooo:paragraph-rsid="42368f16"/>
    </style:style>
    <style:style style:name="P101" style:family="paragraph" style:parent-style-name="Text_20_body">
      <style:text-properties officeooo:rsid="0e7b1d01" officeooo:paragraph-rsid="42368f16"/>
    </style:style>
    <style:style style:name="P102" style:family="paragraph" style:parent-style-name="Text_20_body">
      <style:text-properties officeooo:rsid="0d5148cd" officeooo:paragraph-rsid="42368f16"/>
    </style:style>
    <style:style style:name="P103" style:family="paragraph" style:parent-style-name="Text_20_body">
      <style:text-properties officeooo:rsid="0d5148cd" officeooo:paragraph-rsid="4237bf1d"/>
    </style:style>
    <style:style style:name="P104" style:family="paragraph" style:parent-style-name="Text_20_body">
      <style:text-properties officeooo:rsid="0d6b7974" officeooo:paragraph-rsid="42368f16"/>
    </style:style>
    <style:style style:name="P105" style:family="paragraph" style:parent-style-name="Text_20_body">
      <style:text-properties officeooo:rsid="0d6b7974" officeooo:paragraph-rsid="4237bf1d"/>
    </style:style>
    <style:style style:name="P106" style:family="paragraph" style:parent-style-name="Text_20_body">
      <style:text-properties officeooo:rsid="0d729a0b" officeooo:paragraph-rsid="42368f16"/>
    </style:style>
    <style:style style:name="P107" style:family="paragraph" style:parent-style-name="Text_20_body">
      <style:text-properties officeooo:rsid="0d748a87" officeooo:paragraph-rsid="42368f16"/>
    </style:style>
    <style:style style:name="P108" style:family="paragraph" style:parent-style-name="Text_20_body">
      <style:text-properties officeooo:rsid="0d7d4d88" officeooo:paragraph-rsid="42368f16"/>
    </style:style>
    <style:style style:name="P109" style:family="paragraph" style:parent-style-name="Text_20_body">
      <style:text-properties officeooo:rsid="0d7d4d88" officeooo:paragraph-rsid="4237bf1d"/>
    </style:style>
    <style:style style:name="P110" style:family="paragraph" style:parent-style-name="Text_20_body">
      <style:text-properties officeooo:rsid="0d7ec4b7" officeooo:paragraph-rsid="42368f16"/>
    </style:style>
    <style:style style:name="P111" style:family="paragraph" style:parent-style-name="Text_20_body">
      <style:text-properties officeooo:rsid="0d867a25" officeooo:paragraph-rsid="42368f16"/>
    </style:style>
    <style:style style:name="P112" style:family="paragraph" style:parent-style-name="Text_20_body">
      <style:text-properties officeooo:rsid="0d894409" officeooo:paragraph-rsid="42368f16"/>
    </style:style>
    <style:style style:name="P113" style:family="paragraph" style:parent-style-name="Text_20_body">
      <style:text-properties officeooo:rsid="0d8cc553" officeooo:paragraph-rsid="42368f16"/>
    </style:style>
    <style:style style:name="P114" style:family="paragraph" style:parent-style-name="Text_20_body">
      <style:text-properties officeooo:rsid="0d922684" officeooo:paragraph-rsid="42368f16"/>
    </style:style>
    <style:style style:name="P115" style:family="paragraph" style:parent-style-name="Text_20_body">
      <style:text-properties officeooo:rsid="0d93aa24" officeooo:paragraph-rsid="42368f16"/>
    </style:style>
    <style:style style:name="P116" style:family="paragraph" style:parent-style-name="Text_20_body">
      <style:text-properties officeooo:rsid="0d93aa24" officeooo:paragraph-rsid="42392427"/>
    </style:style>
    <style:style style:name="P117" style:family="paragraph" style:parent-style-name="Text_20_body">
      <style:text-properties officeooo:rsid="0d95252a" officeooo:paragraph-rsid="42368f16"/>
    </style:style>
    <style:style style:name="P118" style:family="paragraph" style:parent-style-name="Text_20_body">
      <style:text-properties officeooo:rsid="0d95252a" officeooo:paragraph-rsid="42392427"/>
    </style:style>
    <style:style style:name="P119" style:family="paragraph" style:parent-style-name="Text_20_body">
      <style:text-properties officeooo:rsid="0d9611f4" officeooo:paragraph-rsid="42368f16"/>
    </style:style>
    <style:style style:name="P120" style:family="paragraph" style:parent-style-name="Text_20_body">
      <style:text-properties officeooo:rsid="0d9611f4" officeooo:paragraph-rsid="42392427"/>
    </style:style>
    <style:style style:name="P121" style:family="paragraph" style:parent-style-name="Text_20_body">
      <style:text-properties officeooo:rsid="0da2738f" officeooo:paragraph-rsid="42368f16"/>
    </style:style>
    <style:style style:name="P122" style:family="paragraph" style:parent-style-name="Text_20_body">
      <style:text-properties officeooo:rsid="0da2738f" officeooo:paragraph-rsid="42392427"/>
    </style:style>
    <style:style style:name="P123" style:family="paragraph" style:parent-style-name="Text_20_body">
      <style:text-properties officeooo:rsid="0da7f5cb" officeooo:paragraph-rsid="42368f16"/>
    </style:style>
    <style:style style:name="P124" style:family="paragraph" style:parent-style-name="Text_20_body">
      <style:text-properties officeooo:rsid="0da7f5cb" officeooo:paragraph-rsid="42392427"/>
    </style:style>
    <style:style style:name="P125" style:family="paragraph" style:parent-style-name="Text_20_body">
      <style:text-properties officeooo:rsid="0d5ac793" officeooo:paragraph-rsid="42368f16"/>
    </style:style>
    <style:style style:name="P126" style:family="paragraph" style:parent-style-name="Text_20_body">
      <style:text-properties officeooo:rsid="0d5ac793" officeooo:paragraph-rsid="423707e2"/>
    </style:style>
    <style:style style:name="P127" style:family="paragraph" style:parent-style-name="Text_20_body">
      <style:text-properties officeooo:rsid="0d54ac77" officeooo:paragraph-rsid="423707e2"/>
    </style:style>
    <style:style style:name="P128" style:family="paragraph" style:parent-style-name="Text_20_body">
      <style:text-properties officeooo:rsid="0d5c10d2" officeooo:paragraph-rsid="423707e2"/>
    </style:style>
    <style:style style:name="P129" style:family="paragraph" style:parent-style-name="Text_20_body">
      <style:text-properties officeooo:rsid="0d5dbb83" officeooo:paragraph-rsid="423707e2"/>
    </style:style>
    <style:style style:name="P130" style:family="paragraph" style:parent-style-name="Text_20_body">
      <style:text-properties officeooo:rsid="0d618892" officeooo:paragraph-rsid="423707e2"/>
    </style:style>
    <style:style style:name="P131" style:family="paragraph" style:parent-style-name="Text_20_body">
      <style:text-properties officeooo:rsid="0d5fe0b1" officeooo:paragraph-rsid="423707e2"/>
    </style:style>
    <style:style style:name="P132" style:family="paragraph" style:parent-style-name="Text_20_body">
      <style:text-properties officeooo:rsid="0d54d0aa" officeooo:paragraph-rsid="423707e2"/>
    </style:style>
    <style:style style:name="P133" style:family="paragraph" style:parent-style-name="Text_20_body">
      <style:text-properties officeooo:rsid="0d638057" officeooo:paragraph-rsid="423707e2"/>
    </style:style>
    <style:style style:name="P134" style:family="paragraph" style:parent-style-name="Text_20_body">
      <style:text-properties officeooo:rsid="0d561c3f" officeooo:paragraph-rsid="423707e2"/>
    </style:style>
    <style:style style:name="P135" style:family="paragraph" style:parent-style-name="Text_20_body">
      <style:text-properties officeooo:rsid="0d59f3a8" officeooo:paragraph-rsid="423707e2"/>
    </style:style>
    <style:style style:name="P136" style:family="paragraph" style:parent-style-name="Text_20_body">
      <style:text-properties officeooo:rsid="0d5d4bab" officeooo:paragraph-rsid="423707e2"/>
    </style:style>
    <style:style style:name="P137" style:family="paragraph" style:parent-style-name="Text_20_body">
      <style:text-properties officeooo:rsid="0d596ab0" officeooo:paragraph-rsid="423707e2"/>
    </style:style>
    <style:style style:name="P138" style:family="paragraph" style:parent-style-name="Text_20_body">
      <style:text-properties officeooo:rsid="0d8f10a2" officeooo:paragraph-rsid="423707e2"/>
    </style:style>
    <style:style style:name="P139" style:family="paragraph" style:parent-style-name="Text_20_body">
      <style:text-properties officeooo:rsid="0d5f2c1e" officeooo:paragraph-rsid="423707e2"/>
    </style:style>
    <style:style style:name="P140" style:family="paragraph" style:parent-style-name="Text_20_body">
      <style:text-properties officeooo:rsid="0d577f54" officeooo:paragraph-rsid="423707e2"/>
    </style:style>
    <style:style style:name="P141" style:family="paragraph" style:parent-style-name="Text_20_body">
      <style:text-properties officeooo:rsid="140e37fc" officeooo:paragraph-rsid="4237bf1d"/>
    </style:style>
    <style:style style:name="P142" style:family="paragraph" style:parent-style-name="Text_20_body">
      <style:text-properties officeooo:rsid="137557e7" officeooo:paragraph-rsid="4237bf1d"/>
    </style:style>
    <style:style style:name="P143" style:family="paragraph" style:parent-style-name="Text_20_body">
      <style:text-properties officeooo:rsid="137e7779" officeooo:paragraph-rsid="4237bf1d"/>
    </style:style>
    <style:style style:name="P144" style:family="paragraph" style:parent-style-name="Text_20_body">
      <style:text-properties officeooo:rsid="0d4f8679" officeooo:paragraph-rsid="4237bf1d"/>
    </style:style>
    <style:style style:name="P145" style:family="paragraph" style:parent-style-name="Text_20_body">
      <style:text-properties officeooo:rsid="13ce209b" officeooo:paragraph-rsid="4237bf1d"/>
    </style:style>
    <style:style style:name="P146" style:family="paragraph" style:parent-style-name="Text_20_body">
      <style:text-properties officeooo:rsid="13d0204e" officeooo:paragraph-rsid="4237bf1d"/>
    </style:style>
    <style:style style:name="P147" style:family="paragraph" style:parent-style-name="Text_20_body">
      <style:text-properties officeooo:rsid="152a4943" officeooo:paragraph-rsid="4237bf1d"/>
    </style:style>
    <style:style style:name="P148" style:family="paragraph" style:parent-style-name="Text_20_body">
      <style:text-properties fo:font-style="normal" officeooo:rsid="13dcc169" officeooo:paragraph-rsid="4237bf1d" style:font-style-asian="normal" style:font-style-complex="normal"/>
    </style:style>
    <style:style style:name="P149" style:family="paragraph" style:parent-style-name="Text_20_body">
      <style:text-properties fo:font-style="normal" officeooo:rsid="01055826" officeooo:paragraph-rsid="4237bf1d" style:font-style-asian="normal" style:font-style-complex="normal"/>
    </style:style>
    <style:style style:name="P150" style:family="paragraph" style:parent-style-name="Text_20_body">
      <style:text-properties fo:font-style="normal" officeooo:rsid="13c158ee" officeooo:paragraph-rsid="4237bf1d" style:font-style-asian="normal" style:font-style-complex="normal"/>
    </style:style>
    <style:style style:name="P151" style:family="paragraph" style:parent-style-name="Text_20_body">
      <style:text-properties fo:font-style="normal" officeooo:rsid="13b1a615" officeooo:paragraph-rsid="4237bf1d" style:font-style-asian="normal" style:font-style-complex="normal"/>
    </style:style>
    <style:style style:name="P152" style:family="paragraph" style:parent-style-name="Text_20_body">
      <style:text-properties fo:font-style="normal" officeooo:rsid="4266a051" officeooo:paragraph-rsid="4266a051" style:font-style-asian="normal" style:font-style-complex="normal"/>
    </style:style>
    <style:style style:name="P153" style:family="paragraph" style:parent-style-name="Text_20_body">
      <style:text-properties fo:font-style="normal" officeooo:rsid="4345f66c" officeooo:paragraph-rsid="4345f66c" style:font-style-asian="normal" style:font-style-complex="normal"/>
    </style:style>
    <style:style style:name="P154" style:family="paragraph" style:parent-style-name="Text_20_body">
      <style:text-properties officeooo:rsid="14ef3a03" officeooo:paragraph-rsid="4237bf1d"/>
    </style:style>
    <style:style style:name="P155" style:family="paragraph" style:parent-style-name="Text_20_body">
      <style:text-properties officeooo:rsid="13af2e8e" officeooo:paragraph-rsid="4237bf1d"/>
    </style:style>
    <style:style style:name="P156" style:family="paragraph" style:parent-style-name="Text_20_body">
      <style:text-properties officeooo:rsid="13dfae71" officeooo:paragraph-rsid="4237bf1d"/>
    </style:style>
    <style:style style:name="P157" style:family="paragraph" style:parent-style-name="Text_20_body">
      <style:text-properties officeooo:rsid="15457144" officeooo:paragraph-rsid="4237bf1d"/>
    </style:style>
    <style:style style:name="P158" style:family="paragraph" style:parent-style-name="Text_20_body">
      <style:text-properties officeooo:rsid="1555171b" officeooo:paragraph-rsid="4237bf1d"/>
    </style:style>
    <style:style style:name="P159" style:family="paragraph" style:parent-style-name="Text_20_body">
      <style:text-properties officeooo:rsid="15ce1b10" officeooo:paragraph-rsid="4237bf1d"/>
    </style:style>
    <style:style style:name="P160" style:family="paragraph" style:parent-style-name="Text_20_body">
      <style:text-properties officeooo:rsid="155f45cf" officeooo:paragraph-rsid="4237bf1d"/>
    </style:style>
    <style:style style:name="P161" style:family="paragraph" style:parent-style-name="Text_20_body">
      <style:text-properties officeooo:rsid="1557da55" officeooo:paragraph-rsid="4237bf1d"/>
    </style:style>
    <style:style style:name="P162" style:family="paragraph" style:parent-style-name="Text_20_body">
      <style:text-properties officeooo:rsid="14fe9223" officeooo:paragraph-rsid="4237bf1d"/>
    </style:style>
    <style:style style:name="P163" style:family="paragraph" style:parent-style-name="Text_20_body">
      <style:text-properties officeooo:rsid="145ed598" officeooo:paragraph-rsid="4237bf1d"/>
    </style:style>
    <style:style style:name="P164" style:family="paragraph" style:parent-style-name="Text_20_body">
      <style:text-properties officeooo:rsid="141098ec" officeooo:paragraph-rsid="4237bf1d"/>
    </style:style>
    <style:style style:name="P165" style:family="paragraph" style:parent-style-name="Text_20_body">
      <style:text-properties officeooo:rsid="15053b3d" officeooo:paragraph-rsid="4237bf1d"/>
    </style:style>
    <style:style style:name="P166" style:family="paragraph" style:parent-style-name="Text_20_body">
      <style:text-properties officeooo:rsid="1410b4c0" officeooo:paragraph-rsid="4237bf1d"/>
    </style:style>
    <style:style style:name="P167" style:family="paragraph" style:parent-style-name="Text_20_body">
      <style:text-properties officeooo:rsid="1411b641" officeooo:paragraph-rsid="4237bf1d"/>
    </style:style>
    <style:style style:name="P168" style:family="paragraph" style:parent-style-name="Text_20_body">
      <style:text-properties officeooo:rsid="150c7227" officeooo:paragraph-rsid="4237bf1d"/>
    </style:style>
    <style:style style:name="P169" style:family="paragraph" style:parent-style-name="Text_20_body">
      <style:text-properties officeooo:paragraph-rsid="4237bf1d"/>
    </style:style>
    <style:style style:name="P170" style:family="paragraph" style:parent-style-name="Text_20_body">
      <style:text-properties fo:language="en" fo:country="US" officeooo:rsid="0d5dbb83" officeooo:paragraph-rsid="423707e2"/>
    </style:style>
    <style:style style:name="P171" style:family="paragraph" style:parent-style-name="Text_20_body">
      <style:text-properties fo:language="en" fo:country="US" officeooo:rsid="0d54d0aa" officeooo:paragraph-rsid="423707e2"/>
    </style:style>
    <style:style style:name="P172" style:family="paragraph" style:parent-style-name="Text_20_body">
      <style:text-properties fo:language="en" fo:country="US" fo:font-style="italic" officeooo:rsid="423b14d8" officeooo:paragraph-rsid="423b14d8" style:font-style-asian="italic" style:font-style-complex="italic"/>
    </style:style>
    <style:style style:name="P173" style:family="paragraph" style:parent-style-name="Text_20_body">
      <style:text-properties officeooo:rsid="4248b26e" officeooo:paragraph-rsid="4248b26e"/>
    </style:style>
    <style:style style:name="P174" style:family="paragraph" style:parent-style-name="Text_20_body">
      <style:text-properties officeooo:rsid="424d8433" officeooo:paragraph-rsid="424d8433"/>
    </style:style>
    <style:style style:name="P175" style:family="paragraph" style:parent-style-name="Text_20_body">
      <style:text-properties officeooo:rsid="424e34ba" officeooo:paragraph-rsid="424e34ba"/>
    </style:style>
    <style:style style:name="P176" style:family="paragraph" style:parent-style-name="Text_20_body">
      <style:text-properties officeooo:rsid="424e34ba" officeooo:paragraph-rsid="424f23a1"/>
    </style:style>
    <style:style style:name="P177" style:family="paragraph" style:parent-style-name="Text_20_body">
      <style:text-properties officeooo:rsid="424e34ba" officeooo:paragraph-rsid="424f63d3"/>
    </style:style>
    <style:style style:name="P178" style:family="paragraph" style:parent-style-name="Text_20_body">
      <style:text-properties officeooo:rsid="424f23a1" officeooo:paragraph-rsid="424f23a1"/>
    </style:style>
    <style:style style:name="P179" style:family="paragraph" style:parent-style-name="Text_20_body">
      <style:text-properties officeooo:rsid="425386c5" officeooo:paragraph-rsid="425386c5"/>
    </style:style>
    <style:style style:name="P180" style:family="paragraph" style:parent-style-name="Text_20_body">
      <style:text-properties officeooo:rsid="4255160c" officeooo:paragraph-rsid="4255160c"/>
    </style:style>
    <style:style style:name="P181" style:family="paragraph" style:parent-style-name="Text_20_body">
      <style:text-properties officeooo:rsid="42565ba9" officeooo:paragraph-rsid="42565ba9"/>
    </style:style>
    <style:style style:name="P182" style:family="paragraph" style:parent-style-name="Text_20_body">
      <style:text-properties officeooo:rsid="41f63ec3" officeooo:paragraph-rsid="41f63ec3"/>
    </style:style>
    <style:style style:name="P183" style:family="paragraph" style:parent-style-name="Text_20_body">
      <style:text-properties officeooo:rsid="42581a24" officeooo:paragraph-rsid="42581a24"/>
    </style:style>
    <style:style style:name="P184" style:family="paragraph" style:parent-style-name="Text_20_body">
      <style:text-properties officeooo:rsid="4259b28c" officeooo:paragraph-rsid="4259b28c"/>
    </style:style>
    <style:style style:name="P185" style:family="paragraph" style:parent-style-name="Text_20_body">
      <style:text-properties officeooo:paragraph-rsid="424c0ce8"/>
    </style:style>
    <style:style style:name="P186" style:family="paragraph" style:parent-style-name="Text_20_body">
      <style:text-properties officeooo:paragraph-rsid="42565ba9"/>
    </style:style>
    <style:style style:name="P187" style:family="paragraph" style:parent-style-name="Text_20_body">
      <style:text-properties officeooo:paragraph-rsid="424d20ee"/>
    </style:style>
    <style:style style:name="P188" style:family="paragraph" style:parent-style-name="Text_20_body">
      <style:text-properties officeooo:rsid="424d20ee" officeooo:paragraph-rsid="424d20ee"/>
    </style:style>
    <style:style style:name="P189" style:family="paragraph" style:parent-style-name="Text_20_body">
      <style:text-properties officeooo:rsid="4240ba68" officeooo:paragraph-rsid="425fcec7"/>
    </style:style>
    <style:style style:name="P190" style:family="paragraph" style:parent-style-name="Text_20_body">
      <style:text-properties officeooo:paragraph-rsid="425fcec7"/>
    </style:style>
    <style:style style:name="P191" style:family="paragraph" style:parent-style-name="Text_20_body">
      <style:text-properties officeooo:rsid="41114927" officeooo:paragraph-rsid="4262c8a5"/>
    </style:style>
    <style:style style:name="P192" style:family="paragraph" style:parent-style-name="Text_20_body">
      <style:text-properties officeooo:rsid="414be7f6" officeooo:paragraph-rsid="426417ba"/>
    </style:style>
    <style:style style:name="P193" style:family="paragraph" style:parent-style-name="Text_20_body">
      <style:text-properties officeooo:rsid="41bdb093" officeooo:paragraph-rsid="41bdb093"/>
    </style:style>
    <style:style style:name="P194" style:family="paragraph" style:parent-style-name="Text_20_body">
      <style:text-properties officeooo:paragraph-rsid="41bb0177"/>
    </style:style>
    <style:style style:name="P195" style:family="paragraph" style:parent-style-name="Text_20_body">
      <style:text-properties officeooo:rsid="42153db0" officeooo:paragraph-rsid="426fa2c7"/>
    </style:style>
    <style:style style:name="P196" style:family="paragraph" style:parent-style-name="Text_20_body">
      <style:text-properties officeooo:rsid="42153db0" officeooo:paragraph-rsid="426417ba"/>
    </style:style>
    <style:style style:name="P197" style:family="paragraph" style:parent-style-name="Text_20_body">
      <style:text-properties officeooo:paragraph-rsid="4271ea4e"/>
    </style:style>
    <style:style style:name="P198" style:family="paragraph" style:parent-style-name="Text_20_body">
      <style:text-properties officeooo:rsid="4225f306" officeooo:paragraph-rsid="42821891"/>
    </style:style>
    <style:style style:name="P199" style:family="paragraph" style:parent-style-name="Text_20_body">
      <style:text-properties officeooo:paragraph-rsid="4271d833"/>
    </style:style>
    <style:style style:name="P200" style:family="paragraph" style:parent-style-name="Text_20_body">
      <style:text-properties officeooo:rsid="2efb28ef" officeooo:paragraph-rsid="42792e5a"/>
    </style:style>
    <style:style style:name="P201" style:family="paragraph" style:parent-style-name="Text_20_body">
      <style:text-properties officeooo:rsid="21537a33" officeooo:paragraph-rsid="42792e5a"/>
    </style:style>
    <style:style style:name="P202" style:family="paragraph" style:parent-style-name="Text_20_body">
      <style:text-properties officeooo:paragraph-rsid="42792e5a"/>
    </style:style>
    <style:style style:name="P203" style:family="paragraph" style:parent-style-name="Text_20_body">
      <style:text-properties officeooo:rsid="21577601" officeooo:paragraph-rsid="42792e5a"/>
    </style:style>
    <style:style style:name="P204" style:family="paragraph" style:parent-style-name="Text_20_body">
      <style:text-properties officeooo:rsid="207d25a9" officeooo:paragraph-rsid="42792e5a"/>
    </style:style>
    <style:style style:name="P205" style:family="paragraph" style:parent-style-name="Text_20_body">
      <style:text-properties officeooo:rsid="239ee6d2" officeooo:paragraph-rsid="42792e5a"/>
    </style:style>
    <style:style style:name="P206" style:family="paragraph" style:parent-style-name="Text_20_body">
      <style:text-properties officeooo:rsid="239ee6d2" officeooo:paragraph-rsid="43ee936d"/>
    </style:style>
    <style:style style:name="P207" style:family="paragraph" style:parent-style-name="Text_20_body">
      <style:text-properties officeooo:rsid="2399f6d8" officeooo:paragraph-rsid="42792e5a"/>
    </style:style>
    <style:style style:name="P208" style:family="paragraph" style:parent-style-name="Text_20_body">
      <style:text-properties officeooo:rsid="23d41b6c" officeooo:paragraph-rsid="42792e5a"/>
    </style:style>
    <style:style style:name="P209" style:family="paragraph" style:parent-style-name="Text_20_body">
      <style:text-properties officeooo:rsid="23981548" officeooo:paragraph-rsid="42792e5a"/>
    </style:style>
    <style:style style:name="P210" style:family="paragraph" style:parent-style-name="Text_20_body">
      <style:text-properties officeooo:rsid="2397efe5" officeooo:paragraph-rsid="42792e5a"/>
    </style:style>
    <style:style style:name="P211" style:family="paragraph" style:parent-style-name="Text_20_body">
      <style:text-properties officeooo:rsid="23a2d0a9" officeooo:paragraph-rsid="42792e5a"/>
    </style:style>
    <style:style style:name="P212" style:family="paragraph" style:parent-style-name="Text_20_body">
      <style:text-properties officeooo:rsid="23aa7f86" officeooo:paragraph-rsid="42792e5a"/>
    </style:style>
    <style:style style:name="P213" style:family="paragraph" style:parent-style-name="Text_20_body">
      <style:text-properties officeooo:rsid="23c804c5" officeooo:paragraph-rsid="42792e5a"/>
    </style:style>
    <style:style style:name="P214" style:family="paragraph" style:parent-style-name="Text_20_body">
      <style:text-properties officeooo:rsid="23cc4087" officeooo:paragraph-rsid="42792e5a"/>
    </style:style>
    <style:style style:name="P215" style:family="paragraph" style:parent-style-name="Text_20_body">
      <style:text-properties officeooo:rsid="23c97ddf" officeooo:paragraph-rsid="42792e5a"/>
    </style:style>
    <style:style style:name="P216" style:family="paragraph" style:parent-style-name="Text_20_body">
      <style:text-properties officeooo:rsid="23a5525d" officeooo:paragraph-rsid="42792e5a"/>
    </style:style>
    <style:style style:name="P217" style:family="paragraph" style:parent-style-name="Text_20_body">
      <style:text-properties officeooo:rsid="2197e806" officeooo:paragraph-rsid="42795ec4"/>
    </style:style>
    <style:style style:name="P218" style:family="paragraph" style:parent-style-name="Text_20_body">
      <style:text-properties officeooo:paragraph-rsid="427a878e"/>
    </style:style>
    <style:style style:name="P219" style:family="paragraph" style:parent-style-name="Text_20_body">
      <style:text-properties officeooo:rsid="3ea26cfe" officeooo:paragraph-rsid="427b65d6"/>
    </style:style>
    <style:style style:name="P220" style:family="paragraph" style:parent-style-name="Text_20_body">
      <style:text-properties officeooo:paragraph-rsid="427f938e"/>
    </style:style>
    <style:style style:name="P221" style:family="paragraph" style:parent-style-name="Text_20_body">
      <style:text-properties officeooo:paragraph-rsid="4280fd1d"/>
    </style:style>
    <style:style style:name="P222" style:family="paragraph" style:parent-style-name="Text_20_body">
      <style:text-properties officeooo:rsid="4280fd1d" officeooo:paragraph-rsid="4280fd1d"/>
    </style:style>
    <style:style style:name="P223" style:family="paragraph" style:parent-style-name="Text_20_body">
      <style:text-properties officeooo:rsid="4175e525" officeooo:paragraph-rsid="42645b8b"/>
    </style:style>
    <style:style style:name="P224" style:family="paragraph" style:parent-style-name="Text_20_body">
      <style:text-properties officeooo:rsid="4271ea4e" officeooo:paragraph-rsid="422f1017"/>
    </style:style>
    <style:style style:name="P225" style:family="paragraph" style:parent-style-name="Text_20_body">
      <style:text-properties officeooo:rsid="428888f4" officeooo:paragraph-rsid="428dc179"/>
    </style:style>
    <style:style style:name="P226" style:family="paragraph" style:parent-style-name="Text_20_body">
      <style:text-properties officeooo:rsid="428dc179" officeooo:paragraph-rsid="428dc179"/>
    </style:style>
    <style:style style:name="P227" style:family="paragraph" style:parent-style-name="Text_20_body">
      <style:text-properties officeooo:rsid="428dc179" officeooo:paragraph-rsid="428eb654"/>
    </style:style>
    <style:style style:name="P228" style:family="paragraph" style:parent-style-name="Text_20_body">
      <style:text-properties officeooo:rsid="4282d66c" officeooo:paragraph-rsid="4282d66c"/>
    </style:style>
    <style:style style:name="P229" style:family="paragraph" style:parent-style-name="Text_20_body">
      <style:text-properties officeooo:rsid="4274a441" officeooo:paragraph-rsid="427dbd1c"/>
    </style:style>
    <style:style style:name="P230" style:family="paragraph" style:parent-style-name="Text_20_body">
      <style:text-properties officeooo:rsid="4274a441" officeooo:paragraph-rsid="42b89048"/>
    </style:style>
    <style:style style:name="P231" style:family="paragraph" style:parent-style-name="Text_20_body">
      <style:text-properties officeooo:rsid="2152db7f" officeooo:paragraph-rsid="42a5466c"/>
    </style:style>
    <style:style style:name="P232" style:family="paragraph" style:parent-style-name="Text_20_body">
      <style:text-properties officeooo:rsid="2152db7f" officeooo:paragraph-rsid="43e269cb"/>
    </style:style>
    <style:style style:name="P233" style:family="paragraph" style:parent-style-name="Text_20_body">
      <style:text-properties officeooo:paragraph-rsid="42a4d23a"/>
    </style:style>
    <style:style style:name="P234" style:family="paragraph" style:parent-style-name="Text_20_body">
      <style:text-properties officeooo:rsid="42a5466c" officeooo:paragraph-rsid="42a5466c"/>
    </style:style>
    <style:style style:name="P235" style:family="paragraph" style:parent-style-name="Text_20_body">
      <style:text-properties officeooo:rsid="42ac2bf6" officeooo:paragraph-rsid="42b01f5d"/>
    </style:style>
    <style:style style:name="P236" style:family="paragraph" style:parent-style-name="Text_20_body">
      <style:text-properties officeooo:rsid="2089bc52" officeooo:paragraph-rsid="42ad5530"/>
    </style:style>
    <style:style style:name="P237" style:family="paragraph" style:parent-style-name="Text_20_body">
      <style:text-properties officeooo:paragraph-rsid="42a5466c"/>
    </style:style>
    <style:style style:name="P238" style:family="paragraph" style:parent-style-name="Text_20_body">
      <style:text-properties officeooo:rsid="42c7d3e2" officeooo:paragraph-rsid="42c7d3e2"/>
    </style:style>
    <style:style style:name="P239" style:family="paragraph" style:parent-style-name="Text_20_body">
      <style:text-properties officeooo:rsid="42d6f89c" officeooo:paragraph-rsid="42d6f89c"/>
    </style:style>
    <style:style style:name="P240" style:family="paragraph" style:parent-style-name="Text_20_body">
      <style:text-properties officeooo:rsid="42d6f89c" officeooo:paragraph-rsid="42dfcd0c"/>
    </style:style>
    <style:style style:name="P241" style:family="paragraph" style:parent-style-name="Text_20_body">
      <style:text-properties officeooo:rsid="42ee1456" officeooo:paragraph-rsid="42ee1456"/>
    </style:style>
    <style:style style:name="P242" style:family="paragraph" style:parent-style-name="Text_20_body">
      <style:text-properties officeooo:rsid="4312271a" officeooo:paragraph-rsid="4312271a"/>
    </style:style>
    <style:style style:name="P243" style:family="paragraph" style:parent-style-name="Text_20_body">
      <style:text-properties officeooo:rsid="4221a9c9" officeooo:paragraph-rsid="42a4d23a"/>
    </style:style>
    <style:style style:name="P244" style:family="paragraph" style:parent-style-name="Text_20_body">
      <style:text-properties officeooo:rsid="433bce15" officeooo:paragraph-rsid="433bce15"/>
    </style:style>
    <style:style style:name="P245" style:family="paragraph" style:parent-style-name="Text_20_body">
      <style:text-properties officeooo:rsid="28550227" officeooo:paragraph-rsid="433d945d"/>
    </style:style>
    <style:style style:name="P246" style:family="paragraph" style:parent-style-name="Text_20_body">
      <style:text-properties officeooo:rsid="28550227" officeooo:paragraph-rsid="43b5982b"/>
    </style:style>
    <style:style style:name="P247" style:family="paragraph" style:parent-style-name="Text_20_body">
      <style:text-properties officeooo:rsid="2098b342" officeooo:paragraph-rsid="433d945d"/>
    </style:style>
    <style:style style:name="P248" style:family="paragraph" style:parent-style-name="Text_20_body">
      <style:text-properties officeooo:rsid="2098b342" officeooo:paragraph-rsid="43a1891f"/>
    </style:style>
    <style:style style:name="P249" style:family="paragraph" style:parent-style-name="Text_20_body">
      <style:text-properties officeooo:rsid="2098b342" officeooo:paragraph-rsid="43a2cec6"/>
    </style:style>
    <style:style style:name="P250" style:family="paragraph" style:parent-style-name="Text_20_body">
      <style:text-properties officeooo:rsid="2098b342" officeooo:paragraph-rsid="43b8a6d0"/>
    </style:style>
    <style:style style:name="P251" style:family="paragraph" style:parent-style-name="Text_20_body">
      <style:text-properties officeooo:rsid="2098b342" officeooo:paragraph-rsid="44195206"/>
    </style:style>
    <style:style style:name="P252" style:family="paragraph" style:parent-style-name="Text_20_body">
      <style:text-properties officeooo:rsid="2098b342" officeooo:paragraph-rsid="441fac8f"/>
    </style:style>
    <style:style style:name="P253" style:family="paragraph" style:parent-style-name="Text_20_body">
      <style:text-properties officeooo:rsid="2098b342" officeooo:paragraph-rsid="4433bb28"/>
    </style:style>
    <style:style style:name="P254" style:family="paragraph" style:parent-style-name="Text_20_body">
      <style:text-properties officeooo:rsid="20bc2715" officeooo:paragraph-rsid="433d945d"/>
    </style:style>
    <style:style style:name="P255" style:family="paragraph" style:parent-style-name="Text_20_body">
      <style:text-properties officeooo:rsid="2512ec2a" officeooo:paragraph-rsid="433d945d"/>
    </style:style>
    <style:style style:name="P256" style:family="paragraph" style:parent-style-name="Text_20_body">
      <style:text-properties officeooo:rsid="20a19e91" officeooo:paragraph-rsid="433d945d"/>
    </style:style>
    <style:style style:name="P257"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8"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59"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0"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61"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2"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63"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64" style:family="paragraph" style:parent-style-name="Text_20_body">
      <style:text-properties officeooo:rsid="3b18918c" officeooo:paragraph-rsid="433d945d"/>
    </style:style>
    <style:style style:name="P265" style:family="paragraph" style:parent-style-name="Text_20_body">
      <style:text-properties officeooo:rsid="433d945d" officeooo:paragraph-rsid="433d945d"/>
    </style:style>
    <style:style style:name="P266" style:family="paragraph" style:parent-style-name="Text_20_body">
      <style:text-properties officeooo:rsid="4345f66c" officeooo:paragraph-rsid="4345f66c"/>
    </style:style>
    <style:style style:name="P267" style:family="paragraph" style:parent-style-name="Text_20_body">
      <style:text-properties officeooo:rsid="4345f66c" officeooo:paragraph-rsid="438d5012"/>
    </style:style>
    <style:style style:name="P268" style:family="paragraph" style:parent-style-name="Text_20_body">
      <style:text-properties officeooo:rsid="4345f66c" officeooo:paragraph-rsid="43b5982b"/>
    </style:style>
    <style:style style:name="P269" style:family="paragraph" style:parent-style-name="Text_20_body">
      <style:text-properties officeooo:rsid="4345f66c" officeooo:paragraph-rsid="43b5f8c1"/>
    </style:style>
    <style:style style:name="P270" style:family="paragraph" style:parent-style-name="Text_20_body">
      <style:text-properties officeooo:paragraph-rsid="4365c91f"/>
    </style:style>
    <style:style style:name="P271" style:family="paragraph" style:parent-style-name="Text_20_body">
      <style:text-properties officeooo:rsid="4365c91f" officeooo:paragraph-rsid="4365c91f"/>
    </style:style>
    <style:style style:name="P272" style:family="paragraph" style:parent-style-name="Text_20_body">
      <style:text-properties officeooo:rsid="42495c86" officeooo:paragraph-rsid="436940d5"/>
    </style:style>
    <style:style style:name="P273" style:family="paragraph" style:parent-style-name="Text_20_body">
      <style:text-properties officeooo:rsid="42495c86" officeooo:paragraph-rsid="436c98e2"/>
    </style:style>
    <style:style style:name="P274" style:family="paragraph" style:parent-style-name="Text_20_body">
      <style:text-properties officeooo:rsid="436940d5" officeooo:paragraph-rsid="436940d5"/>
    </style:style>
    <style:style style:name="P275" style:family="paragraph" style:parent-style-name="Text_20_body">
      <style:text-properties officeooo:rsid="43711b6a" officeooo:paragraph-rsid="43711b6a"/>
    </style:style>
    <style:style style:name="P276" style:family="paragraph" style:parent-style-name="Text_20_body">
      <style:text-properties officeooo:rsid="424bc7da" officeooo:paragraph-rsid="424bc7da"/>
    </style:style>
    <style:style style:name="P277" style:family="paragraph" style:parent-style-name="Text_20_body">
      <style:text-properties officeooo:rsid="43712bbc" officeooo:paragraph-rsid="43712bbc"/>
    </style:style>
    <style:style style:name="P278" style:family="paragraph" style:parent-style-name="Text_20_body">
      <style:text-properties officeooo:paragraph-rsid="43788b3e"/>
    </style:style>
    <style:style style:name="P279" style:family="paragraph" style:parent-style-name="Text_20_body">
      <style:text-properties officeooo:rsid="437a6958" officeooo:paragraph-rsid="437a6958"/>
    </style:style>
    <style:style style:name="P280" style:family="paragraph" style:parent-style-name="Text_20_body">
      <style:text-properties officeooo:rsid="437a6958" officeooo:paragraph-rsid="437c7857"/>
    </style:style>
    <style:style style:name="P281" style:family="paragraph" style:parent-style-name="Text_20_body">
      <style:text-properties officeooo:paragraph-rsid="437b2ecb"/>
    </style:style>
    <style:style style:name="P282" style:family="paragraph" style:parent-style-name="Text_20_body">
      <style:text-properties officeooo:rsid="437c7857" officeooo:paragraph-rsid="437c7857"/>
    </style:style>
    <style:style style:name="P283" style:family="paragraph" style:parent-style-name="Text_20_body">
      <style:text-properties officeooo:rsid="437c7857" officeooo:paragraph-rsid="437daf4e"/>
    </style:style>
    <style:style style:name="P284" style:family="paragraph" style:parent-style-name="Text_20_body">
      <style:text-properties officeooo:rsid="20c37e13" officeooo:paragraph-rsid="433d945d"/>
    </style:style>
    <style:style style:name="P285" style:family="paragraph" style:parent-style-name="Text_20_body">
      <style:text-properties officeooo:rsid="20c8b3c0" officeooo:paragraph-rsid="433d945d"/>
    </style:style>
    <style:style style:name="P286" style:family="paragraph" style:parent-style-name="Text_20_body">
      <style:text-properties officeooo:paragraph-rsid="42f691eb"/>
    </style:style>
    <style:style style:name="P287" style:family="paragraph" style:parent-style-name="Text_20_body">
      <style:text-properties officeooo:rsid="4393afd0" officeooo:paragraph-rsid="4393afd0"/>
    </style:style>
    <style:style style:name="P288" style:family="paragraph" style:parent-style-name="Text_20_body">
      <style:text-properties officeooo:rsid="20b59c5a" officeooo:paragraph-rsid="439bf373"/>
    </style:style>
    <style:style style:name="P289" style:family="paragraph" style:parent-style-name="Text_20_body">
      <style:text-properties officeooo:rsid="439fea57" officeooo:paragraph-rsid="439fea57"/>
    </style:style>
    <style:style style:name="P290" style:family="paragraph" style:parent-style-name="Text_20_body">
      <style:text-properties officeooo:paragraph-rsid="43a1891f"/>
    </style:style>
    <style:style style:name="P291" style:family="paragraph" style:parent-style-name="Text_20_body">
      <style:text-properties officeooo:rsid="43a3119b" officeooo:paragraph-rsid="43a3119b"/>
    </style:style>
    <style:style style:name="P292" style:family="paragraph" style:parent-style-name="Text_20_body">
      <style:text-properties officeooo:rsid="2500ef65" officeooo:paragraph-rsid="43ac281a"/>
    </style:style>
    <style:style style:name="P293" style:family="paragraph" style:parent-style-name="Text_20_body">
      <style:text-properties officeooo:rsid="4363d1d2" officeooo:paragraph-rsid="43b6d463"/>
    </style:style>
    <style:style style:name="P294" style:family="paragraph" style:parent-style-name="Text_20_body">
      <style:text-properties officeooo:paragraph-rsid="43b6d463"/>
    </style:style>
    <style:style style:name="P295" style:family="paragraph" style:parent-style-name="Text_20_body">
      <style:text-properties officeooo:rsid="20a1bc0a" officeooo:paragraph-rsid="43b8a6d0"/>
    </style:style>
    <style:style style:name="P296" style:family="paragraph" style:parent-style-name="Text_20_body">
      <style:text-properties officeooo:rsid="41bafbc5" officeooo:paragraph-rsid="43c22796"/>
    </style:style>
    <style:style style:name="P297" style:family="paragraph" style:parent-style-name="Text_20_body">
      <style:text-properties officeooo:rsid="42eca27f" officeooo:paragraph-rsid="43e625a3"/>
    </style:style>
    <style:style style:name="P298" style:family="paragraph" style:parent-style-name="Text_20_body">
      <style:text-properties officeooo:rsid="42fe8a15" officeooo:paragraph-rsid="43e7c0b6"/>
    </style:style>
    <style:style style:name="P299" style:family="paragraph" style:parent-style-name="Text_20_body">
      <style:text-properties officeooo:rsid="239f3212" officeooo:paragraph-rsid="43ee936d"/>
    </style:style>
    <style:style style:name="P300" style:family="paragraph" style:parent-style-name="Text_20_body">
      <style:text-properties officeooo:paragraph-rsid="42cf654c"/>
    </style:style>
    <style:style style:name="P301" style:family="paragraph" style:parent-style-name="Text_20_body">
      <style:text-properties officeooo:rsid="42c35dac" officeooo:paragraph-rsid="43ef2b2e"/>
    </style:style>
    <style:style style:name="P302" style:family="paragraph" style:parent-style-name="Text_20_body">
      <style:text-properties officeooo:rsid="20642488" officeooo:paragraph-rsid="43f53e7c"/>
    </style:style>
    <style:style style:name="P303" style:family="paragraph" style:parent-style-name="Text_20_body">
      <style:text-properties officeooo:rsid="206449e7" officeooo:paragraph-rsid="43f53e7c"/>
    </style:style>
    <style:style style:name="P304" style:family="paragraph" style:parent-style-name="Text_20_body">
      <style:text-properties officeooo:rsid="206449e7" officeooo:paragraph-rsid="44114e8f"/>
    </style:style>
    <style:style style:name="P305" style:family="paragraph" style:parent-style-name="Text_20_body">
      <style:text-properties officeooo:rsid="42f27fdc" officeooo:paragraph-rsid="43f53e7c"/>
    </style:style>
    <style:style style:name="P306" style:family="paragraph" style:parent-style-name="Text_20_body">
      <style:text-properties officeooo:rsid="43fe6e22" officeooo:paragraph-rsid="43fe6e22"/>
    </style:style>
    <style:style style:name="P307" style:family="paragraph" style:parent-style-name="Text_20_body">
      <style:text-properties officeooo:rsid="43eb32f9" officeooo:paragraph-rsid="42dc0309"/>
    </style:style>
    <style:style style:name="P308" style:family="paragraph" style:parent-style-name="Text_20_body">
      <style:text-properties officeooo:rsid="42d0ea25" officeooo:paragraph-rsid="440f6fab"/>
    </style:style>
    <style:style style:name="P309" style:family="paragraph" style:parent-style-name="Text_20_body">
      <style:text-properties officeooo:rsid="43a7a47f" officeooo:paragraph-rsid="44195206"/>
    </style:style>
    <style:style style:name="P310" style:family="paragraph" style:parent-style-name="Text_20_body">
      <style:text-properties officeooo:rsid="44195206" officeooo:paragraph-rsid="44195206"/>
    </style:style>
    <style:style style:name="P311" style:family="paragraph" style:parent-style-name="Text_20_body">
      <style:text-properties officeooo:rsid="441e12f2" officeooo:paragraph-rsid="441e12f2"/>
    </style:style>
    <style:style style:name="P312" style:family="paragraph" style:parent-style-name="Text_20_body">
      <style:text-properties officeooo:rsid="2b06eaf6" officeooo:paragraph-rsid="4424b05c"/>
    </style:style>
    <style:style style:name="P313" style:family="paragraph" style:parent-style-name="Text_20_body">
      <style:text-properties officeooo:rsid="44338544" officeooo:paragraph-rsid="44338544"/>
    </style:style>
    <style:style style:name="P314" style:family="paragraph" style:parent-style-name="Text_20_body">
      <style:text-properties officeooo:paragraph-rsid="433d945d"/>
    </style:style>
    <style:style style:name="P315" style:family="paragraph" style:parent-style-name="Text_20_body">
      <style:text-properties officeooo:paragraph-rsid="4433bb28"/>
    </style:style>
    <style:style style:name="P316" style:family="paragraph" style:parent-style-name="Standard">
      <style:paragraph-properties fo:text-align="center" style:justify-single-word="false"/>
      <style:text-properties officeooo:rsid="057aae1d" officeooo:paragraph-rsid="410d52db"/>
    </style:style>
    <style:style style:name="P31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1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1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2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2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2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23"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24"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25" style:family="paragraph" style:parent-style-name="Standard">
      <style:text-properties officeooo:paragraph-rsid="424c0ce8"/>
    </style:style>
    <style:style style:name="P326" style:family="paragraph" style:parent-style-name="Example_20_Header">
      <style:text-properties officeooo:paragraph-rsid="0ce95318"/>
    </style:style>
    <style:style style:name="P327" style:family="paragraph" style:parent-style-name="Example_20_Header">
      <style:text-properties officeooo:paragraph-rsid="433d945d"/>
    </style:style>
    <style:style style:name="P328" style:family="paragraph" style:parent-style-name="Example_20_Header">
      <style:text-properties officeooo:paragraph-rsid="43ef2b2e"/>
    </style:style>
    <style:style style:name="P329" style:family="paragraph" style:parent-style-name="Contents_20_1">
      <style:paragraph-properties>
        <style:tab-stops>
          <style:tab-stop style:position="14.801cm" style:type="right" style:leader-style="dotted" style:leader-text="."/>
        </style:tab-stops>
      </style:paragraph-properties>
    </style:style>
    <style:style style:name="P330" style:family="paragraph" style:parent-style-name="Contents_20_3">
      <style:paragraph-properties>
        <style:tab-stops>
          <style:tab-stop style:position="14.801cm" style:type="right" style:leader-style="dotted" style:leader-text="."/>
        </style:tab-stops>
      </style:paragraph-properties>
    </style:style>
    <style:style style:name="P331" style:family="paragraph" style:parent-style-name="Example">
      <style:text-properties officeooo:paragraph-rsid="4139bb92"/>
    </style:style>
    <style:style style:name="P332" style:family="paragraph" style:parent-style-name="Example">
      <style:text-properties officeooo:paragraph-rsid="414246e7"/>
    </style:style>
    <style:style style:name="P333" style:family="paragraph" style:parent-style-name="Example">
      <style:text-properties officeooo:paragraph-rsid="41441f56"/>
    </style:style>
    <style:style style:name="P334" style:family="paragraph" style:parent-style-name="Example">
      <style:text-properties officeooo:rsid="41441f56" officeooo:paragraph-rsid="41441f56"/>
    </style:style>
    <style:style style:name="P335" style:family="paragraph" style:parent-style-name="Example">
      <style:text-properties officeooo:rsid="41441f56" officeooo:paragraph-rsid="41446aab"/>
    </style:style>
    <style:style style:name="P336" style:family="paragraph" style:parent-style-name="Example">
      <style:text-properties officeooo:paragraph-rsid="41446aab"/>
    </style:style>
    <style:style style:name="P337" style:family="paragraph" style:parent-style-name="Example">
      <style:text-properties officeooo:rsid="412de3ea" officeooo:paragraph-rsid="412de3ea"/>
    </style:style>
    <style:style style:name="P338" style:family="paragraph" style:parent-style-name="Example">
      <style:text-properties officeooo:rsid="41d63554" officeooo:paragraph-rsid="41d7fedb"/>
    </style:style>
    <style:style style:name="P339" style:family="paragraph" style:parent-style-name="Example">
      <style:text-properties officeooo:rsid="41d63554" officeooo:paragraph-rsid="41d91ff2"/>
    </style:style>
    <style:style style:name="P340" style:family="paragraph" style:parent-style-name="Example">
      <style:text-properties officeooo:rsid="41d63554" officeooo:paragraph-rsid="42bd1504"/>
    </style:style>
    <style:style style:name="P341" style:family="paragraph" style:parent-style-name="Example">
      <style:text-properties officeooo:rsid="41d7fedb" officeooo:paragraph-rsid="41d7fedb"/>
    </style:style>
    <style:style style:name="P342" style:family="paragraph" style:parent-style-name="Example">
      <style:text-properties officeooo:rsid="41d91ff2" officeooo:paragraph-rsid="41d91ff2"/>
    </style:style>
    <style:style style:name="P343" style:family="paragraph" style:parent-style-name="Example">
      <style:text-properties officeooo:rsid="41db52e2" officeooo:paragraph-rsid="41db52e2"/>
    </style:style>
    <style:style style:name="P344" style:family="paragraph" style:parent-style-name="Example">
      <style:text-properties officeooo:paragraph-rsid="41dd0451"/>
    </style:style>
    <style:style style:name="P345" style:family="paragraph" style:parent-style-name="Example">
      <style:text-properties officeooo:paragraph-rsid="41df66db"/>
    </style:style>
    <style:style style:name="P346" style:family="paragraph" style:parent-style-name="Example">
      <style:text-properties officeooo:paragraph-rsid="41f1a190"/>
    </style:style>
    <style:style style:name="P347" style:family="paragraph" style:parent-style-name="Example">
      <style:text-properties officeooo:rsid="41f384b3" officeooo:paragraph-rsid="41f384b3"/>
    </style:style>
    <style:style style:name="P348" style:family="paragraph" style:parent-style-name="Example">
      <style:text-properties fo:font-weight="bold" style:font-weight-asian="bold" style:font-weight-complex="bold"/>
    </style:style>
    <style:style style:name="P349" style:family="paragraph" style:parent-style-name="Example">
      <style:text-properties officeooo:paragraph-rsid="4237bf1d"/>
    </style:style>
    <style:style style:name="P350" style:family="paragraph" style:parent-style-name="Example">
      <style:text-properties officeooo:paragraph-rsid="42b2780f"/>
    </style:style>
    <style:style style:name="P351" style:family="paragraph" style:parent-style-name="Example">
      <style:text-properties officeooo:paragraph-rsid="42bcc34a"/>
    </style:style>
    <style:style style:name="P35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5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5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55" style:family="paragraph" style:parent-style-name="Example">
      <style:text-properties officeooo:paragraph-rsid="42bd1504"/>
    </style:style>
    <style:style style:name="P356" style:family="paragraph" style:parent-style-name="Example">
      <style:text-properties officeooo:paragraph-rsid="43ee936d"/>
    </style:style>
    <style:style style:name="P357" style:family="paragraph" style:parent-style-name="Example">
      <style:text-properties officeooo:paragraph-rsid="43ef2b2e"/>
    </style:style>
    <style:style style:name="P358" style:family="paragraph" style:parent-style-name="Example">
      <style:text-properties officeooo:rsid="2b51d712" officeooo:paragraph-rsid="4424b05c"/>
    </style:style>
    <style:style style:name="P359" style:family="paragraph" style:parent-style-name="Example">
      <style:text-properties officeooo:rsid="442a52c1" officeooo:paragraph-rsid="442a52c1"/>
    </style:style>
    <style:style style:name="P360" style:family="paragraph" style:parent-style-name="Example">
      <style:paragraph-properties fo:margin-left="0cm" fo:margin-right="0cm" fo:text-indent="0cm" style:auto-text-indent="false"/>
      <style:text-properties officeooo:rsid="41d7fedb" officeooo:paragraph-rsid="41d7fedb"/>
    </style:style>
    <style:style style:name="P361" style:family="paragraph" style:parent-style-name="Example">
      <style:paragraph-properties fo:margin-left="0cm" fo:margin-right="0cm" fo:text-indent="0cm" style:auto-text-indent="false"/>
      <style:text-properties officeooo:rsid="41d91ff2" officeooo:paragraph-rsid="41d91ff2"/>
    </style:style>
    <style:style style:name="P362" style:family="paragraph" style:parent-style-name="Text_20_body" style:master-page-name="Standard">
      <style:paragraph-properties fo:text-align="end" style:justify-single-word="false" style:page-number="auto"/>
      <style:text-properties officeooo:paragraph-rsid="2590605e"/>
    </style:style>
    <style:style style:name="P363" style:family="paragraph" style:parent-style-name="Text_20_body" style:list-style-name="L1"/>
    <style:style style:name="P364" style:family="paragraph" style:parent-style-name="Text_20_body" style:list-style-name="L2"/>
    <style:style style:name="P365" style:family="paragraph" style:parent-style-name="Text_20_body" style:list-style-name="L2">
      <style:text-properties officeooo:paragraph-rsid="439b5d70"/>
    </style:style>
    <style:style style:name="P366" style:family="paragraph" style:parent-style-name="Text_20_body" style:list-style-name="L3"/>
    <style:style style:name="P367" style:family="paragraph" style:parent-style-name="Text_20_body" style:list-style-name="L3">
      <style:text-properties officeooo:rsid="4280fd1d" officeooo:paragraph-rsid="4280fd1d"/>
    </style:style>
    <style:style style:name="P368" style:family="paragraph" style:parent-style-name="Text_20_body" style:list-style-name="L4">
      <style:text-properties style:text-line-through-style="none" style:text-line-through-type="none" officeooo:paragraph-rsid="43c65f27" style:language-asian="cs" style:country-asian="CZ"/>
    </style:style>
    <style:style style:name="P369"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370"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371" style:family="paragraph" style:parent-style-name="Text_20_body" style:list-style-name="L5">
      <style:text-properties style:text-line-through-style="none" style:text-line-through-type="none" officeooo:paragraph-rsid="43c65f27" style:language-asian="cs" style:country-asian="CZ"/>
    </style:style>
    <style:style style:name="P372" style:family="paragraph" style:parent-style-name="Text_20_body" style:list-style-name="L5">
      <style:text-properties style:text-line-through-style="none" style:text-line-through-type="none" officeooo:paragraph-rsid="43cbddda" style:language-asian="cs" style:country-asian="CZ"/>
    </style:style>
    <style:style style:name="P373" style:family="paragraph" style:parent-style-name="Text_20_body" style:list-style-name="L5">
      <style:text-properties style:text-line-through-style="none" style:text-line-through-type="none" officeooo:paragraph-rsid="43c8c140" style:language-asian="cs" style:country-asian="CZ"/>
    </style:style>
    <style:style style:name="P374" style:family="paragraph" style:parent-style-name="Text_20_body" style:list-style-name="L5">
      <style:text-properties style:text-line-through-style="none" style:text-line-through-type="none" officeooo:paragraph-rsid="43fc1794" style:language-asian="cs" style:country-asian="CZ"/>
    </style:style>
    <style:style style:name="P375"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376"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377"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378"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379" style:family="paragraph" style:parent-style-name="Text_20_body" style:list-style-name="L61">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380" style:family="paragraph" style:parent-style-name="Text_20_body" style:list-style-name="L61">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381" style:family="paragraph" style:parent-style-name="Text_20_body" style:list-style-name="L6">
      <style:text-properties officeooo:rsid="41fcea4e" officeooo:paragraph-rsid="4201416b"/>
    </style:style>
    <style:style style:name="P382" style:family="paragraph" style:parent-style-name="Text_20_body" style:list-style-name="L6">
      <style:text-properties officeooo:rsid="4201416b" officeooo:paragraph-rsid="41fedfa6"/>
    </style:style>
    <style:style style:name="P383" style:family="paragraph" style:parent-style-name="Text_20_body" style:list-style-name="L6">
      <style:text-properties officeooo:rsid="4201416b" officeooo:paragraph-rsid="4201416b"/>
    </style:style>
    <style:style style:name="P384" style:family="paragraph" style:parent-style-name="Text_20_body" style:list-style-name="L6">
      <style:text-properties officeooo:rsid="42033023" officeooo:paragraph-rsid="420c4e27"/>
    </style:style>
    <style:style style:name="P385" style:family="paragraph" style:parent-style-name="Text_20_body" style:list-style-name="L6">
      <style:text-properties officeooo:rsid="42033023" officeooo:paragraph-rsid="42033023"/>
    </style:style>
    <style:style style:name="P386" style:family="paragraph" style:parent-style-name="Text_20_body" style:list-style-name="L6">
      <style:text-properties officeooo:rsid="420c4e27" officeooo:paragraph-rsid="420c4e27"/>
    </style:style>
    <style:style style:name="P387" style:family="paragraph" style:parent-style-name="Text_20_body" style:list-style-name="L6">
      <style:text-properties officeooo:rsid="4204b13d" officeooo:paragraph-rsid="4204b13d"/>
    </style:style>
    <style:style style:name="P388" style:family="paragraph" style:parent-style-name="Text_20_body" style:list-style-name="L40">
      <style:text-properties officeooo:rsid="425714af" officeooo:paragraph-rsid="425714af"/>
    </style:style>
    <style:style style:name="P389" style:family="paragraph" style:parent-style-name="Text_20_body" style:list-style-name="L40">
      <style:text-properties fo:language="cs" fo:country="CZ" officeooo:rsid="425f6c2b" officeooo:paragraph-rsid="425f6c2b"/>
    </style:style>
    <style:style style:name="P390" style:family="paragraph" style:parent-style-name="Text_20_body" style:list-style-name="L40">
      <style:text-properties fo:language="cs" fo:country="CZ" officeooo:rsid="425714af" officeooo:paragraph-rsid="425714af"/>
    </style:style>
    <style:style style:name="P391" style:family="paragraph" style:parent-style-name="Text_20_body" style:list-style-name="L61">
      <style:text-properties fo:language="cs" fo:country="CZ" fo:font-style="italic" officeooo:rsid="21556a76" officeooo:paragraph-rsid="42792e5a" style:language-asian="cs" style:country-asian="CZ" style:font-style-asian="italic" style:font-style-complex="italic"/>
    </style:style>
    <style:style style:name="P392" style:family="paragraph" style:parent-style-name="Text_20_body" style:list-style-name="L61">
      <style:text-properties fo:language="cs" fo:country="CZ" officeooo:rsid="21537a33" officeooo:paragraph-rsid="42792e5a" style:language-asian="cs" style:country-asian="CZ"/>
    </style:style>
    <style:style style:name="P393" style:family="paragraph" style:parent-style-name="Text_20_body" style:list-style-name="L62">
      <style:text-properties fo:language="cs" fo:country="CZ" officeooo:rsid="22e976b1" officeooo:paragraph-rsid="42792e5a" style:language-asian="cs" style:country-asian="CZ"/>
    </style:style>
    <style:style style:name="P394" style:family="paragraph" style:parent-style-name="Text_20_body" style:list-style-name="L61">
      <style:text-properties fo:language="cs" fo:country="CZ" officeooo:rsid="2065d056" officeooo:paragraph-rsid="42792e5a" style:language-asian="cs" style:country-asian="CZ"/>
    </style:style>
    <style:style style:name="P395" style:family="paragraph" style:parent-style-name="Text_20_body" style:list-style-name="L61">
      <style:text-properties fo:language="cs" fo:country="CZ" fo:font-style="normal" officeooo:rsid="2157048b" officeooo:paragraph-rsid="42792e5a" style:language-asian="cs" style:country-asian="CZ" style:font-style-asian="normal" style:font-style-complex="normal"/>
    </style:style>
    <style:style style:name="P396"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397" style:family="paragraph" style:parent-style-name="Text_20_body" style:list-style-name="L64">
      <style:text-properties fo:language="cs" fo:country="CZ" fo:font-style="normal" officeooo:rsid="2022d038" officeooo:paragraph-rsid="42792e5a" style:language-asian="cs" style:country-asian="CZ" style:font-style-asian="normal" style:font-style-complex="normal"/>
    </style:style>
    <style:style style:name="P398" style:family="paragraph" style:parent-style-name="Text_20_body" style:list-style-name="L41">
      <style:text-properties officeooo:rsid="0e7f6e12" officeooo:paragraph-rsid="4179da94"/>
    </style:style>
    <style:style style:name="P399" style:family="paragraph" style:parent-style-name="Text_20_body" style:list-style-name="L41">
      <style:text-properties officeooo:rsid="0e7facc9" officeooo:paragraph-rsid="4179da94"/>
    </style:style>
    <style:style style:name="P400" style:family="paragraph" style:parent-style-name="Text_20_body" style:list-style-name="L41">
      <style:text-properties officeooo:rsid="0e7fb980" officeooo:paragraph-rsid="4179da94"/>
    </style:style>
    <style:style style:name="P401" style:family="paragraph" style:parent-style-name="Text_20_body" style:list-style-name="L42">
      <style:text-properties officeooo:rsid="0d6b7974" officeooo:paragraph-rsid="42368f16"/>
    </style:style>
    <style:style style:name="P402" style:family="paragraph" style:parent-style-name="Text_20_body" style:list-style-name="L43">
      <style:text-properties officeooo:rsid="0d6b7974" officeooo:paragraph-rsid="42368f16"/>
    </style:style>
    <style:style style:name="P403" style:family="paragraph" style:parent-style-name="Text_20_body" style:list-style-name="L53">
      <style:text-properties officeooo:rsid="0d6b7974" officeooo:paragraph-rsid="4237bf1d"/>
    </style:style>
    <style:style style:name="P404" style:family="paragraph" style:parent-style-name="Text_20_body" style:list-style-name="L43">
      <style:text-properties officeooo:rsid="0d6d7673" officeooo:paragraph-rsid="42368f16"/>
    </style:style>
    <style:style style:name="P405" style:family="paragraph" style:parent-style-name="Text_20_body" style:list-style-name="L43">
      <style:text-properties officeooo:rsid="0d6f6ba1" officeooo:paragraph-rsid="42368f16"/>
    </style:style>
    <style:style style:name="P406" style:family="paragraph" style:parent-style-name="Text_20_body" style:list-style-name="L44">
      <style:text-properties officeooo:rsid="0d76a4ab" officeooo:paragraph-rsid="42368f16"/>
    </style:style>
    <style:style style:name="P407" style:family="paragraph" style:parent-style-name="Text_20_body" style:list-style-name="L45">
      <style:text-properties officeooo:rsid="0d7d4d88" officeooo:paragraph-rsid="42368f16"/>
    </style:style>
    <style:style style:name="P408" style:family="paragraph" style:parent-style-name="Text_20_body" style:list-style-name="L55">
      <style:text-properties officeooo:rsid="0d7d4d88" officeooo:paragraph-rsid="4237bf1d"/>
    </style:style>
    <style:style style:name="P409" style:family="paragraph" style:parent-style-name="Text_20_body" style:list-style-name="L46">
      <style:text-properties officeooo:rsid="0d8d8e27" officeooo:paragraph-rsid="42368f16"/>
    </style:style>
    <style:style style:name="P410" style:family="paragraph" style:parent-style-name="Text_20_body" style:list-style-name="L47">
      <style:text-properties officeooo:rsid="0d90ea3f" officeooo:paragraph-rsid="42368f16"/>
    </style:style>
    <style:style style:name="P411" style:family="paragraph" style:parent-style-name="Text_20_body" style:list-style-name="L48">
      <style:text-properties officeooo:paragraph-rsid="42368f16"/>
    </style:style>
    <style:style style:name="P412" style:family="paragraph" style:parent-style-name="Text_20_body" style:list-style-name="L49">
      <style:text-properties officeooo:rsid="0da495f4" officeooo:paragraph-rsid="42368f16"/>
    </style:style>
    <style:style style:name="P413" style:family="paragraph" style:parent-style-name="Text_20_body" style:list-style-name="L57">
      <style:text-properties officeooo:rsid="0da495f4" officeooo:paragraph-rsid="42392427"/>
    </style:style>
    <style:style style:name="P414" style:family="paragraph" style:parent-style-name="Text_20_body" style:list-style-name="L50">
      <style:text-properties officeooo:rsid="0e7b1d01" officeooo:paragraph-rsid="42368f16"/>
    </style:style>
    <style:style style:name="P415" style:family="paragraph" style:parent-style-name="Text_20_body" style:list-style-name="L51">
      <style:text-properties officeooo:rsid="13747a7c" officeooo:paragraph-rsid="4237bf1d"/>
    </style:style>
    <style:style style:name="P416" style:family="paragraph" style:parent-style-name="Text_20_body" style:list-style-name="L51">
      <style:text-properties officeooo:rsid="13744762" officeooo:paragraph-rsid="4237bf1d"/>
    </style:style>
    <style:style style:name="P417" style:family="paragraph" style:parent-style-name="Text_20_body" style:list-style-name="L52">
      <style:text-properties officeooo:rsid="152a4943" officeooo:paragraph-rsid="4237bf1d"/>
    </style:style>
    <style:style style:name="P418" style:family="paragraph" style:parent-style-name="Text_20_body" style:list-style-name="L53">
      <style:text-properties officeooo:rsid="153595a2" officeooo:paragraph-rsid="4237bf1d"/>
    </style:style>
    <style:style style:name="P419" style:family="paragraph" style:parent-style-name="Text_20_body" style:list-style-name="L54">
      <style:text-properties officeooo:rsid="15483f56" officeooo:paragraph-rsid="4237bf1d"/>
    </style:style>
    <style:style style:name="P420" style:family="paragraph" style:parent-style-name="Text_20_body" style:list-style-name="L55">
      <style:text-properties fo:font-style="normal" officeooo:rsid="0d7362c4" officeooo:paragraph-rsid="4237bf1d" style:font-style-asian="normal" style:font-style-complex="normal"/>
    </style:style>
    <style:style style:name="P421" style:family="paragraph" style:parent-style-name="Text_20_body" style:list-style-name="L56">
      <style:text-properties officeooo:paragraph-rsid="42392427"/>
    </style:style>
    <style:style style:name="P422" style:family="paragraph" style:parent-style-name="Text_20_body" style:list-style-name="L58"/>
    <style:style style:name="P423" style:family="paragraph" style:parent-style-name="Text_20_body" style:list-style-name="L58">
      <style:text-properties officeooo:rsid="42b89048" officeooo:paragraph-rsid="42b89048"/>
    </style:style>
    <style:style style:name="P424" style:family="paragraph" style:parent-style-name="Text_20_body" style:list-style-name="L59"/>
    <style:style style:name="P425" style:family="paragraph" style:parent-style-name="Text_20_body" style:list-style-name="L59">
      <style:text-properties officeooo:paragraph-rsid="42903296"/>
    </style:style>
    <style:style style:name="P426" style:family="paragraph" style:parent-style-name="Text_20_body" style:list-style-name="L60"/>
    <style:style style:name="P427" style:family="paragraph" style:parent-style-name="Text_20_body" style:list-style-name="L60">
      <style:text-properties officeooo:rsid="42c3453a" officeooo:paragraph-rsid="42c3453a"/>
    </style:style>
    <style:style style:name="P428" style:family="paragraph" style:parent-style-name="Text_20_body" style:list-style-name="L60">
      <style:text-properties officeooo:rsid="42cec031" officeooo:paragraph-rsid="42cec031"/>
    </style:style>
    <style:style style:name="P429" style:family="paragraph" style:parent-style-name="Text_20_body" style:list-style-name="L61">
      <style:text-properties officeooo:paragraph-rsid="42792e5a"/>
    </style:style>
    <style:style style:name="P430" style:family="paragraph" style:parent-style-name="Text_20_body" style:list-style-name="L61">
      <style:text-properties officeooo:rsid="21556a76" officeooo:paragraph-rsid="42792e5a"/>
    </style:style>
    <style:style style:name="P431" style:family="paragraph" style:parent-style-name="Text_20_body" style:list-style-name="L61">
      <style:text-properties officeooo:rsid="21537a33" officeooo:paragraph-rsid="42792e5a"/>
    </style:style>
    <style:style style:name="P432" style:family="paragraph" style:parent-style-name="Text_20_body" style:list-style-name="L61">
      <style:text-properties officeooo:rsid="21211fb4" officeooo:paragraph-rsid="42792e5a"/>
    </style:style>
    <style:style style:name="P433" style:family="paragraph" style:parent-style-name="Text_20_body" style:list-style-name="L63">
      <style:text-properties officeooo:paragraph-rsid="42792e5a"/>
    </style:style>
    <style:style style:name="P434" style:family="paragraph" style:parent-style-name="Text_20_body" style:list-style-name="L61">
      <style:text-properties officeooo:rsid="21577601" officeooo:paragraph-rsid="42792e5a"/>
    </style:style>
    <style:style style:name="P435" style:family="paragraph" style:parent-style-name="Text_20_body" style:list-style-name="L64">
      <style:text-properties officeooo:paragraph-rsid="42792e5a"/>
    </style:style>
    <style:style style:name="P436" style:family="paragraph" style:parent-style-name="Text_20_body" style:list-style-name="L65">
      <style:text-properties officeooo:rsid="214d1197" officeooo:paragraph-rsid="42792e5a"/>
    </style:style>
    <style:style style:name="P437" style:family="paragraph" style:parent-style-name="Text_20_body" style:list-style-name="L65">
      <style:text-properties officeooo:rsid="214e4d42" officeooo:paragraph-rsid="42792e5a"/>
    </style:style>
    <style:style style:name="P438" style:family="paragraph" style:parent-style-name="Text_20_body">
      <style:text-properties officeooo:rsid="4259b28c" officeooo:paragraph-rsid="4259b28c"/>
    </style:style>
    <style:style style:name="P439" style:family="paragraph" style:parent-style-name="Text_20_body">
      <style:text-properties officeooo:rsid="0d7aa05a" officeooo:paragraph-rsid="42368f16"/>
    </style:style>
    <style:style style:name="P440" style:family="paragraph" style:parent-style-name="Text_20_body">
      <style:text-properties officeooo:rsid="443bcd2e" officeooo:paragraph-rsid="443bcd2e"/>
    </style:style>
    <style:style style:name="P441" style:family="paragraph" style:parent-style-name="Text_20_body" style:list-style-name="L66">
      <style:text-properties officeooo:rsid="443bcd2e" officeooo:paragraph-rsid="443bcd2e"/>
    </style:style>
    <style:style style:name="P442" style:family="paragraph" style:parent-style-name="Text_20_body">
      <style:text-properties officeooo:paragraph-rsid="41ec2dd2"/>
    </style:style>
    <style:style style:name="P443" style:family="paragraph" style:parent-style-name="Text_20_body">
      <style:text-properties officeooo:rsid="443dbe76" officeooo:paragraph-rsid="443dbe76"/>
    </style:style>
    <style:style style:name="P444" style:family="paragraph" style:parent-style-name="Text_20_body">
      <style:text-properties officeooo:rsid="443fa752" officeooo:paragraph-rsid="443fa752"/>
    </style:style>
    <style:style style:name="P445" style:family="paragraph" style:parent-style-name="Text_20_body">
      <style:text-properties officeooo:rsid="443fbee7" officeooo:paragraph-rsid="443fbee7"/>
    </style:style>
    <style:style style:name="P446" style:family="paragraph" style:parent-style-name="Text_20_body" style:list-style-name="L67">
      <style:text-properties officeooo:rsid="443fbee7" officeooo:paragraph-rsid="443fbee7"/>
    </style:style>
    <style:style style:name="P447" style:family="paragraph" style:parent-style-name="Text_20_body">
      <style:text-properties officeooo:paragraph-rsid="443fbee7"/>
    </style:style>
    <style:style style:name="P448" style:family="paragraph" style:parent-style-name="Heading_20_6">
      <style:text-properties officeooo:paragraph-rsid="424c0ce8"/>
    </style:style>
    <style:style style:name="P449" style:family="paragraph" style:parent-style-name="Heading_20_7">
      <style:text-properties officeooo:paragraph-rsid="424d20ee"/>
    </style:style>
    <style:style style:name="P450" style:family="paragraph" style:parent-style-name="Heading_20_5">
      <style:text-properties officeooo:paragraph-rsid="42792e5a"/>
    </style:style>
    <style:style style:name="P451" style:family="paragraph" style:parent-style-name="Heading_20_5">
      <style:text-properties officeooo:rsid="2395a884" officeooo:paragraph-rsid="42792e5a"/>
    </style:style>
    <style:style style:name="P452" style:family="paragraph" style:parent-style-name="Heading_20_4">
      <style:text-properties officeooo:rsid="4240ba68" officeooo:paragraph-rsid="425fcec7"/>
    </style:style>
    <style:style style:name="P453" style:family="paragraph" style:parent-style-name="Heading_20_4">
      <style:text-properties officeooo:rsid="423cd2f0" officeooo:paragraph-rsid="425fcec7"/>
    </style:style>
    <style:style style:name="P454" style:family="paragraph" style:parent-style-name="Heading_20_4">
      <style:text-properties officeooo:rsid="423b8e36" officeooo:paragraph-rsid="423b8e36"/>
    </style:style>
    <style:style style:name="P455" style:family="paragraph" style:parent-style-name="Heading_20_4">
      <style:text-properties officeooo:paragraph-rsid="41c9826c"/>
    </style:style>
    <style:style style:name="P456" style:family="paragraph" style:parent-style-name="Heading_20_4">
      <style:text-properties officeooo:rsid="418c5e1f" officeooo:paragraph-rsid="41c9826c"/>
    </style:style>
    <style:style style:name="P457" style:family="paragraph" style:parent-style-name="Heading_20_4">
      <style:text-properties officeooo:rsid="4119da5a" officeooo:paragraph-rsid="426417ba"/>
    </style:style>
    <style:style style:name="P458" style:family="paragraph" style:parent-style-name="Heading_20_4">
      <style:text-properties officeooo:rsid="42645b8b" officeooo:paragraph-rsid="41c9826c"/>
    </style:style>
    <style:style style:name="P459" style:family="paragraph" style:parent-style-name="Heading_20_4">
      <style:text-properties officeooo:paragraph-rsid="439b5d70"/>
    </style:style>
    <style:style style:name="P460" style:family="paragraph" style:parent-style-name="Heading_20_4">
      <style:text-properties officeooo:rsid="4262c8a5" officeooo:paragraph-rsid="4262c8a5"/>
    </style:style>
    <style:style style:name="P461" style:family="paragraph" style:parent-style-name="Heading_20_4">
      <style:text-properties officeooo:paragraph-rsid="41bf3d48"/>
    </style:style>
    <style:style style:name="P462" style:family="paragraph" style:parent-style-name="Heading_20_4">
      <style:text-properties officeooo:paragraph-rsid="426417ba"/>
    </style:style>
    <style:style style:name="P463" style:family="paragraph" style:parent-style-name="Heading_20_4">
      <style:text-properties officeooo:paragraph-rsid="417b4d53"/>
    </style:style>
    <style:style style:name="P464" style:family="paragraph" style:parent-style-name="Heading_20_4">
      <style:text-properties style:text-underline-style="none" officeooo:paragraph-rsid="417c9df5"/>
    </style:style>
    <style:style style:name="P465" style:family="paragraph" style:parent-style-name="Heading_20_4">
      <style:text-properties style:text-underline-style="none" officeooo:rsid="417c9df5" officeooo:paragraph-rsid="417e8227"/>
    </style:style>
    <style:style style:name="P466" style:family="paragraph" style:parent-style-name="Heading_20_4">
      <style:text-properties officeooo:paragraph-rsid="42645b8b"/>
    </style:style>
    <style:style style:name="P467" style:family="paragraph" style:parent-style-name="Heading_20_4">
      <style:text-properties officeooo:paragraph-rsid="4280fd1d"/>
    </style:style>
    <style:style style:name="P468" style:family="paragraph" style:parent-style-name="Heading_20_4">
      <style:text-properties officeooo:paragraph-rsid="4295d180"/>
    </style:style>
    <style:style style:name="P469" style:family="paragraph" style:parent-style-name="Heading_20_4">
      <style:text-properties officeooo:rsid="43dfaa13" officeooo:paragraph-rsid="43dfaa13"/>
    </style:style>
    <style:style style:name="P470" style:family="paragraph" style:parent-style-name="Heading_20_4">
      <style:text-properties officeooo:paragraph-rsid="42a5466c"/>
    </style:style>
    <style:style style:name="P471" style:family="paragraph" style:parent-style-name="Heading_20_4">
      <style:text-properties officeooo:rsid="418b092d" officeooo:paragraph-rsid="42b275b3"/>
    </style:style>
    <style:style style:name="P472" style:family="paragraph" style:parent-style-name="Heading_20_4">
      <style:text-properties officeooo:rsid="42b2780f" officeooo:paragraph-rsid="42b2780f"/>
    </style:style>
    <style:style style:name="P473" style:family="paragraph" style:parent-style-name="Heading_20_4">
      <style:text-properties officeooo:paragraph-rsid="42b89048"/>
    </style:style>
    <style:style style:name="P474" style:family="paragraph" style:parent-style-name="Heading_20_4">
      <style:text-properties officeooo:paragraph-rsid="42fb1dcb"/>
    </style:style>
    <style:style style:name="P475" style:family="paragraph" style:parent-style-name="Heading_20_4">
      <style:text-properties officeooo:rsid="42f691eb" officeooo:paragraph-rsid="42f691eb"/>
    </style:style>
    <style:style style:name="P476" style:family="paragraph" style:parent-style-name="Heading_20_4">
      <style:text-properties officeooo:rsid="43eb32f9" officeooo:paragraph-rsid="43eb32f9"/>
    </style:style>
    <style:style style:name="P477" style:family="paragraph" style:parent-style-name="Heading_20_4">
      <style:text-properties officeooo:paragraph-rsid="43ef2b2e"/>
    </style:style>
    <style:style style:name="P478" style:family="paragraph" style:parent-style-name="Heading_20_4">
      <style:text-properties officeooo:rsid="425a4530" officeooo:paragraph-rsid="42cf654c"/>
    </style:style>
    <style:style style:name="P479" style:family="paragraph" style:parent-style-name="Heading_20_4">
      <style:text-properties officeooo:paragraph-rsid="42b01f5d"/>
    </style:style>
    <style:style style:name="P480" style:family="paragraph" style:parent-style-name="Heading_20_4">
      <style:text-properties officeooo:rsid="42a6cc86" officeooo:paragraph-rsid="42a6cc86"/>
    </style:style>
    <style:style style:name="P481" style:family="paragraph" style:parent-style-name="Heading_20_4">
      <style:text-properties officeooo:rsid="42f27fdc" officeooo:paragraph-rsid="43f53e7c"/>
    </style:style>
    <style:style style:name="P482" style:family="paragraph" style:parent-style-name="Heading_20_4">
      <style:text-properties officeooo:rsid="440b85d0" officeooo:paragraph-rsid="440f6fab"/>
    </style:style>
    <style:style style:name="P483" style:family="paragraph" style:parent-style-name="Heading_20_4">
      <style:text-properties officeooo:paragraph-rsid="43f53e7c"/>
    </style:style>
    <style:style style:name="P484" style:family="paragraph" style:parent-style-name="Heading_20_4">
      <style:text-properties officeooo:paragraph-rsid="43e7c0b6"/>
    </style:style>
    <style:style style:name="P485" style:family="paragraph" style:parent-style-name="Heading_20_4">
      <style:text-properties officeooo:rsid="42fcb046" officeooo:paragraph-rsid="42fcb046"/>
    </style:style>
    <style:style style:name="P486" style:family="paragraph" style:parent-style-name="Heading_20_4">
      <style:text-properties officeooo:rsid="42d5b880" officeooo:paragraph-rsid="42d5b880"/>
    </style:style>
    <style:style style:name="P487" style:family="paragraph" style:parent-style-name="Heading_20_4">
      <style:text-properties officeooo:rsid="42204493" officeooo:paragraph-rsid="428433a0"/>
    </style:style>
    <style:style style:name="P488" style:family="paragraph" style:parent-style-name="Heading_20_4">
      <style:text-properties officeooo:paragraph-rsid="43ee936d"/>
    </style:style>
    <style:style style:name="P489" style:family="paragraph" style:parent-style-name="Heading_20_4">
      <style:text-properties officeooo:paragraph-rsid="423b78cf"/>
    </style:style>
    <style:style style:name="P490" style:family="paragraph" style:parent-style-name="Heading_20_4">
      <style:text-properties officeooo:rsid="437daf4e" officeooo:paragraph-rsid="437daf4e"/>
    </style:style>
    <style:style style:name="P491" style:family="paragraph" style:parent-style-name="Heading_20_4">
      <style:text-properties officeooo:paragraph-rsid="44195206"/>
    </style:style>
    <style:style style:name="P492" style:family="paragraph" style:parent-style-name="Heading_20_4">
      <style:text-properties officeooo:rsid="438bd7e7"/>
    </style:style>
    <style:style style:name="P493" style:family="paragraph" style:parent-style-name="Heading_20_4">
      <style:text-properties officeooo:rsid="434d9fdf" officeooo:paragraph-rsid="43b5f8c1"/>
    </style:style>
    <style:style style:name="P494" style:family="paragraph" style:parent-style-name="Heading_20_4">
      <style:text-properties officeooo:paragraph-rsid="439bf373"/>
    </style:style>
    <style:style style:name="P495" style:family="paragraph" style:parent-style-name="Heading_20_4">
      <style:text-properties officeooo:rsid="43569c8b" officeooo:paragraph-rsid="43b5982b"/>
    </style:style>
    <style:style style:name="P496" style:family="paragraph" style:parent-style-name="Heading_20_4">
      <style:text-properties officeooo:paragraph-rsid="43b6d463"/>
    </style:style>
    <style:style style:name="P497" style:family="paragraph" style:parent-style-name="Heading_20_4">
      <style:text-properties officeooo:rsid="43788b3e" officeooo:paragraph-rsid="43788b3e"/>
    </style:style>
    <style:style style:name="P498" style:family="paragraph" style:parent-style-name="Heading_20_4">
      <style:text-properties officeooo:paragraph-rsid="43b8a6d0"/>
    </style:style>
    <style:style style:name="P499" style:family="paragraph" style:parent-style-name="Heading_20_4">
      <style:text-properties officeooo:paragraph-rsid="4179770e"/>
    </style:style>
    <style:style style:name="P500" style:family="paragraph" style:parent-style-name="Heading_20_4">
      <style:text-properties officeooo:rsid="4255160c" officeooo:paragraph-rsid="4255160c"/>
    </style:style>
    <style:style style:name="P501" style:family="paragraph" style:parent-style-name="Heading_20_4">
      <style:text-properties officeooo:paragraph-rsid="424f63d3"/>
    </style:style>
    <style:style style:name="P502" style:family="paragraph" style:parent-style-name="Heading_20_4">
      <style:text-properties officeooo:paragraph-rsid="424f23a1"/>
    </style:style>
    <style:style style:name="P503" style:family="paragraph" style:parent-style-name="Heading_20_4">
      <style:text-properties officeooo:rsid="0e9c5f66" officeooo:paragraph-rsid="42368f16"/>
    </style:style>
    <style:style style:name="P504" style:family="paragraph" style:parent-style-name="Heading_20_4">
      <style:text-properties officeooo:paragraph-rsid="42368f16"/>
    </style:style>
    <style:style style:name="P505" style:family="paragraph" style:parent-style-name="Heading_20_4">
      <style:text-properties officeooo:rsid="0d998e11" officeooo:paragraph-rsid="42368f16"/>
    </style:style>
    <style:style style:name="P506" style:family="paragraph" style:parent-style-name="Heading_20_4">
      <style:text-properties officeooo:rsid="0d54ac77" officeooo:paragraph-rsid="42368f16"/>
    </style:style>
    <style:style style:name="P507" style:family="paragraph" style:parent-style-name="Heading_20_4">
      <style:text-properties officeooo:rsid="0d54ac77" officeooo:paragraph-rsid="4237bf1d"/>
    </style:style>
    <style:style style:name="P508" style:family="paragraph" style:parent-style-name="Heading_20_4">
      <style:text-properties officeooo:rsid="419a0c35" officeooo:paragraph-rsid="419a0c35"/>
    </style:style>
    <style:style style:name="P509" style:family="paragraph" style:parent-style-name="Heading_20_4">
      <style:text-properties officeooo:paragraph-rsid="41b1ee99"/>
    </style:style>
    <style:style style:name="P510" style:family="paragraph" style:parent-style-name="Heading_20_4">
      <style:text-properties officeooo:paragraph-rsid="41943a51"/>
    </style:style>
    <style:style style:name="P511" style:family="paragraph" style:parent-style-name="Heading_20_4">
      <style:text-properties officeooo:rsid="161e58b1" officeooo:paragraph-rsid="41943a51"/>
    </style:style>
    <style:style style:name="P512" style:family="paragraph" style:parent-style-name="Heading_20_4">
      <style:text-properties officeooo:rsid="41a6874a" officeooo:paragraph-rsid="41a6874a"/>
    </style:style>
    <style:style style:name="P513" style:family="paragraph" style:parent-style-name="Heading_20_4">
      <style:text-properties officeooo:rsid="161ecb8b" officeooo:paragraph-rsid="41943a51"/>
    </style:style>
    <style:style style:name="P514" style:family="paragraph" style:parent-style-name="Heading_20_4">
      <style:text-properties officeooo:rsid="16207028" officeooo:paragraph-rsid="41943a51"/>
    </style:style>
    <style:style style:name="P515" style:family="paragraph" style:parent-style-name="Heading_20_4">
      <style:text-properties officeooo:paragraph-rsid="4237bf1d"/>
    </style:style>
    <style:style style:name="P516" style:family="paragraph" style:parent-style-name="Heading_20_4">
      <style:text-properties officeooo:rsid="13cc4cb5" officeooo:paragraph-rsid="4237bf1d"/>
    </style:style>
    <style:style style:name="P517" style:family="paragraph" style:parent-style-name="Heading_20_4">
      <style:text-properties officeooo:rsid="15f3f404" officeooo:paragraph-rsid="4237bf1d"/>
    </style:style>
    <style:style style:name="P518" style:family="paragraph" style:parent-style-name="Heading_20_4">
      <style:text-properties officeooo:rsid="149cb747" officeooo:paragraph-rsid="4237bf1d"/>
    </style:style>
    <style:style style:name="P519" style:family="paragraph" style:parent-style-name="Heading_20_4">
      <style:text-properties officeooo:rsid="155ad101" officeooo:paragraph-rsid="4237bf1d"/>
    </style:style>
    <style:style style:name="P520" style:family="paragraph" style:parent-style-name="Heading_20_4">
      <style:text-properties officeooo:rsid="13bcde23" officeooo:paragraph-rsid="4237bf1d"/>
    </style:style>
    <style:style style:name="P521" style:family="paragraph" style:parent-style-name="Heading_20_4">
      <style:text-properties style:text-line-through-style="none" style:text-line-through-type="none" officeooo:paragraph-rsid="4237bf1d"/>
    </style:style>
    <style:style style:name="P522" style:family="paragraph" style:parent-style-name="Heading_20_4">
      <style:text-properties style:text-line-through-style="none" style:text-line-through-type="none" officeooo:rsid="15548f20" officeooo:paragraph-rsid="4237bf1d"/>
    </style:style>
    <style:style style:name="P523" style:family="paragraph" style:parent-style-name="Heading_20_4">
      <style:text-properties officeooo:rsid="15422ce1" officeooo:paragraph-rsid="4237bf1d"/>
    </style:style>
    <style:style style:name="P524" style:family="paragraph" style:parent-style-name="Heading_20_4">
      <style:text-properties officeooo:rsid="141098ec" officeooo:paragraph-rsid="4237bf1d"/>
    </style:style>
    <style:style style:name="P525" style:family="paragraph" style:parent-style-name="Heading_20_4">
      <style:text-properties officeooo:paragraph-rsid="42392427"/>
    </style:style>
    <style:style style:name="P526" style:family="paragraph" style:parent-style-name="Heading_20_4">
      <style:text-properties fo:language="cs" fo:country="CZ" officeooo:rsid="424003a6" officeooo:paragraph-rsid="4271ea4e"/>
    </style:style>
    <style:style style:name="P527" style:family="paragraph" style:parent-style-name="Heading_20_4">
      <style:text-properties officeooo:rsid="4277508c" officeooo:paragraph-rsid="427789ea"/>
    </style:style>
    <style:style style:name="P528" style:family="paragraph" style:parent-style-name="Heading_20_4">
      <style:text-properties officeooo:paragraph-rsid="4282d66c"/>
    </style:style>
    <style:style style:name="P529" style:family="paragraph" style:parent-style-name="Heading_20_4">
      <style:text-properties officeooo:paragraph-rsid="428ed626"/>
    </style:style>
    <style:style style:name="P530" style:family="paragraph" style:parent-style-name="Heading_20_4">
      <style:text-properties officeooo:paragraph-rsid="428888f4"/>
    </style:style>
    <style:style style:name="P531" style:family="paragraph" style:parent-style-name="Heading_20_4">
      <style:text-properties officeooo:paragraph-rsid="4285f5f4"/>
    </style:style>
    <style:style style:name="P532" style:family="paragraph" style:parent-style-name="Heading_20_4">
      <style:text-properties officeooo:paragraph-rsid="428cdb20"/>
    </style:style>
    <style:style style:name="P533" style:family="paragraph" style:parent-style-name="Heading_20_4">
      <style:text-properties officeooo:paragraph-rsid="428eb654"/>
    </style:style>
    <style:style style:name="P534" style:family="paragraph" style:parent-style-name="Heading_20_4">
      <style:text-properties officeooo:paragraph-rsid="42cec031"/>
    </style:style>
    <style:style style:name="P535" style:family="paragraph" style:parent-style-name="Heading_20_4">
      <style:text-properties officeooo:rsid="42c186f1" officeooo:paragraph-rsid="42c186f1"/>
    </style:style>
    <style:style style:name="P536" style:family="paragraph" style:parent-style-name="Heading_20_4">
      <style:text-properties officeooo:rsid="42c3453a" officeooo:paragraph-rsid="42c3453a"/>
    </style:style>
    <style:style style:name="P537" style:family="paragraph" style:parent-style-name="Heading_20_4">
      <style:text-properties officeooo:paragraph-rsid="4232307a"/>
    </style:style>
    <style:style style:name="P538" style:family="paragraph" style:parent-style-name="Heading_20_4">
      <style:text-properties officeooo:rsid="4271ea4e" officeooo:paragraph-rsid="4271ea4e"/>
    </style:style>
    <style:style style:name="P539" style:family="paragraph" style:parent-style-name="Heading_20_4">
      <style:text-properties officeooo:rsid="4225f306" officeooo:paragraph-rsid="42903296"/>
    </style:style>
    <style:style style:name="P540" style:family="paragraph" style:parent-style-name="Heading_20_4">
      <style:text-properties officeooo:paragraph-rsid="428dc179"/>
    </style:style>
    <style:style style:name="P541" style:family="paragraph" style:parent-style-name="Heading_20_4">
      <style:text-properties officeooo:paragraph-rsid="42b67cc9"/>
    </style:style>
    <style:style style:name="P542" style:family="paragraph" style:parent-style-name="Heading_20_4">
      <style:text-properties officeooo:rsid="443bcd2e" officeooo:paragraph-rsid="443bcd2e"/>
    </style:style>
    <style:style style:name="P543" style:family="paragraph" style:parent-style-name="Heading_20_4">
      <style:text-properties officeooo:rsid="443fbee7" officeooo:paragraph-rsid="443fbee7"/>
    </style:style>
    <style:style style:name="P544" style:family="paragraph" style:parent-style-name="Heading_20_3">
      <style:text-properties officeooo:rsid="41c9826c" officeooo:paragraph-rsid="41c9826c"/>
    </style:style>
    <style:style style:name="P545" style:family="paragraph" style:parent-style-name="Heading_20_3">
      <style:text-properties officeooo:rsid="418248d7" officeooo:paragraph-rsid="41c9826c"/>
    </style:style>
    <style:style style:name="P546" style:family="paragraph" style:parent-style-name="Heading_20_3">
      <style:text-properties officeooo:rsid="428433a0" officeooo:paragraph-rsid="428433a0"/>
    </style:style>
    <style:style style:name="P547" style:family="paragraph" style:parent-style-name="Heading_20_3">
      <style:text-properties officeooo:rsid="4271ea4e" officeooo:paragraph-rsid="428433a0"/>
    </style:style>
    <style:style style:name="P548" style:family="paragraph" style:parent-style-name="Heading_20_3">
      <style:text-properties style:text-line-through-style="none" style:text-line-through-type="none" officeooo:paragraph-rsid="4139bb92" style:language-asian="cs" style:country-asian="CZ"/>
    </style:style>
    <style:style style:name="P549" style:family="paragraph" style:parent-style-name="Heading_20_3">
      <style:text-properties style:text-line-through-style="none" style:text-line-through-type="none" officeooo:paragraph-rsid="412de3ea" style:language-asian="cs" style:country-asian="CZ"/>
    </style:style>
    <style:style style:name="P550" style:family="paragraph" style:parent-style-name="Heading_20_3">
      <style:text-properties officeooo:rsid="41299ed8" officeooo:paragraph-rsid="4139bb92"/>
    </style:style>
    <style:style style:name="P551" style:family="paragraph" style:parent-style-name="Heading_20_3">
      <style:text-properties officeooo:rsid="41299ed8" officeooo:paragraph-rsid="41d235e3"/>
    </style:style>
    <style:style style:name="P552" style:family="paragraph" style:parent-style-name="Heading_20_3">
      <style:text-properties officeooo:rsid="41299ed8" officeooo:paragraph-rsid="41332f71"/>
    </style:style>
    <style:style style:name="P553" style:family="paragraph" style:parent-style-name="Heading_20_3">
      <style:text-properties officeooo:paragraph-rsid="433d945d"/>
    </style:style>
    <style:style style:name="P554" style:family="paragraph" style:parent-style-name="Heading_20_3">
      <style:text-properties officeooo:paragraph-rsid="423707e2"/>
    </style:style>
    <style:style style:name="P555" style:family="paragraph" style:parent-style-name="Heading_20_3">
      <style:text-properties officeooo:paragraph-rsid="4271ea4e"/>
    </style:style>
    <style:style style:name="P556"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57"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58" style:family="paragraph" style:parent-style-name="Heading_20_3">
      <style:text-properties officeooo:paragraph-rsid="42792e5a"/>
    </style:style>
    <style:style style:name="P559" style:family="paragraph" style:parent-style-name="Heading_20_2">
      <style:text-properties officeooo:paragraph-rsid="41171571"/>
    </style:style>
    <style:style style:name="P560" style:family="paragraph" style:parent-style-name="Heading_20_2">
      <style:text-properties officeooo:paragraph-rsid="4139bb92"/>
    </style:style>
    <style:style style:name="P561" style:family="paragraph" style:parent-style-name="Heading_20_2">
      <style:text-properties officeooo:paragraph-rsid="42792e5a"/>
    </style:style>
    <style:style style:name="P562" style:family="paragraph" style:parent-style-name="Heading_20_2">
      <style:text-properties officeooo:rsid="2861b7f6" officeooo:paragraph-rsid="42792e5a"/>
    </style:style>
    <style:style style:name="P563" style:family="paragraph" style:parent-style-name="Heading_20_2">
      <style:text-properties officeooo:paragraph-rsid="443dbe76"/>
    </style:style>
    <style:style style:name="P564" style:family="paragraph" style:parent-style-name="Example" style:list-style-name="L7"/>
    <style:style style:name="P565" style:family="paragraph" style:parent-style-name="Example" style:list-style-name="L8"/>
    <style:style style:name="P566" style:family="paragraph" style:parent-style-name="Example" style:list-style-name="L9"/>
    <style:style style:name="P567" style:family="paragraph" style:parent-style-name="Example" style:list-style-name="L10"/>
    <style:style style:name="P568" style:family="paragraph" style:parent-style-name="Example" style:list-style-name="L11"/>
    <style:style style:name="P569" style:family="paragraph" style:parent-style-name="Example" style:list-style-name="L12"/>
    <style:style style:name="P570" style:family="paragraph" style:parent-style-name="Example" style:list-style-name="L13"/>
    <style:style style:name="P571" style:family="paragraph" style:parent-style-name="Example" style:list-style-name="L14"/>
    <style:style style:name="P572" style:family="paragraph" style:parent-style-name="Example" style:list-style-name="L15"/>
    <style:style style:name="P573" style:family="paragraph" style:parent-style-name="Example" style:list-style-name="L16"/>
    <style:style style:name="P574" style:family="paragraph" style:parent-style-name="Example" style:list-style-name="L17"/>
    <style:style style:name="P575" style:family="paragraph" style:parent-style-name="Example" style:list-style-name="L18"/>
    <style:style style:name="P576" style:family="paragraph" style:parent-style-name="Example" style:list-style-name="L19"/>
    <style:style style:name="P577" style:family="paragraph" style:parent-style-name="Example" style:list-style-name="L20"/>
    <style:style style:name="P578" style:family="paragraph" style:parent-style-name="Example" style:list-style-name="L21"/>
    <style:style style:name="P579" style:family="paragraph" style:parent-style-name="Example" style:list-style-name="L22"/>
    <style:style style:name="P580" style:family="paragraph" style:parent-style-name="Example" style:list-style-name="L23"/>
    <style:style style:name="P581" style:family="paragraph" style:parent-style-name="Example" style:list-style-name="L24"/>
    <style:style style:name="P582" style:family="paragraph" style:parent-style-name="Example" style:list-style-name="L25"/>
    <style:style style:name="P583" style:family="paragraph" style:parent-style-name="Example" style:list-style-name="L26"/>
    <style:style style:name="P584" style:family="paragraph" style:parent-style-name="Example" style:list-style-name="L27"/>
    <style:style style:name="P585" style:family="paragraph" style:parent-style-name="Example" style:list-style-name="L28"/>
    <style:style style:name="P586" style:family="paragraph" style:parent-style-name="Example" style:list-style-name="L29"/>
    <style:style style:name="P587" style:family="paragraph" style:parent-style-name="Example" style:list-style-name="L30"/>
    <style:style style:name="P588" style:family="paragraph" style:parent-style-name="Example" style:list-style-name="L31"/>
    <style:style style:name="P589" style:family="paragraph" style:parent-style-name="Example" style:list-style-name="L32"/>
    <style:style style:name="P590" style:family="paragraph" style:parent-style-name="Example" style:list-style-name="L33"/>
    <style:style style:name="P591" style:family="paragraph" style:parent-style-name="Example" style:list-style-name="L34"/>
    <style:style style:name="P592" style:family="paragraph" style:parent-style-name="Example" style:list-style-name="L35"/>
    <style:style style:name="P593" style:family="paragraph" style:parent-style-name="Example" style:list-style-name="L36"/>
    <style:style style:name="P594" style:family="paragraph" style:parent-style-name="Example" style:list-style-name="L37"/>
    <style:style style:name="P595" style:family="paragraph" style:parent-style-name="Example" style:list-style-name="L38"/>
    <style:style style:name="P596" style:family="paragraph" style:parent-style-name="Example" style:list-style-name="L39"/>
    <style:style style:name="P597" style:family="paragraph" style:parent-style-name="Example" style:list-style-name="L61">
      <style:text-properties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officeooo:rsid="15561d3b"/>
    </style:style>
    <style:style style:name="T32" style:family="text">
      <style:text-properties style:text-line-through-style="none" style:text-line-through-type="none" officeooo:rsid="15c5cee1"/>
    </style:style>
    <style:style style:name="T33" style:family="text">
      <style:text-properties style:text-line-through-style="none" style:text-line-through-type="none" officeooo:rsid="15c7390a"/>
    </style:style>
    <style:style style:name="T34" style:family="text">
      <style:text-properties style:text-line-through-style="none" style:text-line-through-type="none" officeooo:rsid="15c86cac"/>
    </style:style>
    <style:style style:name="T35" style:family="text">
      <style:text-properties style:text-line-through-style="none" style:text-line-through-type="none" fo:language="cs" fo:country="CZ" fo:font-style="normal"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5"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56"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57"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8" style:family="text">
      <style:text-properties style:text-line-through-style="none" style:text-line-through-type="none" fo:language="cs" fo:country="CZ" style:language-asian="cs" style:country-asian="CZ"/>
    </style:style>
    <style:style style:name="T59" style:family="text">
      <style:text-properties style:text-line-through-style="none" style:text-line-through-type="none" fo:language="cs" fo:country="CZ" officeooo:rsid="3ed2366a" style:language-asian="cs" style:country-asian="CZ"/>
    </style:style>
    <style:style style:name="T60" style:family="text">
      <style:text-properties style:text-line-through-style="none" style:text-line-through-type="none" fo:language="cs" fo:country="CZ" officeooo:rsid="42b2780f" style:language-asian="cs" style:country-asian="CZ"/>
    </style:style>
    <style:style style:name="T61" style:family="text">
      <style:text-properties style:text-line-through-style="none" style:text-line-through-type="none" fo:language="cs" fo:country="CZ" fo:font-style="italic" style:language-asian="cs" style:country-asian="CZ" style:font-style-asian="italic" style:font-style-complex="italic"/>
    </style:style>
    <style:style style:name="T6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6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5"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6"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7" style:family="text">
      <style:text-properties style:text-line-through-style="none" style:text-line-through-type="none" style:text-underline-style="none" fo:font-weight="normal"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7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7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8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8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88"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6"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7"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8"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09" style:family="text">
      <style:text-properties fo:font-style="italic" style:font-style-asian="italic" style:font-style-complex="italic"/>
    </style:style>
    <style:style style:name="T110" style:family="text">
      <style:text-properties fo:font-style="italic" officeooo:rsid="41182599" style:font-style-asian="italic" style:font-style-complex="italic"/>
    </style:style>
    <style:style style:name="T111" style:family="text">
      <style:text-properties fo:font-style="italic" officeooo:rsid="4127ad25" style:font-style-asian="italic" style:font-style-complex="italic"/>
    </style:style>
    <style:style style:name="T112" style:family="text">
      <style:text-properties fo:font-style="italic" officeooo:rsid="41582817" style:font-style-asian="italic" style:font-style-complex="italic"/>
    </style:style>
    <style:style style:name="T113" style:family="text">
      <style:text-properties fo:font-style="italic" officeooo:rsid="41261fb4" style:font-style-asian="italic" style:font-style-complex="italic"/>
    </style:style>
    <style:style style:name="T114" style:family="text">
      <style:text-properties fo:font-style="italic" officeooo:rsid="415ae23e" style:font-style-asian="italic" style:font-style-complex="italic"/>
    </style:style>
    <style:style style:name="T115" style:family="text">
      <style:text-properties fo:font-style="italic" officeooo:rsid="41468b36" style:font-style-asian="italic" style:font-style-complex="italic"/>
    </style:style>
    <style:style style:name="T116" style:family="text">
      <style:text-properties fo:font-style="italic" officeooo:rsid="16282f48" style:font-style-asian="italic" style:font-style-complex="italic"/>
    </style:style>
    <style:style style:name="T117" style:family="text">
      <style:text-properties fo:font-style="italic" officeooo:rsid="419a37b8" style:font-style-asian="italic" style:font-style-complex="italic"/>
    </style:style>
    <style:style style:name="T118" style:family="text">
      <style:text-properties fo:font-style="italic" officeooo:rsid="419cb3a6" style:font-style-asian="italic" style:font-style-complex="italic"/>
    </style:style>
    <style:style style:name="T119" style:family="text">
      <style:text-properties fo:font-style="italic" officeooo:rsid="41a3931a" style:font-style-asian="italic" style:font-style-complex="italic"/>
    </style:style>
    <style:style style:name="T120" style:family="text">
      <style:text-properties fo:font-style="italic" officeooo:rsid="41ace3fc" style:font-style-asian="italic" style:font-style-complex="italic"/>
    </style:style>
    <style:style style:name="T121" style:family="text">
      <style:text-properties fo:font-style="italic" officeooo:rsid="41b79b58" style:font-style-asian="italic" style:font-style-complex="italic"/>
    </style:style>
    <style:style style:name="T122" style:family="text">
      <style:text-properties fo:font-style="italic" officeooo:rsid="41f1a190" style:font-style-asian="italic" style:font-style-complex="italic"/>
    </style:style>
    <style:style style:name="T123" style:family="text">
      <style:text-properties fo:font-style="italic" officeooo:rsid="41fa5db6" style:font-style-asian="italic" style:font-style-complex="italic"/>
    </style:style>
    <style:style style:name="T124" style:family="text">
      <style:text-properties fo:font-style="italic" officeooo:rsid="063de534" style:font-style-asian="italic" style:font-style-complex="italic"/>
    </style:style>
    <style:style style:name="T125" style:family="text">
      <style:text-properties fo:font-style="italic" officeooo:rsid="06c1c324" style:font-style-asian="italic" style:font-style-complex="italic"/>
    </style:style>
    <style:style style:name="T126" style:family="text">
      <style:text-properties fo:font-style="italic" officeooo:rsid="06c28d2b" style:font-style-asian="italic" style:font-style-complex="italic"/>
    </style:style>
    <style:style style:name="T127" style:family="text">
      <style:text-properties fo:font-style="italic" officeooo:rsid="06c30e5a" style:font-style-asian="italic" style:font-style-complex="italic"/>
    </style:style>
    <style:style style:name="T128" style:family="text">
      <style:text-properties fo:font-style="italic" officeooo:rsid="05fd5486" style:font-style-asian="italic" style:font-style-complex="italic"/>
    </style:style>
    <style:style style:name="T129" style:family="text">
      <style:text-properties fo:font-style="italic" officeooo:rsid="0722168f" style:font-style-asian="italic" style:font-style-complex="italic"/>
    </style:style>
    <style:style style:name="T130" style:family="text">
      <style:text-properties fo:font-style="italic" officeooo:rsid="07228016" style:font-style-asian="italic" style:font-style-complex="italic"/>
    </style:style>
    <style:style style:name="T131" style:family="text">
      <style:text-properties fo:font-style="italic" officeooo:rsid="0791e415" style:font-style-asian="italic" style:font-style-complex="italic"/>
    </style:style>
    <style:style style:name="T132" style:family="text">
      <style:text-properties fo:font-style="italic" officeooo:rsid="0600d106" style:font-style-asian="italic" style:font-style-complex="italic"/>
    </style:style>
    <style:style style:name="T133" style:family="text">
      <style:text-properties fo:font-style="italic" officeooo:rsid="065bc924" style:font-style-asian="italic" style:font-style-complex="italic"/>
    </style:style>
    <style:style style:name="T134" style:family="text">
      <style:text-properties fo:font-style="italic" officeooo:rsid="061388ba" style:font-style-asian="italic" style:font-style-complex="italic"/>
    </style:style>
    <style:style style:name="T135" style:family="text">
      <style:text-properties fo:font-style="italic" officeooo:rsid="066951c3" style:font-style-asian="italic" style:font-style-complex="italic"/>
    </style:style>
    <style:style style:name="T136" style:family="text">
      <style:text-properties fo:font-style="italic" officeooo:rsid="061b5b1e" style:font-style-asian="italic" style:font-style-complex="italic"/>
    </style:style>
    <style:style style:name="T137" style:family="text">
      <style:text-properties fo:font-style="italic" officeooo:rsid="064b58cd" style:font-style-asian="italic" style:font-style-complex="italic"/>
    </style:style>
    <style:style style:name="T138" style:family="text">
      <style:text-properties fo:font-style="italic" officeooo:rsid="06561f9f" style:font-style-asian="italic" style:font-style-complex="italic"/>
    </style:style>
    <style:style style:name="T139" style:family="text">
      <style:text-properties fo:font-style="italic" officeooo:rsid="06b81289" style:font-style-asian="italic" style:font-style-complex="italic"/>
    </style:style>
    <style:style style:name="T140" style:family="text">
      <style:text-properties fo:font-style="italic" officeooo:rsid="06baab08" style:font-style-asian="italic" style:font-style-complex="italic"/>
    </style:style>
    <style:style style:name="T141" style:family="text">
      <style:text-properties fo:font-style="italic" officeooo:rsid="06be5c13" style:font-style-asian="italic" style:font-style-complex="italic"/>
    </style:style>
    <style:style style:name="T142" style:family="text">
      <style:text-properties fo:font-style="italic" officeooo:rsid="070f6732" style:font-style-asian="italic" style:font-style-complex="italic"/>
    </style:style>
    <style:style style:name="T143" style:family="text">
      <style:text-properties fo:font-style="italic" officeooo:rsid="06c8c4b8" style:font-style-asian="italic" style:font-style-complex="italic"/>
    </style:style>
    <style:style style:name="T144" style:family="text">
      <style:text-properties fo:font-style="italic" officeooo:rsid="06cee584" style:font-style-asian="italic" style:font-style-complex="italic"/>
    </style:style>
    <style:style style:name="T145" style:family="text">
      <style:text-properties fo:font-style="italic" officeooo:rsid="06cf01b5" style:font-style-asian="italic" style:font-style-complex="italic"/>
    </style:style>
    <style:style style:name="T146" style:family="text">
      <style:text-properties fo:font-style="italic" officeooo:rsid="063a80b5" style:font-style-asian="italic" style:font-style-complex="italic"/>
    </style:style>
    <style:style style:name="T147" style:family="text">
      <style:text-properties fo:font-style="italic" officeooo:rsid="07b61e88" style:font-style-asian="italic" style:font-style-complex="italic"/>
    </style:style>
    <style:style style:name="T148" style:family="text">
      <style:text-properties fo:font-style="italic" officeooo:rsid="06d60a2d" style:font-style-asian="italic" style:font-style-complex="italic"/>
    </style:style>
    <style:style style:name="T149" style:family="text">
      <style:text-properties fo:font-style="italic" officeooo:rsid="06d842ad" style:font-style-asian="italic" style:font-style-complex="italic"/>
    </style:style>
    <style:style style:name="T150" style:family="text">
      <style:text-properties fo:font-style="italic" officeooo:rsid="07b8167a" style:font-style-asian="italic" style:font-style-complex="italic"/>
    </style:style>
    <style:style style:name="T151" style:family="text">
      <style:text-properties fo:font-style="italic" officeooo:rsid="06e329e3" style:font-style-asian="italic" style:font-style-complex="italic"/>
    </style:style>
    <style:style style:name="T152" style:family="text">
      <style:text-properties fo:font-style="italic" officeooo:rsid="42088098" style:font-style-asian="italic" style:font-style-complex="italic"/>
    </style:style>
    <style:style style:name="T153" style:family="text">
      <style:text-properties fo:font-style="italic" officeooo:rsid="07169265" style:font-style-asian="italic" style:font-style-complex="italic"/>
    </style:style>
    <style:style style:name="T154" style:family="text">
      <style:text-properties fo:font-style="italic" officeooo:rsid="06b9aa42" style:font-style-asian="italic" style:font-style-complex="italic"/>
    </style:style>
    <style:style style:name="T155" style:family="text">
      <style:text-properties fo:font-style="italic" officeooo:rsid="06ed2c4e" style:font-style-asian="italic" style:font-style-complex="italic"/>
    </style:style>
    <style:style style:name="T156" style:family="text">
      <style:text-properties fo:font-style="italic" officeooo:rsid="06f4bd26" style:font-style-asian="italic" style:font-style-complex="italic"/>
    </style:style>
    <style:style style:name="T157" style:family="text">
      <style:text-properties fo:font-style="italic" officeooo:rsid="073086e4" style:font-style-asian="italic" style:font-style-complex="italic"/>
    </style:style>
    <style:style style:name="T158" style:family="text">
      <style:text-properties fo:font-style="italic" officeooo:rsid="064e4d83" style:font-style-asian="italic" style:font-style-complex="italic"/>
    </style:style>
    <style:style style:name="T159" style:family="text">
      <style:text-properties fo:font-style="italic" officeooo:rsid="06ec0299" style:font-style-asian="italic" style:font-style-complex="italic"/>
    </style:style>
    <style:style style:name="T160" style:family="text">
      <style:text-properties fo:font-style="italic" officeooo:rsid="0724ffcd" style:font-style-asian="italic" style:font-style-complex="italic"/>
    </style:style>
    <style:style style:name="T161" style:family="text">
      <style:text-properties fo:font-style="italic" officeooo:rsid="07267c5b" style:font-style-asian="italic" style:font-style-complex="italic"/>
    </style:style>
    <style:style style:name="T162" style:family="text">
      <style:text-properties fo:font-style="italic" officeooo:rsid="07278cdd" style:font-style-asian="italic" style:font-style-complex="italic"/>
    </style:style>
    <style:style style:name="T163" style:family="text">
      <style:text-properties fo:font-style="italic" officeooo:rsid="072c15f1" style:font-style-asian="italic" style:font-style-complex="italic"/>
    </style:style>
    <style:style style:name="T164" style:family="text">
      <style:text-properties fo:font-style="italic" officeooo:rsid="072c7a0f" style:font-style-asian="italic" style:font-style-complex="italic"/>
    </style:style>
    <style:style style:name="T165" style:family="text">
      <style:text-properties fo:font-style="italic" officeooo:rsid="07cb586d" style:font-style-asian="italic" style:font-style-complex="italic"/>
    </style:style>
    <style:style style:name="T166" style:family="text">
      <style:text-properties fo:font-style="italic" officeooo:rsid="07428df0" style:font-style-asian="italic" style:font-style-complex="italic"/>
    </style:style>
    <style:style style:name="T167" style:family="text">
      <style:text-properties fo:font-style="italic" officeooo:rsid="074332db" style:font-style-asian="italic" style:font-style-complex="italic"/>
    </style:style>
    <style:style style:name="T168" style:family="text">
      <style:text-properties fo:font-style="italic" officeooo:rsid="07cfe1b3" style:font-style-asian="italic" style:font-style-complex="italic"/>
    </style:style>
    <style:style style:name="T169" style:family="text">
      <style:text-properties fo:font-style="italic" officeooo:rsid="074489b5" style:font-style-asian="italic" style:font-style-complex="italic"/>
    </style:style>
    <style:style style:name="T170" style:family="text">
      <style:text-properties fo:font-style="italic" officeooo:rsid="073ebb76" style:font-style-asian="italic" style:font-style-complex="italic"/>
    </style:style>
    <style:style style:name="T171" style:family="text">
      <style:text-properties fo:font-style="italic" officeooo:rsid="07d2dc7a" style:font-style-asian="italic" style:font-style-complex="italic"/>
    </style:style>
    <style:style style:name="T172" style:family="text">
      <style:text-properties fo:font-style="italic" officeooo:rsid="0d7362c4" style:font-style-asian="italic" style:font-style-complex="italic"/>
    </style:style>
    <style:style style:name="T173" style:family="text">
      <style:text-properties fo:font-style="italic" officeooo:rsid="0d8d8e27" style:font-style-asian="italic" style:font-style-complex="italic"/>
    </style:style>
    <style:style style:name="T174" style:family="text">
      <style:text-properties fo:font-style="italic" officeooo:rsid="0d95252a" style:font-style-asian="italic" style:font-style-complex="italic"/>
    </style:style>
    <style:style style:name="T175" style:family="text">
      <style:text-properties fo:font-style="italic" officeooo:rsid="0da36adf" style:font-style-asian="italic" style:font-style-complex="italic"/>
    </style:style>
    <style:style style:name="T176" style:family="text">
      <style:text-properties fo:font-style="italic" officeooo:rsid="0da33562" style:font-style-asian="italic" style:font-style-complex="italic"/>
    </style:style>
    <style:style style:name="T177" style:family="text">
      <style:text-properties fo:font-style="italic" officeooo:rsid="1372e044" style:font-style-asian="italic" style:font-style-complex="italic"/>
    </style:style>
    <style:style style:name="T178" style:family="text">
      <style:text-properties fo:font-style="italic" officeooo:rsid="13d4c7b9" style:font-style-asian="italic" style:font-style-complex="italic"/>
    </style:style>
    <style:style style:name="T179" style:family="text">
      <style:text-properties fo:font-style="italic" officeooo:rsid="14e02e04" style:font-style-asian="italic" style:font-style-complex="italic"/>
    </style:style>
    <style:style style:name="T180" style:family="text">
      <style:text-properties fo:font-style="italic" officeooo:rsid="13af2e8e" style:font-style-asian="italic" style:font-style-complex="italic"/>
    </style:style>
    <style:style style:name="T181" style:family="text">
      <style:text-properties fo:font-style="italic" officeooo:rsid="14d86f1a" style:font-style-asian="italic" style:font-style-complex="italic"/>
    </style:style>
    <style:style style:name="T182" style:family="text">
      <style:text-properties fo:font-style="italic" officeooo:rsid="14d3cce2" style:font-style-asian="italic" style:font-style-complex="italic"/>
    </style:style>
    <style:style style:name="T183" style:family="text">
      <style:text-properties fo:font-style="italic" officeooo:rsid="14dedf2c" style:font-style-asian="italic" style:font-style-complex="italic"/>
    </style:style>
    <style:style style:name="T184" style:family="text">
      <style:text-properties fo:font-style="italic" officeooo:rsid="13bfba44" style:font-style-asian="italic" style:font-style-complex="italic"/>
    </style:style>
    <style:style style:name="T185" style:family="text">
      <style:text-properties fo:font-style="italic" officeooo:rsid="14052f0b" style:font-style-asian="italic" style:font-style-complex="italic"/>
    </style:style>
    <style:style style:name="T186" style:family="text">
      <style:text-properties fo:font-style="italic" officeooo:rsid="13c158ee" style:font-style-asian="italic" style:font-style-complex="italic"/>
    </style:style>
    <style:style style:name="T187" style:family="text">
      <style:text-properties fo:font-style="italic" officeooo:rsid="14d1055a" style:font-style-asian="italic" style:font-style-complex="italic"/>
    </style:style>
    <style:style style:name="T188" style:family="text">
      <style:text-properties fo:font-style="italic" officeooo:rsid="14a5d507" style:font-style-asian="italic" style:font-style-complex="italic"/>
    </style:style>
    <style:style style:name="T189" style:family="text">
      <style:text-properties fo:font-style="italic" officeooo:rsid="14cee7da" style:font-style-asian="italic" style:font-style-complex="italic"/>
    </style:style>
    <style:style style:name="T190" style:family="text">
      <style:text-properties fo:font-style="italic" officeooo:rsid="14dc395c" style:font-style-asian="italic" style:font-style-complex="italic"/>
    </style:style>
    <style:style style:name="T191" style:family="text">
      <style:text-properties fo:font-style="italic" officeooo:rsid="149cb747" style:font-style-asian="italic" style:font-style-complex="italic"/>
    </style:style>
    <style:style style:name="T192" style:family="text">
      <style:text-properties fo:font-style="italic" officeooo:rsid="13c1df0f" style:font-style-asian="italic" style:font-style-complex="italic"/>
    </style:style>
    <style:style style:name="T193" style:family="text">
      <style:text-properties fo:font-style="italic" officeooo:rsid="13b3d86b" style:font-style-asian="italic" style:font-style-complex="italic"/>
    </style:style>
    <style:style style:name="T194" style:family="text">
      <style:text-properties fo:font-style="italic" officeooo:rsid="14ef52e4" style:font-style-asian="italic" style:font-style-complex="italic"/>
    </style:style>
    <style:style style:name="T195" style:family="text">
      <style:text-properties fo:font-style="italic" officeooo:rsid="13a2e8e7" style:font-style-asian="italic" style:font-style-complex="italic"/>
    </style:style>
    <style:style style:name="T196" style:family="text">
      <style:text-properties fo:font-style="italic" officeooo:rsid="150e47db" style:font-style-asian="italic" style:font-style-complex="italic"/>
    </style:style>
    <style:style style:name="T197" style:family="text">
      <style:text-properties fo:font-style="italic" officeooo:rsid="15c3c993" style:font-style-asian="italic" style:font-style-complex="italic"/>
    </style:style>
    <style:style style:name="T198" style:family="text">
      <style:text-properties fo:font-style="italic" officeooo:rsid="153595a2" style:font-style-asian="italic" style:font-style-complex="italic"/>
    </style:style>
    <style:style style:name="T199" style:family="text">
      <style:text-properties fo:font-style="italic" officeooo:rsid="15cca079" style:font-style-asian="italic" style:font-style-complex="italic"/>
    </style:style>
    <style:style style:name="T200" style:family="text">
      <style:text-properties fo:font-style="italic" officeooo:rsid="151de763" style:font-style-asian="italic" style:font-style-complex="italic"/>
    </style:style>
    <style:style style:name="T201" style:family="text">
      <style:text-properties fo:font-style="italic" officeooo:rsid="15225bbb" style:font-style-asian="italic" style:font-style-complex="italic"/>
    </style:style>
    <style:style style:name="T202" style:family="text">
      <style:text-properties fo:font-style="italic" officeooo:rsid="13eb767d" style:font-style-asian="italic" style:font-style-complex="italic"/>
    </style:style>
    <style:style style:name="T203" style:family="text">
      <style:text-properties fo:font-style="italic" officeooo:rsid="15ee1ed8" style:font-style-asian="italic" style:font-style-complex="italic"/>
    </style:style>
    <style:style style:name="T204" style:family="text">
      <style:text-properties fo:font-style="italic" officeooo:rsid="141098ec" style:font-style-asian="italic" style:font-style-complex="italic"/>
    </style:style>
    <style:style style:name="T205" style:family="text">
      <style:text-properties fo:font-style="italic" officeooo:rsid="144f800e" style:font-style-asian="italic" style:font-style-complex="italic"/>
    </style:style>
    <style:style style:name="T206" style:family="text">
      <style:text-properties fo:font-style="italic" officeooo:rsid="15ef610b" style:font-style-asian="italic" style:font-style-complex="italic"/>
    </style:style>
    <style:style style:name="T207" style:family="text">
      <style:text-properties fo:font-style="italic" officeooo:rsid="1451c7ed" style:font-style-asian="italic" style:font-style-complex="italic"/>
    </style:style>
    <style:style style:name="T208" style:family="text">
      <style:text-properties fo:font-style="italic" officeooo:rsid="15e5d7ca" style:font-style-asian="italic" style:font-style-complex="italic"/>
    </style:style>
    <style:style style:name="T209" style:family="text">
      <style:text-properties fo:font-style="italic" officeooo:rsid="13ee209f" style:font-style-asian="italic" style:font-style-complex="italic"/>
    </style:style>
    <style:style style:name="T210" style:family="text">
      <style:text-properties fo:font-style="italic" officeooo:rsid="14c32222" style:font-style-asian="italic" style:font-style-complex="italic"/>
    </style:style>
    <style:style style:name="T211" style:family="text">
      <style:text-properties fo:font-style="italic" officeooo:rsid="14556d9d" style:font-style-asian="italic" style:font-style-complex="italic"/>
    </style:style>
    <style:style style:name="T212" style:family="text">
      <style:text-properties fo:font-style="italic" officeooo:rsid="15dd9950" style:font-style-asian="italic" style:font-style-complex="italic"/>
    </style:style>
    <style:style style:name="T213" style:family="text">
      <style:text-properties fo:font-style="italic" officeooo:rsid="157f8712" style:font-style-asian="italic" style:font-style-complex="italic"/>
    </style:style>
    <style:style style:name="T214" style:family="text">
      <style:text-properties fo:font-style="italic" officeooo:rsid="145bd1f3" style:font-style-asian="italic" style:font-style-complex="italic"/>
    </style:style>
    <style:style style:name="T215" style:family="text">
      <style:text-properties fo:font-style="italic" officeooo:rsid="1455b583" style:font-style-asian="italic" style:font-style-complex="italic"/>
    </style:style>
    <style:style style:name="T216" style:family="text">
      <style:text-properties fo:font-style="italic" officeooo:rsid="15e099cb" style:font-style-asian="italic" style:font-style-complex="italic"/>
    </style:style>
    <style:style style:name="T217" style:family="text">
      <style:text-properties fo:font-style="italic" officeooo:rsid="15076bc5" style:font-style-asian="italic" style:font-style-complex="italic"/>
    </style:style>
    <style:style style:name="T218" style:family="text">
      <style:text-properties fo:font-style="italic" officeooo:rsid="150a262c" style:font-style-asian="italic" style:font-style-complex="italic"/>
    </style:style>
    <style:style style:name="T219" style:family="text">
      <style:text-properties fo:font-style="italic" officeooo:rsid="1501b542" style:font-style-asian="italic" style:font-style-complex="italic"/>
    </style:style>
    <style:style style:name="T220" style:family="text">
      <style:text-properties fo:font-style="italic" officeooo:rsid="15686745" style:font-style-asian="italic" style:font-style-complex="italic"/>
    </style:style>
    <style:style style:name="T221" style:family="text">
      <style:text-properties fo:font-style="italic" officeooo:rsid="1410b4c0" style:font-style-asian="italic" style:font-style-complex="italic"/>
    </style:style>
    <style:style style:name="T222" style:family="text">
      <style:text-properties fo:font-style="italic" officeooo:rsid="14c4408b" style:font-style-asian="italic" style:font-style-complex="italic"/>
    </style:style>
    <style:style style:name="T223" style:family="text">
      <style:text-properties fo:font-style="italic" officeooo:rsid="14c7d9d5" style:font-style-asian="italic" style:font-style-complex="italic"/>
    </style:style>
    <style:style style:name="T224" style:family="text">
      <style:text-properties fo:font-style="italic" officeooo:rsid="147c60b8" style:font-style-asian="italic" style:font-style-complex="italic"/>
    </style:style>
    <style:style style:name="T225" style:family="text">
      <style:text-properties fo:font-style="italic" officeooo:rsid="15f8fcc3" style:font-style-asian="italic" style:font-style-complex="italic"/>
    </style:style>
    <style:style style:name="T226" style:family="text">
      <style:text-properties fo:font-style="italic" officeooo:rsid="14c6a606" style:font-style-asian="italic" style:font-style-complex="italic"/>
    </style:style>
    <style:style style:name="T227" style:family="text">
      <style:text-properties fo:font-style="italic" officeooo:rsid="14c71bd6" style:font-style-asian="italic" style:font-style-complex="italic"/>
    </style:style>
    <style:style style:name="T228" style:family="text">
      <style:text-properties fo:font-style="italic" officeooo:rsid="1484e2ae" style:font-style-asian="italic" style:font-style-complex="italic"/>
    </style:style>
    <style:style style:name="T229" style:family="text">
      <style:text-properties fo:font-style="italic" officeooo:rsid="148032cd" style:font-style-asian="italic" style:font-style-complex="italic"/>
    </style:style>
    <style:style style:name="T230" style:family="text">
      <style:text-properties fo:font-style="italic" officeooo:rsid="1480f287" style:font-style-asian="italic" style:font-style-complex="italic"/>
    </style:style>
    <style:style style:name="T231" style:family="text">
      <style:text-properties fo:font-style="italic" officeooo:rsid="1566966c" style:font-style-asian="italic" style:font-style-complex="italic"/>
    </style:style>
    <style:style style:name="T232" style:family="text">
      <style:text-properties fo:font-style="italic" officeooo:rsid="4250dfb2" style:font-style-asian="italic" style:font-style-complex="italic"/>
    </style:style>
    <style:style style:name="T233" style:family="text">
      <style:text-properties fo:font-style="italic" officeooo:rsid="42565ba9" style:font-style-asian="italic" style:font-style-complex="italic"/>
    </style:style>
    <style:style style:name="T234" style:family="text">
      <style:text-properties fo:font-style="italic" officeooo:rsid="4268a559" style:font-style-asian="italic" style:font-style-complex="italic"/>
    </style:style>
    <style:style style:name="T235" style:family="text">
      <style:text-properties fo:font-style="italic" officeooo:rsid="426adf97" style:font-style-asian="italic" style:font-style-complex="italic"/>
    </style:style>
    <style:style style:name="T236" style:family="text">
      <style:text-properties fo:font-style="italic" officeooo:rsid="426fa2c7" style:font-style-asian="italic" style:font-style-complex="italic"/>
    </style:style>
    <style:style style:name="T237" style:family="text">
      <style:text-properties fo:font-style="italic" officeooo:rsid="4271ea4e" style:font-style-asian="italic" style:font-style-complex="italic"/>
    </style:style>
    <style:style style:name="T238" style:family="text">
      <style:text-properties fo:font-style="italic" officeooo:rsid="20f7086f" style:font-style-asian="italic" style:font-style-complex="italic"/>
    </style:style>
    <style:style style:name="T239" style:family="text">
      <style:text-properties fo:font-style="italic" officeooo:rsid="23b0ce43" style:font-style-asian="italic" style:font-style-complex="italic"/>
    </style:style>
    <style:style style:name="T240" style:family="text">
      <style:text-properties fo:font-style="italic" officeooo:rsid="23981548" style:font-style-asian="italic" style:font-style-complex="italic"/>
    </style:style>
    <style:style style:name="T241" style:family="text">
      <style:text-properties fo:font-style="italic" officeooo:rsid="23ac06b8" style:font-style-asian="italic" style:font-style-complex="italic"/>
    </style:style>
    <style:style style:name="T242" style:family="text">
      <style:text-properties fo:font-style="italic" officeooo:rsid="4183bc64" style:font-style-asian="italic" style:font-style-complex="italic"/>
    </style:style>
    <style:style style:name="T243" style:family="text">
      <style:text-properties fo:font-style="italic" officeooo:rsid="428ed626" style:font-style-asian="italic" style:font-style-complex="italic"/>
    </style:style>
    <style:style style:name="T244" style:family="text">
      <style:text-properties fo:font-style="italic" officeooo:rsid="2068fff3" style:font-style-asian="italic" style:font-style-complex="italic"/>
    </style:style>
    <style:style style:name="T245" style:family="text">
      <style:text-properties fo:font-style="italic" officeooo:rsid="4297f1d7" style:font-style-asian="italic" style:font-style-complex="italic"/>
    </style:style>
    <style:style style:name="T246" style:family="text">
      <style:text-properties fo:font-style="italic" officeooo:rsid="429c9e47" style:font-style-asian="italic" style:font-style-complex="italic"/>
    </style:style>
    <style:style style:name="T247" style:family="text">
      <style:text-properties fo:font-style="italic" officeooo:rsid="2305469b" style:font-style-asian="italic" style:font-style-complex="italic"/>
    </style:style>
    <style:style style:name="T248" style:family="text">
      <style:text-properties fo:font-style="italic" officeooo:rsid="42eaf809" style:font-style-asian="italic" style:font-style-complex="italic"/>
    </style:style>
    <style:style style:name="T249" style:family="text">
      <style:text-properties fo:font-style="italic" officeooo:rsid="4310b356" style:font-style-asian="italic" style:font-style-complex="italic"/>
    </style:style>
    <style:style style:name="T250" style:family="text">
      <style:text-properties fo:font-style="italic" officeooo:rsid="20a19e91" style:font-style-asian="italic" style:font-style-complex="italic"/>
    </style:style>
    <style:style style:name="T251" style:family="text">
      <style:text-properties fo:font-style="italic" officeooo:rsid="23e1443b" style:font-style-asian="italic" style:font-style-complex="italic"/>
    </style:style>
    <style:style style:name="T252" style:family="text">
      <style:text-properties fo:font-style="italic" officeooo:rsid="4352408b" style:font-style-asian="italic" style:font-style-complex="italic"/>
    </style:style>
    <style:style style:name="T253" style:family="text">
      <style:text-properties fo:font-style="italic" officeooo:rsid="435e2b9d" style:font-style-asian="italic" style:font-style-complex="italic"/>
    </style:style>
    <style:style style:name="T254" style:family="text">
      <style:text-properties fo:font-style="italic" officeooo:rsid="43824b01" style:font-style-asian="italic" style:font-style-complex="italic"/>
    </style:style>
    <style:style style:name="T255" style:family="text">
      <style:text-properties fo:font-style="italic" officeooo:rsid="43b2602e" style:font-style-asian="italic" style:font-style-complex="italic"/>
    </style:style>
    <style:style style:name="T256" style:family="text">
      <style:text-properties fo:font-style="italic" officeooo:rsid="43b381bf" style:font-style-asian="italic" style:font-style-complex="italic"/>
    </style:style>
    <style:style style:name="T257" style:family="text">
      <style:text-properties fo:font-style="italic" officeooo:rsid="443afbec" style:font-style-asian="italic" style:font-style-complex="italic"/>
    </style:style>
    <style:style style:name="T258" style:family="text">
      <style:text-properties fo:font-style="italic" style:text-underline-style="none" style:font-style-asian="italic" style:font-style-complex="italic"/>
    </style:style>
    <style:style style:name="T259" style:family="text">
      <style:text-properties fo:font-style="italic" style:text-underline-style="none" officeooo:rsid="419cb3a6" style:font-style-asian="italic" style:font-style-complex="italic"/>
    </style:style>
    <style:style style:name="T260" style:family="text">
      <style:text-properties fo:font-style="italic" style:text-underline-style="none" officeooo:rsid="41bf3d48" style:font-style-asian="italic" style:font-style-complex="italic"/>
    </style:style>
    <style:style style:name="T261" style:family="text">
      <style:text-properties fo:font-style="italic" style:text-underline-style="none" officeooo:rsid="4283adc7" style:font-style-asian="italic" style:font-style-complex="italic"/>
    </style:style>
    <style:style style:name="T262" style:family="text">
      <style:text-properties fo:font-style="italic" fo:font-weight="normal" officeooo:rsid="4423b342" style:font-style-asian="italic" style:font-weight-asian="normal" style:font-style-complex="italic" style:font-weight-complex="normal"/>
    </style:style>
    <style:style style:name="T263" style:family="text">
      <style:text-properties fo:font-style="normal" style:font-style-asian="normal" style:font-style-complex="normal"/>
    </style:style>
    <style:style style:name="T264" style:family="text">
      <style:text-properties fo:font-style="normal" officeooo:rsid="4127ad25" style:font-style-asian="normal" style:font-style-complex="normal"/>
    </style:style>
    <style:style style:name="T265" style:family="text">
      <style:text-properties fo:font-style="normal" officeooo:rsid="414a3527" style:font-style-asian="normal" style:font-style-complex="normal"/>
    </style:style>
    <style:style style:name="T266" style:family="text">
      <style:text-properties fo:font-style="normal" officeooo:rsid="16096a70" style:font-style-asian="normal" style:font-style-complex="normal"/>
    </style:style>
    <style:style style:name="T267" style:family="text">
      <style:text-properties fo:font-style="normal" officeooo:rsid="16282f48" style:font-style-asian="normal" style:font-style-complex="normal"/>
    </style:style>
    <style:style style:name="T268" style:family="text">
      <style:text-properties fo:font-style="normal" officeooo:rsid="161ecb8b" style:font-style-asian="normal" style:font-style-complex="normal"/>
    </style:style>
    <style:style style:name="T269" style:family="text">
      <style:text-properties fo:font-style="normal" officeooo:rsid="16263d33" style:font-style-asian="normal" style:font-style-complex="normal"/>
    </style:style>
    <style:style style:name="T270" style:family="text">
      <style:text-properties fo:font-style="normal" officeooo:rsid="15fc04e8" style:font-style-asian="normal" style:font-style-complex="normal"/>
    </style:style>
    <style:style style:name="T271" style:family="text">
      <style:text-properties fo:font-style="normal" officeooo:rsid="160d9ab7" style:font-style-asian="normal" style:font-style-complex="normal"/>
    </style:style>
    <style:style style:name="T272" style:family="text">
      <style:text-properties fo:font-style="normal" officeooo:rsid="41943a51" style:font-style-asian="normal" style:font-style-complex="normal"/>
    </style:style>
    <style:style style:name="T273" style:family="text">
      <style:text-properties fo:font-style="normal" officeooo:rsid="4196f96e" style:font-style-asian="normal" style:font-style-complex="normal"/>
    </style:style>
    <style:style style:name="T274" style:family="text">
      <style:text-properties fo:font-style="normal" officeooo:rsid="41ace3fc" style:font-style-asian="normal" style:font-style-complex="normal"/>
    </style:style>
    <style:style style:name="T275" style:family="text">
      <style:text-properties fo:font-style="normal" officeooo:rsid="41afef95" style:font-style-asian="normal" style:font-style-complex="normal"/>
    </style:style>
    <style:style style:name="T276" style:family="text">
      <style:text-properties fo:font-style="normal" officeooo:rsid="41b79b58" style:font-style-asian="normal" style:font-style-complex="normal"/>
    </style:style>
    <style:style style:name="T277" style:family="text">
      <style:text-properties fo:font-style="normal" officeooo:rsid="07228016" style:font-style-asian="normal" style:font-style-complex="normal"/>
    </style:style>
    <style:style style:name="T278" style:family="text">
      <style:text-properties fo:font-style="normal" officeooo:rsid="0792a077" style:font-style-asian="normal" style:font-style-complex="normal"/>
    </style:style>
    <style:style style:name="T279" style:family="text">
      <style:text-properties fo:font-style="normal" officeooo:rsid="063a80b5" style:font-style-asian="normal" style:font-style-complex="normal"/>
    </style:style>
    <style:style style:name="T280" style:family="text">
      <style:text-properties fo:font-style="normal" officeooo:rsid="06c3f3b6" style:font-style-asian="normal" style:font-style-complex="normal"/>
    </style:style>
    <style:style style:name="T281" style:family="text">
      <style:text-properties fo:font-style="normal" officeooo:rsid="06851521" style:font-style-asian="normal" style:font-style-complex="normal"/>
    </style:style>
    <style:style style:name="T282" style:family="text">
      <style:text-properties fo:font-style="normal" officeooo:rsid="06c21060" style:font-style-asian="normal" style:font-style-complex="normal"/>
    </style:style>
    <style:style style:name="T283" style:family="text">
      <style:text-properties fo:font-style="normal" officeooo:rsid="06b9aa42" style:font-style-asian="normal" style:font-style-complex="normal"/>
    </style:style>
    <style:style style:name="T284" style:family="text">
      <style:text-properties fo:font-style="normal" officeooo:rsid="06c104a8" style:font-style-asian="normal" style:font-style-complex="normal"/>
    </style:style>
    <style:style style:name="T285" style:family="text">
      <style:text-properties fo:font-style="normal" officeooo:rsid="06c28d2b" style:font-style-asian="normal" style:font-style-complex="normal"/>
    </style:style>
    <style:style style:name="T286" style:family="text">
      <style:text-properties fo:font-style="normal" officeooo:rsid="06c1c324" style:font-style-asian="normal" style:font-style-complex="normal"/>
    </style:style>
    <style:style style:name="T287" style:family="text">
      <style:text-properties fo:font-style="normal" officeooo:rsid="06c4bb1e" style:font-style-asian="normal" style:font-style-complex="normal"/>
    </style:style>
    <style:style style:name="T288" style:family="text">
      <style:text-properties fo:font-style="normal" officeooo:rsid="06c62605" style:font-style-asian="normal" style:font-style-complex="normal"/>
    </style:style>
    <style:style style:name="T289" style:family="text">
      <style:text-properties fo:font-style="normal" officeooo:rsid="07793b38" style:font-style-asian="normal" style:font-style-complex="normal"/>
    </style:style>
    <style:style style:name="T290" style:family="text">
      <style:text-properties fo:font-style="normal" officeooo:rsid="078efa81" style:font-style-asian="normal" style:font-style-complex="normal"/>
    </style:style>
    <style:style style:name="T291" style:family="text">
      <style:text-properties fo:font-style="normal" officeooo:rsid="06c30e5a" style:font-style-asian="normal" style:font-style-complex="normal"/>
    </style:style>
    <style:style style:name="T292" style:family="text">
      <style:text-properties fo:font-style="normal" officeooo:rsid="07a42383" style:font-style-asian="normal" style:font-style-complex="normal"/>
    </style:style>
    <style:style style:name="T293" style:family="text">
      <style:text-properties fo:font-style="normal" officeooo:rsid="079401c0" style:font-style-asian="normal" style:font-style-complex="normal"/>
    </style:style>
    <style:style style:name="T294" style:family="text">
      <style:text-properties fo:font-style="normal" officeooo:rsid="07b47c0f" style:font-style-asian="normal" style:font-style-complex="normal"/>
    </style:style>
    <style:style style:name="T295" style:family="text">
      <style:text-properties fo:font-style="normal" officeooo:rsid="0791e415" style:font-style-asian="normal" style:font-style-complex="normal"/>
    </style:style>
    <style:style style:name="T296" style:family="text">
      <style:text-properties fo:font-style="normal" officeooo:rsid="06813261" style:font-style-asian="normal" style:font-style-complex="normal"/>
    </style:style>
    <style:style style:name="T297" style:family="text">
      <style:text-properties fo:font-style="normal" officeooo:rsid="0683c9bb" style:font-style-asian="normal" style:font-style-complex="normal"/>
    </style:style>
    <style:style style:name="T298" style:family="text">
      <style:text-properties fo:font-style="normal" officeooo:rsid="063de534" style:font-style-asian="normal" style:font-style-complex="normal"/>
    </style:style>
    <style:style style:name="T299" style:family="text">
      <style:text-properties fo:font-style="normal" officeooo:rsid="0795b277" style:font-style-asian="normal" style:font-style-complex="normal"/>
    </style:style>
    <style:style style:name="T300" style:family="text">
      <style:text-properties fo:font-style="normal" officeooo:rsid="0681f638" style:font-style-asian="normal" style:font-style-complex="normal"/>
    </style:style>
    <style:style style:name="T301" style:family="text">
      <style:text-properties fo:font-style="normal" officeooo:rsid="06833a5f" style:font-style-asian="normal" style:font-style-complex="normal"/>
    </style:style>
    <style:style style:name="T302" style:family="text">
      <style:text-properties fo:font-style="normal" officeooo:rsid="07ad4c28" style:font-style-asian="normal" style:font-style-complex="normal"/>
    </style:style>
    <style:style style:name="T303" style:family="text">
      <style:text-properties fo:font-style="normal" officeooo:rsid="06b7f509" style:font-style-asian="normal" style:font-style-complex="normal"/>
    </style:style>
    <style:style style:name="T304" style:family="text">
      <style:text-properties fo:font-style="normal" officeooo:rsid="06b81289" style:font-style-asian="normal" style:font-style-complex="normal"/>
    </style:style>
    <style:style style:name="T305" style:family="text">
      <style:text-properties fo:font-style="normal" officeooo:rsid="06be5c13" style:font-style-asian="normal" style:font-style-complex="normal"/>
    </style:style>
    <style:style style:name="T306" style:family="text">
      <style:text-properties fo:font-style="normal" officeooo:rsid="06bfc431" style:font-style-asian="normal" style:font-style-complex="normal"/>
    </style:style>
    <style:style style:name="T307" style:family="text">
      <style:text-properties fo:font-style="normal" officeooo:rsid="070f6732" style:font-style-asian="normal" style:font-style-complex="normal"/>
    </style:style>
    <style:style style:name="T308" style:family="text">
      <style:text-properties fo:font-style="normal" officeooo:rsid="06c88b47" style:font-style-asian="normal" style:font-style-complex="normal"/>
    </style:style>
    <style:style style:name="T309" style:family="text">
      <style:text-properties fo:font-style="normal" officeooo:rsid="06cee584" style:font-style-asian="normal" style:font-style-complex="normal"/>
    </style:style>
    <style:style style:name="T310" style:family="text">
      <style:text-properties fo:font-style="normal" officeooo:rsid="06cf4013" style:font-style-asian="normal" style:font-style-complex="normal"/>
    </style:style>
    <style:style style:name="T311" style:family="text">
      <style:text-properties fo:font-style="normal" officeooo:rsid="06cfbb90" style:font-style-asian="normal" style:font-style-complex="normal"/>
    </style:style>
    <style:style style:name="T312" style:family="text">
      <style:text-properties fo:font-style="normal" officeooo:rsid="06cf4c3c" style:font-style-asian="normal" style:font-style-complex="normal"/>
    </style:style>
    <style:style style:name="T313" style:family="text">
      <style:text-properties fo:font-style="normal" officeooo:rsid="07b2fc1c" style:font-style-asian="normal" style:font-style-complex="normal"/>
    </style:style>
    <style:style style:name="T314" style:family="text">
      <style:text-properties fo:font-style="normal" officeooo:rsid="06d8eb05" style:font-style-asian="normal" style:font-style-complex="normal"/>
    </style:style>
    <style:style style:name="T315" style:family="text">
      <style:text-properties fo:font-style="normal" officeooo:rsid="06e133ac" style:font-style-asian="normal" style:font-style-complex="normal"/>
    </style:style>
    <style:style style:name="T316" style:family="text">
      <style:text-properties fo:font-style="normal" officeooo:rsid="07b61e88" style:font-style-asian="normal" style:font-style-complex="normal"/>
    </style:style>
    <style:style style:name="T317" style:family="text">
      <style:text-properties fo:font-style="normal" officeooo:rsid="06d5b9b0" style:font-style-asian="normal" style:font-style-complex="normal"/>
    </style:style>
    <style:style style:name="T318" style:family="text">
      <style:text-properties fo:font-style="normal" officeooo:rsid="06dbc190" style:font-style-asian="normal" style:font-style-complex="normal"/>
    </style:style>
    <style:style style:name="T319" style:family="text">
      <style:text-properties fo:font-style="normal" officeooo:rsid="06e24276" style:font-style-asian="normal" style:font-style-complex="normal"/>
    </style:style>
    <style:style style:name="T320" style:family="text">
      <style:text-properties fo:font-style="normal" officeooo:rsid="06e5f6a2" style:font-style-asian="normal" style:font-style-complex="normal"/>
    </style:style>
    <style:style style:name="T321" style:family="text">
      <style:text-properties fo:font-style="normal" officeooo:rsid="07bb7837" style:font-style-asian="normal" style:font-style-complex="normal"/>
    </style:style>
    <style:style style:name="T322" style:family="text">
      <style:text-properties fo:font-style="normal" officeooo:rsid="06fb9387" style:font-style-asian="normal" style:font-style-complex="normal"/>
    </style:style>
    <style:style style:name="T323" style:family="text">
      <style:text-properties fo:font-style="normal" officeooo:rsid="07be49ac" style:font-style-asian="normal" style:font-style-complex="normal"/>
    </style:style>
    <style:style style:name="T324" style:family="text">
      <style:text-properties fo:font-style="normal" officeooo:rsid="06ec8607" style:font-style-asian="normal" style:font-style-complex="normal"/>
    </style:style>
    <style:style style:name="T325" style:family="text">
      <style:text-properties fo:font-style="normal" officeooo:rsid="0710f5a2" style:font-style-asian="normal" style:font-style-complex="normal"/>
    </style:style>
    <style:style style:name="T326" style:family="text">
      <style:text-properties fo:font-style="normal" officeooo:rsid="07161918" style:font-style-asian="normal" style:font-style-complex="normal"/>
    </style:style>
    <style:style style:name="T327" style:family="text">
      <style:text-properties fo:font-style="normal" officeooo:rsid="05fb994f" style:font-style-asian="normal" style:font-style-complex="normal"/>
    </style:style>
    <style:style style:name="T328" style:family="text">
      <style:text-properties fo:font-style="normal" officeooo:rsid="071714ed" style:font-style-asian="normal" style:font-style-complex="normal"/>
    </style:style>
    <style:style style:name="T329" style:family="text">
      <style:text-properties fo:font-style="normal" officeooo:rsid="0713cff0" style:font-style-asian="normal" style:font-style-complex="normal"/>
    </style:style>
    <style:style style:name="T330" style:family="text">
      <style:text-properties fo:font-style="normal" officeooo:rsid="0715ce59" style:font-style-asian="normal" style:font-style-complex="normal"/>
    </style:style>
    <style:style style:name="T331" style:family="text">
      <style:text-properties fo:font-style="normal" officeooo:rsid="071734dc" style:font-style-asian="normal" style:font-style-complex="normal"/>
    </style:style>
    <style:style style:name="T332" style:family="text">
      <style:text-properties fo:font-style="normal" officeooo:rsid="0714a6a9" style:font-style-asian="normal" style:font-style-complex="normal"/>
    </style:style>
    <style:style style:name="T333" style:family="text">
      <style:text-properties fo:font-style="normal" officeooo:rsid="07169265" style:font-style-asian="normal" style:font-style-complex="normal"/>
    </style:style>
    <style:style style:name="T334" style:family="text">
      <style:text-properties fo:font-style="normal" officeooo:rsid="07c026eb" style:font-style-asian="normal" style:font-style-complex="normal"/>
    </style:style>
    <style:style style:name="T335" style:family="text">
      <style:text-properties fo:font-style="normal" officeooo:rsid="071921cf" style:font-style-asian="normal" style:font-style-complex="normal"/>
    </style:style>
    <style:style style:name="T336" style:family="text">
      <style:text-properties fo:font-style="normal" officeooo:rsid="07c1a118" style:font-style-asian="normal" style:font-style-complex="normal"/>
    </style:style>
    <style:style style:name="T337" style:family="text">
      <style:text-properties fo:font-style="normal" officeooo:rsid="06da3586" style:font-style-asian="normal" style:font-style-complex="normal"/>
    </style:style>
    <style:style style:name="T338" style:family="text">
      <style:text-properties fo:font-style="normal" officeooo:rsid="071e238e" style:font-style-asian="normal" style:font-style-complex="normal"/>
    </style:style>
    <style:style style:name="T339" style:family="text">
      <style:text-properties fo:font-style="normal" officeooo:rsid="0702067e" style:font-style-asian="normal" style:font-style-complex="normal"/>
    </style:style>
    <style:style style:name="T340" style:family="text">
      <style:text-properties fo:font-style="normal" officeooo:rsid="06ed2c4e" style:font-style-asian="normal" style:font-style-complex="normal"/>
    </style:style>
    <style:style style:name="T341" style:family="text">
      <style:text-properties fo:font-style="normal" officeooo:rsid="07035512" style:font-style-asian="normal" style:font-style-complex="normal"/>
    </style:style>
    <style:style style:name="T342" style:family="text">
      <style:text-properties fo:font-style="normal" officeooo:rsid="06f5969b" style:font-style-asian="normal" style:font-style-complex="normal"/>
    </style:style>
    <style:style style:name="T343" style:family="text">
      <style:text-properties fo:font-style="normal" officeooo:rsid="06eb387d" style:font-style-asian="normal" style:font-style-complex="normal"/>
    </style:style>
    <style:style style:name="T344" style:family="text">
      <style:text-properties fo:font-style="normal" officeooo:rsid="06ec01a8" style:font-style-asian="normal" style:font-style-complex="normal"/>
    </style:style>
    <style:style style:name="T345" style:family="text">
      <style:text-properties fo:font-style="normal" officeooo:rsid="06ec0299" style:font-style-asian="normal" style:font-style-complex="normal"/>
    </style:style>
    <style:style style:name="T346" style:family="text">
      <style:text-properties fo:font-style="normal" officeooo:rsid="0724ffcd" style:font-style-asian="normal" style:font-style-complex="normal"/>
    </style:style>
    <style:style style:name="T347" style:family="text">
      <style:text-properties fo:font-style="normal" officeooo:rsid="07267c5b" style:font-style-asian="normal" style:font-style-complex="normal"/>
    </style:style>
    <style:style style:name="T348" style:family="text">
      <style:text-properties fo:font-style="normal" officeooo:rsid="072c15f1" style:font-style-asian="normal" style:font-style-complex="normal"/>
    </style:style>
    <style:style style:name="T349" style:family="text">
      <style:text-properties fo:font-style="normal" officeooo:rsid="07cb586d" style:font-style-asian="normal" style:font-style-complex="normal"/>
    </style:style>
    <style:style style:name="T350" style:family="text">
      <style:text-properties fo:font-style="normal" officeooo:rsid="073086e4" style:font-style-asian="normal" style:font-style-complex="normal"/>
    </style:style>
    <style:style style:name="T351" style:family="text">
      <style:text-properties fo:font-style="normal" officeooo:rsid="07cb8988" style:font-style-asian="normal" style:font-style-complex="normal"/>
    </style:style>
    <style:style style:name="T352" style:family="text">
      <style:text-properties fo:font-style="normal" officeooo:rsid="072c3e18" style:font-style-asian="normal" style:font-style-complex="normal"/>
    </style:style>
    <style:style style:name="T353" style:family="text">
      <style:text-properties fo:font-style="normal" officeooo:rsid="07cd9e6c" style:font-style-asian="normal" style:font-style-complex="normal"/>
    </style:style>
    <style:style style:name="T354" style:family="text">
      <style:text-properties fo:font-style="normal" officeooo:rsid="07424aba" style:font-style-asian="normal" style:font-style-complex="normal"/>
    </style:style>
    <style:style style:name="T355" style:family="text">
      <style:text-properties fo:font-style="normal" officeooo:rsid="07428df0" style:font-style-asian="normal" style:font-style-complex="normal"/>
    </style:style>
    <style:style style:name="T356" style:family="text">
      <style:text-properties fo:font-style="normal" officeooo:rsid="074332db" style:font-style-asian="normal" style:font-style-complex="normal"/>
    </style:style>
    <style:style style:name="T357" style:family="text">
      <style:text-properties fo:font-style="normal" officeooo:rsid="07cfe1b3" style:font-style-asian="normal" style:font-style-complex="normal"/>
    </style:style>
    <style:style style:name="T358" style:family="text">
      <style:text-properties fo:font-style="normal" officeooo:rsid="074489b5" style:font-style-asian="normal" style:font-style-complex="normal"/>
    </style:style>
    <style:style style:name="T359" style:family="text">
      <style:text-properties fo:font-style="normal" officeooo:rsid="07d16452" style:font-style-asian="normal" style:font-style-complex="normal"/>
    </style:style>
    <style:style style:name="T360" style:family="text">
      <style:text-properties fo:font-style="normal" officeooo:rsid="07456381" style:font-style-asian="normal" style:font-style-complex="normal"/>
    </style:style>
    <style:style style:name="T361" style:family="text">
      <style:text-properties fo:font-style="normal" officeooo:rsid="073ebb76" style:font-style-asian="normal" style:font-style-complex="normal"/>
    </style:style>
    <style:style style:name="T362" style:family="text">
      <style:text-properties fo:font-style="normal" officeooo:rsid="07dac6b2" style:font-style-asian="normal" style:font-style-complex="normal"/>
    </style:style>
    <style:style style:name="T363" style:family="text">
      <style:text-properties fo:font-style="normal" officeooo:rsid="07d2dc7a" style:font-style-asian="normal" style:font-style-complex="normal"/>
    </style:style>
    <style:style style:name="T364" style:family="text">
      <style:text-properties fo:font-style="normal" officeooo:rsid="142220b4" style:font-style-asian="normal" style:font-style-complex="normal"/>
    </style:style>
    <style:style style:name="T365" style:family="text">
      <style:text-properties fo:font-style="normal" officeooo:rsid="14256af6" style:font-style-asian="normal" style:font-style-complex="normal"/>
    </style:style>
    <style:style style:name="T366" style:family="text">
      <style:text-properties fo:font-style="normal" officeooo:rsid="14245229" style:font-style-asian="normal" style:font-style-complex="normal"/>
    </style:style>
    <style:style style:name="T367" style:family="text">
      <style:text-properties fo:font-style="normal" officeooo:rsid="1427ea5d" style:font-style-asian="normal" style:font-style-complex="normal"/>
    </style:style>
    <style:style style:name="T368" style:family="text">
      <style:text-properties fo:font-style="normal" officeooo:rsid="13d4c7b9" style:font-style-asian="normal" style:font-style-complex="normal"/>
    </style:style>
    <style:style style:name="T369" style:family="text">
      <style:text-properties fo:font-style="normal" officeooo:rsid="15daf212" style:font-style-asian="normal" style:font-style-complex="normal"/>
    </style:style>
    <style:style style:name="T370" style:family="text">
      <style:text-properties fo:font-style="normal" officeooo:rsid="14052f0b" style:font-style-asian="normal" style:font-style-complex="normal"/>
    </style:style>
    <style:style style:name="T371" style:family="text">
      <style:text-properties fo:font-style="normal" officeooo:rsid="14dc395c" style:font-style-asian="normal" style:font-style-complex="normal"/>
    </style:style>
    <style:style style:name="T372" style:family="text">
      <style:text-properties fo:font-style="normal" officeooo:rsid="14a6d53d" style:font-style-asian="normal" style:font-style-complex="normal"/>
    </style:style>
    <style:style style:name="T373" style:family="text">
      <style:text-properties fo:font-style="normal" officeooo:rsid="14b49fa1" style:font-style-asian="normal" style:font-style-complex="normal"/>
    </style:style>
    <style:style style:name="T374" style:family="text">
      <style:text-properties fo:font-style="normal" officeooo:rsid="14b621cc" style:font-style-asian="normal" style:font-style-complex="normal"/>
    </style:style>
    <style:style style:name="T375" style:family="text">
      <style:text-properties fo:font-style="normal" officeooo:rsid="14a2bfb5" style:font-style-asian="normal" style:font-style-complex="normal"/>
    </style:style>
    <style:style style:name="T376" style:family="text">
      <style:text-properties fo:font-style="normal" officeooo:rsid="14a46d87" style:font-style-asian="normal" style:font-style-complex="normal"/>
    </style:style>
    <style:style style:name="T377" style:family="text">
      <style:text-properties fo:font-style="normal" officeooo:rsid="14debc6e" style:font-style-asian="normal" style:font-style-complex="normal"/>
    </style:style>
    <style:style style:name="T378" style:family="text">
      <style:text-properties fo:font-style="normal" officeooo:rsid="14ab6b2d" style:font-style-asian="normal" style:font-style-complex="normal"/>
    </style:style>
    <style:style style:name="T379" style:family="text">
      <style:text-properties fo:font-style="normal" officeooo:rsid="14ad1703" style:font-style-asian="normal" style:font-style-complex="normal"/>
    </style:style>
    <style:style style:name="T380" style:family="text">
      <style:text-properties fo:font-style="normal" officeooo:rsid="14e779ca" style:font-style-asian="normal" style:font-style-complex="normal"/>
    </style:style>
    <style:style style:name="T381" style:family="text">
      <style:text-properties fo:font-style="normal" officeooo:rsid="13b10cbc" style:font-style-asian="normal" style:font-style-complex="normal"/>
    </style:style>
    <style:style style:name="T382" style:family="text">
      <style:text-properties fo:font-style="normal" officeooo:rsid="14eb4a17" style:font-style-asian="normal" style:font-style-complex="normal"/>
    </style:style>
    <style:style style:name="T383" style:family="text">
      <style:text-properties fo:font-style="normal" officeooo:rsid="14e9928b" style:font-style-asian="normal" style:font-style-complex="normal"/>
    </style:style>
    <style:style style:name="T384" style:family="text">
      <style:text-properties fo:font-style="normal" officeooo:rsid="14e9daa0" style:font-style-asian="normal" style:font-style-complex="normal"/>
    </style:style>
    <style:style style:name="T385" style:family="text">
      <style:text-properties fo:font-style="normal" officeooo:rsid="14089d92" style:font-style-asian="normal" style:font-style-complex="normal"/>
    </style:style>
    <style:style style:name="T386" style:family="text">
      <style:text-properties fo:font-style="normal" officeooo:rsid="1406befc" style:font-style-asian="normal" style:font-style-complex="normal"/>
    </style:style>
    <style:style style:name="T387" style:family="text">
      <style:text-properties fo:font-style="normal" officeooo:rsid="152d5918" style:font-style-asian="normal" style:font-style-complex="normal"/>
    </style:style>
    <style:style style:name="T388" style:family="text">
      <style:text-properties fo:font-style="normal" officeooo:rsid="15db31d1" style:font-style-asian="normal" style:font-style-complex="normal"/>
    </style:style>
    <style:style style:name="T389" style:family="text">
      <style:text-properties fo:font-style="normal" officeooo:rsid="13a2e8e7" style:font-style-asian="normal" style:font-style-complex="normal"/>
    </style:style>
    <style:style style:name="T390" style:family="text">
      <style:text-properties fo:font-style="normal" officeooo:rsid="13e0540a" style:font-style-asian="normal" style:font-style-complex="normal"/>
    </style:style>
    <style:style style:name="T391" style:family="text">
      <style:text-properties fo:font-style="normal" officeooo:rsid="13e8c8b5" style:font-style-asian="normal" style:font-style-complex="normal"/>
    </style:style>
    <style:style style:name="T392" style:family="text">
      <style:text-properties fo:font-style="normal" officeooo:rsid="13e73598" style:font-style-asian="normal" style:font-style-complex="normal"/>
    </style:style>
    <style:style style:name="T393" style:family="text">
      <style:text-properties fo:font-style="normal" officeooo:rsid="152ebd51" style:font-style-asian="normal" style:font-style-complex="normal"/>
    </style:style>
    <style:style style:name="T394" style:family="text">
      <style:text-properties fo:font-style="normal" officeooo:rsid="140e37fc" style:font-style-asian="normal" style:font-style-complex="normal"/>
    </style:style>
    <style:style style:name="T395" style:family="text">
      <style:text-properties fo:font-style="normal" officeooo:rsid="0d86e289" style:font-style-asian="normal" style:font-style-complex="normal"/>
    </style:style>
    <style:style style:name="T396" style:family="text">
      <style:text-properties fo:font-style="normal" officeooo:rsid="0d52cc2c" style:font-style-asian="normal" style:font-style-complex="normal"/>
    </style:style>
    <style:style style:name="T397" style:family="text">
      <style:text-properties fo:font-style="normal" officeooo:rsid="150e47db" style:font-style-asian="normal" style:font-style-complex="normal"/>
    </style:style>
    <style:style style:name="T398" style:family="text">
      <style:text-properties fo:font-style="normal" officeooo:rsid="15c31d1c" style:font-style-asian="normal" style:font-style-complex="normal"/>
    </style:style>
    <style:style style:name="T399" style:family="text">
      <style:text-properties fo:font-style="normal" officeooo:rsid="15126135" style:font-style-asian="normal" style:font-style-complex="normal"/>
    </style:style>
    <style:style style:name="T400" style:family="text">
      <style:text-properties fo:font-style="normal" officeooo:rsid="15c4742f" style:font-style-asian="normal" style:font-style-complex="normal"/>
    </style:style>
    <style:style style:name="T401" style:family="text">
      <style:text-properties fo:font-style="normal" officeooo:rsid="1513da19" style:font-style-asian="normal" style:font-style-complex="normal"/>
    </style:style>
    <style:style style:name="T402" style:family="text">
      <style:text-properties fo:font-style="normal" officeooo:rsid="152fb8ff" style:font-style-asian="normal" style:font-style-complex="normal"/>
    </style:style>
    <style:style style:name="T403" style:family="text">
      <style:text-properties fo:font-style="normal" officeooo:rsid="152fc742" style:font-style-asian="normal" style:font-style-complex="normal"/>
    </style:style>
    <style:style style:name="T404" style:family="text">
      <style:text-properties fo:font-style="normal" officeooo:rsid="1536cfd8" style:font-style-asian="normal" style:font-style-complex="normal"/>
    </style:style>
    <style:style style:name="T405" style:family="text">
      <style:text-properties fo:font-style="normal" officeooo:rsid="15b53080" style:font-style-asian="normal" style:font-style-complex="normal"/>
    </style:style>
    <style:style style:name="T406" style:family="text">
      <style:text-properties fo:font-style="normal" officeooo:rsid="0d7362c4" style:font-style-asian="normal" style:font-style-complex="normal"/>
    </style:style>
    <style:style style:name="T407" style:family="text">
      <style:text-properties fo:font-style="normal" officeooo:rsid="151de763" style:font-style-asian="normal" style:font-style-complex="normal"/>
    </style:style>
    <style:style style:name="T408" style:family="text">
      <style:text-properties fo:font-style="normal" officeooo:rsid="15e5d7ca" style:font-style-asian="normal" style:font-style-complex="normal"/>
    </style:style>
    <style:style style:name="T409" style:family="text">
      <style:text-properties fo:font-style="normal" officeooo:rsid="15ee1ed8" style:font-style-asian="normal" style:font-style-complex="normal"/>
    </style:style>
    <style:style style:name="T410" style:family="text">
      <style:text-properties fo:font-style="normal" officeooo:rsid="14d9ab12" style:font-style-asian="normal" style:font-style-complex="normal"/>
    </style:style>
    <style:style style:name="T411" style:family="text">
      <style:text-properties fo:font-style="normal" officeooo:rsid="145bd1f3" style:font-style-asian="normal" style:font-style-complex="normal"/>
    </style:style>
    <style:style style:name="T412" style:family="text">
      <style:text-properties fo:font-style="normal" officeooo:rsid="13eb767d" style:font-style-asian="normal" style:font-style-complex="normal"/>
    </style:style>
    <style:style style:name="T413" style:family="text">
      <style:text-properties fo:font-style="normal" officeooo:rsid="13ee209f" style:font-style-asian="normal" style:font-style-complex="normal"/>
    </style:style>
    <style:style style:name="T414" style:family="text">
      <style:text-properties fo:font-style="normal" officeooo:rsid="15df2d73" style:font-style-asian="normal" style:font-style-complex="normal"/>
    </style:style>
    <style:style style:name="T415" style:family="text">
      <style:text-properties fo:font-style="normal" officeooo:rsid="14c4008e" style:font-style-asian="normal" style:font-style-complex="normal"/>
    </style:style>
    <style:style style:name="T416" style:family="text">
      <style:text-properties fo:font-style="normal" officeooo:rsid="15808ecc" style:font-style-asian="normal" style:font-style-complex="normal"/>
    </style:style>
    <style:style style:name="T417" style:family="text">
      <style:text-properties fo:font-style="normal" officeooo:rsid="157f8712" style:font-style-asian="normal" style:font-style-complex="normal"/>
    </style:style>
    <style:style style:name="T418" style:family="text">
      <style:text-properties fo:font-style="normal" officeooo:rsid="14c8ad01" style:font-style-asian="normal" style:font-style-complex="normal"/>
    </style:style>
    <style:style style:name="T419" style:family="text">
      <style:text-properties fo:font-style="normal" officeooo:rsid="15686745" style:font-style-asian="normal" style:font-style-complex="normal"/>
    </style:style>
    <style:style style:name="T420" style:family="text">
      <style:text-properties fo:font-style="normal" officeooo:rsid="1410b4c0" style:font-style-asian="normal" style:font-style-complex="normal"/>
    </style:style>
    <style:style style:name="T421" style:family="text">
      <style:text-properties fo:font-style="normal" officeooo:rsid="1479a677" style:font-style-asian="normal" style:font-style-complex="normal"/>
    </style:style>
    <style:style style:name="T422" style:family="text">
      <style:text-properties fo:font-style="normal" officeooo:rsid="14c4408b" style:font-style-asian="normal" style:font-style-complex="normal"/>
    </style:style>
    <style:style style:name="T423" style:family="text">
      <style:text-properties fo:font-style="normal" officeooo:rsid="13af2e8e" style:font-style-asian="normal" style:font-style-complex="normal"/>
    </style:style>
    <style:style style:name="T424" style:family="text">
      <style:text-properties fo:font-style="normal" officeooo:rsid="14ca826f" style:font-style-asian="normal" style:font-style-complex="normal"/>
    </style:style>
    <style:style style:name="T425" style:family="text">
      <style:text-properties fo:font-style="normal" officeooo:rsid="1566966c" style:font-style-asian="normal" style:font-style-complex="normal"/>
    </style:style>
    <style:style style:name="T426" style:family="text">
      <style:text-properties fo:font-style="normal" officeooo:rsid="149f0d33" style:font-style-asian="normal" style:font-style-complex="normal"/>
    </style:style>
    <style:style style:name="T427" style:family="text">
      <style:text-properties fo:font-style="normal" officeooo:rsid="1482ee20" style:font-style-asian="normal" style:font-style-complex="normal"/>
    </style:style>
    <style:style style:name="T428" style:family="text">
      <style:text-properties fo:font-style="normal" officeooo:rsid="149ff21f" style:font-style-asian="normal" style:font-style-complex="normal"/>
    </style:style>
    <style:style style:name="T429" style:family="text">
      <style:text-properties fo:font-style="normal" officeooo:rsid="14c8ada9" style:font-style-asian="normal" style:font-style-complex="normal"/>
    </style:style>
    <style:style style:name="T430" style:family="text">
      <style:text-properties fo:font-style="normal" officeooo:rsid="426adf97" style:font-style-asian="normal" style:font-style-complex="normal"/>
    </style:style>
    <style:style style:name="T431" style:family="text">
      <style:text-properties fo:font-style="normal" officeooo:rsid="41582817" style:font-style-asian="normal" style:font-style-complex="normal"/>
    </style:style>
    <style:style style:name="T432" style:family="text">
      <style:text-properties fo:font-style="normal" officeooo:rsid="4297f1d7" style:font-style-asian="normal" style:font-style-complex="normal"/>
    </style:style>
    <style:style style:name="T433" style:family="text">
      <style:text-properties fo:font-style="normal" officeooo:rsid="4352408b" style:font-style-asian="normal" style:font-style-complex="normal"/>
    </style:style>
    <style:style style:name="T434" style:family="text">
      <style:text-properties fo:font-style="normal" officeooo:rsid="43537646" style:font-style-asian="normal" style:font-style-complex="normal"/>
    </style:style>
    <style:style style:name="T435" style:family="text">
      <style:text-properties fo:font-style="normal" officeooo:rsid="43824b01" style:font-style-asian="normal" style:font-style-complex="normal"/>
    </style:style>
    <style:style style:name="T436" style:family="text">
      <style:text-properties fo:font-style="normal" officeooo:rsid="20a19e91" style:font-style-asian="normal" style:font-style-complex="normal"/>
    </style:style>
    <style:style style:name="T437" style:family="text">
      <style:text-properties fo:font-style="normal" officeooo:rsid="43f9f582" style:font-style-asian="normal" style:font-style-complex="normal"/>
    </style:style>
    <style:style style:name="T438" style:family="text">
      <style:text-properties fo:font-style="normal" officeooo:rsid="440f6fab" style:font-style-asian="normal" style:font-style-complex="normal"/>
    </style:style>
    <style:style style:name="T439" style:family="text">
      <style:text-properties fo:font-style="normal" style:text-underline-style="none" style:font-style-asian="normal" style:font-style-complex="normal"/>
    </style:style>
    <style:style style:name="T440" style:family="text">
      <style:text-properties fo:font-style="normal" style:text-underline-style="none" officeooo:rsid="417c9df5" style:font-style-asian="normal" style:font-style-complex="normal"/>
    </style:style>
    <style:style style:name="T441" style:family="text">
      <style:text-properties fo:font-style="normal" style:text-underline-style="none" officeooo:rsid="41c12380" style:font-style-asian="normal" style:font-style-complex="normal"/>
    </style:style>
    <style:style style:name="T442" style:family="text">
      <style:text-properties fo:font-style="normal" style:text-underline-style="none" officeooo:rsid="426c3f6e" style:font-style-asian="normal" style:font-style-complex="normal"/>
    </style:style>
    <style:style style:name="T443" style:family="text">
      <style:text-properties fo:font-style="normal" style:text-underline-style="none" officeooo:rsid="426e28be" style:font-style-asian="normal" style:font-style-complex="normal"/>
    </style:style>
    <style:style style:name="T444" style:family="text">
      <style:text-properties fo:font-style="normal" style:text-underline-style="none" officeooo:rsid="22f7ad49" style:font-style-asian="normal" style:font-style-complex="normal"/>
    </style:style>
    <style:style style:name="T445" style:family="text">
      <style:text-properties fo:font-style="normal" fo:font-weight="bold" officeooo:rsid="06c30e5a" style:font-style-asian="normal" style:font-weight-asian="bold" style:font-style-complex="normal" style:font-weight-complex="bold"/>
    </style:style>
    <style:style style:name="T446" style:family="text">
      <style:text-properties fo:font-style="normal" fo:font-weight="bold" officeooo:rsid="4424b05c" style:font-style-asian="normal" style:font-weight-asian="bold" style:font-style-complex="normal" style:font-weight-complex="bold"/>
    </style:style>
    <style:style style:name="T447" style:family="text">
      <style:text-properties fo:font-style="normal" fo:font-weight="normal" officeooo:rsid="2b0a79aa" style:font-style-asian="normal" style:font-weight-asian="normal" style:font-style-complex="normal" style:font-weight-complex="normal"/>
    </style:style>
    <style:style style:name="T448" style:family="text">
      <style:text-properties fo:font-style="normal" fo:font-weight="normal" officeooo:rsid="2b0b9663" style:font-style-asian="normal" style:font-weight-asian="normal" style:font-style-complex="normal" style:font-weight-complex="normal"/>
    </style:style>
    <style:style style:name="T449" style:family="text">
      <style:text-properties fo:font-style="normal" fo:font-weight="normal" officeooo:rsid="4423b342" style:font-style-asian="normal" style:font-weight-asian="normal" style:font-style-complex="normal" style:font-weight-complex="normal"/>
    </style:style>
    <style:style style:name="T450" style:family="text">
      <style:text-properties fo:font-style="normal" fo:font-weight="normal" officeooo:rsid="4424b05c" style:font-style-asian="normal" style:font-weight-asian="normal" style:font-style-complex="normal" style:font-weight-complex="normal"/>
    </style:style>
    <style:style style:name="T451" style:family="text">
      <style:text-properties officeooo:rsid="40ec13cf"/>
    </style:style>
    <style:style style:name="T452" style:family="text">
      <style:text-properties officeooo:rsid="41182599"/>
    </style:style>
    <style:style style:name="T453" style:family="text">
      <style:text-properties officeooo:rsid="41250703"/>
    </style:style>
    <style:style style:name="T454" style:family="text">
      <style:text-properties officeooo:rsid="41261fb4"/>
    </style:style>
    <style:style style:name="T455" style:family="text">
      <style:text-properties officeooo:rsid="4127ad25"/>
    </style:style>
    <style:style style:name="T456" style:family="text">
      <style:text-properties officeooo:rsid="412d36c9"/>
    </style:style>
    <style:style style:name="T457" style:family="text">
      <style:text-properties officeooo:rsid="41332f71"/>
    </style:style>
    <style:style style:name="T458" style:family="text">
      <style:text-properties officeooo:rsid="413be340"/>
    </style:style>
    <style:style style:name="T459" style:family="text">
      <style:text-properties officeooo:rsid="413d59bb"/>
    </style:style>
    <style:style style:name="T460" style:family="text">
      <style:text-properties officeooo:rsid="41405f4f"/>
    </style:style>
    <style:style style:name="T461" style:family="text">
      <style:text-properties officeooo:rsid="414246e7"/>
    </style:style>
    <style:style style:name="T462" style:family="text">
      <style:text-properties officeooo:rsid="41441f56"/>
    </style:style>
    <style:style style:name="T463" style:family="text">
      <style:text-properties officeooo:rsid="41446aab"/>
    </style:style>
    <style:style style:name="T464" style:family="text">
      <style:text-properties officeooo:rsid="22d6a232"/>
    </style:style>
    <style:style style:name="T465" style:family="text">
      <style:text-properties officeooo:rsid="41477c4c"/>
    </style:style>
    <style:style style:name="T466" style:family="text">
      <style:text-properties officeooo:rsid="414a3527"/>
    </style:style>
    <style:style style:name="T467" style:family="text">
      <style:text-properties officeooo:rsid="414db2d0"/>
    </style:style>
    <style:style style:name="T468" style:family="text">
      <style:text-properties officeooo:rsid="414f9ab3"/>
    </style:style>
    <style:style style:name="T469" style:family="text">
      <style:text-properties officeooo:rsid="41582817"/>
    </style:style>
    <style:style style:name="T470" style:family="text">
      <style:text-properties officeooo:rsid="4163a7d1"/>
    </style:style>
    <style:style style:name="T471" style:family="text">
      <style:text-properties officeooo:rsid="41468b36"/>
    </style:style>
    <style:style style:name="T472" style:family="text">
      <style:text-properties officeooo:rsid="41751f1c"/>
    </style:style>
    <style:style style:name="T473" style:family="text">
      <style:text-properties officeooo:rsid="0e7f75d0"/>
    </style:style>
    <style:style style:name="T474" style:family="text">
      <style:text-properties officeooo:rsid="0e7e826d"/>
    </style:style>
    <style:style style:name="T475" style:family="text">
      <style:text-properties officeooo:rsid="417b4d53"/>
    </style:style>
    <style:style style:name="T476" style:family="text">
      <style:text-properties style:text-underline-style="none"/>
    </style:style>
    <style:style style:name="T477" style:family="text">
      <style:text-properties style:text-underline-style="none" officeooo:rsid="417b4d53"/>
    </style:style>
    <style:style style:name="T478" style:family="text">
      <style:text-properties style:text-underline-style="none" officeooo:rsid="41bf3d48"/>
    </style:style>
    <style:style style:name="T479" style:family="text">
      <style:text-properties style:text-underline-style="none" officeooo:rsid="41c9826c"/>
    </style:style>
    <style:style style:name="T480" style:family="text">
      <style:text-properties style:text-underline-style="none" officeooo:rsid="41bb0177"/>
    </style:style>
    <style:style style:name="T481" style:family="text">
      <style:text-properties style:text-underline-style="none" officeooo:rsid="428a5d7f"/>
    </style:style>
    <style:style style:name="T482" style:family="text">
      <style:text-properties style:text-underline-style="none" officeooo:rsid="428433a0"/>
    </style:style>
    <style:style style:name="T483" style:family="text">
      <style:text-properties style:text-underline-style="none" officeooo:rsid="4283adc7"/>
    </style:style>
    <style:style style:name="T484" style:family="text">
      <style:text-properties style:text-underline-style="none" officeooo:rsid="431a4917"/>
    </style:style>
    <style:style style:name="T485" style:family="text">
      <style:text-properties style:text-underline-style="none" officeooo:rsid="4361cc9f"/>
    </style:style>
    <style:style style:name="T486" style:family="text">
      <style:text-properties officeooo:rsid="417f6e12"/>
    </style:style>
    <style:style style:name="T487" style:family="text">
      <style:text-properties officeooo:rsid="4189ee8d"/>
    </style:style>
    <style:style style:name="T488" style:family="text">
      <style:text-properties officeooo:rsid="16096a70"/>
    </style:style>
    <style:style style:name="T489" style:family="text">
      <style:text-properties officeooo:rsid="16216193"/>
    </style:style>
    <style:style style:name="T490" style:family="text">
      <style:text-properties officeooo:rsid="16207028"/>
    </style:style>
    <style:style style:name="T491" style:family="text">
      <style:text-properties officeooo:rsid="161e58b1"/>
    </style:style>
    <style:style style:name="T492" style:family="text">
      <style:text-properties officeooo:rsid="161b024d"/>
    </style:style>
    <style:style style:name="T493" style:family="text">
      <style:text-properties officeooo:rsid="161ecb8b"/>
    </style:style>
    <style:style style:name="T494" style:family="text">
      <style:text-properties officeooo:rsid="41943a51"/>
    </style:style>
    <style:style style:name="T495" style:family="text">
      <style:text-properties fo:color="#ff6400" fo:font-style="normal" officeooo:rsid="41943a51" style:font-style-asian="normal" style:font-style-complex="normal"/>
    </style:style>
    <style:style style:name="T496" style:family="text">
      <style:text-properties fo:color="#ff6400" style:text-underline-style="none" officeooo:rsid="41bb0177"/>
    </style:style>
    <style:style style:name="T497" style:family="text">
      <style:text-properties fo:color="#ff6400" officeooo:rsid="429e2dc4"/>
    </style:style>
    <style:style style:name="T498"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99"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00"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0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02" style:family="text">
      <style:text-properties fo:color="#ff6400" officeooo:rsid="44114e8f"/>
    </style:style>
    <style:style style:name="T503" style:family="text">
      <style:text-properties fo:color="#ff6400" officeooo:rsid="4432a080"/>
    </style:style>
    <style:style style:name="T504" style:family="text">
      <style:text-properties fo:color="#6482ff" officeooo:rsid="41943a51"/>
    </style:style>
    <style:style style:name="T505" style:family="text">
      <style:text-properties officeooo:rsid="4196f96e"/>
    </style:style>
    <style:style style:name="T506" style:family="text">
      <style:text-properties fo:color="#c86400" officeooo:rsid="4196f96e"/>
    </style:style>
    <style:style style:name="T507" style:family="text">
      <style:text-properties officeooo:rsid="4196fa6e"/>
    </style:style>
    <style:style style:name="T508" style:family="text">
      <style:text-properties officeooo:rsid="419a37b8"/>
    </style:style>
    <style:style style:name="T509" style:family="text">
      <style:text-properties officeooo:rsid="419cb3a6"/>
    </style:style>
    <style:style style:name="T510" style:family="text">
      <style:text-properties officeooo:rsid="41a3931a"/>
    </style:style>
    <style:style style:name="T511" style:family="text">
      <style:text-properties officeooo:rsid="41ae16ef"/>
    </style:style>
    <style:style style:name="T512" style:family="text">
      <style:text-properties officeooo:rsid="41b1ee99"/>
    </style:style>
    <style:style style:name="T513" style:family="text">
      <style:text-properties officeooo:rsid="41b3d638"/>
    </style:style>
    <style:style style:name="T514" style:family="text">
      <style:text-properties officeooo:rsid="41b5ac07"/>
    </style:style>
    <style:style style:name="T515" style:family="text">
      <style:text-properties officeooo:rsid="41bb0177"/>
    </style:style>
    <style:style style:name="T516" style:family="text">
      <style:text-properties fo:color="#00c8ff" style:text-underline-style="none"/>
    </style:style>
    <style:style style:name="T517"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18" style:family="text">
      <style:text-properties officeooo:rsid="41bdb093"/>
    </style:style>
    <style:style style:name="T519" style:family="text">
      <style:text-properties fo:language="cs" fo:country="CZ"/>
    </style:style>
    <style:style style:name="T520" style:family="text">
      <style:text-properties fo:language="cs" fo:country="CZ" style:language-asian="cs" style:country-asian="CZ"/>
    </style:style>
    <style:style style:name="T521" style:family="text">
      <style:text-properties fo:language="cs" fo:country="CZ" officeooo:rsid="3eb4b392" style:language-asian="cs" style:country-asian="CZ"/>
    </style:style>
    <style:style style:name="T522" style:family="text">
      <style:text-properties fo:language="cs" fo:country="CZ" officeooo:rsid="2059a202" style:language-asian="cs" style:country-asian="CZ"/>
    </style:style>
    <style:style style:name="T523" style:family="text">
      <style:text-properties fo:language="cs" fo:country="CZ" officeooo:rsid="41c29e2b" style:language-asian="cs" style:country-asian="CZ"/>
    </style:style>
    <style:style style:name="T524" style:family="text">
      <style:text-properties fo:language="cs" fo:country="CZ" officeooo:rsid="425e8107" style:language-asian="cs" style:country-asian="CZ"/>
    </style:style>
    <style:style style:name="T525" style:family="text">
      <style:text-properties fo:language="cs" fo:country="CZ" officeooo:rsid="42645b8b" style:language-asian="cs" style:country-asian="CZ"/>
    </style:style>
    <style:style style:name="T526" style:family="text">
      <style:text-properties fo:language="cs" fo:country="CZ" officeooo:rsid="20834f4f" style:language-asian="cs" style:country-asian="CZ"/>
    </style:style>
    <style:style style:name="T527" style:family="text">
      <style:text-properties fo:language="cs" fo:country="CZ" officeooo:rsid="2f058116" style:language-asian="cs" style:country-asian="CZ"/>
    </style:style>
    <style:style style:name="T528" style:family="text">
      <style:text-properties fo:language="cs" fo:country="CZ" officeooo:rsid="233bf6f9" style:language-asian="cs" style:country-asian="CZ"/>
    </style:style>
    <style:style style:name="T529" style:family="text">
      <style:text-properties fo:language="cs" fo:country="CZ" officeooo:rsid="22f92fef" style:language-asian="cs" style:country-asian="CZ"/>
    </style:style>
    <style:style style:name="T530" style:family="text">
      <style:text-properties fo:language="cs" fo:country="CZ" officeooo:rsid="221e54e3" style:language-asian="cs" style:country-asian="CZ"/>
    </style:style>
    <style:style style:name="T531" style:family="text">
      <style:text-properties fo:language="cs" fo:country="CZ" officeooo:rsid="23e5863d" style:language-asian="cs" style:country-asian="CZ"/>
    </style:style>
    <style:style style:name="T532" style:family="text">
      <style:text-properties fo:language="cs" fo:country="CZ" officeooo:rsid="2351a1c2" style:language-asian="cs" style:country-asian="CZ"/>
    </style:style>
    <style:style style:name="T533" style:family="text">
      <style:text-properties fo:language="cs" fo:country="CZ" officeooo:rsid="23c614f4" style:language-asian="cs" style:country-asian="CZ"/>
    </style:style>
    <style:style style:name="T534" style:family="text">
      <style:text-properties fo:language="cs" fo:country="CZ" officeooo:rsid="207b8e54" style:language-asian="cs" style:country-asian="CZ"/>
    </style:style>
    <style:style style:name="T535" style:family="text">
      <style:text-properties fo:language="cs" fo:country="CZ" officeooo:rsid="23e20368" style:language-asian="cs" style:country-asian="CZ"/>
    </style:style>
    <style:style style:name="T536" style:family="text">
      <style:text-properties fo:language="cs" fo:country="CZ" officeooo:rsid="235399e7" style:language-asian="cs" style:country-asian="CZ"/>
    </style:style>
    <style:style style:name="T537" style:family="text">
      <style:text-properties fo:language="cs" fo:country="CZ" officeooo:rsid="21537a33" style:language-asian="cs" style:country-asian="CZ"/>
    </style:style>
    <style:style style:name="T538" style:family="text">
      <style:text-properties fo:language="cs" fo:country="CZ" officeooo:rsid="232dc870" style:language-asian="cs" style:country-asian="CZ"/>
    </style:style>
    <style:style style:name="T539" style:family="text">
      <style:text-properties fo:language="cs" fo:country="CZ" officeooo:rsid="230ba10e" style:language-asian="cs" style:country-asian="CZ"/>
    </style:style>
    <style:style style:name="T540" style:family="text">
      <style:text-properties fo:language="cs" fo:country="CZ" officeooo:rsid="2354ebb9" style:language-asian="cs" style:country-asian="CZ"/>
    </style:style>
    <style:style style:name="T541" style:family="text">
      <style:text-properties fo:language="cs" fo:country="CZ" officeooo:rsid="2065d056" style:language-asian="cs" style:country-asian="CZ"/>
    </style:style>
    <style:style style:name="T542" style:family="text">
      <style:text-properties fo:language="cs" fo:country="CZ" officeooo:rsid="2358e570" style:language-asian="cs" style:country-asian="CZ"/>
    </style:style>
    <style:style style:name="T543" style:family="text">
      <style:text-properties fo:language="cs" fo:country="CZ" officeooo:rsid="21966d5f" style:language-asian="cs" style:country-asian="CZ"/>
    </style:style>
    <style:style style:name="T544" style:family="text">
      <style:text-properties fo:language="cs" fo:country="CZ" officeooo:rsid="2196dca8" style:language-asian="cs" style:country-asian="CZ"/>
    </style:style>
    <style:style style:name="T545" style:family="text">
      <style:text-properties fo:language="cs" fo:country="CZ" officeooo:rsid="4280fd1d" style:language-asian="cs" style:country-asian="CZ"/>
    </style:style>
    <style:style style:name="T546" style:family="text">
      <style:text-properties fo:language="cs" fo:country="CZ" officeooo:rsid="2454e91c" style:language-asian="cs" style:country-asian="CZ"/>
    </style:style>
    <style:style style:name="T547" style:family="text">
      <style:text-properties fo:language="cs" fo:country="CZ" officeooo:rsid="42a17cc3" style:language-asian="cs" style:country-asian="CZ"/>
    </style:style>
    <style:style style:name="T548" style:family="text">
      <style:text-properties fo:language="cs" fo:country="CZ" officeooo:rsid="429fff17" style:language-asian="cs" style:country-asian="CZ"/>
    </style:style>
    <style:style style:name="T549" style:family="text">
      <style:text-properties fo:language="cs" fo:country="CZ" officeooo:rsid="42a27a6e" style:language-asian="cs" style:country-asian="CZ"/>
    </style:style>
    <style:style style:name="T550" style:family="text">
      <style:text-properties fo:language="cs" fo:country="CZ" officeooo:rsid="42a5466c" style:language-asian="cs" style:country-asian="CZ"/>
    </style:style>
    <style:style style:name="T551" style:family="text">
      <style:text-properties fo:language="cs" fo:country="CZ" officeooo:rsid="430071ab" style:language-asian="cs" style:country-asian="CZ"/>
    </style:style>
    <style:style style:name="T552" style:family="text">
      <style:text-properties fo:language="cs" fo:country="CZ" officeooo:rsid="43014707" style:language-asian="cs" style:country-asian="CZ"/>
    </style:style>
    <style:style style:name="T553" style:family="text">
      <style:text-properties fo:language="cs" fo:country="CZ" officeooo:rsid="20a75113" style:language-asian="cs" style:country-asian="CZ"/>
    </style:style>
    <style:style style:name="T554" style:family="text">
      <style:text-properties fo:language="cs" fo:country="CZ" officeooo:rsid="20a56c6b" style:language-asian="cs" style:country-asian="CZ"/>
    </style:style>
    <style:style style:name="T555" style:family="text">
      <style:text-properties fo:language="cs" fo:country="CZ" officeooo:rsid="20aac5d0" style:language-asian="cs" style:country-asian="CZ"/>
    </style:style>
    <style:style style:name="T556" style:family="text">
      <style:text-properties fo:language="cs" fo:country="CZ" officeooo:rsid="20ace839" style:language-asian="cs" style:country-asian="CZ"/>
    </style:style>
    <style:style style:name="T557" style:family="text">
      <style:text-properties fo:language="cs" fo:country="CZ" officeooo:rsid="43be5955" style:language-asian="cs" style:country-asian="CZ"/>
    </style:style>
    <style:style style:name="T558" style:family="text">
      <style:text-properties fo:language="cs" fo:country="CZ" officeooo:rsid="43bfb80c" style:language-asian="cs" style:country-asian="CZ"/>
    </style:style>
    <style:style style:name="T559" style:family="text">
      <style:text-properties fo:language="cs" fo:country="CZ" officeooo:rsid="43c105aa" style:language-asian="cs" style:country-asian="CZ"/>
    </style:style>
    <style:style style:name="T560" style:family="text">
      <style:text-properties fo:language="cs" fo:country="CZ" officeooo:rsid="43c165e6" style:language-asian="cs" style:country-asian="CZ"/>
    </style:style>
    <style:style style:name="T561" style:family="text">
      <style:text-properties fo:language="cs" fo:country="CZ" officeooo:rsid="43c22796" style:language-asian="cs" style:country-asian="CZ"/>
    </style:style>
    <style:style style:name="T562" style:family="text">
      <style:text-properties fo:language="cs" fo:country="CZ" officeooo:rsid="43c2c439" style:language-asian="cs" style:country-asian="CZ"/>
    </style:style>
    <style:style style:name="T563" style:family="text">
      <style:text-properties fo:language="cs" fo:country="CZ" officeooo:rsid="43d452e3" style:language-asian="cs" style:country-asian="CZ"/>
    </style:style>
    <style:style style:name="T564" style:family="text">
      <style:text-properties fo:language="cs" fo:country="CZ" officeooo:rsid="43d64620" style:language-asian="cs" style:country-asian="CZ"/>
    </style:style>
    <style:style style:name="T565" style:family="text">
      <style:text-properties fo:language="cs" fo:country="CZ" officeooo:rsid="43e269cb" style:language-asian="cs" style:country-asian="CZ"/>
    </style:style>
    <style:style style:name="T566" style:family="text">
      <style:text-properties fo:language="cs" fo:country="CZ" officeooo:rsid="43e51b3b" style:language-asian="cs" style:country-asian="CZ"/>
    </style:style>
    <style:style style:name="T567" style:family="text">
      <style:text-properties fo:language="cs" fo:country="CZ" fo:font-style="italic" style:language-asian="cs" style:country-asian="CZ" style:font-style-asian="italic" style:font-style-complex="italic"/>
    </style:style>
    <style:style style:name="T568" style:family="text">
      <style:text-properties fo:language="cs" fo:country="CZ" fo:font-style="italic" officeooo:rsid="3eb4b392" style:language-asian="cs" style:country-asian="CZ" style:font-style-asian="italic" style:font-style-complex="italic"/>
    </style:style>
    <style:style style:name="T569" style:family="text">
      <style:text-properties fo:language="cs" fo:country="CZ" fo:font-style="italic" officeooo:rsid="20834f4f" style:language-asian="cs" style:country-asian="CZ" style:font-style-asian="italic" style:font-style-complex="italic"/>
    </style:style>
    <style:style style:name="T570" style:family="text">
      <style:text-properties fo:language="cs" fo:country="CZ" fo:font-style="italic" officeooo:rsid="2395a884" style:language-asian="cs" style:country-asian="CZ" style:font-style-asian="italic" style:font-style-complex="italic"/>
    </style:style>
    <style:style style:name="T571" style:family="text">
      <style:text-properties fo:language="cs" fo:country="CZ" fo:font-style="italic" officeooo:rsid="239f3212" style:language-asian="cs" style:country-asian="CZ" style:font-style-asian="italic" style:font-style-complex="italic"/>
    </style:style>
    <style:style style:name="T572" style:family="text">
      <style:text-properties fo:language="cs" fo:country="CZ" fo:font-style="italic" officeooo:rsid="239ee6d2" style:language-asian="cs" style:country-asian="CZ" style:font-style-asian="italic" style:font-style-complex="italic"/>
    </style:style>
    <style:style style:name="T573" style:family="text">
      <style:text-properties fo:language="cs" fo:country="CZ" fo:font-style="italic" officeooo:rsid="2397efe5" style:language-asian="cs" style:country-asian="CZ" style:font-style-asian="italic" style:font-style-complex="italic"/>
    </style:style>
    <style:style style:name="T574" style:family="text">
      <style:text-properties fo:language="cs" fo:country="CZ" fo:font-style="italic" officeooo:rsid="23cb1884" style:language-asian="cs" style:country-asian="CZ" style:font-style-asian="italic" style:font-style-complex="italic"/>
    </style:style>
    <style:style style:name="T575" style:family="text">
      <style:text-properties fo:language="cs" fo:country="CZ" fo:font-style="italic" officeooo:rsid="23cc4087" style:language-asian="cs" style:country-asian="CZ" style:font-style-asian="italic" style:font-style-complex="italic"/>
    </style:style>
    <style:style style:name="T576" style:family="text">
      <style:text-properties fo:language="cs" fo:country="CZ" fo:font-style="italic" officeooo:rsid="23d24716" style:language-asian="cs" style:country-asian="CZ" style:font-style-asian="italic" style:font-style-complex="italic"/>
    </style:style>
    <style:style style:name="T577" style:family="text">
      <style:text-properties fo:language="cs" fo:country="CZ" fo:font-style="italic" officeooo:rsid="23e9cc18" style:language-asian="cs" style:country-asian="CZ" style:font-style-asian="italic" style:font-style-complex="italic"/>
    </style:style>
    <style:style style:name="T578" style:family="text">
      <style:text-properties fo:language="cs" fo:country="CZ" fo:font-style="italic" officeooo:rsid="23bc305e" style:language-asian="cs" style:country-asian="CZ" style:font-style-asian="italic" style:font-style-complex="italic"/>
    </style:style>
    <style:style style:name="T579" style:family="text">
      <style:text-properties fo:language="cs" fo:country="CZ" fo:font-style="italic" officeooo:rsid="23b742fd" style:language-asian="cs" style:country-asian="CZ" style:font-style-asian="italic" style:font-style-complex="italic"/>
    </style:style>
    <style:style style:name="T580" style:family="text">
      <style:text-properties fo:language="cs" fo:country="CZ" fo:font-style="italic" officeooo:rsid="24ffc69a" style:language-asian="cs" style:country-asian="CZ" style:font-style-asian="italic" style:font-style-complex="italic"/>
    </style:style>
    <style:style style:name="T581" style:family="text">
      <style:text-properties fo:language="cs" fo:country="CZ" fo:font-style="italic" officeooo:rsid="4280fd1d" style:language-asian="cs" style:country-asian="CZ" style:font-style-asian="italic" style:font-style-complex="italic"/>
    </style:style>
    <style:style style:name="T582" style:family="text">
      <style:text-properties fo:language="cs" fo:country="CZ" fo:font-style="italic" officeooo:rsid="4283adc7" style:language-asian="cs" style:country-asian="CZ" style:font-style-asian="italic" style:font-style-complex="italic"/>
    </style:style>
    <style:style style:name="T583" style:family="text">
      <style:text-properties fo:language="cs" fo:country="CZ" fo:font-style="italic" officeooo:rsid="428b597f" style:language-asian="cs" style:country-asian="CZ" style:font-style-asian="italic" style:font-style-complex="italic"/>
    </style:style>
    <style:style style:name="T584" style:family="text">
      <style:text-properties fo:language="cs" fo:country="CZ" fo:font-style="italic" officeooo:rsid="428a5d7f" style:language-asian="cs" style:country-asian="CZ" style:font-style-asian="italic" style:font-style-complex="italic"/>
    </style:style>
    <style:style style:name="T585" style:family="text">
      <style:text-properties fo:language="cs" fo:country="CZ" fo:font-style="italic" officeooo:rsid="42903296" style:language-asian="cs" style:country-asian="CZ" style:font-style-asian="italic" style:font-style-complex="italic"/>
    </style:style>
    <style:style style:name="T586" style:family="text">
      <style:text-properties fo:language="cs" fo:country="CZ" fo:font-style="italic" officeooo:rsid="429fff17" style:language-asian="cs" style:country-asian="CZ" style:font-style-asian="italic" style:font-style-complex="italic"/>
    </style:style>
    <style:style style:name="T587" style:family="text">
      <style:text-properties fo:language="cs" fo:country="CZ" fo:font-style="italic" officeooo:rsid="42c7d3e2" style:language-asian="cs" style:country-asian="CZ" style:font-style-asian="italic" style:font-style-complex="italic"/>
    </style:style>
    <style:style style:name="T588" style:family="text">
      <style:text-properties fo:language="cs" fo:country="CZ" fo:font-style="italic" officeooo:rsid="42de89ab" style:language-asian="cs" style:country-asian="CZ" style:font-style-asian="italic" style:font-style-complex="italic"/>
    </style:style>
    <style:style style:name="T589" style:family="text">
      <style:text-properties fo:language="cs" fo:country="CZ" fo:font-style="italic" officeooo:rsid="430ab4f6" style:language-asian="cs" style:country-asian="CZ" style:font-style-asian="italic" style:font-style-complex="italic"/>
    </style:style>
    <style:style style:name="T590" style:family="text">
      <style:text-properties fo:language="cs" fo:country="CZ" fo:font-style="italic" officeooo:rsid="3b4b2462" style:language-asian="cs" style:country-asian="CZ" style:font-style-asian="italic" style:font-style-complex="italic"/>
    </style:style>
    <style:style style:name="T591" style:family="text">
      <style:text-properties fo:language="cs" fo:country="CZ" fo:font-style="italic" officeooo:rsid="20a75113" style:language-asian="cs" style:country-asian="CZ" style:font-style-asian="italic" style:font-style-complex="italic"/>
    </style:style>
    <style:style style:name="T592" style:family="text">
      <style:text-properties fo:language="cs" fo:country="CZ" fo:font-style="italic" officeooo:rsid="43bfb80c" style:language-asian="cs" style:country-asian="CZ" style:font-style-asian="italic" style:font-style-complex="italic"/>
    </style:style>
    <style:style style:name="T593" style:family="text">
      <style:text-properties fo:language="cs" fo:country="CZ" fo:font-style="italic" officeooo:rsid="43c22796" style:language-asian="cs" style:country-asian="CZ" style:font-style-asian="italic" style:font-style-complex="italic"/>
    </style:style>
    <style:style style:name="T594" style:family="text">
      <style:text-properties fo:language="cs" fo:country="CZ" fo:font-style="italic" officeooo:rsid="43ff1aaf" style:language-asian="cs" style:country-asian="CZ" style:font-style-asian="italic" style:font-style-complex="italic"/>
    </style:style>
    <style:style style:name="T595" style:family="text">
      <style:text-properties fo:language="cs" fo:country="CZ" fo:font-style="italic" officeooo:rsid="44338544" style:language-asian="cs" style:country-asian="CZ" style:font-style-asian="italic" style:font-style-complex="italic"/>
    </style:style>
    <style:style style:name="T596" style:family="text">
      <style:text-properties fo:language="cs" fo:country="CZ" fo:font-style="italic" style:font-style-asian="italic" style:font-style-complex="italic"/>
    </style:style>
    <style:style style:name="T597" style:family="text">
      <style:text-properties fo:language="cs" fo:country="CZ" fo:font-style="italic" officeooo:rsid="0722a130" style:font-style-asian="italic" style:font-style-complex="italic"/>
    </style:style>
    <style:style style:name="T598" style:family="text">
      <style:text-properties fo:language="cs" fo:country="CZ" fo:font-style="italic" officeooo:rsid="05ecda0e" style:font-style-asian="italic" style:font-style-complex="italic"/>
    </style:style>
    <style:style style:name="T599" style:family="text">
      <style:text-properties fo:language="cs" fo:country="CZ" fo:font-style="italic" officeooo:rsid="063de534" style:font-style-asian="italic" style:font-style-complex="italic"/>
    </style:style>
    <style:style style:name="T600" style:family="text">
      <style:text-properties fo:language="cs" fo:country="CZ" fo:font-style="italic" officeooo:rsid="063a80b5" style:font-style-asian="italic" style:font-style-complex="italic"/>
    </style:style>
    <style:style style:name="T601" style:family="text">
      <style:text-properties fo:language="cs" fo:country="CZ" fo:font-style="italic" officeooo:rsid="063de534" style:language-asian="zxx" style:country-asian="none" style:font-style-asian="italic" style:font-style-complex="italic"/>
    </style:style>
    <style:style style:name="T602" style:family="text">
      <style:text-properties fo:language="cs" fo:country="CZ" officeooo:rsid="41e8be3d"/>
    </style:style>
    <style:style style:name="T603" style:family="text">
      <style:text-properties fo:language="cs" fo:country="CZ" officeooo:rsid="41f7cd2a"/>
    </style:style>
    <style:style style:name="T604" style:family="text">
      <style:text-properties fo:language="cs" fo:country="CZ" officeooo:rsid="41f8a03b"/>
    </style:style>
    <style:style style:name="T605" style:family="text">
      <style:text-properties fo:language="cs" fo:country="CZ" officeooo:rsid="41fb361a"/>
    </style:style>
    <style:style style:name="T606" style:family="text">
      <style:text-properties fo:language="cs" fo:country="CZ" officeooo:rsid="41fc8895"/>
    </style:style>
    <style:style style:name="T607" style:family="text">
      <style:text-properties fo:language="cs" fo:country="CZ" officeooo:rsid="05ecda0e"/>
    </style:style>
    <style:style style:name="T608" style:family="text">
      <style:text-properties fo:language="cs" fo:country="CZ" officeooo:rsid="05ed8876"/>
    </style:style>
    <style:style style:name="T609" style:family="text">
      <style:text-properties fo:language="cs" fo:country="CZ" officeooo:rsid="061f9e8e"/>
    </style:style>
    <style:style style:name="T610" style:family="text">
      <style:text-properties fo:language="cs" fo:country="CZ" fo:font-style="normal" style:font-style-asian="normal" style:font-style-complex="normal"/>
    </style:style>
    <style:style style:name="T611" style:family="text">
      <style:text-properties fo:language="cs" fo:country="CZ" fo:font-style="normal" officeooo:rsid="06da3586" style:font-style-asian="normal" style:font-style-complex="normal"/>
    </style:style>
    <style:style style:name="T612" style:family="text">
      <style:text-properties fo:language="cs" fo:country="CZ" fo:font-style="normal" officeooo:rsid="073086e4" style:font-style-asian="normal" style:font-style-complex="normal"/>
    </style:style>
    <style:style style:name="T613" style:family="text">
      <style:text-properties fo:language="cs" fo:country="CZ" fo:font-style="normal" officeooo:rsid="063a80b5" style:font-style-asian="normal" style:font-style-complex="normal"/>
    </style:style>
    <style:style style:name="T614" style:family="text">
      <style:text-properties fo:language="cs" fo:country="CZ" fo:font-style="normal" officeooo:rsid="06851521" style:font-style-asian="normal" style:font-style-complex="normal"/>
    </style:style>
    <style:style style:name="T615" style:family="text">
      <style:text-properties fo:language="cs" fo:country="CZ" fo:font-style="normal" officeooo:rsid="0724ffcd" style:font-style-asian="normal" style:font-style-complex="normal"/>
    </style:style>
    <style:style style:name="T616" style:family="text">
      <style:text-properties fo:language="cs" fo:country="CZ" fo:font-style="normal" officeooo:rsid="06c88b47" style:font-style-asian="normal" style:font-style-complex="normal"/>
    </style:style>
    <style:style style:name="T617" style:family="text">
      <style:text-properties fo:language="cs" fo:country="CZ" fo:font-style="normal" officeooo:rsid="063a80b5" style:language-asian="zxx" style:country-asian="none" style:font-style-asian="normal" style:font-style-complex="normal"/>
    </style:style>
    <style:style style:name="T618" style:family="text">
      <style:text-properties fo:language="cs" fo:country="CZ" fo:font-style="normal" officeooo:rsid="07dac6b2" style:language-asian="zxx" style:country-asian="none" style:font-style-asian="normal" style:font-style-complex="normal"/>
    </style:style>
    <style:style style:name="T619" style:family="text">
      <style:text-properties fo:language="cs" fo:country="CZ" fo:font-style="normal" officeooo:rsid="06851521" style:language-asian="zxx" style:country-asian="none" style:font-style-asian="normal" style:font-style-complex="normal"/>
    </style:style>
    <style:style style:name="T620" style:family="text">
      <style:text-properties fo:language="cs" fo:country="CZ" fo:font-style="normal" officeooo:rsid="06c88b47" style:language-asian="zxx" style:country-asian="none" style:font-style-asian="normal" style:font-style-complex="normal"/>
    </style:style>
    <style:style style:name="T621" style:family="text">
      <style:text-properties fo:language="cs" fo:country="CZ" fo:font-style="normal" style:language-asian="cs" style:country-asian="CZ" style:font-style-asian="normal" style:font-style-complex="normal"/>
    </style:style>
    <style:style style:name="T622" style:family="text">
      <style:text-properties fo:language="cs" fo:country="CZ" fo:font-style="normal" officeooo:rsid="2351a1c2" style:language-asian="cs" style:country-asian="CZ" style:font-style-asian="normal" style:font-style-complex="normal"/>
    </style:style>
    <style:style style:name="T623" style:family="text">
      <style:text-properties fo:language="cs" fo:country="CZ" fo:font-style="normal" officeooo:rsid="235399e7" style:language-asian="cs" style:country-asian="CZ" style:font-style-asian="normal" style:font-style-complex="normal"/>
    </style:style>
    <style:style style:name="T624" style:family="text">
      <style:text-properties fo:language="cs" fo:country="CZ" fo:font-style="normal" officeooo:rsid="21537a33" style:language-asian="cs" style:country-asian="CZ" style:font-style-asian="normal" style:font-style-complex="normal"/>
    </style:style>
    <style:style style:name="T625" style:family="text">
      <style:text-properties fo:language="cs" fo:country="CZ" fo:font-style="normal" officeooo:rsid="232dc870" style:language-asian="cs" style:country-asian="CZ" style:font-style-asian="normal" style:font-style-complex="normal"/>
    </style:style>
    <style:style style:name="T626" style:family="text">
      <style:text-properties fo:language="cs" fo:country="CZ" fo:font-style="normal" officeooo:rsid="230ba10e" style:language-asian="cs" style:country-asian="CZ" style:font-style-asian="normal" style:font-style-complex="normal"/>
    </style:style>
    <style:style style:name="T627" style:family="text">
      <style:text-properties fo:language="cs" fo:country="CZ" fo:font-style="normal" officeooo:rsid="235a9de7" style:language-asian="cs" style:country-asian="CZ" style:font-style-asian="normal" style:font-style-complex="normal"/>
    </style:style>
    <style:style style:name="T628" style:family="text">
      <style:text-properties fo:language="cs" fo:country="CZ" fo:font-style="normal" officeooo:rsid="22fc745d" style:language-asian="cs" style:country-asian="CZ" style:font-style-asian="normal" style:font-style-complex="normal"/>
    </style:style>
    <style:style style:name="T629" style:family="text">
      <style:text-properties fo:language="cs" fo:country="CZ" fo:font-style="normal" officeooo:rsid="2065d056" style:language-asian="cs" style:country-asian="CZ" style:font-style-asian="normal" style:font-style-complex="normal"/>
    </style:style>
    <style:style style:name="T630" style:family="text">
      <style:text-properties fo:language="cs" fo:country="CZ" fo:font-style="normal" officeooo:rsid="2157048b" style:language-asian="cs" style:country-asian="CZ" style:font-style-asian="normal" style:font-style-complex="normal"/>
    </style:style>
    <style:style style:name="T631" style:family="text">
      <style:text-properties fo:language="cs" fo:country="CZ" fo:font-style="normal" officeooo:rsid="237987a4" style:language-asian="cs" style:country-asian="CZ" style:font-style-asian="normal" style:font-style-complex="normal"/>
    </style:style>
    <style:style style:name="T632" style:family="text">
      <style:text-properties fo:language="cs" fo:country="CZ" fo:font-style="normal" officeooo:rsid="2197e806" style:language-asian="cs" style:country-asian="CZ" style:font-style-asian="normal" style:font-style-complex="normal"/>
    </style:style>
    <style:style style:name="T633" style:family="text">
      <style:text-properties fo:language="cs" fo:country="CZ" fo:font-style="normal" officeooo:rsid="23dd2eaa" style:language-asian="cs" style:country-asian="CZ" style:font-style-asian="normal" style:font-style-complex="normal"/>
    </style:style>
    <style:style style:name="T634" style:family="text">
      <style:text-properties fo:language="cs" fo:country="CZ" fo:font-style="normal" officeooo:rsid="207e1207" style:language-asian="cs" style:country-asian="CZ" style:font-style-asian="normal" style:font-style-complex="normal"/>
    </style:style>
    <style:style style:name="T635" style:family="text">
      <style:text-properties fo:language="cs" fo:country="CZ" fo:font-style="normal" officeooo:rsid="23ded328" style:language-asian="cs" style:country-asian="CZ" style:font-style-asian="normal" style:font-style-complex="normal"/>
    </style:style>
    <style:style style:name="T636" style:family="text">
      <style:text-properties fo:language="cs" fo:country="CZ" fo:font-style="normal" officeooo:rsid="208751d0" style:language-asian="cs" style:country-asian="CZ" style:font-style-asian="normal" style:font-style-complex="normal"/>
    </style:style>
    <style:style style:name="T637" style:family="text">
      <style:text-properties fo:language="cs" fo:country="CZ" fo:font-style="normal" officeooo:rsid="23e02bac" style:language-asian="cs" style:country-asian="CZ" style:font-style-asian="normal" style:font-style-complex="normal"/>
    </style:style>
    <style:style style:name="T638" style:family="text">
      <style:text-properties fo:language="cs" fo:country="CZ" fo:font-style="normal" officeooo:rsid="207fb675" style:language-asian="cs" style:country-asian="CZ" style:font-style-asian="normal" style:font-style-complex="normal"/>
    </style:style>
    <style:style style:name="T639" style:family="text">
      <style:text-properties fo:language="cs" fo:country="CZ" fo:font-style="normal" officeooo:rsid="239ee9e8" style:language-asian="cs" style:country-asian="CZ" style:font-style-asian="normal" style:font-style-complex="normal"/>
    </style:style>
    <style:style style:name="T640" style:family="text">
      <style:text-properties fo:language="cs" fo:country="CZ" fo:font-style="normal" officeooo:rsid="2395a884" style:language-asian="cs" style:country-asian="CZ" style:font-style-asian="normal" style:font-style-complex="normal"/>
    </style:style>
    <style:style style:name="T641" style:family="text">
      <style:text-properties fo:language="cs" fo:country="CZ" fo:font-style="normal" officeooo:rsid="239d5616" style:language-asian="cs" style:country-asian="CZ" style:font-style-asian="normal" style:font-style-complex="normal"/>
    </style:style>
    <style:style style:name="T642" style:family="text">
      <style:text-properties fo:language="cs" fo:country="CZ" fo:font-style="normal" officeooo:rsid="239f3212" style:language-asian="cs" style:country-asian="CZ" style:font-style-asian="normal" style:font-style-complex="normal"/>
    </style:style>
    <style:style style:name="T643" style:family="text">
      <style:text-properties fo:language="cs" fo:country="CZ" fo:font-style="normal" officeooo:rsid="23acc3e5" style:language-asian="cs" style:country-asian="CZ" style:font-style-asian="normal" style:font-style-complex="normal"/>
    </style:style>
    <style:style style:name="T644" style:family="text">
      <style:text-properties fo:language="cs" fo:country="CZ" fo:font-style="normal" officeooo:rsid="239ee6d2" style:language-asian="cs" style:country-asian="CZ" style:font-style-asian="normal" style:font-style-complex="normal"/>
    </style:style>
    <style:style style:name="T645" style:family="text">
      <style:text-properties fo:language="cs" fo:country="CZ" fo:font-style="normal" officeooo:rsid="23b28370" style:language-asian="cs" style:country-asian="CZ" style:font-style-asian="normal" style:font-style-complex="normal"/>
    </style:style>
    <style:style style:name="T646" style:family="text">
      <style:text-properties fo:language="cs" fo:country="CZ" fo:font-style="normal" officeooo:rsid="23d41b6c" style:language-asian="cs" style:country-asian="CZ" style:font-style-asian="normal" style:font-style-complex="normal"/>
    </style:style>
    <style:style style:name="T647" style:family="text">
      <style:text-properties fo:language="cs" fo:country="CZ" fo:font-style="normal" officeooo:rsid="2397efe5" style:language-asian="cs" style:country-asian="CZ" style:font-style-asian="normal" style:font-style-complex="normal"/>
    </style:style>
    <style:style style:name="T648" style:family="text">
      <style:text-properties fo:language="cs" fo:country="CZ" fo:font-style="normal" officeooo:rsid="23d523ff" style:language-asian="cs" style:country-asian="CZ" style:font-style-asian="normal" style:font-style-complex="normal"/>
    </style:style>
    <style:style style:name="T649" style:family="text">
      <style:text-properties fo:language="cs" fo:country="CZ" fo:font-style="normal" officeooo:rsid="23d5646f" style:language-asian="cs" style:country-asian="CZ" style:font-style-asian="normal" style:font-style-complex="normal"/>
    </style:style>
    <style:style style:name="T650" style:family="text">
      <style:text-properties fo:language="cs" fo:country="CZ" fo:font-style="normal" officeooo:rsid="23d8d5f9" style:language-asian="cs" style:country-asian="CZ" style:font-style-asian="normal" style:font-style-complex="normal"/>
    </style:style>
    <style:style style:name="T651" style:family="text">
      <style:text-properties fo:language="cs" fo:country="CZ" fo:font-style="normal" officeooo:rsid="23c804c5" style:language-asian="cs" style:country-asian="CZ" style:font-style-asian="normal" style:font-style-complex="normal"/>
    </style:style>
    <style:style style:name="T652" style:family="text">
      <style:text-properties fo:language="cs" fo:country="CZ" fo:font-style="normal" officeooo:rsid="23d917ad" style:language-asian="cs" style:country-asian="CZ" style:font-style-asian="normal" style:font-style-complex="normal"/>
    </style:style>
    <style:style style:name="T653" style:family="text">
      <style:text-properties fo:language="cs" fo:country="CZ" fo:font-style="normal" officeooo:rsid="23d9858a" style:language-asian="cs" style:country-asian="CZ" style:font-style-asian="normal" style:font-style-complex="normal"/>
    </style:style>
    <style:style style:name="T654" style:family="text">
      <style:text-properties fo:language="cs" fo:country="CZ" fo:font-style="normal" officeooo:rsid="23d97dc5" style:language-asian="cs" style:country-asian="CZ" style:font-style-asian="normal" style:font-style-complex="normal"/>
    </style:style>
    <style:style style:name="T655" style:family="text">
      <style:text-properties fo:language="cs" fo:country="CZ" fo:font-style="normal" officeooo:rsid="23963425" style:language-asian="cs" style:country-asian="CZ" style:font-style-asian="normal" style:font-style-complex="normal"/>
    </style:style>
    <style:style style:name="T656" style:family="text">
      <style:text-properties fo:language="cs" fo:country="CZ" fo:font-style="normal" officeooo:rsid="239d9eb9" style:language-asian="cs" style:country-asian="CZ" style:font-style-asian="normal" style:font-style-complex="normal"/>
    </style:style>
    <style:style style:name="T657" style:family="text">
      <style:text-properties fo:language="cs" fo:country="CZ" fo:font-style="normal" officeooo:rsid="23b4563e" style:language-asian="cs" style:country-asian="CZ" style:font-style-asian="normal" style:font-style-complex="normal"/>
    </style:style>
    <style:style style:name="T658" style:family="text">
      <style:text-properties fo:language="cs" fo:country="CZ" fo:font-style="normal" officeooo:rsid="23c21e07" style:language-asian="cs" style:country-asian="CZ" style:font-style-asian="normal" style:font-style-complex="normal"/>
    </style:style>
    <style:style style:name="T659" style:family="text">
      <style:text-properties fo:language="cs" fo:country="CZ" fo:font-style="normal" officeooo:rsid="23b95478" style:language-asian="cs" style:country-asian="CZ" style:font-style-asian="normal" style:font-style-complex="normal"/>
    </style:style>
    <style:style style:name="T660" style:family="text">
      <style:text-properties fo:language="cs" fo:country="CZ" fo:font-style="normal" officeooo:rsid="23ba6ab9" style:language-asian="cs" style:country-asian="CZ" style:font-style-asian="normal" style:font-style-complex="normal"/>
    </style:style>
    <style:style style:name="T661" style:family="text">
      <style:text-properties fo:language="cs" fo:country="CZ" fo:font-style="normal" officeooo:rsid="23c07497" style:language-asian="cs" style:country-asian="CZ" style:font-style-asian="normal" style:font-style-complex="normal"/>
    </style:style>
    <style:style style:name="T662" style:family="text">
      <style:text-properties fo:language="cs" fo:country="CZ" fo:font-style="normal" officeooo:rsid="23cb1884" style:language-asian="cs" style:country-asian="CZ" style:font-style-asian="normal" style:font-style-complex="normal"/>
    </style:style>
    <style:style style:name="T663" style:family="text">
      <style:text-properties fo:language="cs" fo:country="CZ" fo:font-style="normal" officeooo:rsid="23cc4087" style:language-asian="cs" style:country-asian="CZ" style:font-style-asian="normal" style:font-style-complex="normal"/>
    </style:style>
    <style:style style:name="T664" style:family="text">
      <style:text-properties fo:language="cs" fo:country="CZ" fo:font-style="normal" officeooo:rsid="23ce8c77" style:language-asian="cs" style:country-asian="CZ" style:font-style-asian="normal" style:font-style-complex="normal"/>
    </style:style>
    <style:style style:name="T665" style:family="text">
      <style:text-properties fo:language="cs" fo:country="CZ" fo:font-style="normal" officeooo:rsid="23cd9f0a" style:language-asian="cs" style:country-asian="CZ" style:font-style-asian="normal" style:font-style-complex="normal"/>
    </style:style>
    <style:style style:name="T666" style:family="text">
      <style:text-properties fo:language="cs" fo:country="CZ" fo:font-style="normal" officeooo:rsid="23efea3c" style:language-asian="cs" style:country-asian="CZ" style:font-style-asian="normal" style:font-style-complex="normal"/>
    </style:style>
    <style:style style:name="T667" style:family="text">
      <style:text-properties fo:language="cs" fo:country="CZ" fo:font-style="normal" officeooo:rsid="23cf6590" style:language-asian="cs" style:country-asian="CZ" style:font-style-asian="normal" style:font-style-complex="normal"/>
    </style:style>
    <style:style style:name="T668" style:family="text">
      <style:text-properties fo:language="cs" fo:country="CZ" fo:font-style="normal" officeooo:rsid="23cfd7be" style:language-asian="cs" style:country-asian="CZ" style:font-style-asian="normal" style:font-style-complex="normal"/>
    </style:style>
    <style:style style:name="T669" style:family="text">
      <style:text-properties fo:language="cs" fo:country="CZ" fo:font-style="normal" officeooo:rsid="23d0e82c" style:language-asian="cs" style:country-asian="CZ" style:font-style-asian="normal" style:font-style-complex="normal"/>
    </style:style>
    <style:style style:name="T670" style:family="text">
      <style:text-properties fo:language="cs" fo:country="CZ" fo:font-style="normal" officeooo:rsid="23d24716" style:language-asian="cs" style:country-asian="CZ" style:font-style-asian="normal" style:font-style-complex="normal"/>
    </style:style>
    <style:style style:name="T671" style:family="text">
      <style:text-properties fo:language="cs" fo:country="CZ" fo:font-style="normal" officeooo:rsid="23e9cc18" style:language-asian="cs" style:country-asian="CZ" style:font-style-asian="normal" style:font-style-complex="normal"/>
    </style:style>
    <style:style style:name="T672" style:family="text">
      <style:text-properties fo:language="cs" fo:country="CZ" fo:font-style="normal" officeooo:rsid="23a5525d" style:language-asian="cs" style:country-asian="CZ" style:font-style-asian="normal" style:font-style-complex="normal"/>
    </style:style>
    <style:style style:name="T673" style:family="text">
      <style:text-properties fo:language="cs" fo:country="CZ" fo:font-style="normal" officeooo:rsid="23bc305e" style:language-asian="cs" style:country-asian="CZ" style:font-style-asian="normal" style:font-style-complex="normal"/>
    </style:style>
    <style:style style:name="T674" style:family="text">
      <style:text-properties fo:language="cs" fo:country="CZ" fo:font-style="normal" officeooo:rsid="23b742fd" style:language-asian="cs" style:country-asian="CZ" style:font-style-asian="normal" style:font-style-complex="normal"/>
    </style:style>
    <style:style style:name="T675" style:family="text">
      <style:text-properties fo:language="cs" fo:country="CZ" fo:font-style="normal" officeooo:rsid="23be1e85" style:language-asian="cs" style:country-asian="CZ" style:font-style-asian="normal" style:font-style-complex="normal"/>
    </style:style>
    <style:style style:name="T676" style:family="text">
      <style:text-properties fo:language="cs" fo:country="CZ" fo:font-style="normal" officeooo:rsid="23be7e05" style:language-asian="cs" style:country-asian="CZ" style:font-style-asian="normal" style:font-style-complex="normal"/>
    </style:style>
    <style:style style:name="T677" style:family="text">
      <style:text-properties fo:language="cs" fo:country="CZ" fo:font-style="normal" officeooo:rsid="23b61cad" style:language-asian="cs" style:country-asian="CZ" style:font-style-asian="normal" style:font-style-complex="normal"/>
    </style:style>
    <style:style style:name="T678" style:family="text">
      <style:text-properties fo:language="cs" fo:country="CZ" fo:font-style="normal" officeooo:rsid="250cd62e" style:language-asian="cs" style:country-asian="CZ" style:font-style-asian="normal" style:font-style-complex="normal"/>
    </style:style>
    <style:style style:name="T679" style:family="text">
      <style:text-properties fo:language="cs" fo:country="CZ" fo:font-style="normal" officeooo:rsid="24ffc69a" style:language-asian="cs" style:country-asian="CZ" style:font-style-asian="normal" style:font-style-complex="normal"/>
    </style:style>
    <style:style style:name="T680" style:family="text">
      <style:text-properties fo:language="cs" fo:country="CZ" fo:font-style="normal" officeooo:rsid="42795ec4" style:language-asian="cs" style:country-asian="CZ" style:font-style-asian="normal" style:font-style-complex="normal"/>
    </style:style>
    <style:style style:name="T681" style:family="text">
      <style:text-properties fo:language="cs" fo:country="CZ" fo:font-style="normal" officeooo:rsid="219805d8" style:language-asian="cs" style:country-asian="CZ" style:font-style-asian="normal" style:font-style-complex="normal"/>
    </style:style>
    <style:style style:name="T682" style:family="text">
      <style:text-properties fo:language="cs" fo:country="CZ" fo:font-style="normal" officeooo:rsid="21e767d4" style:language-asian="cs" style:country-asian="CZ" style:font-style-asian="normal" style:font-style-complex="normal"/>
    </style:style>
    <style:style style:name="T683" style:family="text">
      <style:text-properties fo:language="cs" fo:country="CZ" fo:font-style="normal" officeooo:rsid="4227a246" style:language-asian="cs" style:country-asian="CZ" style:font-style-asian="normal" style:font-style-complex="normal"/>
    </style:style>
    <style:style style:name="T684" style:family="text">
      <style:text-properties fo:language="cs" fo:country="CZ" fo:font-style="normal" officeooo:rsid="4283adc7" style:language-asian="cs" style:country-asian="CZ" style:font-style-asian="normal" style:font-style-complex="normal"/>
    </style:style>
    <style:style style:name="T685" style:family="text">
      <style:text-properties fo:language="cs" fo:country="CZ" fo:font-style="normal" officeooo:rsid="428433a0" style:language-asian="cs" style:country-asian="CZ" style:font-style-asian="normal" style:font-style-complex="normal"/>
    </style:style>
    <style:style style:name="T686" style:family="text">
      <style:text-properties fo:language="cs" fo:country="CZ" fo:font-style="normal" officeooo:rsid="428a5d7f" style:language-asian="cs" style:country-asian="CZ" style:font-style-asian="normal" style:font-style-complex="normal"/>
    </style:style>
    <style:style style:name="T687" style:family="text">
      <style:text-properties fo:language="cs" fo:country="CZ" fo:font-style="normal" officeooo:rsid="428b597f" style:language-asian="cs" style:country-asian="CZ" style:font-style-asian="normal" style:font-style-complex="normal"/>
    </style:style>
    <style:style style:name="T688" style:family="text">
      <style:text-properties fo:language="cs" fo:country="CZ" fo:font-style="normal" officeooo:rsid="428ed626" style:language-asian="cs" style:country-asian="CZ" style:font-style-asian="normal" style:font-style-complex="normal"/>
    </style:style>
    <style:style style:name="T689" style:family="text">
      <style:text-properties fo:language="cs" fo:country="CZ" fo:font-style="normal" officeooo:rsid="42903296" style:language-asian="cs" style:country-asian="CZ" style:font-style-asian="normal" style:font-style-complex="normal"/>
    </style:style>
    <style:style style:name="T690" style:family="text">
      <style:text-properties fo:language="cs" fo:country="CZ" fo:font-style="normal" officeooo:rsid="42946519" style:language-asian="cs" style:country-asian="CZ" style:font-style-asian="normal" style:font-style-complex="normal"/>
    </style:style>
    <style:style style:name="T691" style:family="text">
      <style:text-properties fo:language="cs" fo:country="CZ" fo:font-style="normal" officeooo:rsid="42ad5530" style:language-asian="cs" style:country-asian="CZ" style:font-style-asian="normal" style:font-style-complex="normal"/>
    </style:style>
    <style:style style:name="T692" style:family="text">
      <style:text-properties fo:language="cs" fo:country="CZ" fo:font-style="normal" officeooo:rsid="42c7d3e2" style:language-asian="cs" style:country-asian="CZ" style:font-style-asian="normal" style:font-style-complex="normal"/>
    </style:style>
    <style:style style:name="T693" style:family="text">
      <style:text-properties fo:language="cs" fo:country="CZ" fo:font-style="normal" officeooo:rsid="42c8c5a7" style:language-asian="cs" style:country-asian="CZ" style:font-style-asian="normal" style:font-style-complex="normal"/>
    </style:style>
    <style:style style:name="T694" style:family="text">
      <style:text-properties fo:language="cs" fo:country="CZ" fo:font-style="normal" officeooo:rsid="42ca2454" style:language-asian="cs" style:country-asian="CZ" style:font-style-asian="normal" style:font-style-complex="normal"/>
    </style:style>
    <style:style style:name="T695" style:family="text">
      <style:text-properties fo:language="cs" fo:country="CZ" fo:font-style="normal" officeooo:rsid="42cb4961" style:language-asian="cs" style:country-asian="CZ" style:font-style-asian="normal" style:font-style-complex="normal"/>
    </style:style>
    <style:style style:name="T696" style:family="text">
      <style:text-properties fo:language="cs" fo:country="CZ" fo:font-style="normal" officeooo:rsid="42cc630c" style:language-asian="cs" style:country-asian="CZ" style:font-style-asian="normal" style:font-style-complex="normal"/>
    </style:style>
    <style:style style:name="T697" style:family="text">
      <style:text-properties fo:language="cs" fo:country="CZ" fo:font-style="normal" officeooo:rsid="42cdfeb4" style:language-asian="cs" style:country-asian="CZ" style:font-style-asian="normal" style:font-style-complex="normal"/>
    </style:style>
    <style:style style:name="T698" style:family="text">
      <style:text-properties fo:language="cs" fo:country="CZ" fo:font-style="normal" officeooo:rsid="42dcef6e" style:language-asian="cs" style:country-asian="CZ" style:font-style-asian="normal" style:font-style-complex="normal"/>
    </style:style>
    <style:style style:name="T699" style:family="text">
      <style:text-properties fo:language="cs" fo:country="CZ" fo:font-style="normal" officeooo:rsid="42de89ab" style:language-asian="cs" style:country-asian="CZ" style:font-style-asian="normal" style:font-style-complex="normal"/>
    </style:style>
    <style:style style:name="T700" style:family="text">
      <style:text-properties fo:language="cs" fo:country="CZ" fo:font-style="normal" officeooo:rsid="42ffb26d" style:language-asian="cs" style:country-asian="CZ" style:font-style-asian="normal" style:font-style-complex="normal"/>
    </style:style>
    <style:style style:name="T701" style:family="text">
      <style:text-properties fo:language="cs" fo:country="CZ" fo:font-style="normal" officeooo:rsid="4309a3de" style:language-asian="cs" style:country-asian="CZ" style:font-style-asian="normal" style:font-style-complex="normal"/>
    </style:style>
    <style:style style:name="T702" style:family="text">
      <style:text-properties fo:language="cs" fo:country="CZ" fo:font-style="normal" officeooo:rsid="430ab4f6" style:language-asian="cs" style:country-asian="CZ" style:font-style-asian="normal" style:font-style-complex="normal"/>
    </style:style>
    <style:style style:name="T703" style:family="text">
      <style:text-properties fo:language="cs" fo:country="CZ" fo:font-style="normal" officeooo:rsid="431da351" style:language-asian="cs" style:country-asian="CZ" style:font-style-asian="normal" style:font-style-complex="normal"/>
    </style:style>
    <style:style style:name="T704" style:family="text">
      <style:text-properties fo:language="cs" fo:country="CZ" fo:font-style="normal" officeooo:rsid="3b4b2462" style:language-asian="cs" style:country-asian="CZ" style:font-style-asian="normal" style:font-style-complex="normal"/>
    </style:style>
    <style:style style:name="T705" style:family="text">
      <style:text-properties fo:language="cs" fo:country="CZ" fo:font-style="normal" officeooo:rsid="3b4d1cdd" style:language-asian="cs" style:country-asian="CZ" style:font-style-asian="normal" style:font-style-complex="normal"/>
    </style:style>
    <style:style style:name="T706" style:family="text">
      <style:text-properties fo:language="cs" fo:country="CZ" fo:font-style="normal" officeooo:rsid="43fec679" style:language-asian="cs" style:country-asian="CZ" style:font-style-asian="normal" style:font-style-complex="normal"/>
    </style:style>
    <style:style style:name="T707" style:family="text">
      <style:text-properties fo:language="cs" fo:country="CZ" fo:font-style="normal" officeooo:rsid="43ff1aaf" style:language-asian="cs" style:country-asian="CZ" style:font-style-asian="normal" style:font-style-complex="normal"/>
    </style:style>
    <style:style style:name="T708" style:family="text">
      <style:text-properties fo:language="cs" fo:country="CZ" fo:font-style="normal" officeooo:rsid="44094e13" style:language-asian="cs" style:country-asian="CZ" style:font-style-asian="normal" style:font-style-complex="normal"/>
    </style:style>
    <style:style style:name="T709" style:family="text">
      <style:text-properties fo:language="cs" fo:country="CZ" fo:font-style="normal" officeooo:rsid="44099f0e" style:language-asian="cs" style:country-asian="CZ" style:font-style-asian="normal" style:font-style-complex="normal"/>
    </style:style>
    <style:style style:name="T710" style:family="text">
      <style:text-properties fo:language="cs" fo:country="CZ" fo:font-style="normal" fo:font-weight="bold" style:language-asian="cs" style:country-asian="CZ" style:font-style-asian="normal" style:font-weight-asian="bold" style:font-style-complex="normal" style:font-weight-complex="bold"/>
    </style:style>
    <style:style style:name="T711" style:family="text">
      <style:text-properties fo:language="cs" fo:country="CZ" officeooo:rsid="064ad858" style:language-asian="zxx" style:country-asian="none"/>
    </style:style>
    <style:style style:name="T712" style:family="text">
      <style:text-properties fo:language="cs" fo:country="CZ" officeooo:rsid="07dac6b2" style:language-asian="zxx" style:country-asian="none"/>
    </style:style>
    <style:style style:name="T713" style:family="text">
      <style:text-properties fo:language="cs" fo:country="CZ" style:language-asian="zxx" style:country-asian="none" style:language-complex="zxx" style:country-complex="none"/>
    </style:style>
    <style:style style:name="T714" style:family="text">
      <style:text-properties fo:language="cs" fo:country="CZ" officeooo:rsid="423b14d8"/>
    </style:style>
    <style:style style:name="T715" style:family="text">
      <style:text-properties fo:language="cs" fo:country="CZ" officeooo:rsid="423b78cf"/>
    </style:style>
    <style:style style:name="T716" style:family="text">
      <style:text-properties fo:language="cs" fo:country="CZ" officeooo:rsid="42400272"/>
    </style:style>
    <style:style style:name="T717" style:family="text">
      <style:text-properties fo:language="cs" fo:country="CZ" officeooo:rsid="427131e2"/>
    </style:style>
    <style:style style:name="T718" style:family="text">
      <style:text-properties fo:language="cs" fo:country="CZ" officeooo:rsid="422375d2"/>
    </style:style>
    <style:style style:name="T719" style:family="text">
      <style:text-properties fo:language="cs" fo:country="CZ" officeooo:rsid="428ed626"/>
    </style:style>
    <style:style style:name="T720" style:family="text">
      <style:text-properties fo:language="cs" fo:country="CZ" officeooo:rsid="42a2dcc0"/>
    </style:style>
    <style:style style:name="T721" style:family="text">
      <style:text-properties fo:language="cs" fo:country="CZ" officeooo:rsid="20735a6d"/>
    </style:style>
    <style:style style:name="T722" style:family="text">
      <style:text-properties fo:language="cs" fo:country="CZ" officeooo:rsid="2451a4bf"/>
    </style:style>
    <style:style style:name="T723" style:family="text">
      <style:text-properties fo:language="cs" fo:country="CZ" officeooo:rsid="2152db7f"/>
    </style:style>
    <style:style style:name="T724" style:family="text">
      <style:text-properties fo:language="cs" fo:country="CZ" officeooo:rsid="3ed2366a"/>
    </style:style>
    <style:style style:name="T725" style:family="text">
      <style:text-properties fo:language="cs" fo:country="CZ" officeooo:rsid="42aef473"/>
    </style:style>
    <style:style style:name="T726" style:family="text">
      <style:text-properties fo:language="cs" fo:country="CZ" officeooo:rsid="42b0ea1d"/>
    </style:style>
    <style:style style:name="T727" style:family="text">
      <style:text-properties fo:language="cs" fo:country="CZ" officeooo:rsid="430251d4"/>
    </style:style>
    <style:style style:name="T728" style:family="text">
      <style:text-properties fo:language="cs" fo:country="CZ" officeooo:rsid="42977700"/>
    </style:style>
    <style:style style:name="T729" style:family="text">
      <style:text-properties fo:language="cs" fo:country="CZ" officeooo:rsid="43dfaa13"/>
    </style:style>
    <style:style style:name="T730" style:family="text">
      <style:text-properties fo:language="cs" fo:country="CZ" fo:font-weight="bold" style:font-weight-asian="bold" style:font-weight-complex="bold"/>
    </style:style>
    <style:style style:name="T731" style:family="text">
      <style:text-properties fo:language="cs" fo:country="CZ" officeooo:rsid="4435d1cc"/>
    </style:style>
    <style:style style:name="T732" style:family="text">
      <style:text-properties officeooo:rsid="41c48bbe"/>
    </style:style>
    <style:style style:name="T733" style:family="text">
      <style:text-properties fo:color="#8ba60e"/>
    </style:style>
    <style:style style:name="T734" style:family="text">
      <style:text-properties officeooo:rsid="41c9f22c"/>
    </style:style>
    <style:style style:name="T735" style:family="text">
      <style:text-properties officeooo:rsid="41cb986e"/>
    </style:style>
    <style:style style:name="T736" style:family="text">
      <style:text-properties officeooo:rsid="41ccd4ba"/>
    </style:style>
    <style:style style:name="T737" style:family="text">
      <style:text-properties officeooo:rsid="41d63554"/>
    </style:style>
    <style:style style:name="T738" style:family="text">
      <style:text-properties officeooo:rsid="41dcec59"/>
    </style:style>
    <style:style style:name="T739" style:family="text">
      <style:text-properties officeooo:rsid="41dd0451"/>
    </style:style>
    <style:style style:name="T740" style:family="text">
      <style:text-properties officeooo:rsid="41dd697e"/>
    </style:style>
    <style:style style:name="T741" style:family="text">
      <style:text-properties officeooo:rsid="41ddd1b6"/>
    </style:style>
    <style:style style:name="T742" style:family="text">
      <style:text-properties officeooo:rsid="41de94d5"/>
    </style:style>
    <style:style style:name="T743" style:family="text">
      <style:text-properties officeooo:rsid="41e0a539"/>
    </style:style>
    <style:style style:name="T744" style:family="text">
      <style:text-properties officeooo:rsid="41e17963"/>
    </style:style>
    <style:style style:name="T745" style:family="text">
      <style:text-properties officeooo:rsid="41e24f66"/>
    </style:style>
    <style:style style:name="T746" style:family="text">
      <style:text-properties officeooo:rsid="41e4231b"/>
    </style:style>
    <style:style style:name="T747" style:family="text">
      <style:text-properties officeooo:rsid="41e4530a"/>
    </style:style>
    <style:style style:name="T748" style:family="text">
      <style:text-properties officeooo:rsid="41e5469a"/>
    </style:style>
    <style:style style:name="T749" style:family="text">
      <style:text-properties officeooo:rsid="41e889a8"/>
    </style:style>
    <style:style style:name="T750" style:family="text">
      <style:text-properties officeooo:rsid="41e8be3d"/>
    </style:style>
    <style:style style:name="T751" style:family="text">
      <style:text-properties officeooo:rsid="41ea1c22"/>
    </style:style>
    <style:style style:name="T752" style:family="text">
      <style:text-properties officeooo:rsid="41ec2632"/>
    </style:style>
    <style:style style:name="T753" style:family="text">
      <style:text-properties officeooo:rsid="41ec2dd2"/>
    </style:style>
    <style:style style:name="T754" style:family="text">
      <style:text-properties officeooo:rsid="41ed8a8c"/>
    </style:style>
    <style:style style:name="T755" style:family="text">
      <style:text-properties officeooo:rsid="41ef88fe"/>
    </style:style>
    <style:style style:name="T756" style:family="text">
      <style:text-properties officeooo:rsid="41f06dff"/>
    </style:style>
    <style:style style:name="T757" style:family="text">
      <style:text-properties officeooo:rsid="41f1a190"/>
    </style:style>
    <style:style style:name="T758" style:family="text">
      <style:text-properties officeooo:rsid="41f51bf6"/>
    </style:style>
    <style:style style:name="T759" style:family="text">
      <style:text-properties officeooo:rsid="41f77146"/>
    </style:style>
    <style:style style:name="T760" style:family="text">
      <style:text-properties fo:font-weight="bold" style:font-weight-asian="bold" style:font-weight-complex="bold"/>
    </style:style>
    <style:style style:name="T761" style:family="text">
      <style:text-properties fo:font-weight="bold" officeooo:rsid="41f77146" style:font-weight-asian="bold" style:font-weight-complex="bold"/>
    </style:style>
    <style:style style:name="T762" style:family="text">
      <style:text-properties fo:font-weight="bold" officeooo:rsid="058f841c" style:font-weight-asian="bold" style:font-weight-complex="bold"/>
    </style:style>
    <style:style style:name="T763" style:family="text">
      <style:text-properties fo:font-weight="bold" officeooo:rsid="07ac7413" style:font-weight-asian="bold" style:font-weight-complex="bold"/>
    </style:style>
    <style:style style:name="T764" style:family="text">
      <style:text-properties fo:font-weight="bold" officeooo:rsid="070ac113" style:font-weight-asian="bold" style:font-weight-complex="bold"/>
    </style:style>
    <style:style style:name="T765" style:family="text">
      <style:text-properties fo:font-weight="bold" officeooo:rsid="4206c438" style:font-weight-asian="bold" style:font-weight-complex="bold"/>
    </style:style>
    <style:style style:name="T766" style:family="text">
      <style:text-properties fo:font-weight="bold" officeooo:rsid="42c4a8c7" style:font-weight-asian="bold" style:font-weight-complex="bold"/>
    </style:style>
    <style:style style:name="T767" style:family="text">
      <style:text-properties officeooo:rsid="41f97831"/>
    </style:style>
    <style:style style:name="T768" style:family="text">
      <style:text-properties officeooo:rsid="41fa5db6"/>
    </style:style>
    <style:style style:name="T769" style:family="text">
      <style:text-properties officeooo:rsid="4204b13d"/>
    </style:style>
    <style:style style:name="T770" style:family="text">
      <style:text-properties officeooo:rsid="06c104a8"/>
    </style:style>
    <style:style style:name="T771" style:family="text">
      <style:text-properties officeooo:rsid="06c3f3b6"/>
    </style:style>
    <style:style style:name="T772" style:family="text">
      <style:text-properties officeooo:rsid="06c21060"/>
    </style:style>
    <style:style style:name="T773" style:family="text">
      <style:text-properties officeooo:rsid="05fb994f"/>
    </style:style>
    <style:style style:name="T774" style:family="text">
      <style:text-properties officeooo:rsid="05feb9fd"/>
    </style:style>
    <style:style style:name="T775" style:family="text">
      <style:text-properties officeooo:rsid="063a80b5"/>
    </style:style>
    <style:style style:name="T776" style:family="text">
      <style:text-properties officeooo:rsid="0612d621"/>
    </style:style>
    <style:style style:name="T777" style:family="text">
      <style:text-properties officeooo:rsid="05fd5486"/>
    </style:style>
    <style:style style:name="T778" style:family="text">
      <style:text-properties officeooo:rsid="06752f76"/>
    </style:style>
    <style:style style:name="T779" style:family="text">
      <style:text-properties officeooo:rsid="06012954"/>
    </style:style>
    <style:style style:name="T780" style:family="text">
      <style:text-properties officeooo:rsid="0722168f"/>
    </style:style>
    <style:style style:name="T781" style:family="text">
      <style:text-properties officeooo:rsid="07228016"/>
    </style:style>
    <style:style style:name="T782" style:family="text">
      <style:text-properties officeooo:rsid="0600d106"/>
    </style:style>
    <style:style style:name="T783" style:family="text">
      <style:text-properties officeooo:rsid="063bb947"/>
    </style:style>
    <style:style style:name="T784" style:family="text">
      <style:text-properties officeooo:rsid="05ea465e"/>
    </style:style>
    <style:style style:name="T785" style:family="text">
      <style:text-properties officeooo:rsid="067df3f1"/>
    </style:style>
    <style:style style:name="T786" style:family="text">
      <style:text-properties officeooo:rsid="06b507b6"/>
    </style:style>
    <style:style style:name="T787" style:family="text">
      <style:text-properties officeooo:rsid="05f747b9"/>
    </style:style>
    <style:style style:name="T788" style:family="text">
      <style:text-properties officeooo:rsid="05f82709"/>
    </style:style>
    <style:style style:name="T789" style:family="text">
      <style:text-properties officeooo:rsid="067fdbd3"/>
    </style:style>
    <style:style style:name="T790" style:family="text">
      <style:text-properties officeooo:rsid="065bc924"/>
    </style:style>
    <style:style style:name="T791" style:family="text">
      <style:text-properties officeooo:rsid="05fa1793"/>
    </style:style>
    <style:style style:name="T792" style:family="text">
      <style:text-properties officeooo:rsid="061388ba"/>
    </style:style>
    <style:style style:name="T793" style:family="text">
      <style:text-properties officeooo:rsid="05fb4d82"/>
    </style:style>
    <style:style style:name="T794" style:family="text">
      <style:text-properties officeooo:rsid="0619d571"/>
    </style:style>
    <style:style style:name="T795" style:family="text">
      <style:text-properties officeooo:rsid="058f841c"/>
    </style:style>
    <style:style style:name="T796" style:family="text">
      <style:text-properties officeooo:rsid="061ada55"/>
    </style:style>
    <style:style style:name="T797" style:family="text">
      <style:text-properties officeooo:rsid="061b5b1e"/>
    </style:style>
    <style:style style:name="T798" style:family="text">
      <style:text-properties officeooo:rsid="07ac7413"/>
    </style:style>
    <style:style style:name="T799" style:family="text">
      <style:text-properties officeooo:rsid="06b7f509"/>
    </style:style>
    <style:style style:name="T800" style:family="text">
      <style:text-properties officeooo:rsid="064b58cd"/>
    </style:style>
    <style:style style:name="T801" style:family="text">
      <style:text-properties officeooo:rsid="06561f9f"/>
    </style:style>
    <style:style style:name="T802" style:family="text">
      <style:text-properties officeooo:rsid="070ac113"/>
    </style:style>
    <style:style style:name="T803" style:family="text">
      <style:text-properties officeooo:rsid="06baab08"/>
    </style:style>
    <style:style style:name="T804" style:family="text">
      <style:text-properties officeooo:rsid="06bf1534"/>
    </style:style>
    <style:style style:name="T805" style:family="text">
      <style:text-properties officeooo:rsid="06be5c13"/>
    </style:style>
    <style:style style:name="T806" style:family="text">
      <style:text-properties officeooo:rsid="06bfc431"/>
    </style:style>
    <style:style style:name="T807" style:family="text">
      <style:text-properties officeooo:rsid="06c88b47"/>
    </style:style>
    <style:style style:name="T808" style:family="text">
      <style:text-properties officeooo:rsid="06c8c4b8"/>
    </style:style>
    <style:style style:name="T809" style:family="text">
      <style:text-properties officeooo:rsid="06cb4e16"/>
    </style:style>
    <style:style style:name="T810" style:family="text">
      <style:text-properties officeooo:rsid="07c3cd1f"/>
    </style:style>
    <style:style style:name="T811" style:family="text">
      <style:text-properties officeooo:rsid="07ae1332"/>
    </style:style>
    <style:style style:name="T812" style:family="text">
      <style:text-properties officeooo:rsid="07afb88a"/>
    </style:style>
    <style:style style:name="T813" style:family="text">
      <style:text-properties officeooo:rsid="06cee584"/>
    </style:style>
    <style:style style:name="T814" style:family="text">
      <style:text-properties officeooo:rsid="06cf01b5"/>
    </style:style>
    <style:style style:name="T815" style:family="text">
      <style:text-properties officeooo:rsid="07b11f76"/>
    </style:style>
    <style:style style:name="T816" style:family="text">
      <style:text-properties officeooo:rsid="06cfbb90"/>
    </style:style>
    <style:style style:name="T817" style:family="text">
      <style:text-properties officeooo:rsid="06d015cc"/>
    </style:style>
    <style:style style:name="T818" style:family="text">
      <style:text-properties officeooo:rsid="06d35ce6"/>
    </style:style>
    <style:style style:name="T819" style:family="text">
      <style:text-properties officeooo:rsid="06d5b9b0"/>
    </style:style>
    <style:style style:name="T820" style:family="text">
      <style:text-properties officeooo:rsid="06d60a2d"/>
    </style:style>
    <style:style style:name="T821" style:family="text">
      <style:text-properties officeooo:rsid="06d842ad"/>
    </style:style>
    <style:style style:name="T822" style:family="text">
      <style:text-properties officeooo:rsid="06daa4b4"/>
    </style:style>
    <style:style style:name="T823" style:family="text">
      <style:text-properties officeooo:rsid="07b8167a"/>
    </style:style>
    <style:style style:name="T824" style:family="text">
      <style:text-properties officeooo:rsid="06dbc190"/>
    </style:style>
    <style:style style:name="T825" style:family="text">
      <style:text-properties officeooo:rsid="06e16a93"/>
    </style:style>
    <style:style style:name="T826" style:family="text">
      <style:text-properties officeooo:rsid="07b870b6"/>
    </style:style>
    <style:style style:name="T827" style:family="text">
      <style:text-properties officeooo:rsid="06e1b225"/>
    </style:style>
    <style:style style:name="T828" style:family="text">
      <style:text-properties officeooo:rsid="07b9e6f9"/>
    </style:style>
    <style:style style:name="T829" style:family="text">
      <style:text-properties officeooo:rsid="06da3586"/>
    </style:style>
    <style:style style:name="T830" style:family="text">
      <style:text-properties officeooo:rsid="06e39896"/>
    </style:style>
    <style:style style:name="T831" style:family="text">
      <style:text-properties officeooo:rsid="06e509bb"/>
    </style:style>
    <style:style style:name="T832" style:family="text">
      <style:text-properties officeooo:rsid="06e329e3"/>
    </style:style>
    <style:style style:name="T833" style:family="text">
      <style:text-properties officeooo:rsid="06e5f6a2"/>
    </style:style>
    <style:style style:name="T834" style:family="text">
      <style:text-properties officeooo:rsid="4206c438"/>
    </style:style>
    <style:style style:name="T835" style:family="text">
      <style:text-properties officeooo:rsid="42088098"/>
    </style:style>
    <style:style style:name="T836" style:family="text">
      <style:text-properties officeooo:rsid="07be465b"/>
    </style:style>
    <style:style style:name="T837" style:family="text">
      <style:text-properties officeooo:rsid="07161918"/>
    </style:style>
    <style:style style:name="T838" style:family="text">
      <style:text-properties officeooo:rsid="071c6af4"/>
    </style:style>
    <style:style style:name="T839" style:family="text">
      <style:text-properties officeooo:rsid="07c462ed"/>
    </style:style>
    <style:style style:name="T840" style:family="text">
      <style:text-properties officeooo:rsid="06f5969b"/>
    </style:style>
    <style:style style:name="T841" style:family="text">
      <style:text-properties officeooo:rsid="07c51aee"/>
    </style:style>
    <style:style style:name="T842" style:family="text">
      <style:text-properties officeooo:rsid="07c605d3"/>
    </style:style>
    <style:style style:name="T843" style:family="text">
      <style:text-properties officeooo:rsid="06ed2c4e"/>
    </style:style>
    <style:style style:name="T844" style:family="text">
      <style:text-properties officeooo:rsid="06efad1b"/>
    </style:style>
    <style:style style:name="T845" style:family="text">
      <style:text-properties officeooo:rsid="07c9399a"/>
    </style:style>
    <style:style style:name="T846" style:family="text">
      <style:text-properties officeooo:rsid="06f414d5"/>
    </style:style>
    <style:style style:name="T847" style:family="text">
      <style:text-properties officeooo:rsid="06f4bd26"/>
    </style:style>
    <style:style style:name="T848" style:family="text">
      <style:text-properties officeooo:rsid="07c8c472"/>
    </style:style>
    <style:style style:name="T849" style:family="text">
      <style:text-properties officeooo:rsid="073086e4"/>
    </style:style>
    <style:style style:name="T850" style:family="text">
      <style:text-properties officeooo:rsid="064e4d83"/>
    </style:style>
    <style:style style:name="T851" style:family="text">
      <style:text-properties officeooo:rsid="06eb387d"/>
    </style:style>
    <style:style style:name="T852" style:family="text">
      <style:text-properties officeooo:rsid="0724ffcd"/>
    </style:style>
    <style:style style:name="T853" style:family="text">
      <style:text-properties officeooo:rsid="07267c5b"/>
    </style:style>
    <style:style style:name="T854" style:family="text">
      <style:text-properties officeooo:rsid="072944fc"/>
    </style:style>
    <style:style style:name="T855" style:family="text">
      <style:text-properties officeooo:rsid="072c15f1"/>
    </style:style>
    <style:style style:name="T856" style:family="text">
      <style:text-properties officeooo:rsid="07cb586d"/>
    </style:style>
    <style:style style:name="T857" style:family="text">
      <style:text-properties officeooo:rsid="07cd9e6c"/>
    </style:style>
    <style:style style:name="T858" style:family="text">
      <style:text-properties officeooo:rsid="073f4b27"/>
    </style:style>
    <style:style style:name="T859" style:family="text">
      <style:text-properties officeooo:rsid="07424aba"/>
    </style:style>
    <style:style style:name="T860" style:family="text">
      <style:text-properties officeooo:rsid="074482a7"/>
    </style:style>
    <style:style style:name="T861" style:family="text">
      <style:text-properties officeooo:rsid="07d16452"/>
    </style:style>
    <style:style style:name="T862" style:family="text">
      <style:text-properties officeooo:rsid="074489b5"/>
    </style:style>
    <style:style style:name="T863" style:family="text">
      <style:text-properties officeooo:rsid="07456381"/>
    </style:style>
    <style:style style:name="T864" style:family="text">
      <style:text-properties officeooo:rsid="064ad858"/>
    </style:style>
    <style:style style:name="T865" style:family="text">
      <style:text-properties officeooo:rsid="07dac6b2"/>
    </style:style>
    <style:style style:name="T866" style:family="text">
      <style:text-properties officeooo:rsid="07d2dc7a"/>
    </style:style>
    <style:style style:name="T867" style:family="text">
      <style:text-properties officeooo:rsid="420c4e27"/>
    </style:style>
    <style:style style:name="T868" style:family="text">
      <style:text-properties officeooo:rsid="0703e483"/>
    </style:style>
    <style:style style:name="T869" style:family="text">
      <style:text-properties officeooo:rsid="420f27e6"/>
    </style:style>
    <style:style style:name="T870" style:family="text">
      <style:text-properties officeooo:rsid="42163b68"/>
    </style:style>
    <style:style style:name="T871" style:family="text">
      <style:text-properties officeooo:rsid="4219699e"/>
    </style:style>
    <style:style style:name="T872" style:family="text">
      <style:text-properties officeooo:rsid="4223afd1"/>
    </style:style>
    <style:style style:name="T873" style:family="text">
      <style:text-properties officeooo:rsid="0df3a6d2"/>
    </style:style>
    <style:style style:name="T874" style:family="text">
      <style:text-properties officeooo:rsid="0df31025"/>
    </style:style>
    <style:style style:name="T875" style:family="text">
      <style:text-properties officeooo:rsid="0e1eab64"/>
    </style:style>
    <style:style style:name="T876" style:family="text">
      <style:text-properties officeooo:rsid="0d99d177"/>
    </style:style>
    <style:style style:name="T877" style:family="text">
      <style:text-properties officeooo:rsid="0d5148cd"/>
    </style:style>
    <style:style style:name="T878" style:family="text">
      <style:text-properties officeooo:rsid="0e9c5f66"/>
    </style:style>
    <style:style style:name="T879" style:family="text">
      <style:text-properties officeooo:rsid="0d7be38b"/>
    </style:style>
    <style:style style:name="T880" style:family="text">
      <style:text-properties officeooo:rsid="0d78ce61"/>
    </style:style>
    <style:style style:name="T881" style:family="text">
      <style:text-properties officeooo:rsid="0d52cc2c"/>
    </style:style>
    <style:style style:name="T882" style:family="text">
      <style:text-properties officeooo:rsid="0e9de063"/>
    </style:style>
    <style:style style:name="T883" style:family="text">
      <style:text-properties officeooo:rsid="0d86e289"/>
    </style:style>
    <style:style style:name="T884" style:family="text">
      <style:text-properties officeooo:rsid="0d7b3e81"/>
    </style:style>
    <style:style style:name="T885" style:family="text">
      <style:text-properties officeooo:rsid="0dad2858"/>
    </style:style>
    <style:style style:name="T886" style:family="text">
      <style:text-properties officeooo:rsid="0d729a0b"/>
    </style:style>
    <style:style style:name="T887" style:family="text">
      <style:text-properties officeooo:rsid="0daa17bd"/>
    </style:style>
    <style:style style:name="T888" style:family="text">
      <style:text-properties officeooo:rsid="0d7362c4"/>
    </style:style>
    <style:style style:name="T889" style:family="text">
      <style:text-properties officeooo:rsid="0da33562"/>
    </style:style>
    <style:style style:name="T890" style:family="text">
      <style:text-properties officeooo:rsid="0d8cc553"/>
    </style:style>
    <style:style style:name="T891" style:family="text">
      <style:text-properties officeooo:rsid="0d827d58"/>
    </style:style>
    <style:style style:name="T892" style:family="text">
      <style:text-properties officeooo:rsid="0d8d8e27"/>
    </style:style>
    <style:style style:name="T893" style:family="text">
      <style:text-properties officeooo:rsid="0d90ea3f"/>
    </style:style>
    <style:style style:name="T894" style:family="text">
      <style:text-properties officeooo:rsid="0d9379a6"/>
    </style:style>
    <style:style style:name="T895" style:family="text">
      <style:text-properties officeooo:rsid="0d95252a"/>
    </style:style>
    <style:style style:name="T896" style:family="text">
      <style:text-properties officeooo:rsid="0d973a05"/>
    </style:style>
    <style:style style:name="T897" style:family="text">
      <style:text-properties officeooo:rsid="0d9611f4"/>
    </style:style>
    <style:style style:name="T898" style:family="text">
      <style:text-properties officeooo:rsid="0da36adf"/>
    </style:style>
    <style:style style:name="T899" style:family="text">
      <style:text-properties officeooo:rsid="0da61f03"/>
    </style:style>
    <style:style style:name="T900" style:family="text">
      <style:text-properties officeooo:rsid="0d54ac77"/>
    </style:style>
    <style:style style:name="T901" style:family="text">
      <style:text-properties fo:language="en" fo:country="US"/>
    </style:style>
    <style:style style:name="T902" style:family="text">
      <style:text-properties fo:language="en" fo:country="US" officeooo:rsid="42dfcd0c"/>
    </style:style>
    <style:style style:name="T903" style:family="text">
      <style:text-properties fo:language="en" fo:country="US" fo:font-style="italic" style:language-asian="cs" style:country-asian="CZ" style:font-style-asian="italic" style:font-style-complex="italic"/>
    </style:style>
    <style:style style:name="T904" style:family="text">
      <style:text-properties officeooo:rsid="0d672746"/>
    </style:style>
    <style:style style:name="T905" style:family="text">
      <style:text-properties officeooo:rsid="0d65bd7f"/>
    </style:style>
    <style:style style:name="T906" style:family="text">
      <style:text-properties officeooo:rsid="0d641a8b"/>
    </style:style>
    <style:style style:name="T907" style:family="text">
      <style:text-properties officeooo:rsid="0d642d48"/>
    </style:style>
    <style:style style:name="T908" style:family="text">
      <style:text-properties officeooo:rsid="14f8118f"/>
    </style:style>
    <style:style style:name="T909" style:family="text">
      <style:text-properties officeooo:rsid="148d1545"/>
    </style:style>
    <style:style style:name="T910" style:family="text">
      <style:text-properties officeooo:rsid="1378da1b"/>
    </style:style>
    <style:style style:name="T911" style:family="text">
      <style:text-properties officeooo:rsid="137a4bab"/>
    </style:style>
    <style:style style:name="T912" style:family="text">
      <style:text-properties officeooo:rsid="141f9a46"/>
    </style:style>
    <style:style style:name="T913" style:family="text">
      <style:text-properties officeooo:rsid="15bc82d1"/>
    </style:style>
    <style:style style:name="T914" style:family="text">
      <style:text-properties officeooo:rsid="1373cf1b"/>
    </style:style>
    <style:style style:name="T915" style:family="text">
      <style:text-properties officeooo:rsid="1372e044"/>
    </style:style>
    <style:style style:name="T916" style:family="text">
      <style:text-properties officeooo:rsid="13d7cb84"/>
    </style:style>
    <style:style style:name="T917" style:family="text">
      <style:text-properties officeooo:rsid="156d5b88"/>
    </style:style>
    <style:style style:name="T918" style:family="text">
      <style:text-properties officeooo:rsid="0d517b12"/>
    </style:style>
    <style:style style:name="T919" style:family="text">
      <style:text-properties officeooo:rsid="13dbe37e"/>
    </style:style>
    <style:style style:name="T920" style:family="text">
      <style:text-properties officeooo:rsid="15bf5d33"/>
    </style:style>
    <style:style style:name="T921" style:family="text">
      <style:text-properties officeooo:rsid="15c0997f"/>
    </style:style>
    <style:style style:name="T922" style:family="text">
      <style:text-properties officeooo:rsid="13dcc169"/>
    </style:style>
    <style:style style:name="T923" style:family="text">
      <style:text-properties officeooo:rsid="13bfba44"/>
    </style:style>
    <style:style style:name="T924" style:family="text">
      <style:text-properties officeooo:rsid="149cb747"/>
    </style:style>
    <style:style style:name="T925" style:family="text">
      <style:text-properties officeooo:rsid="13c1df0f"/>
    </style:style>
    <style:style style:name="T926" style:family="text">
      <style:text-properties officeooo:rsid="1473ee5f"/>
    </style:style>
    <style:style style:name="T927" style:family="text">
      <style:text-properties officeooo:rsid="15b70e3d"/>
    </style:style>
    <style:style style:name="T928" style:family="text">
      <style:text-properties officeooo:rsid="14debc6e"/>
    </style:style>
    <style:style style:name="T929" style:family="text">
      <style:text-properties officeooo:rsid="14052f0b"/>
    </style:style>
    <style:style style:name="T930" style:family="text">
      <style:text-properties officeooo:rsid="155cc408"/>
    </style:style>
    <style:style style:name="T931" style:family="text">
      <style:text-properties officeooo:rsid="13b3d86b"/>
    </style:style>
    <style:style style:name="T932" style:family="text">
      <style:text-properties officeooo:rsid="14e10e7b"/>
    </style:style>
    <style:style style:name="T933" style:family="text">
      <style:text-properties officeooo:rsid="14a5d507"/>
    </style:style>
    <style:style style:name="T934" style:family="text">
      <style:text-properties officeooo:rsid="14f507b1"/>
    </style:style>
    <style:style style:name="T935" style:family="text">
      <style:text-properties officeooo:rsid="14f54ff5"/>
    </style:style>
    <style:style style:name="T936" style:family="text">
      <style:text-properties officeooo:rsid="14ef52e4"/>
    </style:style>
    <style:style style:name="T937" style:family="text">
      <style:text-properties officeooo:rsid="13c7b16f"/>
    </style:style>
    <style:style style:name="T938" style:family="text">
      <style:text-properties officeooo:rsid="14e5ca45"/>
    </style:style>
    <style:style style:name="T939" style:family="text">
      <style:text-properties officeooo:rsid="14e779ca"/>
    </style:style>
    <style:style style:name="T940" style:family="text">
      <style:text-properties officeooo:rsid="14a6e56f"/>
    </style:style>
    <style:style style:name="T941" style:family="text">
      <style:text-properties officeooo:rsid="14386d6b"/>
    </style:style>
    <style:style style:name="T942" style:family="text">
      <style:text-properties officeooo:rsid="13b10cbc"/>
    </style:style>
    <style:style style:name="T943" style:family="text">
      <style:text-properties officeooo:rsid="14e8fab9"/>
    </style:style>
    <style:style style:name="T944" style:family="text">
      <style:text-properties officeooo:rsid="14eb4a17"/>
    </style:style>
    <style:style style:name="T945" style:family="text">
      <style:text-properties officeooo:rsid="13a2e8e7"/>
    </style:style>
    <style:style style:name="T946" style:family="text">
      <style:text-properties officeooo:rsid="152fd045"/>
    </style:style>
    <style:style style:name="T947" style:family="text">
      <style:text-properties officeooo:rsid="15412d69"/>
    </style:style>
    <style:style style:name="T948" style:family="text">
      <style:text-properties officeooo:rsid="15392f4e"/>
    </style:style>
    <style:style style:name="T949" style:family="text">
      <style:text-properties officeooo:rsid="153e48e2"/>
    </style:style>
    <style:style style:name="T950" style:family="text">
      <style:text-properties officeooo:rsid="15400a75"/>
    </style:style>
    <style:style style:name="T951" style:family="text">
      <style:text-properties officeooo:rsid="15303cda"/>
    </style:style>
    <style:style style:name="T952" style:family="text">
      <style:text-properties officeooo:rsid="15345bfd"/>
    </style:style>
    <style:style style:name="T953" style:family="text">
      <style:text-properties officeooo:rsid="153368b9"/>
    </style:style>
    <style:style style:name="T954" style:family="text">
      <style:text-properties officeooo:rsid="15352b3d"/>
    </style:style>
    <style:style style:name="T955" style:family="text">
      <style:text-properties officeooo:rsid="15171fa3"/>
    </style:style>
    <style:style style:name="T956" style:family="text">
      <style:text-properties officeooo:rsid="15430465"/>
    </style:style>
    <style:style style:name="T957" style:family="text">
      <style:text-properties officeooo:rsid="154f07fb"/>
    </style:style>
    <style:style style:name="T958" style:family="text">
      <style:text-properties officeooo:rsid="15469b37"/>
    </style:style>
    <style:style style:name="T959" style:family="text">
      <style:text-properties officeooo:rsid="15483f56"/>
    </style:style>
    <style:style style:name="T960" style:family="text">
      <style:text-properties officeooo:rsid="15db31d1"/>
    </style:style>
    <style:style style:name="T961" style:family="text">
      <style:text-properties officeooo:rsid="15cca079"/>
    </style:style>
    <style:style style:name="T962" style:family="text">
      <style:text-properties officeooo:rsid="15e8ebfe"/>
    </style:style>
    <style:style style:name="T963" style:family="text">
      <style:text-properties officeooo:rsid="13eab827"/>
    </style:style>
    <style:style style:name="T964" style:family="text">
      <style:text-properties officeooo:rsid="15e92f7b"/>
    </style:style>
    <style:style style:name="T965" style:family="text">
      <style:text-properties officeooo:rsid="15ea6aa2"/>
    </style:style>
    <style:style style:name="T966" style:family="text">
      <style:text-properties officeooo:rsid="15d53df3"/>
    </style:style>
    <style:style style:name="T967" style:family="text">
      <style:text-properties officeooo:rsid="145ed598"/>
    </style:style>
    <style:style style:name="T968" style:family="text">
      <style:text-properties officeooo:rsid="14db0b0e"/>
    </style:style>
    <style:style style:name="T969" style:family="text">
      <style:text-properties officeooo:rsid="14763bfa"/>
    </style:style>
    <style:style style:name="T970" style:family="text">
      <style:text-properties officeooo:rsid="14fa473a"/>
    </style:style>
    <style:style style:name="T971" style:family="text">
      <style:text-properties officeooo:rsid="14607a56"/>
    </style:style>
    <style:style style:name="T972" style:family="text">
      <style:text-properties officeooo:rsid="141098ec"/>
    </style:style>
    <style:style style:name="T973" style:family="text">
      <style:text-properties officeooo:rsid="1486dacd"/>
    </style:style>
    <style:style style:name="T974" style:family="text">
      <style:text-properties officeooo:rsid="14851ed8"/>
    </style:style>
    <style:style style:name="T975" style:family="text">
      <style:text-properties officeooo:rsid="1501b542"/>
    </style:style>
    <style:style style:name="T976" style:family="text">
      <style:text-properties officeooo:rsid="1505ba80"/>
    </style:style>
    <style:style style:name="T977" style:family="text">
      <style:text-properties officeooo:rsid="1411859a"/>
    </style:style>
    <style:style style:name="T978" style:family="text">
      <style:text-properties officeooo:rsid="14f6d9f7"/>
    </style:style>
    <style:style style:name="T979" style:family="text">
      <style:text-properties officeooo:rsid="14f79117"/>
    </style:style>
    <style:style style:name="T980" style:family="text">
      <style:text-properties officeooo:rsid="1411b641"/>
    </style:style>
    <style:style style:name="T981" style:family="text">
      <style:text-properties officeooo:rsid="0106c0b3"/>
    </style:style>
    <style:style style:name="T982" style:family="text">
      <style:text-properties officeooo:rsid="140e5cf0"/>
    </style:style>
    <style:style style:name="T983" style:family="text">
      <style:text-properties officeooo:rsid="423cd2f0"/>
    </style:style>
    <style:style style:name="T984" style:family="text">
      <style:text-properties officeooo:rsid="423ef309"/>
    </style:style>
    <style:style style:name="T985" style:family="text">
      <style:text-properties officeooo:rsid="424adba8"/>
    </style:style>
    <style:style style:name="T986" style:family="text">
      <style:text-properties officeooo:rsid="424bd0dd"/>
    </style:style>
    <style:style style:name="T987" style:family="text">
      <style:text-properties officeooo:rsid="424f23a1"/>
    </style:style>
    <style:style style:name="T988" style:family="text">
      <style:text-properties officeooo:rsid="424f63d3"/>
    </style:style>
    <style:style style:name="T989" style:family="text">
      <style:text-properties officeooo:rsid="4250dfb2"/>
    </style:style>
    <style:style style:name="T990" style:family="text">
      <style:text-properties officeooo:rsid="4251db75"/>
    </style:style>
    <style:style style:name="T991" style:family="text">
      <style:text-properties officeooo:rsid="42565ba9"/>
    </style:style>
    <style:style style:name="T992" style:family="text">
      <style:text-properties officeooo:rsid="42581a24"/>
    </style:style>
    <style:style style:name="T993" style:family="text">
      <style:text-properties officeooo:rsid="425fcec7"/>
    </style:style>
    <style:style style:name="T994" style:family="text">
      <style:text-properties officeooo:rsid="4262c8a5"/>
    </style:style>
    <style:style style:name="T995" style:family="text">
      <style:text-properties officeooo:rsid="4265700c"/>
    </style:style>
    <style:style style:name="T996" style:family="text">
      <style:text-properties officeooo:rsid="4266a051"/>
    </style:style>
    <style:style style:name="T997" style:family="text">
      <style:text-properties officeooo:rsid="4268a559"/>
    </style:style>
    <style:style style:name="T998" style:family="text">
      <style:text-properties officeooo:rsid="426adf97"/>
    </style:style>
    <style:style style:name="T999" style:family="text">
      <style:text-properties officeooo:rsid="426fa2c7"/>
    </style:style>
    <style:style style:name="T1000" style:family="text">
      <style:text-properties officeooo:rsid="4271ea4e"/>
    </style:style>
    <style:style style:name="T1001" style:family="text">
      <style:text-properties officeooo:rsid="42769774"/>
    </style:style>
    <style:style style:name="T1002" style:family="text">
      <style:text-properties officeooo:rsid="28627fc3"/>
    </style:style>
    <style:style style:name="T1003" style:family="text">
      <style:text-properties officeooo:rsid="2332d987"/>
    </style:style>
    <style:style style:name="T1004" style:family="text">
      <style:text-properties officeooo:rsid="235399e7"/>
    </style:style>
    <style:style style:name="T1005" style:family="text">
      <style:text-properties officeooo:rsid="2356c6ea"/>
    </style:style>
    <style:style style:name="T1006" style:family="text">
      <style:text-properties officeooo:rsid="23585241"/>
    </style:style>
    <style:style style:name="T1007" style:family="text">
      <style:text-properties officeooo:rsid="2358e570"/>
    </style:style>
    <style:style style:name="T1008" style:family="text">
      <style:text-properties officeooo:rsid="232f7481"/>
    </style:style>
    <style:style style:name="T1009" style:family="text">
      <style:text-properties officeooo:rsid="20f7086f"/>
    </style:style>
    <style:style style:name="T1010" style:family="text">
      <style:text-properties officeooo:rsid="23b0ce43"/>
    </style:style>
    <style:style style:name="T1011" style:family="text">
      <style:text-properties officeooo:rsid="23c30856"/>
    </style:style>
    <style:style style:name="T1012" style:family="text">
      <style:text-properties officeooo:rsid="23adf46b"/>
    </style:style>
    <style:style style:name="T1013" style:family="text">
      <style:text-properties officeooo:rsid="23ac06b8"/>
    </style:style>
    <style:style style:name="T1014" style:family="text">
      <style:text-properties officeooo:rsid="23c07497"/>
    </style:style>
    <style:style style:name="T1015" style:family="text">
      <style:text-properties officeooo:rsid="2861b7f6"/>
    </style:style>
    <style:style style:name="T1016" style:family="text">
      <style:text-properties officeooo:rsid="214e4d42"/>
    </style:style>
    <style:style style:name="T1017" style:family="text">
      <style:text-properties officeooo:rsid="2197e806"/>
    </style:style>
    <style:style style:name="T1018" style:family="text">
      <style:text-properties officeooo:rsid="21996beb"/>
    </style:style>
    <style:style style:name="T1019" style:family="text">
      <style:text-properties officeooo:rsid="428433a0"/>
    </style:style>
    <style:style style:name="T1020" style:family="text">
      <style:text-properties officeooo:rsid="428739c8"/>
    </style:style>
    <style:style style:name="T1021" style:family="text">
      <style:text-properties officeooo:rsid="428cdb20"/>
    </style:style>
    <style:style style:name="T1022" style:family="text">
      <style:text-properties officeooo:rsid="4183bc64"/>
    </style:style>
    <style:style style:name="T1023" style:family="text">
      <style:text-properties officeooo:rsid="428dc179"/>
    </style:style>
    <style:style style:name="T1024" style:family="text">
      <style:text-properties officeooo:rsid="428e9e35"/>
    </style:style>
    <style:style style:name="T1025" style:family="text">
      <style:text-properties officeooo:rsid="428ed626"/>
    </style:style>
    <style:style style:name="T1026" style:family="text">
      <style:text-properties officeooo:rsid="2068fff3"/>
    </style:style>
    <style:style style:name="T1027" style:family="text">
      <style:text-properties officeooo:rsid="2305469b"/>
    </style:style>
    <style:style style:name="T1028" style:family="text">
      <style:text-properties officeooo:rsid="2065587c"/>
    </style:style>
    <style:style style:name="T1029" style:family="text">
      <style:text-properties officeooo:rsid="429c9e47"/>
    </style:style>
    <style:style style:name="T1030" style:family="text">
      <style:text-properties officeooo:rsid="429db58e"/>
    </style:style>
    <style:style style:name="T1031" style:family="text">
      <style:text-properties officeooo:rsid="429e2dc4"/>
    </style:style>
    <style:style style:name="T1032" style:family="text">
      <style:text-properties officeooo:rsid="42a6cc86"/>
    </style:style>
    <style:style style:name="T1033" style:family="text">
      <style:text-properties officeooo:rsid="42b275b3"/>
    </style:style>
    <style:style style:name="T1034" style:family="text">
      <style:text-properties officeooo:rsid="42dfcd0c"/>
    </style:style>
    <style:style style:name="T1035" style:family="text">
      <style:text-properties officeooo:rsid="42eaf809"/>
    </style:style>
    <style:style style:name="T1036" style:family="text">
      <style:text-properties officeooo:rsid="42ee1456"/>
    </style:style>
    <style:style style:name="T1037" style:family="text">
      <style:text-properties officeooo:rsid="42f34130"/>
    </style:style>
    <style:style style:name="T1038" style:family="text">
      <style:text-properties officeooo:rsid="42f4ebe1"/>
    </style:style>
    <style:style style:name="T1039" style:family="text">
      <style:text-properties officeooo:rsid="430e5e5e"/>
    </style:style>
    <style:style style:name="T1040" style:family="text">
      <style:text-properties officeooo:rsid="43158725"/>
    </style:style>
    <style:style style:name="T1041" style:family="text">
      <style:text-properties officeooo:rsid="4319d4ea"/>
    </style:style>
    <style:style style:name="T1042" style:family="text">
      <style:text-properties officeooo:rsid="4324cabd"/>
    </style:style>
    <style:style style:name="T1043" style:family="text">
      <style:text-properties officeooo:rsid="43273aa7"/>
    </style:style>
    <style:style style:name="T1044" style:family="text">
      <style:text-properties officeooo:rsid="432815d4"/>
    </style:style>
    <style:style style:name="T1045" style:family="text">
      <style:text-properties officeooo:rsid="432acc4d"/>
    </style:style>
    <style:style style:name="T1046" style:family="text">
      <style:text-properties fo:font-variant="normal" fo:text-transform="none" fo:color="#003399" style:font-name="TriviaSeznam" fo:font-size="6.84999990463257pt" fo:letter-spacing="normal" fo:font-style="normal" fo:font-weight="normal"/>
    </style:style>
    <style:style style:name="T1047" style:family="text">
      <style:text-properties fo:font-variant="normal" fo:text-transform="none" fo:color="#003399" style:font-name="TriviaSeznam" fo:font-size="6.84999990463257pt" fo:letter-spacing="normal" fo:font-style="normal" fo:font-weight="normal" officeooo:rsid="43f53e7c"/>
    </style:style>
    <style:style style:name="T1048" style:family="text">
      <style:text-properties officeooo:rsid="4332d498"/>
    </style:style>
    <style:style style:name="T1049" style:family="text">
      <style:text-properties officeooo:rsid="4221a9c9"/>
    </style:style>
    <style:style style:name="T1050" style:family="text">
      <style:text-properties officeooo:rsid="43347c13"/>
    </style:style>
    <style:style style:name="T1051" style:family="text">
      <style:text-properties officeooo:rsid="4336617c"/>
    </style:style>
    <style:style style:name="T1052" style:family="text">
      <style:text-properties fo:font-size="9.5pt" fo:letter-spacing="0.009cm" fo:language="cs" fo:country="CZ" style:font-size-asian="9.5pt" style:language-asian="cs" style:country-asian="CZ"/>
    </style:style>
    <style:style style:name="T1053" style:family="text">
      <style:text-properties fo:font-size="9.5pt" fo:letter-spacing="0.009cm" fo:language="cs" fo:country="CZ" officeooo:rsid="2855eaa6" style:font-size-asian="9.5pt" style:language-asian="cs" style:country-asian="CZ"/>
    </style:style>
    <style:style style:name="T1054" style:family="text">
      <style:text-properties fo:font-size="9.5pt" fo:letter-spacing="0.009cm" fo:language="cs" fo:country="CZ" officeooo:rsid="20a75113" style:font-size-asian="9.5pt" style:language-asian="cs" style:country-asian="CZ"/>
    </style:style>
    <style:style style:name="T1055" style:family="text">
      <style:text-properties fo:font-size="9.5pt" fo:letter-spacing="0.009cm" fo:language="cs" fo:country="CZ" officeooo:rsid="20aac5d0" style:font-size-asian="9.5pt" style:language-asian="cs" style:country-asian="CZ"/>
    </style:style>
    <style:style style:name="T1056" style:family="text">
      <style:text-properties fo:font-size="9.5pt" fo:letter-spacing="0.009cm" fo:language="cs" fo:country="CZ" officeooo:rsid="20a56c6b" style:font-size-asian="9.5pt" style:language-asian="cs" style:country-asian="CZ"/>
    </style:style>
    <style:style style:name="T1057" style:family="text">
      <style:text-properties fo:font-size="9.5pt" fo:letter-spacing="0.009cm" fo:language="cs" fo:country="CZ" officeooo:rsid="20b19335" style:font-size-asian="9.5pt" style:language-asian="cs" style:country-asian="CZ"/>
    </style:style>
    <style:style style:name="T1058" style:family="text">
      <style:text-properties fo:font-size="9.5pt" fo:letter-spacing="0.009cm" fo:language="cs" fo:country="CZ" officeooo:rsid="36f6b437" style:font-size-asian="9.5pt" style:language-asian="cs" style:country-asian="CZ"/>
    </style:style>
    <style:style style:name="T1059" style:family="text">
      <style:text-properties fo:font-size="9.5pt" fo:letter-spacing="0.009cm" fo:language="cs" fo:country="CZ" officeooo:rsid="36f69b26" style:font-size-asian="9.5pt" style:language-asian="cs" style:country-asian="CZ"/>
    </style:style>
    <style:style style:name="T1060" style:family="text">
      <style:text-properties fo:font-size="9.5pt" fo:letter-spacing="0.009cm" fo:language="cs" fo:country="CZ" officeooo:rsid="20c1c0ac" style:font-size-asian="9.5pt" style:language-asian="cs" style:country-asian="CZ"/>
    </style:style>
    <style:style style:name="T1061" style:family="text">
      <style:text-properties fo:font-size="9.5pt" fo:letter-spacing="0.009cm" fo:language="cs" fo:country="CZ" officeooo:rsid="20c7ab34" style:font-size-asian="9.5pt" style:language-asian="cs" style:country-asian="CZ"/>
    </style:style>
    <style:style style:name="T1062" style:family="text">
      <style:text-properties fo:font-size="9.5pt" fo:letter-spacing="0.009cm" fo:language="cs" fo:country="CZ" officeooo:rsid="36f544f2" style:font-size-asian="9.5pt" style:language-asian="cs" style:country-asian="CZ"/>
    </style:style>
    <style:style style:name="T1063" style:family="text">
      <style:text-properties fo:font-size="9.5pt" fo:letter-spacing="0.009cm" fo:language="cs" fo:country="CZ" officeooo:rsid="236a0e98" style:font-size-asian="9.5pt" style:language-asian="cs" style:country-asian="CZ"/>
    </style:style>
    <style:style style:name="T1064" style:family="text">
      <style:text-properties fo:font-size="9.5pt" fo:letter-spacing="0.009cm" fo:language="cs" fo:country="CZ" officeooo:rsid="285c2fe7" style:font-size-asian="9.5pt" style:language-asian="cs" style:country-asian="CZ"/>
    </style:style>
    <style:style style:name="T1065" style:family="text">
      <style:text-properties fo:font-size="9.5pt" fo:letter-spacing="0.009cm" fo:language="cs" fo:country="CZ" officeooo:rsid="2514d94b" style:font-size-asian="9.5pt" style:language-asian="cs" style:country-asian="CZ"/>
    </style:style>
    <style:style style:name="T1066" style:family="text">
      <style:text-properties fo:font-size="9.5pt" fo:letter-spacing="0.009cm" fo:language="cs" fo:country="CZ" officeooo:rsid="251a8563" style:font-size-asian="9.5pt" style:language-asian="cs" style:country-asian="CZ"/>
    </style:style>
    <style:style style:name="T1067" style:family="text">
      <style:text-properties fo:font-size="9.5pt" fo:letter-spacing="0.009cm" fo:language="cs" fo:country="CZ" officeooo:rsid="25193a8d" style:font-size-asian="9.5pt" style:language-asian="cs" style:country-asian="CZ"/>
    </style:style>
    <style:style style:name="T1068" style:family="text">
      <style:text-properties fo:font-size="9.5pt" fo:letter-spacing="0.009cm" fo:language="cs" fo:country="CZ" officeooo:rsid="20ace839" style:font-size-asian="9.5pt" style:language-asian="cs" style:country-asian="CZ"/>
    </style:style>
    <style:style style:name="T1069" style:family="text">
      <style:text-properties fo:font-size="9.5pt" fo:letter-spacing="0.009cm" fo:language="cs" fo:country="CZ" officeooo:rsid="20af97d2" style:font-size-asian="9.5pt" style:language-asian="cs" style:country-asian="CZ"/>
    </style:style>
    <style:style style:name="T1070" style:family="text">
      <style:text-properties fo:font-size="9.5pt" fo:letter-spacing="0.009cm" fo:language="cs" fo:country="CZ" officeooo:rsid="36ba82dd" style:font-size-asian="9.5pt" style:language-asian="cs" style:country-asian="CZ"/>
    </style:style>
    <style:style style:name="T1071" style:family="text">
      <style:text-properties fo:font-size="9.5pt" fo:letter-spacing="0.009cm" fo:language="cs" fo:country="CZ" officeooo:rsid="36bdeb47" style:font-size-asian="9.5pt" style:language-asian="cs" style:country-asian="CZ"/>
    </style:style>
    <style:style style:name="T1072" style:family="text">
      <style:text-properties fo:font-size="9.5pt" fo:letter-spacing="0.009cm" fo:language="cs" fo:country="CZ" officeooo:rsid="20c7e044" style:font-size-asian="9.5pt" style:language-asian="cs" style:country-asian="CZ"/>
    </style:style>
    <style:style style:name="T1073" style:family="text">
      <style:text-properties fo:font-size="9.5pt" fo:letter-spacing="0.009cm" fo:language="cs" fo:country="CZ" officeooo:rsid="21fc73fc" style:font-size-asian="9.5pt" style:language-asian="cs" style:country-asian="CZ"/>
    </style:style>
    <style:style style:name="T1074" style:family="text">
      <style:text-properties fo:font-size="9.5pt" fo:letter-spacing="0.009cm" fo:language="cs" fo:country="CZ" officeooo:rsid="3b1a3190" style:font-size-asian="9.5pt" style:language-asian="cs" style:country-asian="CZ"/>
    </style:style>
    <style:style style:name="T1075" style:family="text">
      <style:text-properties fo:font-size="9.5pt" fo:letter-spacing="0.009cm" fo:language="cs" fo:country="CZ" officeooo:rsid="433ee31c" style:font-size-asian="9.5pt" style:language-asian="cs" style:country-asian="CZ"/>
    </style:style>
    <style:style style:name="T1076" style:family="text">
      <style:text-properties fo:font-size="9.5pt" fo:letter-spacing="0.009cm" fo:language="cs" fo:country="CZ" officeooo:rsid="433fbe6a" style:font-size-asian="9.5pt" style:language-asian="cs" style:country-asian="CZ"/>
    </style:style>
    <style:style style:name="T1077" style:family="text">
      <style:text-properties fo:font-size="9.5pt" fo:letter-spacing="0.009cm" fo:language="cs" fo:country="CZ" officeooo:rsid="434f4046" style:font-size-asian="9.5pt" style:language-asian="cs" style:country-asian="CZ"/>
    </style:style>
    <style:style style:name="T1078" style:family="text">
      <style:text-properties fo:font-size="9.5pt" fo:letter-spacing="0.009cm" fo:language="cs" fo:country="CZ" officeooo:rsid="43503b01" style:font-size-asian="9.5pt" style:language-asian="cs" style:country-asian="CZ"/>
    </style:style>
    <style:style style:name="T1079" style:family="text">
      <style:text-properties fo:font-size="9.5pt" fo:letter-spacing="0.009cm" fo:language="cs" fo:country="CZ" officeooo:rsid="4351f3b5" style:font-size-asian="9.5pt" style:language-asian="cs" style:country-asian="CZ"/>
    </style:style>
    <style:style style:name="T1080" style:family="text">
      <style:text-properties fo:font-size="9.5pt" fo:letter-spacing="0.009cm" fo:language="cs" fo:country="CZ" officeooo:rsid="4388155a" style:font-size-asian="9.5pt" style:language-asian="cs" style:country-asian="CZ"/>
    </style:style>
    <style:style style:name="T1081" style:family="text">
      <style:text-properties fo:font-size="9.5pt" fo:letter-spacing="0.009cm" fo:language="cs" fo:country="CZ" officeooo:rsid="4394e85f" style:font-size-asian="9.5pt" style:language-asian="cs" style:country-asian="CZ"/>
    </style:style>
    <style:style style:name="T1082" style:family="text">
      <style:text-properties fo:font-size="9.5pt" fo:letter-spacing="0.009cm" fo:language="cs" fo:country="CZ" officeooo:rsid="439bf373" style:font-size-asian="9.5pt" style:language-asian="cs" style:country-asian="CZ"/>
    </style:style>
    <style:style style:name="T1083" style:family="text">
      <style:text-properties fo:font-size="9.5pt" fo:letter-spacing="0.009cm" fo:language="cs" fo:country="CZ" officeooo:rsid="439c7815" style:font-size-asian="9.5pt" style:language-asian="cs" style:country-asian="CZ"/>
    </style:style>
    <style:style style:name="T1084" style:family="text">
      <style:text-properties fo:font-size="9.5pt" fo:letter-spacing="0.009cm" fo:language="cs" fo:country="CZ" officeooo:rsid="43a3119b" style:font-size-asian="9.5pt" style:language-asian="cs" style:country-asian="CZ"/>
    </style:style>
    <style:style style:name="T1085" style:family="text">
      <style:text-properties fo:font-size="9.5pt" fo:letter-spacing="0.009cm" fo:language="cs" fo:country="CZ" officeooo:rsid="43a3871f" style:font-size-asian="9.5pt" style:language-asian="cs" style:country-asian="CZ"/>
    </style:style>
    <style:style style:name="T1086" style:family="text">
      <style:text-properties fo:font-size="9.5pt" fo:letter-spacing="0.009cm" fo:language="cs" fo:country="CZ" officeooo:rsid="43a45b0d" style:font-size-asian="9.5pt" style:language-asian="cs" style:country-asian="CZ"/>
    </style:style>
    <style:style style:name="T1087" style:family="text">
      <style:text-properties fo:font-size="9.5pt" fo:letter-spacing="0.009cm" fo:language="cs" fo:country="CZ" officeooo:rsid="43a5e30b" style:font-size-asian="9.5pt" style:language-asian="cs" style:country-asian="CZ"/>
    </style:style>
    <style:style style:name="T1088" style:family="text">
      <style:text-properties fo:font-size="9.5pt" fo:letter-spacing="0.009cm" fo:language="cs" fo:country="CZ" officeooo:rsid="43a62c9e" style:font-size-asian="9.5pt" style:language-asian="cs" style:country-asian="CZ"/>
    </style:style>
    <style:style style:name="T1089" style:family="text">
      <style:text-properties fo:font-size="9.5pt" fo:letter-spacing="0.009cm" fo:language="cs" fo:country="CZ" officeooo:rsid="43ac195e" style:font-size-asian="9.5pt" style:language-asian="cs" style:country-asian="CZ"/>
    </style:style>
    <style:style style:name="T1090" style:family="text">
      <style:text-properties fo:font-size="9.5pt" fo:letter-spacing="0.009cm" fo:language="cs" fo:country="CZ" officeooo:rsid="43ac281a" style:font-size-asian="9.5pt" style:language-asian="cs" style:country-asian="CZ"/>
    </style:style>
    <style:style style:name="T1091" style:family="text">
      <style:text-properties fo:font-size="9.5pt" fo:letter-spacing="0.009cm" fo:language="cs" fo:country="CZ" officeooo:rsid="43b01118" style:font-size-asian="9.5pt" style:language-asian="cs" style:country-asian="CZ"/>
    </style:style>
    <style:style style:name="T1092" style:family="text">
      <style:text-properties fo:font-size="9.5pt" fo:letter-spacing="0.009cm" fo:language="cs" fo:country="CZ" officeooo:rsid="20a3122c" style:font-size-asian="9.5pt" style:language-asian="cs" style:country-asian="CZ"/>
    </style:style>
    <style:style style:name="T1093" style:family="text">
      <style:text-properties fo:font-size="9.5pt" fo:letter-spacing="0.009cm" fo:language="cs" fo:country="CZ" officeooo:rsid="43ba6c21" style:font-size-asian="9.5pt" style:language-asian="cs" style:country-asian="CZ"/>
    </style:style>
    <style:style style:name="T1094" style:family="text">
      <style:text-properties fo:font-size="9.5pt" fo:letter-spacing="0.009cm" fo:language="cs" fo:country="CZ" officeooo:rsid="43bac81c" style:font-size-asian="9.5pt" style:language-asian="cs" style:country-asian="CZ"/>
    </style:style>
    <style:style style:name="T1095" style:family="text">
      <style:text-properties fo:font-size="9.5pt" fo:letter-spacing="0.009cm" fo:language="cs" fo:country="CZ" officeooo:rsid="43be5955" style:font-size-asian="9.5pt" style:language-asian="cs" style:country-asian="CZ"/>
    </style:style>
    <style:style style:name="T1096" style:family="text">
      <style:text-properties fo:font-size="9.5pt" fo:letter-spacing="0.009cm" fo:language="cs" fo:country="CZ" officeooo:rsid="44195206" style:font-size-asian="9.5pt" style:language-asian="cs" style:country-asian="CZ"/>
    </style:style>
    <style:style style:name="T1097" style:family="text">
      <style:text-properties fo:font-size="9.5pt" fo:letter-spacing="0.009cm" fo:language="cs" fo:country="CZ" officeooo:rsid="441b34c0" style:font-size-asian="9.5pt" style:language-asian="cs" style:country-asian="CZ"/>
    </style:style>
    <style:style style:name="T1098" style:family="text">
      <style:text-properties fo:font-size="9.5pt" fo:letter-spacing="0.009cm" fo:language="cs" fo:country="CZ" officeooo:rsid="4433bb28" style:font-size-asian="9.5pt" style:language-asian="cs" style:country-asian="CZ"/>
    </style:style>
    <style:style style:name="T1099" style:family="text">
      <style:text-properties fo:font-size="9.5pt" fo:letter-spacing="0.009cm" fo:language="cs" fo:country="CZ" fo:font-style="italic" style:font-size-asian="9.5pt" style:language-asian="cs" style:country-asian="CZ" style:font-style-asian="italic" style:font-style-complex="italic"/>
    </style:style>
    <style:style style:name="T110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0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0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0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0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0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09"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10"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15"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16"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17"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18"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20"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21"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122"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123" style:family="text">
      <style:text-properties fo:font-size="9.5pt" fo:letter-spacing="0.009cm" fo:language="cs" fo:country="CZ" fo:font-style="normal"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26"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27"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28"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29"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130"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131"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32"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33"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134"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135"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136"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137" style:family="text">
      <style:text-properties fo:font-size="9.5pt" fo:letter-spacing="0.009cm" fo:language="en" fo:country="US" officeooo:rsid="20b19335" style:font-size-asian="9.5pt" style:language-asian="cs" style:country-asian="CZ"/>
    </style:style>
    <style:style style:name="T1138"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39" style:family="text">
      <style:text-properties officeooo:rsid="236484a9"/>
    </style:style>
    <style:style style:name="T1140" style:family="text">
      <style:text-properties officeooo:rsid="23e1443b"/>
    </style:style>
    <style:style style:name="T1141" style:family="text">
      <style:text-properties officeooo:rsid="20a19e91"/>
    </style:style>
    <style:style style:name="T1142" style:family="text">
      <style:text-properties officeooo:rsid="2b0497dc"/>
    </style:style>
    <style:style style:name="T1143" style:family="text">
      <style:text-properties officeooo:rsid="2b53750b"/>
    </style:style>
    <style:style style:name="T1144" style:family="text">
      <style:text-properties officeooo:rsid="3eb19fe3"/>
    </style:style>
    <style:style style:name="T1145" style:family="text">
      <style:text-properties officeooo:rsid="4343fce0"/>
    </style:style>
    <style:style style:name="T1146" style:family="text">
      <style:text-properties officeooo:rsid="4345f66c"/>
    </style:style>
    <style:style style:name="T1147" style:family="text">
      <style:text-properties officeooo:rsid="4352408b"/>
    </style:style>
    <style:style style:name="T1148" style:family="text">
      <style:text-properties officeooo:rsid="4359f39f"/>
    </style:style>
    <style:style style:name="T1149" style:family="text">
      <style:text-properties officeooo:rsid="435e2f0b"/>
    </style:style>
    <style:style style:name="T1150" style:family="text">
      <style:text-properties officeooo:rsid="4365c91f"/>
    </style:style>
    <style:style style:name="T1151" style:family="text">
      <style:text-properties officeooo:rsid="43693d6f"/>
    </style:style>
    <style:style style:name="T115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3"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4"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5" style:family="text">
      <style:text-properties officeooo:rsid="433888c3"/>
    </style:style>
    <style:style style:name="T1156" style:family="text">
      <style:text-properties officeooo:rsid="43729964"/>
    </style:style>
    <style:style style:name="T1157" style:family="text">
      <style:text-properties officeooo:rsid="43747d89"/>
    </style:style>
    <style:style style:name="T1158" style:family="text">
      <style:text-properties officeooo:rsid="4376cefd"/>
    </style:style>
    <style:style style:name="T1159" style:family="text">
      <style:text-properties officeooo:rsid="4377299c"/>
    </style:style>
    <style:style style:name="T1160" style:family="text">
      <style:text-properties officeooo:rsid="43788b3e"/>
    </style:style>
    <style:style style:name="T1161" style:family="text">
      <style:text-properties officeooo:rsid="437b2ecb"/>
    </style:style>
    <style:style style:name="T1162" style:family="text">
      <style:text-properties officeooo:rsid="437c7857"/>
    </style:style>
    <style:style style:name="T1163" style:family="text">
      <style:text-properties officeooo:rsid="437daf4e"/>
    </style:style>
    <style:style style:name="T1164" style:family="text">
      <style:text-properties officeooo:rsid="437ec047"/>
    </style:style>
    <style:style style:name="T1165" style:family="text">
      <style:text-properties officeooo:rsid="438640cf"/>
    </style:style>
    <style:style style:name="T1166" style:family="text">
      <style:text-properties officeooo:rsid="4392189d"/>
    </style:style>
    <style:style style:name="T1167" style:family="text">
      <style:text-properties officeooo:rsid="4396a3dd"/>
    </style:style>
    <style:style style:name="T1168" style:family="text">
      <style:text-properties officeooo:rsid="4397a164"/>
    </style:style>
    <style:style style:name="T1169" style:family="text">
      <style:text-properties officeooo:rsid="4398f50f"/>
    </style:style>
    <style:style style:name="T1170" style:family="text">
      <style:text-properties officeooo:rsid="439bf373"/>
    </style:style>
    <style:style style:name="T1171" style:family="text">
      <style:text-properties officeooo:rsid="439e5bdd"/>
    </style:style>
    <style:style style:name="T1172" style:family="text">
      <style:text-properties officeooo:rsid="439fea57"/>
    </style:style>
    <style:style style:name="T1173" style:family="text">
      <style:text-properties officeooo:rsid="43a62c9e"/>
    </style:style>
    <style:style style:name="T1174" style:family="text">
      <style:text-properties officeooo:rsid="43ac195e"/>
    </style:style>
    <style:style style:name="T1175" style:family="text">
      <style:text-properties officeooo:rsid="43aed89d"/>
    </style:style>
    <style:style style:name="T1176" style:family="text">
      <style:text-properties officeooo:rsid="43b23873"/>
    </style:style>
    <style:style style:name="T1177" style:family="text">
      <style:text-properties officeooo:rsid="43b5982b"/>
    </style:style>
    <style:style style:name="T1178" style:family="text">
      <style:text-properties officeooo:rsid="43b6d463"/>
    </style:style>
    <style:style style:name="T1179" style:family="text">
      <style:text-properties officeooo:rsid="43c79b14"/>
    </style:style>
    <style:style style:name="T1180" style:family="text">
      <style:text-properties officeooo:rsid="43c8b90a"/>
    </style:style>
    <style:style style:name="T1181" style:family="text">
      <style:text-properties officeooo:rsid="43d8441a"/>
    </style:style>
    <style:style style:name="T1182" style:family="text">
      <style:text-properties officeooo:rsid="43d9ffe7"/>
    </style:style>
    <style:style style:name="T1183" style:family="text">
      <style:text-properties officeooo:rsid="43db04da"/>
    </style:style>
    <style:style style:name="T1184" style:family="text">
      <style:text-properties officeooo:rsid="43e625a3"/>
    </style:style>
    <style:style style:name="T1185" style:family="text">
      <style:text-properties officeooo:rsid="43f0411d"/>
    </style:style>
    <style:style style:name="T1186" style:family="text">
      <style:text-properties officeooo:rsid="43f0c76f"/>
    </style:style>
    <style:style style:name="T1187" style:family="text">
      <style:text-properties officeooo:rsid="43f16bd5"/>
    </style:style>
    <style:style style:name="T1188" style:family="text">
      <style:text-properties officeooo:rsid="43f53e7c"/>
    </style:style>
    <style:style style:name="T1189" style:family="text">
      <style:text-properties officeooo:rsid="43fcda60"/>
    </style:style>
    <style:style style:name="T1190" style:family="text">
      <style:text-properties officeooo:rsid="440d303b"/>
    </style:style>
    <style:style style:name="T1191" style:family="text">
      <style:text-properties officeooo:rsid="44114e8f"/>
    </style:style>
    <style:style style:name="T1192"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93"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94" style:family="text">
      <style:text-properties officeooo:rsid="441f9143"/>
    </style:style>
    <style:style style:name="T1195" style:family="text">
      <style:text-properties officeooo:rsid="4424b05c"/>
    </style:style>
    <style:style style:name="T1196" style:family="text">
      <style:text-properties officeooo:rsid="442b2266"/>
    </style:style>
    <style:style style:name="T1197" style:family="text">
      <style:text-properties officeooo:rsid="44311d51"/>
    </style:style>
    <style:style style:name="T1198" style:family="text">
      <style:text-properties officeooo:rsid="4432a080"/>
    </style:style>
    <style:style style:name="T1199" style:family="text">
      <style:text-properties officeooo:rsid="44338544"/>
    </style:style>
    <style:style style:name="T1200" style:family="text">
      <style:text-properties officeooo:rsid="44365146"/>
    </style:style>
    <style:style style:name="T1201" style:family="text">
      <style:text-properties officeooo:rsid="4437edb7"/>
    </style:style>
    <style:style style:name="T1202" style:family="text">
      <style:text-properties officeooo:rsid="443afbec"/>
    </style:style>
    <style:style style:name="T1203" style:family="text">
      <style:text-properties officeooo:rsid="443d2069"/>
    </style:style>
    <style:style style:name="T1204" style:family="text">
      <style:text-properties style:text-line-through-style="solid" style:text-line-through-type="single" officeooo:rsid="41ec2dd2"/>
    </style:style>
    <style:style style:name="T1205"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2"/>
      <text:p text:style-name="P88"/>
      <text:p text:style-name="P6"/>
      <text:p text:style-name="P6"/>
      <text:p text:style-name="P320">Dračák</text:p>
      <text:p text:style-name="P316"/>
      <text:p text:style-name="P316"/>
      <text:p text:style-name="P321">podle staré školy</text:p>
      <text:p text:style-name="P317"/>
      <text:p text:style-name="P322">SCHOPNOSTI POVOLÁNÍ</text:p>
      <text:p text:style-name="P317"/>
      <text:p text:style-name="P318"/>
      <text:p text:style-name="P317"/>
      <text:p text:style-name="P317"/>
      <text:p text:style-name="P317"/>
      <text:p text:style-name="P317"/>
      <text:p text:style-name="P317"><text:soft-page-break/></text:p>
      <text:p text:style-name="P319"/>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29"><text:a xlink:type="simple" xlink:href="#__RefHeading___Toc1652_4210766435" text:style-name="Internet_20_link" text:visited-style-name="Internet_20_link">Boj</text:a><text:tab/>3</text:p>
          <text:p text:style-name="P330"><text:a xlink:type="simple" xlink:href="#__RefHeading___Toc35032_2345985184" text:style-name="Internet_20_link" text:visited-style-name="Internet_20_link">Jak se učit pravidla pro boj</text:a><text:tab/>3</text:p>
          <text:p text:style-name="P330"><text:a xlink:type="simple" xlink:href="#__RefHeading___Toc12860_4230435934" text:style-name="Internet_20_link" text:visited-style-name="Internet_20_link">Představení situace</text:a><text:tab/>3</text:p>
          <text:p text:style-name="P330"><text:a xlink:type="simple" xlink:href="#__RefHeading___Toc12862_4230435934" text:style-name="Internet_20_link" text:visited-style-name="Internet_20_link">Kola</text:a><text:tab/>4</text:p>
          <text:p text:style-name="P330"><text:a xlink:type="simple" xlink:href="#__RefHeading___Toc1656_4210766435" text:style-name="Internet_20_link" text:visited-style-name="Internet_20_link">Úmysly</text:a><text:tab/>5</text:p>
          <text:p text:style-name="P330"><text:a xlink:type="simple" xlink:href="#__RefHeading___Toc33057_2891756509" text:style-name="Internet_20_link" text:visited-style-name="Internet_20_link">Hod na úspěch a na obranu</text:a><text:tab/>11</text:p>
          <text:p text:style-name="P330"><text:a xlink:type="simple" xlink:href="#__RefHeading___Toc33059_2891756509" text:style-name="Internet_20_link" text:visited-style-name="Internet_20_link"><text:span text:style-name="T263">Z</text:span></text:a><text:a xlink:type="simple" xlink:href="#__RefHeading___Toc33059_2891756509" text:style-name="Internet_20_link" text:visited-style-name="Internet_20_link"><text:span text:style-name="T263">ranění</text:span></text:a><text:tab/>17</text:p>
          <text:p text:style-name="P330"><text:a xlink:type="simple" xlink:href="#__RefHeading___Toc35034_2345985184" text:style-name="Internet_20_link" text:visited-style-name="Internet_20_link">Váš první souboj</text:a><text:tab/>25</text:p>
          <text:p text:style-name="P330"><text:a xlink:type="simple" xlink:href="#__RefHeading___Toc33233_2891756509" text:style-name="Internet_20_link" text:visited-style-name="Internet_20_link">Výhody a nevýhody</text:a><text:tab/>25</text:p>
          <text:p text:style-name="P330"><text:a xlink:type="simple" xlink:href="#__RefHeading___Toc33235_2891756509" text:style-name="Internet_20_link" text:visited-style-name="Internet_20_link">Úspěchy</text:a><text:tab/>31</text:p>
          <text:p text:style-name="P330"><text:a xlink:type="simple" xlink:href="#__RefHeading___Toc33231_2891756509" text:style-name="Internet_20_link" text:visited-style-name="Internet_20_link">Pořadí házení</text:a><text:tab/>51</text:p>
          <text:p text:style-name="P330"><text:a xlink:type="simple" xlink:href="#__RefHeading___Toc35036_2345985184" text:style-name="Internet_20_link" text:visited-style-name="Internet_20_link">Taktické možnosti</text:a><text:tab/>53</text:p>
          <text:p text:style-name="P330"><text:a xlink:type="simple" xlink:href="#__RefHeading___Toc35038_2345985184" text:style-name="Internet_20_link" text:visited-style-name="Internet_20_link">Časté situace v boji</text:a><text:tab/>56</text:p>
          <text:p text:style-name="P329"><text:a xlink:type="simple" xlink:href="#__RefHeading___Toc39185_1173674893" text:style-name="Internet_20_link" text:visited-style-name="Internet_20_link">Shrnutí pravidel pro boj</text:a><text:tab/>65</text:p>
        </text:index-body>
      </text:table-of-content>
      <text:p text:style-name="P326"/>
      <text:p text:style-name="P4"/>
      <text:p text:style-name="P4"/>
      <text:p text:style-name="P4"/>
      <text:p text:style-name="P4"/>
      <text:p text:style-name="P4"/>
      <text:p text:style-name="P4"/>
      <text:p text:style-name="P4"/>
      <text:p text:style-name="P4"><text:soft-page-break/></text:p>
      <text:p text:style-name="P4"/>
      <text:p text:style-name="P2">Verze 0.<text:span text:style-name="T451">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4148656294" text:style-name="L1">
        <text:list-item>
          <text:p text:style-name="P363">Nezdolná výdrž</text:p>
        </text:list-item>
        <text:list-item>
          <text:p text:style-name="P363">Velitelský hlas</text:p>
        </text:list-item>
        <text:list-item>
          <text:p text:style-name="P363">Odolnost proti bolesti</text:p>
        </text:list-item>
        <text:list-item>
          <text:p text:style-name="P363">Hromový hlas</text:p>
        </text:list-item>
        <text:list-item>
          <text:p text:style-name="P363">Hluboký nádech</text:p>
        </text:list-item>
        <text:list-item>
          <text:p text:style-name="P363">Drtivý stisk</text:p>
        </text:list-item>
        <text:list-item>
          <text:p text:style-name="P363">Lamželezo</text:p>
        </text:list-item>
      </text:list>
      <text:p text:style-name="Text_20_body">Pokročilé válečnické schopnosti</text:p>
      <text:list xml:id="list4045173930" text:style-name="L2">
        <text:list-item>
          <text:p text:style-name="P364">Pevný postoj</text:p>
        </text:list-item>
        <text:list-item>
          <text:p text:style-name="P364">Obří skoky</text:p>
        </text:list-item>
        <text:list-item>
          <text:p text:style-name="P364">Boj proti přesile</text:p>
        </text:list-item>
        <text:list-item>
          <text:p text:style-name="P365">Boj poslepu</text:p>
        </text:list-item>
        <text:list-item>
          <text:p text:style-name="P364">Hroší kůže</text:p>
        </text:list-item>
        <text:list-item>
          <text:p text:style-name="P364">Zastrašení</text:p>
        </text:list-item>
        <text:list-item>
          <text:p text:style-name="P364"><text:soft-page-break/>Neohroženost</text:p>
        </text:list-item>
        <text:list-item>
          <text:p text:style-name="P364">Vypětí rychlosti</text:p>
        </text:list-item>
        <text:list-item>
          <text:p text:style-name="P364">Vypětí síly</text:p>
        </text:list-item>
        <text:list-item>
          <text:p text:style-name="P364">Vrh odrazem</text:p>
        </text:list-item>
      </text:list>
      <text:p text:style-name="Text_20_body">Mistrovské válečnické schopnosti</text:p>
      <text:list xml:id="list2331532527" text:style-name="L3">
        <text:list-item>
          <text:p text:style-name="P366">Bojové šílenství</text:p>
        </text:list-item>
        <text:list-item>
          <text:p text:style-name="P366">Útok z obrany</text:p>
        </text:list-item>
        <text:list-item>
          <text:p text:style-name="P366">Regenerace</text:p>
        </text:list-item>
        <text:list-item>
          <text:p text:style-name="P366">Odolnost proti mrazu</text:p>
        </text:list-item>
        <text:list-item>
          <text:p text:style-name="P366">Odolnost proti ohni</text:p>
        </text:list-item>
        <text:list-item>
          <text:p text:style-name="P366">Odolnost proti jedům</text:p>
        </text:list-item>
        <text:list-item>
          <text:p text:style-name="P366">Potlačení paralýzy</text:p>
        </text:list-item>
        <text:list-item>
          <text:p text:style-name="P366">Železné pěsti</text:p>
        </text:list-item>
        <text:list-item>
          <text:p text:style-name="P367">Srážení střel</text:p>
        </text:list-item>
      </text:list>
      <text:h text:style-name="Heading_20_3" text:outline-level="3">Základní válečnické schopnosti</text:h>
      <text:h text:style-name="P452" text:outline-level="4">Nezdolná výdrž</text:h>
      <text:p text:style-name="P189">Vydržíš <text:span text:style-name="T994">bez zastávky</text:span> běžet <text:span text:style-name="T994">či bojovat</text:span> <text:span text:style-name="T994">celý den</text:span>.</text:p>
      <text:h text:style-name="P453" text:outline-level="4"><text:soft-page-break/>Velite<text:span text:style-name="T984">l</text:span>ský hlas</text:h>
      <text:p text:style-name="P190"><text:span text:style-name="T983">Do</text:span>káže<text:span text:style-name="T983">š</text:span> <text:span text:style-name="T995">svým hlasem vyvolat</text:span> pocit <text:span text:style-name="T983">podřazenosti</text:span> a respektu. <text:span text:style-name="T996">Osoby zvyklé poslouchat příkazy, například vojáci nebo sluhové, obvykle udělají, co po nich chceš. Jedinci zvyklí rozkazovat tě poslechnout nemusí.</text:span></text:p>
      <text:h text:style-name="P454" text:outline-level="4">Odolnost proti bolesti</text:h>
      <text:p text:style-name="P152">Máš vysoký práh bolesti a dokážeš ji bez obtíží snášet. Když by na to přišlo, zvládnul bys například dát ruku do ohně a udržet ji tam. Není tě možné zlomit mučením.</text:p>
      <text:h text:style-name="P455" text:outline-level="4">Hromový hlas</text:h>
      <text:p text:style-name="P83"><text:span text:style-name="T515">Máš hlas silný jako deset mužů</text:span>. Když <text:span text:style-name="T515">tedy</text:span> chceš, překřičíš všechny <text:span text:style-name="T993">ostatní</text:span> <text:span text:style-name="T515">a jsi slyšet na velkou vzdálenost</text:span>.</text:p>
      <text:h text:style-name="P456" text:outline-level="4">Hluboký nádech</text:h>
      <text:p text:style-name="P84">Dokážeš zadržet dech až na několik desítek minut. Můžeš se tedy potápět do velké hloubky, nebo třeba bez obav bojovat v jedovatém plynu.</text:p>
      <text:h text:style-name="Heading_20_4" text:outline-level="4"><text:span text:style-name="T472">Drtivý</text:span> stisk</text:h>
      <text:p text:style-name="P7">Ve stisku máš sílu jako svěrák. <text:span text:style-name="T452">Když někoho škrtíš jednou rukou, máš zranění 1 (nesčítá se s </text:span><text:span text:style-name="T110">lamželezem</text:span><text:span text:style-name="T452">). Není možné ti vyrazit zbraň z ruky.</text:span></text:p>
      <text:h text:style-name="Heading_20_4" text:outline-level="4">Lamželezo</text:h>
      <text:p text:style-name="P8">Dokážeš rukama lámat meče, ohýbat ocelové nosníky a podobně. V zápase <text:span text:style-name="T453">beze zbraně</text:span> máš zranění 1 (nesčítá se s <text:span text:style-name="T253">drtiv</text:span><text:span text:style-name="T109">ým stiskem</text:span>).</text:p>
      <text:h text:style-name="P544" text:outline-level="3"><text:soft-page-break/>Pokročilé válečnické schopnosti</text:h>
      <text:h text:style-name="P457" text:outline-level="4">Pevný <text:span text:style-name="T466">postoj</text:span></text:h>
      <text:p text:style-name="P192">Když se pořádně rozkročíš, stojíš pevně jako skála a nehne s tebou ani tažný kůň. <text:span text:style-name="T468">Obyčejní</text:span> protivníci tě tedy nedokáží srazit k zemi, odtáhnout, <text:span text:style-name="T467">ani</text:span> někam zatlačit.</text:p>
      <text:h text:style-name="Heading_20_4" text:outline-level="4">Obří skoky</text:h>
      <text:p text:style-name="P69">Vyskočíš dvakrát výše, doskočíš dvakrát dále a bezpečně dopadneš z dvojnásobné výšky než ostatní.</text:p>
      <text:h text:style-name="P458" text:outline-level="4">Boj proti přesile</text:h>
      <text:p text:style-name="P82"><text:span text:style-name="T521">/</text:span><text:span text:style-name="T524">* </text:span><text:span text:style-name="T525">Rychlý boj?</text:span><text:span text:style-name="T524"> Dvojitý útok? </text:span><text:span text:style-name="T525">Boj proti přesile?</text:span><text:span text:style-name="T524"> */</text:span></text:p>
      <text:p text:style-name="P82"><text:span text:style-name="T52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21">)</text:span><text:span text:style-name="T522">. </text:span><text:span text:style-name="T523">Pokud</text:span><text:span text:style-name="T521"> </text:span><text:span text:style-name="T523">tedy</text:span><text:span text:style-name="T521"> útočíš zblízka na dva cíle, házíš si </text:span><text:span text:style-name="T568">na úspěch</text:span><text:span text:style-name="T521"> bez postihu, když na tři cíle, máš postih jen -1 atd.</text:span></text:p>
      <text:h text:style-name="P459" text:outline-level="4">Boj poslepu</text:h>
      <text:p text:style-name="P296"><text:span text:style-name="T521">Když zavřeš oči a spoléháš se na svůj vnitřní hlas, dokážeš vytušit protivníkův útok těsně před tím, než přijde. </text:span><text:span text:style-name="T558">Nepočítáš s</text:span><text:span text:style-name="T562">i</text:span><text:span text:style-name="T558"> nevýhodu za zavázané oči, neviditelného protivníka a podobně. </text:span><text:span text:style-name="T592">Boj poslepu</text:span><text:span text:style-name="T558"> také pomáhá za soumraku, </text:span><text:span text:style-name="T563">ve</text:span><text:span text:style-name="T560"> vánic</text:span><text:span text:style-name="T563">i</text:span><text:span text:style-name="T560">,</text:span><text:span text:style-name="T558"> v temném podzemí osvětleném pouze lucernou a podobně. Pokud se totiž šero vztahuje na oba protivníky stejně, výhodu </text:span><text:span text:style-name="T564">nemá</text:span><text:span text:style-name="T558"> žádný z nich. </text:span><text:span text:style-name="T562">S touto schopností</text:span><text:span text:style-name="T558"> </text:span><text:span text:style-name="T559">jsi na tom </text:span><text:span text:style-name="T562">ale</text:span><text:span text:style-name="T559"> lépe, </text:span><text:span text:style-name="T564">takže si ji počítáš</text:span><text:span text:style-name="T558">. </text:span><text:span text:style-name="T593">Boj poslepu</text:span><text:span text:style-name="T561"> ti ovšem neumožňuje vidět. Když na tebe nikdo neútočí, nemůžeš ho použít.</text:span></text:p>
      <text:h text:style-name="P455" text:outline-level="4"><text:soft-page-break/>Hroší kůže</text:h>
      <text:p text:style-name="P84">Tvoje kůže je <text:span text:style-name="T470">tuhá</text:span> a na omak hrubá. Když bojuješ beze zbroje, snižuješ si zranění o 1, jako kdybys měl lehkou zbroj. Když bojuješ v <text:span text:style-name="T736">lehké</text:span> zbroji, snižuješ si zranění o 2 <text:span text:style-name="T768">můžeš si vybrat, jestli si budeš házet </text:span><text:span text:style-name="T123">na obranu</text:span><text:span text:style-name="T768"> Fyzičkou nebo Finesou</text:span>. Na boj v těžké zbroji nemá <text:span text:style-name="T109">hroší kůže</text:span> vliv.</text:p>
      <text:h text:style-name="P455" text:outline-level="4">Zastrašení</text:h>
      <text:p text:style-name="P41">Dokážeš svým nepřátelům nahnat strach, jako kdyby čelili ztělesnění Smrti.<text:line-break/><text:tab/><text:span text:style-name="T464">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5">na úspěch</text:span><text:span text:style-name="T471"> a nemůžeš použít </text:span><text:span text:style-name="T115">plnou obranu</text:span><text:span text:style-name="T471">. Zastrašovat můžeš i před bojem.</text:span></text:p>
      <text:h text:style-name="P455" text:outline-level="4">Neohroženost</text:h>
      <text:p text:style-name="P40">Máš pro strach uděláno. Nepůsobí na tebe válečnická schopnost <text:span text:style-name="T109">zastrašení.</text:span> <text:span text:style-name="T465">Magicky způsobený strach na tebe působí jen jedno následující kolo</text:span>.</text:p>
      <text:h text:style-name="P460" text:outline-level="4"><text:soft-page-break/>Vypětí rychlosti</text:h>
      <text:p text:style-name="P191"><text:span text:style-name="T997">Zhruba minutu udržíš krok s koněm v trysku (běžíš tedy dvojnásobnou rychlostí). Zopakovat podobný výkon zvládneš až po několika minutách odpočinku.<text:line-break/><text:tab/>Účinek </text:span><text:span text:style-name="T234">vypětí rychlosti</text:span><text:span text:style-name="T997"> se násobí s magickým </text:span><text:span text:style-name="T113">zrychlení</text:span><text:span text:style-name="T114">m</text:span><text:span text:style-name="T454">. Když na tebe tedy někdo sešle kouzlo </text:span><text:span text:style-name="T113">rychlost</text:span><text:span text:style-name="T454"> nebo vypiješ stejnojmenný lektvar a přitom použiješ tuto schopnost, poběžíš čtyřikrát rychleji.</text:span></text:p>
      <text:h text:style-name="P461" text:outline-level="4">Vypětí síly</text:h>
      <text:p text:style-name="P66"><text:span text:style-name="T478">Dokážeš jednorázově vyvinout nadlidskou sílu</text:span><text:span text:style-name="T476">. </text:span><text:span text:style-name="T478">Můžeš takto například zvednout břemeno o váze dospělého býka a někam ho odnést, vyrazit dveře, vyhrát soutěž v páce, nebo třeba hodit oštěpem na </text:span><text:span text:style-name="T260">dlouhou vzdálenost</text:span><text:span text:style-name="T478">. Vydržíš to nejvýše několik minut.</text:span><text:span text:style-name="T476"> Jakmile polevíš, vypětí končí </text:span><text:span text:style-name="T478">a znovu můžeš podobný výkon zopakovat až po několika minutách odpočinku.</text:span></text:p>
      <text:h text:style-name="P462" text:outline-level="4">Vrh odrazem</text:h>
      <text:p text:style-name="P195">Dokážeš hodit speciální vrhací disk <text:span text:style-name="T870">(čakram)</text:span> tak, aby se odr<text:span text:style-name="T997">ážel</text:span> a zasáhnul <text:span text:style-name="T997">tak více cílů</text:span>. <text:span text:style-name="T999">Počítáš si obvyklý postih za /* TODO: odkaz na kapitolu Útok na více cílů */ a můžeš si ho snížit za </text:span><text:span text:style-name="T236">boj proti přesile</text:span><text:span text:style-name="T999">. Když se čakram odrazí alespoň třikrát a všechny cíle zasáhne, vrátí se zpět k tobě a zase ho chytíš. Odrazem můžeš obejít kryt.</text:span></text:p>
      <text:p text:style-name="P196">/<text:span text:style-name="T871">* TODO: Čakram bude těžká vrhací zbraň (zranění 2). </text:span><text:span text:style-name="T478">*/</text:span></text:p>
      <text:h text:style-name="P545" text:outline-level="3"><text:soft-page-break/><text:span text:style-name="T479">Mistrovské</text:span><text:span text:style-name="T478"> válečnické schopnosti</text:span></text:h>
      <text:h text:style-name="Heading_20_4" text:outline-level="4">Bojové šílenství</text:h>
      <text:p text:style-name="P64">Když ti v boji životy klesnou na nul<text:span text:style-name="T455">u</text:span> nebo níž, nejsi <text:span text:style-name="T109">vyřazený</text:span>. Místo toho u tebe propukne bojové šílenství. <text:span text:style-name="T455">Začneš strašlivě řvát, od úst ti půjde pěna a vrhneš se jako bouře na nepřátele. Nebudeš při tom vnímat, co ti kdo říká, a nezastavíš se, dokud nebudou všichni nepřátelé </text:span><text:span text:style-name="T111">mrtví</text:span><text:span text:style-name="T455"> nebo sám upadneš do </text:span><text:span text:style-name="T111">bezvědomí</text:span><text:span text:style-name="T264"> </text:span><text:span text:style-name="T265">(tedy když tvé životy klesnou na -6 nebo níž)</text:span><text:span text:style-name="T264">.<text:line-break/><text:tab/>N</text:span><text:span text:style-name="T276">a 9. úrovni si vybíráš mezi </text:span><text:span text:style-name="T121">bojovým šílenstvím</text:span><text:span text:style-name="T276"> a </text:span><text:span text:style-name="T121">útokem z obrany</text:span><text:span text:style-name="T276">. Můžeš tedy mít jen jednu z těchto dvou schopností.</text:span></text:p>
      <text:h text:style-name="Heading_20_4" text:outline-level="4"><text:span text:style-name="T264">Ú</text:span><text:span text:style-name="T263">tok z obrany</text:span></text:h>
      <text:p text:style-name="Text_20_body">Když protivníka přehodíš svým hodem <text:span text:style-name="Emphasis">na obranu</text:span>, v dalším kole máš proti němu výhodu (+1). <text:span text:style-name="T235">Útok z obrany</text:span><text:span text:style-name="T998"> můžeš použít spolu s </text:span><text:span text:style-name="T235">plnou obranou</text:span><text:span text:style-name="T998">.</text:span><text:line-break/><text:tab/><text:span text:style-name="T264">N</text:span><text:span text:style-name="T276">a 9. úrovni si vybíráš mezi </text:span><text:span text:style-name="T121">bojovým šílenstvím</text:span><text:span text:style-name="T276"> a </text:span><text:span text:style-name="T121">útokem z obrany</text:span><text:span text:style-name="T276">. Můžeš tedy mít jen jednu z těchto dvou schopností.</text:span></text:p>
      <text:h text:style-name="Heading_20_4" text:outline-level="4">Regenerace</text:h>
      <text:p text:style-name="P39"><text:span text:style-name="T732">Tvoje tělo dokáže zregenerovat i ta nejtěžší zranění. Po dobu několika minut po spuštění této schopnosti si každé kolo vyléčíš 1 život. Spuštění </text:span><text:span text:style-name="T112">regenerace</text:span> <text:span text:style-name="T469">zabere </text:span>jedno kolo, <text:span text:style-name="T469">ve</text:span> kterém si neházíš <text:span text:style-name="T109">na úspěch</text:span> a nemůžeš použít <text:span text:style-name="T109">plnou obranu</text:span><text:span text:style-name="T263">, </text:span><text:span text:style-name="T430">můžeš to ale udělat</text:span><text:span text:style-name="T431"> i před bojem. Znovu můžeš </text:span><text:span text:style-name="T430">tuto schopnost</text:span><text:span text:style-name="T431"> použít až poté, co se důkladně vyspíš.</text:span></text:p>
      <text:h text:style-name="P463" text:outline-level="4"><text:soft-page-break/>Odolnost proti <text:span text:style-name="T475">mrazu</text:span></text:h>
      <text:p text:style-name="P65">Můžeš si bez nepohodlí zaplavat v ledové vodě, <text:span text:style-name="T477">nebo třeba v krutých mrazech bez následků strávit noc bez </text:span><text:span text:style-name="T476">přikrývky a</text:span><text:span text:style-name="T477"> oblečení. </text:span><text:span text:style-name="T476">Obdržené zranění </text:span><text:span text:style-name="T516">mrazem</text:span><text:span text:style-name="T476"> si snižuješ o 1.</text:span></text:p>
      <text:h text:style-name="P463" text:outline-level="4">Odolnost proti <text:span text:style-name="T475">ohni</text:span></text:h>
      <text:p text:style-name="P194"><text:span text:style-name="T480">M</text:span><text:span text:style-name="T476">ůžeš bez obav stát na rozžhavených uhlících </text:span><text:span text:style-name="T480">a rozpálená poušť je pro tebe příjemná jako jarní louka. Obdržené zranění </text:span><text:span text:style-name="T496">ohněm</text:span><text:span text:style-name="T480"> si snižuješ o 1.</text:span></text:p>
      <text:h text:style-name="P464" text:outline-level="4">Odolnost proti jedům</text:h>
      <text:p text:style-name="P44">Máš přirozenou odolnost proti <text:span text:style-name="T518">toxickým</text:span> substancím. K hodu na odolávání <text:span text:style-name="T733">jedům</text:span> si počítáš +2.</text:p>
      <text:h text:style-name="P465" text:outline-level="4">Potlačení paralýzy</text:h>
      <text:p text:style-name="P193"><text:span text:style-name="T440">K</text:span><text:span text:style-name="T439">rátkým </text:span><text:span text:style-name="T442">zatnutím všech svalů v těle</text:span><text:span text:style-name="T439"> dokážeš potlačit účinky paralýzy. </text:span><text:span text:style-name="T442">Z</text:span><text:span text:style-name="T439">abere </text:span><text:span text:style-name="T442">to</text:span><text:span text:style-name="T439"> jedno kolo, kdy neházíš </text:span><text:span text:style-name="T258">na úspěch</text:span><text:span text:style-name="T439"> a nemůžeš použít </text:span><text:span text:style-name="T258">plnou obranu</text:span><text:span text:style-name="T439">. </text:span><text:span text:style-name="T441">Poté</text:span><text:span text:style-name="T439"> zmizí všechny účinky paralýzy – vrátí se ti ztracené životy, zmizí případné nevýhody a podobně.</text:span></text:p>
      <text:h text:style-name="P466" text:outline-level="4"><text:span text:style-name="T472">Železné </text:span>pěsti</text:h>
      <text:p text:style-name="P223"><text:span text:style-name="T439">Máš pěsti tvrdé jako ocel. Můžeš </text:span><text:span text:style-name="T443">klidně</text:span><text:span text:style-name="T439"> holýma rukama mlátit do skály, aniž by sis ublížil. Při boji beze zbraně máš zranění 1.</text:span></text:p>
      <text:h text:style-name="P467" text:outline-level="4">Srážení střel</text:h>
      <text:p text:style-name="P222"><text:span text:style-name="T439">Mečem nebo jinou vhodnou zbraní dokážeš srážet střely v letu. Při </text:span><text:span text:style-name="T258">plné obraně</text:span><text:span text:style-name="T439"> proti projektilům si místo výhody (+1) počítáš bonus +2.</text:span></text:p>
      <text:h text:style-name="P559" text:outline-level="2"><text:soft-page-break/><text:span text:style-name="T13">H</text:span><text:span text:style-name="T12">raničář</text:span></text:h>
      <text:p text:style-name="P311"><text:span text:style-name="T12">TODO: Vymyslet víc schopností, které posilují zvířecího společníka, nebo s ním nějak interagují (jako </text:span><text:span text:style-name="T2">zapůjčení</text:span><text:span text:style-name="T12">).</text:span></text:p>
      <text:p text:style-name="P244"><text:span text:style-name="T12">TODO: Vysvětlení, co se míní pod pojmem </text:span><text:span text:style-name="T2">zvíře</text:span><text:span text:style-name="T12"> (možná odkaz na příslušnou kapitolu do bestiáře).</text:span></text:p>
      <text:p text:style-name="P34">Základní hraničářské schopnosti</text:p>
      <text:list xml:id="list1694773486" text:style-name="L4">
        <text:list-item text:start-value="1">
          <text:p text:style-name="P368">Lehký spánek</text:p>
        </text:list-item>
        <text:list-item>
          <text:p text:style-name="P369">Řeč zvířat</text:p>
        </text:list-item>
        <text:list-item>
          <text:p text:style-name="P368">Zvířecí společník</text:p>
        </text:list-item>
        <text:list-item>
          <text:p text:style-name="P368">Lehký krok</text:p>
        </text:list-item>
        <text:list-item>
          <text:p text:style-name="P368">Hojivý dotyk</text:p>
        </text:list-item>
        <text:list-item>
          <text:p text:style-name="P368">Orientační smysl</text:p>
        </text:list-item>
      </text:list>
      <text:p text:style-name="P34">Pokročilé hraničářské schopnosti</text:p>
      <text:list xml:id="list367265496" text:style-name="L5">
        <text:list-item>
          <text:p text:style-name="P370">Jistá ruka</text:p>
        </text:list-item>
        <text:list-item>
          <text:p text:style-name="P371">Ochrana před <text:span text:style-name="T1180">nepohodou</text:span></text:p>
        </text:list-item>
        <text:list-item>
          <text:p text:style-name="P371">Odstranění únavy</text:p>
        </text:list-item>
        <text:list-item>
          <text:p text:style-name="P375">Příkaz na dálku</text:p>
        </text:list-item>
        <text:list-item>
          <text:p text:style-name="P371">Předpovídání počasí</text:p>
        </text:list-item>
        <text:list-item>
          <text:p text:style-name="P372">Falešné stopy</text:p>
        </text:list-item>
        <text:list-item>
          <text:p text:style-name="P371">Zpomalení jedu</text:p>
        </text:list-item>
        <text:list-item>
          <text:p text:style-name="P371">Průzkumný projektil</text:p>
        </text:list-item>
        <text:list-item>
          <text:p text:style-name="P376"><text:soft-page-break/>Podprahové zvuky</text:p>
        </text:list-item>
        <text:list-item>
          <text:p text:style-name="P377">Převzetí otravy</text:p>
        </text:list-item>
      </text:list>
      <text:p text:style-name="P34">Mistrovské hraničářské schopnosti</text:p>
      <text:list xml:id="list130910602453480" text:continue-list="list367265496" text:style-name="L5">
        <text:list-item text:start-value="1">
          <text:p text:style-name="P373">Telekineze</text:p>
        </text:list-item>
        <text:list-item>
          <text:p text:style-name="P373">Pyrokineze</text:p>
        </text:list-item>
        <text:list-item>
          <text:p text:style-name="P373">Telepatie</text:p>
        </text:list-item>
        <text:list-item>
          <text:p text:style-name="P373">Cit pro nadpřirozeno</text:p>
        </text:list-item>
        <text:list-item>
          <text:p text:style-name="P371">Očistná meditace</text:p>
        </text:list-item>
        <text:list-item>
          <text:p text:style-name="P371">Uhrančivý pohled</text:p>
        </text:list-item>
        <text:list-item>
          <text:p text:style-name="P371">Ochrana před bouří</text:p>
        </text:list-item>
        <text:list-item>
          <text:p text:style-name="P371">Zmámení zvířete</text:p>
        </text:list-item>
        <text:list-item>
          <text:p text:style-name="P371">Vějířový výstřel</text:p>
        </text:list-item>
        <text:list-item>
          <text:p text:style-name="P374">Zapůjčení</text:p>
        </text:list-item>
        <text:list-item>
          <text:p text:style-name="P378">Sledov<text:span text:style-name="T519">ání </text:span><text:span text:style-name="T731">stopy</text:span></text:p>
        </text:list-item>
      </text:list>
      <text:h text:style-name="P546" text:outline-level="3">Základní hraničářské schopnosti</text:h>
      <text:h text:style-name="P468" text:outline-level="4">Lehký spánek</text:h>
      <text:p text:style-name="P31">Když spíš, můžeš na cokoliv reagovat stejně, jako kdybys byl vzhůru a měl pouze zavřené oči.</text:p>
      <text:h text:style-name="P469" text:outline-level="4"><text:soft-page-break/>Řeč zvířat</text:h>
      <text:p text:style-name="P35"><text:span text:style-name="T720">Umíš klást zvířatům otázky a z jejich chování vyčíst jednoduché odpovědi. </text:span><text:span text:style-name="T721">Zvíře dokáže „mluvit“ jen o tom, čemu samo rozumí. </text:span><text:span text:style-name="T722">Může ti tedy například říct, kolik osob vidělo a jestli je zná, ale neřekne ti, o čem si povídali, protože lidské řeči nerozumí. </text:span><text:span text:style-name="T729">Dokážeš také</text:span><text:span text:style-name="T722"> volat hlasem </text:span><text:span text:style-name="T729">různých zvířat a tím je přivolat nebo zaplašit</text:span><text:span text:style-name="T728">.</text:span></text:p>
      <text:p text:style-name="Example_20_Header">Příklad:</text:p>
      <text:p text:style-name="Example"><text:span text:style-name="T730">Katka:</text:span><text:span text:style-name="T519"> „Zavyju jako vlk a počkám, až nějaký přiběhne.“</text:span></text:p>
      <text:p text:style-name="Example"><text:span text:style-name="T730">Pán jeskyně:</text:span><text:span text:style-name="T519"> „Trvalo to asi pět minut. Z lesa vyšel starý, šedý vlk. Ostražitě si tě prohlíží.“</text:span></text:p>
      <text:p text:style-name="Example"><text:span text:style-name="T730">Katka:</text:span><text:span text:style-name="T519"> „Zavrčím na něj: </text:span><text:span text:style-name="T596">‚Viděl jsi dnes nějaké dvojnožce?‘</text:span><text:span text:style-name="T519">“</text:span></text:p>
      <text:p text:style-name="Example"><text:span text:style-name="T730">Pán jeskyně:</text:span><text:span text:style-name="T519"> „Vlk vycenil tesáky, pak otočil hlavou na východ.“</text:span></text:p>
      <text:h text:style-name="P470" text:outline-level="4">Zvířecí společník</text:h>
      <text:p text:style-name="P232"><text:span text:style-name="T551">B</text:span><text:span text:style-name="T550">ěhem několika dní </text:span><text:span text:style-name="T551">dokážeš</text:span><text:span text:style-name="T546"> s </text:span><text:span text:style-name="T551">jedním</text:span><text:span text:style-name="T546"> zvířetem vytvořit zvláštní pouto, </text:span><text:span text:style-name="T551">díky němuž b</text:span><text:span text:style-name="T546">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47">Zvíře, které si vybereš, musí mít </text:span><text:span text:style-name="T552">svou</text:span><text:span text:style-name="T547"> nejvyšší Vlastnost menší než ty. </text:span><text:span text:style-name="T566">Můžeš si vybrat mládě, které teprve doroste – na tom, kdy se mu budou zvyšovat vlastnosti a životy, se domluv s Pánem jeskyně. Vždy ale musí platit, že jeho nejvyšší Vlastnost je nižší než tvoje.</text:span></text:p>
      <text:p text:style-name="P232"><text:span text:style-name="T547">/</text:span><text:span text:style-name="T565">*</text:span><text:span text:style-name="T547"> </text:span><text:span text:style-name="T548">Na tvého zvířecího společníka nepůsobí schopnosti jako </text:span><text:span text:style-name="T586">přivolání zvířat</text:span><text:span text:style-name="T548"> </text:span><text:span text:style-name="T565">(</text:span><text:span text:style-name="T548">a různé uspávání bestie a podobně, až budou</text:span><text:span text:style-name="T565">)</text:span><text:span text:style-name="T548">.<text:line-break/>- </text:span><text:span text:style-name="T565">přivolání zvířat jsem zrušil, takže to už nedává smysl. </text:span><text:span text:style-name="T548">*/</text:span></text:p>
      <text:p text:style-name="P231"><text:span text:style-name="T548">/</text:span><text:span text:style-name="T549">* TODO: Zvážit, jestli je třeba omezit velikost, tj. životy. Úplně nutné to ale asi není. */</text:span></text:p>
      <text:p text:style-name="P32"><text:soft-page-break/><text:span text:style-name="T723">/</text:span><text:span text:style-name="T724">* TODO: Sjednotit a zjednodušit pravidla pro zvířecí společníky, summony, metamorfózu a podobně */</text:span></text:p>
      <text:p text:style-name="P32"><text:span text:style-name="T724">/</text:span><text:span text:style-name="T725">* TODO: Dát sem pár příkladů zvířat (+ staty). */</text:span></text:p>
      <text:p text:style-name="P32"><text:span text:style-name="T725">/</text:span><text:span text:style-name="T727">* TODO: Příklad použití – Naria někam pošle svého psa, nebo tak něco */</text:span></text:p>
      <text:h text:style-name="P471" text:outline-level="4">Lehk<text:span text:style-name="T1001">ý krok</text:span></text:h>
      <text:p text:style-name="P36"><text:span text:style-name="T726">Dokážeš chodit</text:span><text:span text:style-name="T725"> po </text:span><text:span text:style-name="T726">čerstvě napadaném</text:span><text:span text:style-name="T725"> sněhu</text:span><text:span text:style-name="T726">,</text:span><text:span text:style-name="T725"> bažině, </text:span><text:span text:style-name="T726">tekutém písku a podobně, aniž by se probořil</text:span><text:span text:style-name="T725">. </text:span><text:span text:style-name="T726">Nemůžeš ale v takovém terénu běhat a nemůžeš při tom nést moc těžký náklad, například jinou postavu.</text:span></text:p>
      <text:h text:style-name="P472" text:outline-level="4">Hojivý dotyk</text:h>
      <text:p text:style-name="P237">/<text:span text:style-name="T1033">* Tohle by asi nemělo jít multiclassovat. Nebo jo? I když, asi proč ne, aspoň bude víc možností, jak mít v družině léčitele. */</text:span></text:p>
      <text:p text:style-name="P234"><text:span text:style-name="T59">K</text:span><text:span text:style-name="T58">dyž se někoho zhruba minutu dotýkáš, můžeš mu vyléčit (Duše)</text:span><text:span text:style-name="T60">kz + 2</text:span><text:span text:style-name="T58"> životů.</text:span><text:span text:style-name="T59"> </text:span><text:span text:style-name="T44">Další </text:span><text:span text:style-name="T64">hojivý dotyk</text:span><text:span text:style-name="T44">, ať už ho použije kdokoliv,</text:span><text:span text:style-name="T38"> účinkuje na stejný cíl až poté, co se doléčí do plných životů </text:span><text:span text:style-name="T41">(viz kapitola /* TODO: odkaz na kapitolu Zranění a léčba */)</text:span><text:span text:style-name="T38">.</text:span></text:p>
      <text:p text:style-name="Example_20_Header">Příklad:</text:p>
      <text:p text:style-name="P350"><text:span text:style-name="T35">Naria </text:span><text:span text:style-name="T39">se stará o</text:span><text:span text:style-name="T35"> těžce zraněného Gorondara, </text:span><text:span text:style-name="T39">který je zraněn celkem za 8 životů</text:span><text:span text:style-name="T35">. </text:span><text:span text:style-name="T39">Nejdříve</text:span><text:span text:style-name="T35"> použije svou schopnost </text:span><text:span text:style-name="T61">hojivý dotyk</text:span><text:span text:style-name="T35">, </text:span><text:span text:style-name="T39">protože je to rychlejší než ošetření zranění (</text:span><text:span text:style-name="T62">hojivý dotyk</text:span><text:span text:style-name="T39"> trvá 1 minutu, ošetření zranění zabere několik minut), takže kdyby došlo k dalšímu boji, Gorondar bude alespoň trochu bojeschopný.</text:span><text:span text:style-name="T35"> </text:span><text:span text:style-name="T39">Naria má </text:span><text:span text:style-name="T35">Duši 1, takže </text:span><text:span text:style-name="T39">Katka</text:span><text:span text:style-name="T35"> hází 1kz + 2. Na kostce jí padne čtyřka, </text:span><text:span text:style-name="T39">vyléčí mu</text:span><text:span text:style-name="T35"> tedy tři životy. </text:span><text:span text:style-name="T39">Gorondar je teď zraněn už jen za 5 životů.<text:line-break/><text:tab/></text:span><text:span text:style-name="T40">Poté ho Naria ošetří, to zabere dalších několik minut</text:span><text:span text:style-name="T35">. Jelikož má dovednost </text:span><text:span text:style-name="T61">ošetřování zranění</text:span><text:span text:style-name="T35">, vrátí mu </text:span><text:span text:style-name="T40">tím </text:span><text:span text:style-name="T35">2 životy. </text:span><text:span text:style-name="T40">Zbylé 3 životy mu vyléčit nedokáže, protože znovu může použít </text:span><text:span text:style-name="T63">hojivý dotyk</text:span><text:span text:style-name="T40"> nebo ho ošetřit až poté, co se mu doléčí životy na maximum. To může Gorondar udělat lé</text:span><text:soft-page-break/><text:span text:style-name="T40">čivým lektvarem, hojivou mastí a podobně,</text:span><text:span text:style-name="T35"> případně prostě počkat, až se mu zranění sama zahojí. Jelikož ho Naria ošetřila pomocí léčivých bylin, vyléčí si Gorondar po každém vydatném spánku tolik životů, kolik je jeho Fyzička. </text:span><text:span text:style-name="T40">Tu má 3, takže ráno bude zcela zdravý.</text:span></text:p>
      <text:p text:style-name="P38">/* TODO: Zkontrolovat Nariiny vlastnosti (jestli má opravdu Duši 1 */</text:p>
      <text:h text:style-name="P473" text:outline-level="4">Orientační smysl</text:h>
      <text:p text:style-name="P55"><text:span text:style-name="T35">Máš dokonalý orientační smysl. Vždy dokážeš </text:span><text:span text:style-name="T45">najít cestu </text:span><text:span text:style-name="T47">nepřehledným</text:span><text:span text:style-name="T45"> nebo těžko průchodným terénem,</text:span><text:span text:style-name="T35"> přesně určit světové strany </text:span><text:span text:style-name="T46">a vrátit se zpět</text:span><text:span text:style-name="T35">, </text:span><text:span text:style-name="T42">a to</text:span><text:span text:style-name="T35"> i v podzemí, </text:span><text:span text:style-name="T43">v noci či se zavázanýma očima</text:span><text:span text:style-name="T35">.</text:span></text:p>
      <text:h text:style-name="P546" text:outline-level="3">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474" text:outline-level="4">Ochrana před <text:span text:style-name="T1184">nepohodou</text:span></text:h>
      <text:p text:style-name="P297"><text:span text:style-name="T54">Když </text:span><text:span text:style-name="T55">nad někoho</text:span><text:span text:style-name="T54"> do vzduchu vyhodíš hrst písku, nepronikne </text:span><text:span text:style-name="T55">k němu</text:span><text:span text:style-name="T54"> ani kapka deště. </text:span><text:span text:style-name="T56">Když mu na čelo a ruce uděláš značky zvířecím lojem, nebude na něj působit zima. Když je uděláš mízou, nebude na něj působit vedro. Na případné zranění </text:span><text:span text:style-name="T499">ohněm</text:span><text:span text:style-name="T57"> nebo </text:span><text:span text:style-name="T517">mrazem</text:span><text:span text:style-name="T57"> to nemá vliv. Ochrana trvá, dokud nepohoda neskončí.</text:span></text:p>
      <text:h text:style-name="P475" text:outline-level="4"><text:soft-page-break/>Odstranění únavy</text:h>
      <text:p text:style-name="P286">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6">několika probdělých</text:span> dnech přestanou účinkovat úplně.</text:p>
      <text:h text:style-name="P476" text:outline-level="4">Příkaz na dálku</text:h>
      <text:p text:style-name="P307">Můžeš dát svému zvířecímu společníkovi nové příkazy nehledě na to, jak je od tebe daleko. On se je pak pokusí vyplnit, jak nejlépe umí. Když ho takto přivoláš k sobě, dokáže tě vždy najít.</text:p>
      <text:h text:style-name="P477" text:outline-level="4">Předpovídání počasí</text:h>
      <text:p text:style-name="P301"><text:span text:style-name="T1149">D</text:span>okážeš přesně určit, jak dlouho vydrží stávající počasí a co přijde po něm.</text:p>
      <text:p text:style-name="P328">Příklad:</text:p>
      <text:p text:style-name="P357"><text:span text:style-name="T766">Katka</text:span><text:span text:style-name="T760">:</text:span> <text:span text:style-name="T263">„</text:span><text:span text:style-name="T435">Zvednu hlavu a chvíli zadumaně pozorouju oblohu.</text:span><text:span text:style-name="T254"> ‚</text:span><text:span text:style-name="T109">Musíme rychle najít úkryt, za hodinu přijde bouře.‘</text:span><text:span text:style-name="T263">“</text:span></text:p>
      <text:h text:style-name="P478" text:outline-level="4">Falešné stopy</text:h>
      <text:p text:style-name="P300"><text:span text:style-name="T72">D</text:span><text:span text:style-name="T74">okážeš </text:span><text:span text:style-name="T72">za chůze</text:span><text:span text:style-name="T74"> </text:span><text:span text:style-name="T72">měnit</text:span><text:span text:style-name="T74"> stopy </text:span><text:span text:style-name="T76">kolem sebe</text:span><text:span text:style-name="T71">,</text:span><text:span text:style-name="T74"> aby ukazovaly jiný počet tvorů, jiný živočišný druh, </text:span><text:span text:style-name="T77">jiný pach</text:span><text:span text:style-name="T74"> a podobně. Můžeš také vytvořit stopy po nějaké události, třeba po přepadení, </text:span><text:span text:style-name="T72">nebo </text:span><text:span text:style-name="T75">je</text:span><text:span text:style-name="T72"> zcela vymazat</text:span><text:span text:style-name="T74">. </text:span><text:span text:style-name="T76">Zamaskovat dokážeš libovolně velkou plochu, ale musíš ji celou postupně projít, takže to může zabrat hodně času.</text:span></text:p>
      <text:h text:style-name="P479" text:outline-level="4"><text:soft-page-break/>Zpomalení jedu</text:h>
      <text:p text:style-name="P235">Když se dotkneš otrávené <text:span text:style-name="T1185">osoby</text:span>, můžeš prodloužit latenci jedu <text:span text:style-name="T1186">až</text:span> o jeden den – <text:span text:style-name="T1039">z</text:span>ískáš tím více času na to, abys našel protijed. Dotyčný po tuto dobu také přestane pociťovat příznaky otravy. <text:span text:style-name="T1187">Každý jed je možno zpomalit jen jednou.</text:span></text:p>
      <text:h text:style-name="P480" text:outline-level="4">Průzkumný projektil</text:h>
      <text:p text:style-name="P233">/<text:span text:style-name="T1032">* Původně: Vidoucí střela, Pozorovací projektil */</text:span></text:p>
      <text:p text:style-name="P243">Když při výstřelu nebo hodu nějakým předmětem zavřeš oči, uvidíš to, co bys viděl, kdybys byl tímto projektilem. Můžeš se takto například rozhlédnout nad koruny stromů, nahlédnout za hradby a podobně.</text:p>
      <text:p text:style-name="P233"><text:span text:style-name="T1049">/* Orbit: </text:span><text:span text:style-name="T1046">Tohle je fakt divnost, dyt ma zapujceni a nekolik podobnych abilit..<text:line-break/>- </text:span><text:span text:style-name="T1047">true, ale zapůjčení teď bude mistrovská schopnost a tohle bude pokročilá, takže to snad dává větší smysl.</text:span> <text:span text:style-name="T1048">*/</text:span></text:p>
      <text:h text:style-name="P481" text:outline-level="4"><text:span text:style-name="T1188">Podprahové</text:span> zvuky</text:h>
      <text:p text:style-name="P305">Dokážeš vydávat takřka neslyšitelné uklidňující <text:span text:style-name="T1188">nebo dráždivé</text:span> zvuky. <text:span text:style-name="T1037">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88">o co se snažíš</text:span>.</text:p>
      <text:p text:style-name="P305">/* TODO: <text:span text:style-name="T1038">Kroll, pes, kudůk? */</text:span></text:p>
      <text:p text:style-name="P305">/* TODO: Doplnit rasu s vylepšeným sluchem */</text:p>
      <text:p text:style-name="P305">/<text:span text:style-name="T1183">* TODO: Příklad použití na humanoidy. Ideálně s tím, že jeden z nich je kroll a zachová se jinak než ostatní. */</text:span></text:p>
      <text:h text:style-name="P482" text:outline-level="4"><text:soft-page-break/>Převzetí otravy</text:h>
      <text:p text:style-name="P308">Když se dotkneš <text:span text:style-name="T1190">někoho otráveného, dokážeš způsobit, že veškeré jedy v jeho těle přestanou působit na na něj a začnou místo toho působit na tebe. Všem znovu začne doba latence a až skončí, budeš si házet na odolání.</text:span></text:p>
      <text:h text:style-name="P547" text:outline-level="3">Mistrovské hraničářské schopnosti</text:h>
      <text:h text:style-name="P483" text:outline-level="4">Telekineze</text:h>
      <text:p text:style-name="P302"><text:span text:style-name="T109">Dosah:</text:span> <text:span text:style-name="T1027">krátká vzdálenost</text:span></text:p>
      <text:p text:style-name="P302"><text:span text:style-name="T1026">Pomocí </text:span><text:span text:style-name="T244">soustředění</text:span> <text:span text:style-name="T1026">můžeš pomalu </text:span>hýbat předměty. <text:span text:style-name="T1030">Nemáš ale moc velkou sílu a obratnost – představ si to, jako kdybys to dělal jednou nataženou rukou</text:span>. <text:span text:style-name="T1030">Nemůžeš tedy takto dost dobře šermovat mečem, ale můžeš třeba otočit klíčem v zámku.</text:span><text:line-break/><text:tab/><text:span text:style-name="T264">N</text:span><text:span text:style-name="T276">a </text:span><text:span text:style-name="T438">9</text:span><text:span text:style-name="T276">. úrovni si vybíráš mezi </text:span><text:span text:style-name="T245">telekinezí</text:span><text:span text:style-name="T432">,</text:span><text:span text:style-name="T276"> </text:span><text:span text:style-name="T245">pyrokinezí</text:span><text:span text:style-name="T276"> a </text:span><text:span text:style-name="T245">telepatií</text:span><text:span text:style-name="T276">. Můžeš tedy mít jen jednu z těchto </text:span><text:span text:style-name="T432">tří</text:span><text:span text:style-name="T276"> schopností.</text:span><text:line-break/><text:tab/></text:p>
      <text:h text:style-name="P483" text:outline-level="4">Pyrokineze</text:h>
      <text:p text:style-name="P302"><text:span text:style-name="T109">Dosah:</text:span> <text:span text:style-name="T1027">krátká vzdálenost<text:line-break/></text:span><text:span text:style-name="T247">Rozsah:</text:span><text:span text:style-name="T1027"> 1 cíl</text:span></text:p>
      <text:p text:style-name="P304"><text:span text:style-name="T1026">Dokážeš zapálit oheň </text:span><text:span text:style-name="T244">soustředění</text:span><text:span text:style-name="T249">m</text:span>. Živé tvory <text:span text:style-name="T244">pyrokineze</text:span> přímo nezraňuje, <text:span text:style-name="T1031">můžeš jim ale například zapálit oblečení – následné plameny je zraňovat budou</text:span>. <text:span text:style-name="T1191">Zapálené šaty hoří 3 kola, každé kolo zraňují za 3kz </text:span><text:span text:style-name="T497">oh</text:span><text:span text:style-name="T502">něm</text:span><text:span text:style-name="T1031"> (odečítá se Zbroj) a dají se uhasit za jedno kolo.</text:span><text:line-break/><text:tab/><text:span text:style-name="T264">N</text:span><text:span text:style-name="T276">a </text:span><text:span text:style-name="T438">9</text:span><text:span text:style-name="T276">. úrovni si vybíráš mezi </text:span><text:span text:style-name="T245">telekinezí</text:span><text:span text:style-name="T432">,</text:span><text:span text:style-name="T276"> </text:span><text:span text:style-name="T245">pyrokinezí</text:span><text:span text:style-name="T276"> a </text:span><text:span text:style-name="T245">telepatií</text:span><text:span text:style-name="T276">. Můžeš tedy mít jen jednu z těchto </text:span><text:span text:style-name="T432">tří</text:span><text:span text:style-name="T276"> schopností.</text:span></text:p>
      <text:p text:style-name="P303"><text:span text:style-name="T276">/</text:span><text:span text:style-name="T437">* Jak dlouho to hoří? Mělo by to být asi stejné jako u Vzplanutí */</text:span></text:p>
      <text:h text:style-name="P483" text:outline-level="4"><text:soft-page-break/>Tele<text:span text:style-name="T1028">patie</text:span></text:h>
      <text:p text:style-name="P302"><text:span text:style-name="T109">Dosah:</text:span> <text:span text:style-name="T1027">krátká vzdálenost<text:line-break/></text:span><text:span text:style-name="T247">Rozsah:</text:span><text:span text:style-name="T1027"> 1 cíl</text:span></text:p>
      <text:p text:style-name="P78"><text:span text:style-name="T1029">Můžeš </text:span>s někým „mluvit“ v myšlenkách. <text:span text:style-name="T1029">Spojení je obousměrné, slyšíš myšlenky cíle a on slyší tvoje.</text:span> <text:span text:style-name="T1029">Dokud se budeš </text:span><text:span text:style-name="T246">soustředit</text:span><text:span text:style-name="T1029">,</text:span> <text:span text:style-name="T1029">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64">N</text:span><text:span text:style-name="T276">a </text:span><text:span text:style-name="T438">9</text:span><text:span text:style-name="T276">. úrovni si vybíráš mezi </text:span><text:span text:style-name="T245">telekinezí</text:span><text:span text:style-name="T432">,</text:span><text:span text:style-name="T276"> </text:span><text:span text:style-name="T245">pyrokinezí</text:span><text:span text:style-name="T276"> a </text:span><text:span text:style-name="T245">telepatií</text:span><text:span text:style-name="T276">. Můžeš tedy mít jen jednu z těchto </text:span><text:span text:style-name="T432">tří</text:span><text:span text:style-name="T276"> schopností.</text:span></text:p>
      <text:h text:style-name="P484" text:outline-level="4">Cit pro nadpřirozeno</text:h>
      <text:p text:style-name="P298"><text:span text:style-name="T1179">Krátkým pozorováním</text:span> libovolného živého tvora <text:span text:style-name="T1045">poznáš</text:span>, <text:span text:style-name="T1045">zda</text:span> je <text:span text:style-name="T1045">to magický tvor, jestli je </text:span>ovlivněn <text:span text:style-name="T1045">nějakou</text:span> magií<text:span text:style-name="T1045"> (působí na něj kouzlo, lektvar nebo magický předmět) a zda ho někdo ovládá nějakou schopností. Nepoznáš ale, co přesně je zač, ani kdo ho ovlivňuje a čím.</text:span></text:p>
      <text:h text:style-name="P485" text:outline-level="4"><text:soft-page-break/>Očistná meditace</text:h>
      <text:p text:style-name="P242">Když <text:span text:style-name="T1040">se zastavíš,</text:span> zavřeš oči <text:span text:style-name="T109">soustředíš</text:span> <text:span text:style-name="T1050">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189">Pokud se sám nebudeš chovat agresivně,</text:span> <text:span text:style-name="T1189">d</text:span>otyční si vůči tobě nic nedovolí – neokradou tě, nezaútočí na tebe a budou se k tobě chovat uctivě.</text:p>
      <text:h text:style-name="Heading_20_4" text:outline-level="4">Ochrana před bouří</text:h>
      <text:p text:style-name="P241">Když ve vichřici, tajfunu, písečné bouři, větrné smršti, bouři na moři a podobně roztočíš frčák*, rozestoupí <text:span text:style-name="T1044">se</text:span> a vytvoří <text:span text:style-name="T1044">kolem tebe</text:span> kapsu klidného vzduchu, <text:span text:style-name="T1051">kterou můžeš následně pomalu rozšířit na potřebnou velikost.</text:span> Ochrana trvá, dokud <text:span text:style-name="T1182">bouře</text:span> neskončí.</text:p>
      <text:p text:style-name="Example">* Frčák je zvláštně tvarovaný kus dřeva <text:span text:style-name="T1042">na provaze</text:span>. <text:span text:style-name="T1036">P</text:span>ři točení vydává charakteristický bzučivý zvuk.</text:p>
      <text:h text:style-name="P486" text:outline-level="4">Zmámení zvířete</text:h>
      <text:p text:style-name="P239">Když budeš zhruba minutu mluvit k <text:span text:style-name="T1043">nějakému</text:span> <text:span text:style-name="T109">zvířeti</text:span>, zkrotíš ho natolik, že se k tobě začne lísat a nechá se od tebe hladit <text:span text:style-name="T1041">či</text:span> drbat. Dokud nepolevíš v <text:span text:style-name="T109">soustředění</text:span>, v rámci svých schopností vyplní <text:span text:style-name="T1181">všechny tvé příkazy</text:span>. <text:span text:style-name="T1181">Může tedy pro tebe například bojovat, něco ti přinést, někam tě dovést a podobně</text:span>.<text:line-break/><text:tab/><text:span text:style-name="T1035">Není možné zmámit zvíře, které ovládá někdo jiný, nebo se kterým má někdo vytvořené pouto díky schopnosti </text:span><text:span text:style-name="T248">zvířecí společník</text:span><text:span text:style-name="T1035">.</text:span></text:p>
      <text:p text:style-name="P240"><text:span text:style-name="T1034">/* Je potřeba omezení síly zvířete? Je to mistrovská schopnost, takže asi ne. Když někdo zmámí slona, ať si to užije :-</text:span><text:span text:style-name="T902">)</text:span><text:span text:style-name="T1034"> */</text:span></text:p>
      <text:h text:style-name="P487" text:outline-level="4"><text:soft-page-break/>Vějířový <text:span text:style-name="T1019">výstřel</text:span></text:h>
      <text:p text:style-name="Text_20_body"><text:span text:style-name="T484">D</text:span><text:span text:style-name="T482">okážeš účinně vystřelit </text:span><text:span text:style-name="T484">z luku</text:span><text:span text:style-name="T482"> až tři šípy najednou, </text:span><text:span text:style-name="T485">každý na jiný cíl</text:span><text:span text:style-name="T482">. </text:span><text:span text:style-name="T261">Na úspěch</text:span><text:span text:style-name="T483"> si házíš bez postihu.</text:span> Nabít tři šípy najednou <text:span text:style-name="T483">ti ale zabere jedno kolo, kdy si neházíš </text:span><text:span text:style-name="T261">na úspěch</text:span><text:span text:style-name="T483"> a nemůžeš použít </text:span><text:span text:style-name="T261">plnou obranu</text:span><text:span text:style-name="T483">.</text:span></text:p>
      <text:h text:style-name="P488" text:outline-level="4"><text:span text:style-name="T632">Z</text:span><text:span text:style-name="T621">apůjčení</text:span></text:h>
      <text:p text:style-name="P206"><text:span text:style-name="T571">Dosah:</text:span><text:span text:style-name="T642"> </text:span><text:span text:style-name="T700">dohled </text:span><text:span text:style-name="T707">nebo </text:span><text:span text:style-name="T594">zvířecí společník</text:span><text:span text:style-name="T642"><text:line-break/></text:span><text:span text:style-name="T587">Rozsah:</text:span><text:span text:style-name="T692"> 1 zvíře</text:span></text:p>
      <text:p text:style-name="P299"><text:span text:style-name="T699">Díky </text:span><text:span text:style-name="T588">zapůjčení</text:span><text:span text:style-name="T621"> </text:span><text:span text:style-name="T698">u</text:span><text:span text:style-name="T621">vidíš, </text:span><text:span text:style-name="T698">u</text:span><text:span text:style-name="T621">slyšíš a </text:span><text:span text:style-name="T698">u</text:span><text:span text:style-name="T621">cítíš vše, co vidí, slyší a cítí </text:span><text:span text:style-name="T567">zvíře</text:span><text:span text:style-name="T621">, </text:span><text:span text:style-name="T706">na které jsi pohlédnul</text:span><text:span text:style-name="T621">.</text:span><text:span text:style-name="T643"> </text:span><text:span text:style-name="T697">N</text:span><text:span text:style-name="T643">emůžeš </text:span><text:span text:style-name="T696">ale </text:span><text:span text:style-name="T643">ovlivnit, co bude dělat</text:span><text:span text:style-name="T621">. </text:span><text:span text:style-name="T701">N</text:span><text:span text:style-name="T696">evnímáš vlastními smysly (nevidíš, neslyšíš, necítíš </text:span><text:span text:style-name="T697">pachy</text:span><text:span text:style-name="T703">)</text:span><text:span text:style-name="T697">, </text:span><text:span text:style-name="T702">s</text:span><text:span text:style-name="T696">tále ale cítíš vlastní bolest – když tě tedy někdo zraní, dá ti facku a podobně, můžeš na to reagovat.</text:span></text:p>
      <text:p text:style-name="P356"><text:span text:style-name="T587">Zvířetem</text:span><text:span text:style-name="T692"> se míní například </text:span><text:span text:style-name="T694">kůň, </text:span><text:span text:style-name="T692">vlk, had, sokol, ryba a podobně</text:span><text:span text:style-name="T693">,</text:span><text:span text:style-name="T692"> nikoliv ork, člověk, drak nebo zombie.</text:span></text:p>
      <text:p text:style-name="P306"><text:span text:style-name="T621">Svého </text:span><text:span text:style-name="T567">zvířecího společníka</text:span><text:span text:style-name="T621"> si můžeš </text:span><text:span text:style-name="T567">zapůjčit</text:span><text:span text:style-name="T621"> na libovolnou vzdálenost, nemusíš ho vidět. Díky zvláštnímu poutu, které s ním máš, </text:span><text:span text:style-name="T708">bude toto</text:span><text:span text:style-name="T621"> </text:span><text:span text:style-name="T706">spojení </text:span><text:span text:style-name="T621">silnější – tvoje mysl splyne s jeho, staneš se napůl zvířetem a napůl inteligentním tvorem. </text:span><text:span text:style-name="T708">Budeš </text:span><text:span text:style-name="T709">tedy</text:span><text:span text:style-name="T708"> moci určovat, co bude dělat, na tvoje myšlení ale budou mít vliv jeho pudy a instinkty.</text:span><text:span text:style-name="T621"> Pro tvoje vlastní tělo platí to samé, co při běžném </text:span><text:span text:style-name="T567">zapůjčení</text:span><text:span text:style-name="T621">.</text:span></text:p>
      <text:p text:style-name="P299"><text:span text:style-name="T692">/</text:span><text:span text:style-name="T695">* TODO: Kategorie tvorů v bestiáři. */</text:span></text:p>
      <text:p text:style-name="P299"><text:span text:style-name="T695">/</text:span><text:span text:style-name="T702">* TODO: Sjednotit, co znamená </text:span><text:span text:style-name="T589">zvíře</text:span><text:span text:style-name="T702">. Asi to napsat na začátek hraničáře a do bestiáře. */</text:span></text:p>
      <text:p text:style-name="Example_20_Header">Příklad:</text:p>
      <text:p text:style-name="Example"><text:span text:style-name="T710">Pavel:</text:span><text:span text:style-name="T621"> </text:span><text:span text:style-name="T567">„Nario, mohla bys ten skřetí tábor nejdřív očíhnout, ať víme, co tam můžeme čekat?“</text:span></text:p>
      <text:p text:style-name="Example"><text:soft-page-break/><text:span text:style-name="T710">Katka:</text:span><text:span text:style-name="T621"> „</text:span><text:span text:style-name="T567">‚</text:span><text:span text:style-name="T903">To bych určitě mohla. Dejte na mě zatím pozor, budu chvíli mimo.</text:span><text:span text:style-name="T567">‘</text:span><text:span text:style-name="T621"> Zapůjčím si svého psa a vyrazím na výzvědy.“</text:span></text:p>
      <text:p text:style-name="Example"><text:span text:style-name="T710">Pán jeskyně:</text:span><text:span text:style-name="T621"> „Po cestě tě zaujal pach čerstvé mršiny.“</text:span></text:p>
      <text:p text:style-name="Example"><text:span text:style-name="T710">Katka:</text:span><text:span text:style-name="T621"> „Tu si určitě půjdu pořádně očichat, žrát ji ale nebudu. Pak pokračuju ke skřetímu ležení.“</text:span></text:p>
      <text:h text:style-name="Heading_20_4" text:outline-level="4"><text:span text:style-name="Strong_20_Emphasis"><text:span text:style-name="Emphasis">Sledování </text:span></text:span><text:span text:style-name="Strong_20_Emphasis"><text:span text:style-name="Emphasis"><text:span text:style-name="T1200">stopy</text:span></text:span></text:span></text:h>
      <text:p text:style-name="P74">Pokud máš něčí osobní předmět, kus jeho oblečení nebo část jeho těla (chomáč vlasů, krůpěj krve a podobně), dokážeš jeho stopu sledovat i poslepu a ztratíš ji jen ve vzduchu nebo na hluboké vodě. Zloděje používajícího schopnost <text:span text:style-name="T109">chůze beze stop</text:span> sledovat nedokážeš.</text:p>
      <text:h text:style-name="P560" text:outline-level="2">Alchymista</text:h>
      <text:p text:style-name="P444">IDEA: Alchymista nemá žádné schopnosti. <text:span text:style-name="T109">Vidění magenergie</text:span> by měl umožňovat nějaký lektvar.</text:p>
      <text:p text:style-name="P279">TODO: Nastavit rozumné ceny. Pokud bude výroba 1 výbušného šípu stát 1 mag, tak by jiné věci měly být dražší (třeba bomba).</text:p>
      <text:p text:style-name="P173">IDEA: Nástražné miny</text:p>
      <text:p text:style-name="P276"><text:span text:style-name="T1157">IDEA</text:span>: Obyčejné jedy se nevyrábí (respektive nevyrábí je alchymista z magických surovin). Mohly by ale existovat magické jedy se zajímavými účinky (základem by byl vždycky obyčejný jed) – <text:span text:style-name="T986">viz třeba Rigor mortis</text:span>.</text:p>
      <text:p text:style-name="P277">DILEMA: Recepty na konkrétní výrobky (výbušná munice, zápalná munice), nebo na substance (výbušnina, zápalný oheň)?<text:line-break/>- <text:span text:style-name="T1156">v duchu DrD jsou spíš konkrétní výrobky. Je to rozhodně názornější.</text:span></text:p>
      <text:p text:style-name="P172"><text:soft-page-break/>Recepty</text:p>
      <text:h text:style-name="P543" text:outline-level="4">Lektvar vidění magenergie</text:h>
      <text:p text:style-name="P447"><text:span text:style-name="T9">s</text:span><text:span text:style-name="T10">uroviny:</text:span><text:span text:style-name="T25"> 1 mag</text:span><text:span text:style-name="T102"><text:line-break/></text:span><text:span text:style-name="T93">působení</text:span><text:span text:style-name="T92">:</text:span><text:span text:style-name="T103"> </text:span><text:span text:style-name="T104">několik </text:span><text:span text:style-name="T108">minut</text:span></text:p>
      <text:p text:style-name="P445"><text:span text:style-name="T105">P</text:span><text:span text:style-name="T97">o vypití tohoto lektvaru uvidíš modrou záři kolem všech kouzelných předmětů (připoutaných i nepřipoutaných), magických tvorů a tvorů či předmětů ovlivněných kouzlem.</text:span></text:p>
      <text:p text:style-name="P445"><text:span text:style-name="T97">TODO: Tady bude třeba spousta vyjasňování.</text:span></text:p>
      <text:list xml:id="list3304290107" text:style-name="L67">
        <text:list-item>
          <text:p text:style-name="P446"><text:span text:style-name="T97">Jsou schopnosti magické? Asi ne.</text:span></text:p>
        </text:list-item>
        <text:list-item>
          <text:p text:style-name="P446"><text:span text:style-name="T97">Jsou všechny alchymistovy výrobky magické? Určitě ano – nemagické věci (střelný prach, jedy) se vyrábí dovednostma.</text:span></text:p>
        </text:list-item>
      </text:list>
      <text:h text:style-name="Heading_20_4" text:outline-level="4"><text:span text:style-name="T1150">Tinktura</text:span> proti bolesti</text:h>
      <text:p text:style-name="P270"><text:span text:style-name="T9">s</text:span><text:span text:style-name="T10">uroviny:</text:span><text:span text:style-name="T25"> 1 mag<text:line-break/></text:span><text:span text:style-name="T91">aplikace:</text:span><text:span text:style-name="T100"> </text:span><text:span text:style-name="T99">vdechnutím výparů</text:span><text:span text:style-name="T25"><text:line-break/></text:span><text:span text:style-name="T89">l</text:span><text:span text:style-name="T90">atence:</text:span><text:span text:style-name="T102"> </text:span><text:span text:style-name="T105">1 minuta</text:span><text:span text:style-name="T102"><text:line-break/></text:span><text:span text:style-name="T93">působení</text:span><text:span text:style-name="T92">:</text:span><text:span text:style-name="T103"> </text:span><text:span text:style-name="T104">několik </text:span><text:span text:style-name="T105">hodin</text:span></text:p>
      <text:p text:style-name="P271">Tinktura proti bolesti se vyrábí ze směsi opia a mandragory. <text:span text:style-name="T1151">Po dobu působení</text:span> <text:span text:style-name="T1151">zcela potlačí</text:span> veškerou bolest. <text:span text:style-name="T1151">Při dlouhodobém užívání vzniká závislost.</text:span></text:p>
      <text:h text:style-name="Heading_20_4" text:outline-level="4">Ryzí alkohol</text:h>
      <text:p text:style-name="P272"><text:span text:style-name="T9">s</text:span><text:span text:style-name="T10">uroviny:</text:span><text:span text:style-name="T25"> 1 mag<text:line-break/></text:span><text:span text:style-name="T91">aplikace:</text:span><text:span text:style-name="T100"> </text:span><text:span text:style-name="T106">konzumací</text:span><text:span text:style-name="T25"><text:line-break/></text:span><text:span text:style-name="T89">l</text:span><text:span text:style-name="T90">atence:</text:span><text:span text:style-name="T102"> </text:span><text:span text:style-name="T106">několik minut</text:span><text:span text:style-name="T102"><text:line-break/></text:span><text:span text:style-name="T93">působení</text:span><text:span text:style-name="T92">:</text:span><text:span text:style-name="T103"> </text:span><text:span text:style-name="T104">několik </text:span><text:span text:style-name="T106">dní</text:span></text:p>
      <text:p text:style-name="P274"><text:soft-page-break/><text:span text:style-name="T109">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8">R</text:span>ozpouští to samé, co obyčejný alkohol, ale okamžitě.</text:p>
      <text:h text:style-name="Heading_20_4" text:outline-level="4">V<text:span text:style-name="T519">ýbušn</text:span><text:span text:style-name="T714">á munice</text:span></text:h>
      <text:p text:style-name="P79"><text:span text:style-name="T9">s</text:span><text:span text:style-name="T10">uroviny:</text:span><text:span text:style-name="T25"> 1 mag<text:line-break/></text:span><text:span text:style-name="T11">zranění zbraně:</text:span><text:span text:style-name="T26"> </text:span><text:span text:style-name="T28">5</text:span><text:span text:style-name="T27">kz </text:span><text:span text:style-name="T26">(</text:span><text:span text:style-name="T1152">drtivé</text:span><text:span text:style-name="T26">)</text:span></text:p>
      <text:p text:style-name="P81"><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152">drtivé</text:span><text:span text:style-name="T27"> zranění </text:span><text:span text:style-name="T24">5</text:span><text:span text:style-name="T27">kz. </text:span><text:span text:style-name="T1155">Za úspěchy může výbuch cíl například srazit nebo odhodit.</text:span></text:p>
      <text:h text:style-name="P489" text:outline-level="4"><text:span text:style-name="T715">Zápalná</text:span><text:span text:style-name="T714"> munice</text:span></text:h>
      <text:p text:style-name="P80"><text:span text:style-name="T9">s</text:span><text:span text:style-name="T10">uroviny:</text:span><text:span text:style-name="T25"> 1 mag<text:line-break/></text:span><text:span text:style-name="T11">zranění zbraně:</text:span><text:span text:style-name="T26"> </text:span><text:span text:style-name="T30">nula</text:span><text:span text:style-name="T28">, </text:span><text:span text:style-name="T30">ale další 3 kola</text:span><text:span text:style-name="T28"> </text:span><text:span text:style-name="T29">4kz </text:span><text:span text:style-name="T500">ohněm</text:span></text:p>
      <text:p text:style-name="P273"><text:span text:style-name="T715">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498">ohněm</text:span><text:span text:style-name="T51">. </text:span><text:span text:style-name="T52">Uhašení zabere jedno kolo.</text:span></text:p>
      <text:p text:style-name="P275"><text:span text:style-name="T52">T</text:span><text:span text:style-name="T48">ODO: příklad, kde cíl dostane zásah dvěma zápalnými šípy po sobě (zranění bude pořád jen 4kz za kolo, ale trvání se prodlouží).</text:span></text:p>
      <text:h text:style-name="Heading_20_4" text:outline-level="4"><text:soft-page-break/>Bomba</text:h>
      <text:p text:style-name="Text_20_body">/<text:span text:style-name="T1164">* Na střepinovou bombu kašlat */</text:span></text:p>
      <text:p text:style-name="Text_20_body">/<text:span text:style-name="T1169">* Asi ji udělat hodně drahou, spíš než řešit, kolik přesně suroviny váží. */</text:span></text:p>
      <text:h text:style-name="Heading_20_4" text:outline-level="4">Střepinový granát</text:h>
      <text:p text:style-name="Text_20_body">/<text:span text:style-name="T1168">* Možná jen „granát“ s tím, že je automaticky střepinový */</text:span></text:p>
      <text:h text:style-name="Heading_20_4" text:outline-level="4">Tlakový granát</text:h>
      <text:h text:style-name="P490" text:outline-level="4">Ohnivá hlína</text:h>
      <text:p text:style-name="Text_20_body">/<text:span text:style-name="T1163">* Zápalný granát */</text:span></text:p>
      <text:p text:style-name="P283"><text:span text:style-name="T109">rozsah:</text:span> všechno v kontaktní vzdálenosti</text:p>
      <text:h text:style-name="Heading_20_4" text:outline-level="4">Střepinová raketa</text:h>
      <text:h text:style-name="Heading_20_4" text:outline-level="4"><text:span text:style-name="T1167">R</text:span>aketa</text:h>
      <text:p text:style-name="Text_20_body">/<text:span text:style-name="T1167">* = Tlaková raketa */</text:span></text:p>
      <text:h text:style-name="Heading_20_4" text:outline-level="4">Zápalná raketa</text:h>
      <text:h text:style-name="Heading_20_4" text:outline-level="4">Petarda</text:h>
      <text:p text:style-name="P282"><text:span text:style-name="T109">rozsah:</text:span> všechno v kontaktní vzdálenosti<text:line-break/><text:span text:style-name="T109">působení:</text:span> několik minut</text:p>
      <text:p text:style-name="P281"><text:span text:style-name="T1162">První úspěch</text:span> <text:span text:style-name="T1161">ohlušení, druhý ztráta rovnováhy (nevýhoda)</text:span></text:p>
      <text:h text:style-name="Heading_20_4" text:outline-level="4"><text:soft-page-break/>Oslepující kulička</text:h>
      <text:p text:style-name="P282"><text:span text:style-name="T109">rozsah:</text:span> všechno v kontaktní vzdálenosti<text:line-break/><text:span text:style-name="T109">působení:</text:span> několik minut</text:p>
      <text:p text:style-name="P280"><text:span text:style-name="T1162">První úspěch</text:span> <text:span text:style-name="T1161">oslepení, druhý ztráta rovnováhy (nevýhoda)</text:span></text:p>
      <text:h text:style-name="P548" text:outline-level="3">Schopnosti z DrD PPZ:</text:h>
      <text:p text:style-name="P331">Odolnost vůči jedům</text:p>
      <text:p text:style-name="P331">Vidění magenergie (to asi chci)</text:p>
      <text:p text:style-name="P10"><text:span text:style-name="T14">Lektvary</text:span><text:span text:style-name="T12">:</text:span></text:p>
      <text:p text:style-name="P331">Antigravitační cloumák (duplikuje levitaci)</text:p>
      <text:p text:style-name="P331">Čarovná rtuť</text:p>
      <text:p text:style-name="P331">Éterický olej <text:span text:style-name="T456">(znehmotnění. To zní spíš jako vzácný lektvar)</text:span></text:p>
      <text:p text:style-name="P331">Lektvar chladných vod (<text:span text:style-name="T456">odolnost proti ohni – to se asi hodí</text:span>)</text:p>
      <text:p text:style-name="P331">Lektvar mlhovina</text:p>
      <text:p text:style-name="P331">Lektvar obří síly</text:p>
      <text:p text:style-name="P331">Lektvar rudého kříže</text:p>
      <text:p text:style-name="P331">Lektvar vlády nad lykantropy</text:p>
      <text:p text:style-name="P331">Lektvar zmenšování</text:p>
      <text:p text:style-name="P331">Metamorfóza (asi spíš nebrat. I když...)</text:p>
      <text:p text:style-name="P331">Pavoučí lektvar</text:p>
      <text:p text:style-name="P331">Rychlost</text:p>
      <text:p text:style-name="P26">Svitky:</text:p>
      <text:p text:style-name="P30">(svitky by asi měl spíš psát kouzelník)</text:p>
      <text:p text:style-name="P331"><text:soft-page-break/>Ochrana před ďábly</text:p>
      <text:p text:style-name="P331">Ochrana před nemrtvými</text:p>
      <text:p text:style-name="P331">Ochrana před neviděnými</text:p>
      <text:p text:style-name="P331">Ochrana před kouzly</text:p>
      <text:p text:style-name="P12">Gadgets:</text:p>
      <text:p text:style-name="P331">Detekční hůlka</text:p>
      <text:p text:style-name="P331">Lakmusový papírek</text:p>
      <text:p text:style-name="P331">Píšťalka (otevírá zamčené zámky)</text:p>
      <text:p text:style-name="P11">Jedy:</text:p>
      <text:p text:style-name="P331">Černá zhouba</text:p>
      <text:p text:style-name="P331">Jablečná vůně</text:p>
      <text:p text:style-name="P331">Kurare</text:p>
      <text:p text:style-name="P331">Melenova pomsta</text:p>
      <text:p text:style-name="P11">Výbušniny:</text:p>
      <text:p text:style-name="P331">Bomba</text:p>
      <text:p text:style-name="P331">Ohnivá hlína</text:p>
      <text:p text:style-name="P24">Pak různé trvalé předměty, ale to asi nebrat.</text:p>
      <text:h text:style-name="P550" text:outline-level="3"><text:span text:style-name="T12">Schopnosti z DrD PP</text:span><text:span text:style-name="T15">P</text:span><text:span text:style-name="T12">:</text:span></text:h>
      <text:p text:style-name="P25"><text:span text:style-name="T16">S</text:span><text:span text:style-name="T12">ilnější léčivé lektvary (bílé hvězdy, modré hvězdy, horské rosy, chodce Jana)</text:span></text:p>
      <text:p text:style-name="Example">Welfovy lektvary (boostují vlastnosti – nebrat)</text:p>
      <text:p text:style-name="P13"><text:soft-page-break/><text:span text:style-name="T16">T</text:span><text:span text:style-name="T12">heurg:</text:span></text:p>
      <text:p text:style-name="Example">Ovládání elementlů (gnómové, undiny, sylfy, salamandři)</text:p>
      <text:p text:style-name="Example">Astrální sféry (démoni, služby)</text:p>
      <text:p text:style-name="P27">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551" text:outline-level="3">Schopnosti z DrD PPE:</text:h>
      <text:p text:style-name="P86">Theurg</text:p>
      <text:p text:style-name="P341">Ovládání bhůtů (zemětřesení a spol.)</text:p>
      <text:p text:style-name="P360">Lektvary</text:p>
      <text:p text:style-name="P341">Lektvar netopýřího sluchu (krollův ultrasluch)</text:p>
      <text:p text:style-name="P341">Lektvar neviditelnosti</text:p>
      <text:p text:style-name="P341">Lektvar sovích očí</text:p>
      <text:p text:style-name="P341">Lektvar zvířecí řeči (vyrábí se z krve zvířete, umožňuje mluvit se zvířetem stejného druhu)</text:p>
      <text:p text:style-name="P341">Ohnivec (promění postavu v plamennou bytost)</text:p>
      <text:p text:style-name="P338"/>
      <text:p text:style-name="P360">Jedy</text:p>
      <text:p text:style-name="P341">Bolehlav</text:p>
      <text:p text:style-name="P341">Digitalis</text:p>
      <text:p text:style-name="P341"><text:soft-page-break/>Muchomůrky</text:p>
      <text:p text:style-name="P341">Ortušík</text:p>
      <text:p text:style-name="P341">Rulík</text:p>
      <text:p text:style-name="P360">Talismany (dávají se do nich polodrahokamy, podle toho mají účinky)</text:p>
      <text:p text:style-name="P342">Achát (chrání před úrazy, léčí drobná poranění, léčí zranění očí)</text:p>
      <text:p text:style-name="P342">Akvamarín (nosí štěstí – bonus k hodu proti pastem, na moři chrání před neštěstím)</text:p>
      <text:p text:style-name="P342">Ametyst (pomáhá dobrým bytostem, dává bonus na inteligenci, chrání proti přírodním jedům)</text:p>
      <text:p text:style-name="P342">Beryl (pomáhá vidět magenergii, při destilaci magenergie a při kontaktu se sférami)</text:p>
      <text:p text:style-name="P342">Citrín (velký bonus na inteligenci, chrání před kouzly kromě iluzí)</text:p>
      <text:p text:style-name="P342">Diamant (chrání před útoky divoké zvěře)</text:p>
      <text:p text:style-name="P342">Granát (chrání před psychickými kouzly a mentálními útoky)</text:p>
      <text:p text:style-name="P342">Hematit (léčí otevřená zranění)</text:p>
      <text:p text:style-name="P342">Chryzopras (zvedá šanci u zlodějských schopností)</text:p>
      <text:p text:style-name="P342">Jantar (dává druidům magy navíc)</text:p>
      <text:p text:style-name="P342">Jaspis (umožňuje zastrašovat jako válečník)</text:p>
      <text:p text:style-name="P339"/>
      <text:p text:style-name="P342">Lazurit (zkracuje spánek před zaostřením vůle, dává kouzelníkům magy navíc)</text:p>
      <text:p text:style-name="P342">Rubín (léčí jakékoliv čerstvé poranění, upozorňuje na pekelné bytosti)</text:p>
      <text:p text:style-name="P342">Tyrkys (prozradí nakažení lykantropií)</text:p>
      <text:p text:style-name="P361">Recepty</text:p>
      <text:p text:style-name="P342"><text:soft-page-break/>Dýmovka (jako dýmovnice)</text:p>
      <text:p text:style-name="P342">Prášek železného zdraví (žere železo)</text:p>
      <text:p text:style-name="P342">Vzdušná torpéda</text:p>
      <text:p text:style-name="P342">Zápalná bomba</text:p>
      <text:p text:style-name="P342">Svitky s kouzly (vyrábí se ve spolupráci s kouzelníkem)</text:p>
      <text:h text:style-name="Heading_20_3" text:outline-level="3">Schopnosti ze Hry stínů</text:h>
      <text:p text:style-name="P89">TODO: Kumulace jedů, kumulace výbušnin</text:p>
      <text:list xml:id="list1625634726" text:style-name="L6">
        <text:list-item>
          <text:p text:style-name="P381">Granáty a rakety</text:p>
          <text:list>
            <text:list-item>
              <text:p text:style-name="P381">Tlakové, střepinové, zápalné, s kapalnou náplní (žíravina, stlačený plyn – třeba jed)</text:p>
            </text:list-item>
            <text:list-item>
              <text:p text:style-name="P381">(na žíravinu a plyn asi stačí i flakónek)</text:p>
            </text:list-item>
          </text:list>
        </text:list-item>
        <text:list-item>
          <text:p text:style-name="P382">Spouštění výbuchu</text:p>
          <text:list>
            <text:list-item>
              <text:p text:style-name="P382">Doutnák</text:p>
            </text:list-item>
            <text:list-item>
              <text:p text:style-name="P383">Třaskavá rozbuška</text:p>
            </text:list-item>
          </text:list>
        </text:list-item>
        <text:list-item>
          <text:p text:style-name="P384">Odpalování raket<text:span text:style-name="T769"> (tohle asi nebude vyrábět alcháč, ale v zásadě kdokoliv s příhodným řemeslem)</text:span></text:p>
          <text:list>
            <text:list-item>
              <text:p text:style-name="P385">Z tyče (ze země)</text:p>
            </text:list-item>
            <text:list-item>
              <text:p text:style-name="P386">Z ručního raketometu</text:p>
            </text:list-item>
          </text:list>
        </text:list-item>
        <text:list-item>
          <text:p text:style-name="P387">Plamenomety <text:span text:style-name="T867">(tohle asi nebude vyrábět alcháč, ale v zásadě kdokoliv s příhodným řemeslem)</text:span></text:p>
          <text:list>
            <text:list-item>
              <text:p text:style-name="P386">Ruční (viz Zatopený důl)</text:p>
            </text:list-item>
            <text:list-item>
              <text:p text:style-name="P386"><text:soft-page-break/>Lodní</text:p>
            </text:list-item>
          </text:list>
        </text:list-item>
      </text:list>
      <text:p text:style-name="P91">Esenciální oleje</text:p>
      <text:p text:style-name="Example">Mandlový olej</text:p>
      <text:p text:style-name="P91">Magické inkousty</text:p>
      <text:p text:style-name="P348">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48">Motýlí krev (Šafránový inkoust)</text:p>
      <text:p text:style-name="Example">This magic ink is historically used for writing holy scriptures and for making charms in the Near East. It is made from real saffron, gum arabic, organic ethanol, and filtered water.</text:p>
      <text:p text:style-name="P348">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48">Dračí krev</text:p>
      <text:p text:style-name="Example">The classic magic ink, dragon's blood ink adds extra Firepower to amulets and spells. This ink contains high quality dragonsblood resin, opoponax for additional oomph, gum arabic, organic ethanol, and filtered water.</text:p>
      <text:p text:style-name="P90">Vzácné výrobky</text:p>
      <text:p text:style-name="Example">Kámen mudrců (pokud, tak s nějakým brutálním questem – to by ale mohlo bejt zajímavý. Začalo by to knihou <text:span text:style-name="T109">Opus magnum</text:span>, ve které by byla série věcí, které je třeba poshánět, a rituálů, které je třeba provést (na různých zajímavých místech v divočině).</text:p>
      <text:p text:style-name="P348"><text:soft-page-break/>Kámen mudrců</text:p>
      <text:p text:style-name="Example">Recept</text:p>
      <text:p text:style-name="Example">Požadavky: Opus magnum 6, <text:span text:style-name="T124">Magická saturace</text:span><text:line-break/><text:span text:style-name="T783">Cena: Nevyčíslitelná</text:span><text:line-break/><text:span text:style-name="T777">Vzácnost: ?</text:span></text:p>
      <text:p text:style-name="Example">Hledání tajemství <text:span text:style-name="T109">Kamene mudrců</text:span> je <text:span text:style-name="T782">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32">Kamene</text:span><text:span text:style-name="T782">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32">Kamene mudrců</text:span><text:span text:style-name="T782">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0">Recepty</text:p>
      <text:p text:style-name="P348">Lektvar levitace</text:p>
      <text:p text:style-name="Example">Recept</text:p>
      <text:p text:style-name="Example">Požadavky: <text:s/><text:span text:style-name="T770">Opus magnum</text:span> <text:span text:style-name="T771">3</text:span>, <text:span text:style-name="T124">Magická saturace<text:line-break/></text:span><text:span text:style-name="T279">Cena: Suroviny </text:span><text:span text:style-name="T280">9</text:span><text:span text:style-name="T281"> </text:span><text:span text:style-name="T279">zl (</text:span><text:span text:style-name="T280">3</text:span><text:span text:style-name="T279">), celkem </text:span><text:span text:style-name="T280">9</text:span><text:span text:style-name="T282">0</text:span><text:span text:style-name="T279"> zl (</text:span><text:span text:style-name="T280">4</text:span><text:span text:style-name="T279">)<text:line-break/></text:span><text:span text:style-name="T283">Trvání: </text:span><text:span text:style-name="T284">Po dobu udržování</text:span></text:p>
      <text:p text:style-name="Example"><text:soft-page-break/><text:span text:style-name="T263">Tento </text:span><text:span text:style-name="T285">lektvar</text:span><text:span text:style-name="T263"> mohou použít pouze osoby s magickým nadáním znalé </text:span><text:span text:style-name="T109">Udržování magie</text:span><text:span text:style-name="T263">. </text:span><text:span text:style-name="T286">Po požití </text:span><text:span text:style-name="T287">bude</text:span><text:span text:style-name="T288">š</text:span><text:span text:style-name="T287"> </text:span><text:span text:style-name="T286">po dobu udržování </text:span><text:span text:style-name="T287">zcela oproštěn od zemské tíže</text:span><text:span text:style-name="T288">. Vztahuje se to však pouze na tvoje tělo, nikoliv na věci, co máš na sobě či je držíš. V těžké zbroji s batohem na zádech tedy budeš schopen maximálně tak dlouhých skoků, asi jako kdyby na tebe působila menší gravitační síla.</text:span></text:p>
      <text:list xml:id="list2003304858" text:style-name="L7">
        <text:list-item>
          <text:p text:style-name="P564"><text:span text:style-name="T289">Postava pod vlivem</text:span><text:span text:style-name="T263"> </text:span><text:span text:style-name="T109">Lektvaru levitace</text:span><text:span text:style-name="T263"> má </text:span><text:span text:style-name="T289">v boji</text:span><text:span text:style-name="T263"> </text:span><text:span text:style-name="T289">ne</text:span><text:span text:style-name="T263">výhodu</text:span></text:p>
        </text:list-item>
      </text:list>
      <text:p text:style-name="P348">Lektvar mlhoviny</text:p>
      <text:p text:style-name="Example">Recept</text:p>
      <text:p text:style-name="Example">Požadavky: <text:s/><text:span text:style-name="T770">Opus magnum</text:span> <text:span text:style-name="T772">4</text:span>, <text:span text:style-name="T124">Magická saturace<text:line-break/></text:span><text:span text:style-name="T279">Cena: Suroviny </text:span><text:span text:style-name="T282">16</text:span><text:span text:style-name="T281"> </text:span><text:span text:style-name="T279">zl (</text:span><text:span text:style-name="T282">4</text:span><text:span text:style-name="T279">), celkem </text:span><text:span text:style-name="T282">160</text:span><text:span text:style-name="T279"> zl (</text:span><text:span text:style-name="T282">5</text:span><text:span text:style-name="T279">)<text:line-break/></text:span><text:span text:style-name="T283">Trvání: </text:span><text:span text:style-name="T284">Po dobu udržování</text:span></text:p>
      <text:p text:style-name="Example"><text:span text:style-name="T263">Tento </text:span><text:span text:style-name="T285">lektvar</text:span><text:span text:style-name="T263"> </text:span><text:span text:style-name="T290">můžeš použít,</text:span><text:span text:style-name="T263"> pouze </text:span><text:span text:style-name="T290">pokud máš magické nadání a umíš</text:span><text:span text:style-name="T263"> </text:span><text:span text:style-name="T109">Udržování magie</text:span><text:span text:style-name="T263">. </text:span><text:span text:style-name="T286">Po požití se po dobu udržování </text:span><text:span text:style-name="T285">částečně</text:span><text:span text:style-name="T286"> přesune</text:span><text:span text:style-name="T288">š</text:span><text:span text:style-name="T286"> do astrálního prostoru, jako kdyby</text:span><text:span text:style-name="T288">s</text:span><text:span text:style-name="T286"> použil schopnost </text:span><text:span text:style-name="T125">Astrální </text:span><text:span text:style-name="T126">projekce</text:span><text:span text:style-name="T286">. </text:span><text:span text:style-name="T285">Lektvar</text:span><text:span text:style-name="T286"> bude účinkovat pouze tam, kde je možné do astrálního prostoru vstoupit.<text:line-break/><text:tab/></text:span><text:span text:style-name="T285">Současně se vznikem tvé astrální formy se tvoje fyzické tělo změní v mlhu. </text:span><text:span text:style-name="T291">V této podobě budeš vnímat pouze astrální prostor (a budeš se tedy moci orientovat pouze podle odrazu fyzického světa do astrálního, viz kapitola </text:span><text:span text:style-name="T445">Astrální prostor</text:span><text:span text:style-name="T291">)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86"><text:line-break/><text:tab/></text:span><text:span text:style-name="T291">Mlžná forma je nezranitelná fyzickými předměty (a tedy i zbraněmi), lze ji ale ublížit ohněm, mrazem či výbojem a jde </text:span><text:span text:style-name="T292">ji</text:span><text:span text:style-name="T291"> také </text:span><text:span text:style-name="T292">zranit</text:span><text:span text:style-name="T291"> </text:span><text:span text:style-name="T127">mentálním útokem</text:span><text:span text:style-name="T291">.</text:span></text:p>
      <text:p text:style-name="P348">Elixír <text:span text:style-name="T770">odhmotnění</text:span></text:p>
      <text:p text:style-name="Example">Recept</text:p>
      <text:p text:style-name="Example"><text:soft-page-break/>Požadavky: <text:s/><text:span text:style-name="T770">Opus magnum</text:span> <text:span text:style-name="T770">5</text:span>, <text:span text:style-name="T124">Magická saturace<text:line-break/></text:span><text:span text:style-name="T279">Cena: Suroviny </text:span><text:span text:style-name="T284">25</text:span><text:span text:style-name="T281"> </text:span><text:span text:style-name="T279">zl (</text:span><text:span text:style-name="T282">4</text:span><text:span text:style-name="T279">), celkem </text:span><text:span text:style-name="T284">250</text:span><text:span text:style-name="T279"> zl (</text:span><text:span text:style-name="T282">5</text:span><text:span text:style-name="T279">)<text:line-break/></text:span><text:span text:style-name="T283">Trvání: </text:span><text:span text:style-name="T284">Po dobu udržování</text:span></text:p>
      <text:p text:style-name="Example"><text:span text:style-name="T263">Tento </text:span><text:span text:style-name="T285">lektvar</text:span><text:span text:style-name="T263"> </text:span><text:span text:style-name="T290">můžeš použít,</text:span><text:span text:style-name="T263"> pouze </text:span><text:span text:style-name="T290">pokud máš magické nadání a umíš</text:span><text:span text:style-name="T263"> </text:span><text:span text:style-name="T109">Udržování magie</text:span><text:span text:style-name="T263">. </text:span><text:span text:style-name="T286">Po požití se po dobu udržování </text:span><text:span text:style-name="T285">téměř úplně</text:span><text:span text:style-name="T286"> přesune</text:span><text:span text:style-name="T290">š</text:span><text:span text:style-name="T286"> do astrálního prostoru, </text:span><text:span text:style-name="T285">téměř </text:span><text:span text:style-name="T286">jako kdyby</text:span><text:span text:style-name="T290">s</text:span><text:span text:style-name="T286"> použil schopnost </text:span><text:span text:style-name="T125">Astrální vstup</text:span><text:span text:style-name="T286">. Elixír bude účinkovat pouze tam, kde je možné do astrálního prostoru vstoupit.<text:line-break/><text:tab/>Na rozdíl od použití </text:span><text:span text:style-name="T125">Astrálního vstupu</text:span><text:span text:style-name="T286"> však </text:span><text:span text:style-name="T125">Elixír odhmotnění</text:span><text:span text:style-name="T286">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85">Pomocí </text:span><text:span text:style-name="T126">Elixíru odhmotnění</text:span><text:span text:style-name="T285"> není možné vstoupit do hlubokého astrálního prostoru.</text:span></text:p>
      <text:p text:style-name="P348">Balzám <text:span text:style-name="T773">věčnosti</text:span></text:p>
      <text:p text:style-name="Example">Recept</text:p>
      <text:p text:style-name="Example">Požadavky: <text:span text:style-name="T774">Opus magnum</text:span> 5, <text:span text:style-name="T124">Magická saturace</text:span><text:line-break/><text:span text:style-name="T775">Cena: Suroviny 16 zl (4), celkem 490 zl (5)</text:span><text:line-break/><text:span text:style-name="T773">Vzácnost: 7</text:span></text:p>
      <text:p text:style-name="Example">Znalost výroby tohoto vzácného balzámu je považována za předstupeň k odhalení receptu <text:span text:style-name="T109">Nápoje mládí</text:span>. Někteří <text:span text:style-name="T776">slavní</text:span> alchymisté však <text:span text:style-name="T776">prohlašují</text:span>, že to je slepá ulička.</text:p>
      <text:p text:style-name="Example">Herní efekt:</text:p>
      <text:p text:style-name="Example"><text:span text:style-name="T777">Pokožka potřená </text:span><text:span text:style-name="T128">Balzámem věčnosti</text:span><text:span text:style-name="T777">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48"><text:soft-page-break/>Nápoj mládí</text:p>
      <text:p text:style-name="Example">Recept</text:p>
      <text:p text:style-name="Example">Požadavky: <text:span text:style-name="T774">Opus magnum</text:span> 6, <text:span text:style-name="T124">Magická saturace</text:span><text:line-break/><text:span text:style-name="T775">Cena: Suroviny 36 zl (4), celkem 1440 zl (6)</text:span><text:line-break/><text:span text:style-name="T777">Vzácnost: 12</text:span></text:p>
      <text:p text:style-name="Example">Tento <text:span text:style-name="T778">nesmírně vzácný</text:span> mistrovský výtvor dokáže vrátit ztracené mládí. <text:span text:style-name="T779">Háček ovšem je, že na každého živého tvora účinkuje pouze jednou.<text:line-break/><text:tab/>Postup výroby je tajný, mnozí praktičtí alchymisté dokonce pochybují o jeho existenci.</text:span></text:p>
      <text:p text:style-name="P348">Alkahest</text:p>
      <text:p text:style-name="Example">Recept</text:p>
      <text:p text:style-name="Example">Požadavky: <text:span text:style-name="T774">Opus magnum</text:span> 6, <text:span text:style-name="T124">Magická saturace</text:span><text:line-break/><text:span text:style-name="T775">Cena: Suroviny 36 zl (4), celkem 1000 zl (5)</text:span><text:line-break/>Vzácnost: 1<text:span text:style-name="T780">0</text:span></text:p>
      <text:p text:style-name="Example"><text:span text:style-name="T129">Alkahest</text:span><text:span text:style-name="T780"> je univerzální rozpouštědlo – rozpustí jakoukoliv hmotu, včetně lidské tkáně, zlata, platiny a předmětů chráněných </text:span><text:span text:style-name="T129">Nerozpustnou pastou</text:span><text:span text:style-name="T780">.<text:line-break/><text:tab/>Nevyrábí se přímo, ale ve dvou inertních složkách, jejichž smícháním teprve vznikne. Bez toho by jej totiž nebylo jak uchovávat.<text:line-break/><text:tab/>Jedna várka </text:span><text:span text:style-name="T130">Alhakestu</text:span><text:span text:style-name="T781"> rozpustí zhruba jeden kilogram materiálu. Rozpuštěnou hmotu lze opět vysrážet. Mít možnost zkoumat, jaké úžasné materiály je takto možné vytvořit, je nepochybně snem každého alchymisty.</text:span></text:p>
      <text:p text:style-name="Example">Herní efekt:</text:p>
      <text:list xml:id="list1363131008" text:style-name="L8">
        <text:list-item>
          <text:p text:style-name="P565"><text:span text:style-name="T277">Pokud je lahvička se dvěma složkami </text:span><text:span text:style-name="T130">Alkahestu</text:span><text:span text:style-name="T277"> doplněnými třaskavinou použita k útoku, útok se vyhodnocuje jako </text:span><text:span text:style-name="T293">hod</text:span><text:span text:style-name="T277"> granátem </text:span><text:span text:style-name="T290">s </text:span><text:span text:style-name="T294">kapalnou</text:span><text:span text:style-name="T290"> náplní</text:span><text:span text:style-name="T277">. </text:span><text:span text:style-name="T293">Síla exploze (a tedy rozsah zasažené oblasti) záleží na použité třaskavině.</text:span><text:span text:style-name="T277"> </text:span><text:span text:style-name="T295">Zranění </text:span><text:span text:style-name="T131">Alkahestem</text:span><text:span text:style-name="T295"> je Přesah + 3.</text:span></text:p>
          <text:list>
            <text:list-item>
              <text:p text:style-name="P565"><text:span text:style-name="T277">Při zásahu kromě zranění zamýšleného cíle dojde k </text:span><text:span text:style-name="T278">těžkému </text:span><text:span text:style-name="T277">poškození všeho, co má na sobě (zbroj, šaty, výbava) a také všeho kolem.</text:span></text:p>
            </text:list-item>
          </text:list>
        </text:list-item>
      </text:list>
      <text:p text:style-name="P348">Resorbční pasta</text:p>
      <text:p text:style-name="Example"><text:soft-page-break/>Recept</text:p>
      <text:p text:style-name="Example">Požadavky: <text:span text:style-name="T784">Organická lučba</text:span> 1, <text:span text:style-name="T124">Magická saturace</text:span><text:line-break/><text:span text:style-name="T775">Cena: Suroviny 2 zl (3), celkem 20 zl (4)</text:span></text:p>
      <text:p text:style-name="Example">Resorbční pasta je magická substance, která se dobře vstřebává kůží a lze v ní snadno rozpustit jiné látky.<text:line-break/><text:tab/><text:span text:style-name="T785">Jedna várka resobční pasty vystačí na aplikaci jedné plné dávky jedu, drogy či léčiva.</text:span></text:p>
      <text:p text:style-name="Example">Příklady použití:</text:p>
      <text:list xml:id="list4040453085" text:style-name="L9">
        <text:list-item>
          <text:p text:style-name="P566">Základ mastí</text:p>
        </text:list-item>
        <text:list-item>
          <text:p text:style-name="P566"><text:span text:style-name="T519">Kon</text:span><text:span text:style-name="T607">taktní a</text:span><text:span text:style-name="T519">plikace léčivých </text:span><text:span text:style-name="T608">a povzbudivých</text:span><text:span text:style-name="T519"> prostředků, jedů </text:span><text:span text:style-name="T608">nebo</text:span><text:span text:style-name="T519"> drog: </text:span><text:span text:style-name="T607">libovolný jed nebo drogu je takto možné aplikovat přes kůži.</text:span></text:p>
        </text:list-item>
        <text:list-item>
          <text:p text:style-name="P566"><text:span text:style-name="T607">Stabilizační náplast: Náplast potřená </text:span><text:span text:style-name="T597">R</text:span><text:span text:style-name="T598">esorbční pastou</text:span><text:span text:style-name="T607"> </text:span><text:span text:style-name="T609">napuštěnou</text:span><text:span text:style-name="T607"> </text:span><text:span text:style-name="T598">Stabilizační tinkturou</text:span><text:span text:style-name="T607">.</text:span></text:p>
        </text:list-item>
      </text:list>
      <text:p text:style-name="P348">Věčná svíce</text:p>
      <text:p text:style-name="Example">Recept</text:p>
      <text:p text:style-name="Example"><text:span text:style-name="T611">Požadavky: <text:s/></text:span><text:span text:style-name="T612">Organická</text:span><text:span text:style-name="T611"> lučba </text:span><text:span text:style-name="T612">2</text:span><text:span text:style-name="T611">, </text:span><text:span text:style-name="T599">Magická saturace<text:line-break/></text:span><text:span text:style-name="T613">Cena: Suroviny </text:span><text:span text:style-name="T612">4</text:span><text:span text:style-name="T614"> </text:span><text:span text:style-name="T613">zl (</text:span><text:span text:style-name="T615">3</text:span><text:span text:style-name="T613">), celkem </text:span><text:span text:style-name="T612">40</text:span><text:span text:style-name="T616"> </text:span><text:span text:style-name="T613">zl (</text:span><text:span text:style-name="T615">4</text:span><text:span text:style-name="T613">)</text:span></text:p>
      <text:p text:style-name="Example"><text:span text:style-name="T600">V</text:span><text:span text:style-name="T596">ěčná svíce</text:span><text:span text:style-name="T610">, jak název napovídá, nikdy nezhasne. Není ji dokonce ani možné uhasit, a to ani ponořením do vody. Její plamen je vždy modrý, zatím se ještě nikomu nepodařilo vyrobit </text:span><text:span text:style-name="T596">Věčnou svíci</text:span><text:span text:style-name="T610"> s jinou barvu. Je také studený, je tedy možné se jej bez nebezpečí dotknout a není jím možné cokoliv zapálit.<text:line-break/><text:tab/></text:span><text:span text:style-name="T596">Věčné svíce</text:span><text:span text:style-name="T610"> se často používají při magických rituálech.</text:span></text:p>
      <text:p text:style-name="P348">Fixační <text:span text:style-name="T786">pasta</text:span></text:p>
      <text:p text:style-name="Example">Recept</text:p>
      <text:p text:style-name="Example">Požadavky: <text:span text:style-name="T784">Organická lučba</text:span> <text:span text:style-name="T787">3, </text:span><text:span text:style-name="T124">Magická saturace<text:line-break/></text:span><text:span text:style-name="T279">Cena: Suroviny </text:span><text:span text:style-name="T296">9</text:span><text:span text:style-name="T279"> zl (</text:span><text:span text:style-name="T296">3</text:span><text:span text:style-name="T279">), celkem </text:span><text:span text:style-name="T296">90</text:span><text:span text:style-name="T279"> zl (</text:span><text:span text:style-name="T296">4</text:span><text:span text:style-name="T279">)</text:span></text:p>
      <text:p text:style-name="Example"><text:soft-page-break/>Fixační <text:span text:style-name="T786">pasta</text:span> způsobuje, že živá tkáň při regeneraci zachovává zafixovaný tvar a strukturu. <text:span text:style-name="T786">Pasta neurychluje hojení, pouze brání zahojení do jiné podoby než před utrpěním zranění (takže například brání vzniku jizev).</text:span> Nechrání <text:span text:style-name="T788">také</text:span> před přirozeným stárnutím.<text:line-break/><text:tab/>Při opakovaném použití platí vždy naposledy aplikovaná fixace. Pokud je tedy <text:span text:style-name="T786">pasta</text:span> použita před utrpěním zraněním a následně po něm, tak se tkáň nevrátí do podoby před zraněním, ale naopak zůstane zafixovaná ve zraněném stavu.<text:line-break/><text:tab/><text:span text:style-name="T789">Jedna várka fixační tinktury vystačí tak akorát na jednoho celého člověka, případně na fixaci několika desítek cejchů.</text:span><text:line-break/><text:tab/><text:span text:style-name="T790">Fixační pastu není možné odstranit </text:span><text:span text:style-name="T133">Magickým rozpouštědlem</text:span><text:span text:style-name="T790">.</text:span></text:p>
      <text:p text:style-name="Example">Příklady použití:</text:p>
      <text:list xml:id="list2157121862" text:style-name="L10">
        <text:list-item>
          <text:p text:style-name="P567"><text:span text:style-name="T787">O</text:span>chran<text:span text:style-name="T787">a</text:span> cejchů před <text:span text:style-name="T787">magickou</text:span> <text:span text:style-name="T109">Regenerací</text:span>. Nepomůže dokonce ani celý cejch vyříznout a výsledek nechat zregenerovat, <text:span text:style-name="T787">tkáň opět doroste do zafixované podoby</text:span>.</text:p>
        </text:list-item>
        <text:list-item>
          <text:p text:style-name="P567">Prevence před jizvami a špatným srůstem zlomenin. Zranění osoby <text:span text:style-name="T791">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67">Mučení zafixováním zranění – pacienta nebude možné vyléčit, a to dokonce ani magicky.</text:p>
        </text:list-item>
      </text:list>
      <text:p text:style-name="Example"><text:span text:style-name="T792">Mezi stíny je použití </text:span><text:span text:style-name="T134">Fixační </text:span><text:span text:style-name="T135">tinktury</text:span><text:span text:style-name="T792">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60">Neutralizační agent fixační </text:span><text:span text:style-name="T765">pasty</text:span><text:span text:style-name="T834"> /* Antifixační tinktura */</text:span></text:p>
      <text:p text:style-name="Example">/<text:span text:style-name="T835">* Tohle by mělo být součástí receptu na výrobu </text:span><text:span text:style-name="T152">fixační pasty</text:span><text:span text:style-name="T835"> */</text:span></text:p>
      <text:p text:style-name="Example">Recept</text:p>
      <text:p text:style-name="Example"><text:soft-page-break/>Požadavky: <text:span text:style-name="T784">Organická lučba</text:span> 5, <text:span text:style-name="T124">Magická saturace<text:line-break/></text:span><text:span text:style-name="T279">Cena: Suroviny </text:span><text:span text:style-name="T297">25</text:span><text:span text:style-name="T279"> zl (</text:span><text:span text:style-name="T298">5</text:span><text:span text:style-name="T279">), celkem </text:span><text:span text:style-name="T297">640</text:span><text:span text:style-name="T279"> zl (</text:span><text:span text:style-name="T298">6</text:span><text:span text:style-name="T279">)</text:span><text:line-break/><text:span text:style-name="T793">Vzácnost: 8</text:span><text:line-break/>Nástroje: Laboratoř</text:p>
      <text:p text:style-name="Example">Velice vzácná a drahá substance. S její pomocí lze zrušit efekt <text:span text:style-name="T109">fixační </text:span><text:span text:style-name="T135">tinktury</text:span>, a tedy umožnit magickou obnovu tkáně do původní podoby.</text:p>
      <text:p text:style-name="P348">Ohnivý dech</text:p>
      <text:p text:style-name="Example">Recept</text:p>
      <text:p text:style-name="Example">Požadavky: <text:span text:style-name="T784">Organická lučba</text:span> 3, <text:span text:style-name="T124">Magická saturace<text:line-break/></text:span><text:span text:style-name="T279">Cena: </text:span><text:span text:style-name="T299">Podle hodnocení<text:line-break/><text:tab/>Pro stupeň 3:</text:span><text:span text:style-name="T279"> Suroviny </text:span><text:span text:style-name="T300">9</text:span><text:span text:style-name="T279"> zl (</text:span><text:span text:style-name="T300">3</text:span><text:span text:style-name="T279">), celkem </text:span><text:span text:style-name="T300">90</text:span><text:span text:style-name="T279"> zl (</text:span><text:span text:style-name="T300">4</text:span><text:span text:style-name="T279">)</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511251760" text:style-name="L11">
        <text:list-item>
          <text:p text:style-name="P568">Útok ohnivým dechem se počítá jako lehká zbraň. Použitá dovednost je <text:span text:style-name="T109">Boj zblízka (Plivání ohně)</text:span></text:p>
        </text:list-item>
        <text:list-item>
          <text:p text:style-name="P568"><text:span text:style-name="T794">Platí pravidla pro plamenný výbuch (viz </text:span><text:span text:style-name="T762">Zranění ohněm</text:span><text:span text:style-name="T795">)</text:span></text:p>
        </text:list-item>
      </text:list>
      <text:p text:style-name="P348">Dračí dech</text:p>
      <text:p text:style-name="Example">Recept</text:p>
      <text:p text:style-name="Example">Požadavky: <text:span text:style-name="T784">Organická lučba</text:span> 5, <text:span text:style-name="T124">Magická saturace<text:line-break/></text:span><text:span text:style-name="T279">Cena: Suroviny </text:span><text:span text:style-name="T300">25</text:span><text:span text:style-name="T279"> zl (</text:span><text:span text:style-name="T300">4</text:span><text:span text:style-name="T279">), celkem </text:span><text:span text:style-name="T300">250</text:span><text:span text:style-name="T279"> zl (</text:span><text:span text:style-name="T300">5</text:span><text:span text:style-name="T279">)</text:span></text:p>
      <text:p text:style-name="Example"><text:span text:style-name="T109">Dračí dech</text:span> je silnější varianta <text:span text:style-name="T109">Ohnivého dechu</text:span>. <text:span text:style-name="T796">Na rozdíl od něj je silně pikantní (asi jako chilli papričky). Pokud jej někdo vypije bez varování, může to být dost nebezpečné, protože</text:span> <text:span text:style-name="T796">p</text:span>rudké vydechnutí vede k samovznícení <text:span text:style-name="T796">plynu, není tedy potřeba otevřený zdroj ohně</text:span>. Ve všem ostatním se chová stejně jako <text:span text:style-name="T109">Ohnivý dech</text:span>.</text:p>
      <text:p text:style-name="P348">Nerozpustná pasta</text:p>
      <text:p text:style-name="Example"><text:soft-page-break/>Recept</text:p>
      <text:p text:style-name="Example">Požadavky: <text:span text:style-name="T784">Organická lučba</text:span> 3, <text:span text:style-name="T124">Magická saturace<text:line-break/></text:span><text:span text:style-name="T279">Cena: </text:span><text:span text:style-name="T299">Podle hodnocení<text:line-break/><text:tab/>Pro stupeň 3:</text:span><text:span text:style-name="T279"> Suroviny </text:span><text:span text:style-name="T301">9</text:span><text:span text:style-name="T279"> zl (</text:span><text:span text:style-name="T301">3</text:span><text:span text:style-name="T279">), celkem </text:span><text:span text:style-name="T301">90</text:span><text:span text:style-name="T279"> zl (</text:span><text:span text:style-name="T301">4</text:span><text:span text:style-name="T279">)</text:span></text:p>
      <text:p text:style-name="Example"><text:span text:style-name="T797">Nerozpustná pasta po nanesení vytvoří tenký povlak odolný proti veškerým známým žíravinám a rozpouštědlům s výjimkou </text:span><text:span text:style-name="T136">Alkahestu</text:span><text:span text:style-name="T797">.<text:line-break/><text:tab/>Obyčejná voda je také rozpouštědlo, papír nebo oděv potřený </text:span><text:span text:style-name="T136">Nerozpustnou pastou</text:span><text:span text:style-name="T797"> je tedy dokonale hydrofobní.</text:span></text:p>
      <text:p text:style-name="Example">Herní efekt:</text:p>
      <text:list xml:id="list1499002411" text:style-name="L12">
        <text:list-item>
          <text:p text:style-name="P569"><text:span text:style-name="T798">Platí pravidla pro </text:span><text:span text:style-name="T763">Ochranu před elementy</text:span><text:span text:style-name="T798"> (pasta chrání před útokem žíravinou)</text:span></text:p>
        </text:list-item>
        <text:list-item>
          <text:p text:style-name="P569">Pastu je v zásadě možné aplikovat i na holou kůži, vede to ale k nepříjemné dráždivé reakci (asi jako ekzém) a efekt vydrží jen několik hodin</text:p>
        </text:list-item>
      </text:list>
      <text:p text:style-name="P348">Ohnivzdorná pasta</text:p>
      <text:p text:style-name="Example">Recept</text:p>
      <text:p text:style-name="Example">Požadavky: <text:span text:style-name="T784">Organická lučba</text:span> <text:span text:style-name="T799">4</text:span>, <text:span text:style-name="T124">Magická saturace<text:line-break/></text:span><text:span text:style-name="T279">Cena: </text:span><text:span text:style-name="T299">Podle hodnocení<text:line-break/><text:tab/>Pro stupeň </text:span><text:span text:style-name="T302">4</text:span><text:span text:style-name="T299">:</text:span><text:span text:style-name="T279"> Suroviny </text:span><text:span text:style-name="T303">16</text:span><text:span text:style-name="T279"> zl (</text:span><text:span text:style-name="T303">4</text:span><text:span text:style-name="T279">), celkem </text:span><text:span text:style-name="T303">160</text:span><text:span text:style-name="T279"> zl (</text:span><text:span text:style-name="T303">5</text:span><text:span text:style-name="T279">)</text:span></text:p>
      <text:p text:style-name="Example"><text:span text:style-name="T800">Jak název napovídá, </text:span><text:span text:style-name="T137">Ohnivzdorná pasta</text:span><text:span text:style-name="T800"> chrání proti ohni. Nanáší se na povrch předmětů, například na zbroj nebo šaty. Je v zásadě možné ji aplikovat i na holou kůži, vyvolává však silnou alergickou reakci, něco jako ekzém. Odstranit je ji možné pomocí </text:span><text:span text:style-name="T138">Magického rozpouštědla</text:span><text:span text:style-name="T801">, případně fyzicky odřít.</text:span></text:p>
      <text:p text:style-name="Example">Herní efekt:</text:p>
      <text:list xml:id="list1962170373" text:style-name="L13">
        <text:list-item>
          <text:p text:style-name="P570"><text:span text:style-name="T802">Platí pravidla pro </text:span><text:span text:style-name="T764"><text:s/></text:span><text:span text:style-name="T763">Ochranu před elementy</text:span></text:p>
        </text:list-item>
      </text:list>
      <text:p text:style-name="P348">Mrazuvzdorná pasta</text:p>
      <text:p text:style-name="Example">Recept</text:p>
      <text:p text:style-name="Example"><text:soft-page-break/>Požadavky: <text:s/><text:span text:style-name="T784">Organická lučba</text:span> <text:span text:style-name="T799">4</text:span>, <text:span text:style-name="T124">Magická saturace<text:line-break/></text:span><text:span text:style-name="T279">Cena: </text:span><text:span text:style-name="T299">Podle hodnocení<text:line-break/><text:tab/>Pro stupeň </text:span><text:span text:style-name="T302">4</text:span><text:span text:style-name="T299">:</text:span><text:span text:style-name="T279"> Suroviny </text:span><text:span text:style-name="T303">16</text:span><text:span text:style-name="T281"> </text:span><text:span text:style-name="T279">zl (</text:span><text:span text:style-name="T303">4</text:span><text:span text:style-name="T279">), celkem </text:span><text:span text:style-name="T303">160</text:span><text:span text:style-name="T279"> zl (</text:span><text:span text:style-name="T303">5</text:span><text:span text:style-name="T279">)</text:span></text:p>
      <text:p text:style-name="Example"><text:span text:style-name="T800">Jak název napovídá, </text:span><text:span text:style-name="T137">Mrazuvzdorná pasta</text:span><text:span text:style-name="T800"> chrání proti ohni. Nanáší se na povrch předmětů, například na zbroj nebo šaty. Aplikace přímo na holou kůži má stejný efekt jako u </text:span><text:span text:style-name="T137">Ohnivzdorné pasty</text:span><text:span text:style-name="T800">.</text:span></text:p>
      <text:p text:style-name="Example">Herní efekt:</text:p>
      <text:list xml:id="list4059821560" text:style-name="L14">
        <text:list-item>
          <text:p text:style-name="P571"><text:span text:style-name="T802">Platí pravidla pro <text:s/></text:span><text:span text:style-name="T763">Ochranu před elementy</text:span></text:p>
        </text:list-item>
      </text:list>
      <text:p text:style-name="P348">Hřejivý elixír</text:p>
      <text:p text:style-name="Example">Recept</text:p>
      <text:p text:style-name="Example">Požadavky: <text:s/><text:span text:style-name="T784">Organická lučba</text:span> <text:span text:style-name="T799">2</text:span>, <text:span text:style-name="T124">Magická saturace<text:line-break/></text:span><text:span text:style-name="T279">Cena: Suroviny </text:span><text:span text:style-name="T303">4</text:span><text:span text:style-name="T281"> </text:span><text:span text:style-name="T279">zl (</text:span><text:span text:style-name="T281">3</text:span><text:span text:style-name="T279">), celkem </text:span><text:span text:style-name="T303">4</text:span><text:span text:style-name="T281">0</text:span><text:span text:style-name="T279"> zl (</text:span><text:span text:style-name="T281">4</text:span><text:span text:style-name="T279">)<text:line-break/></text:span><text:span text:style-name="T283">Trvání: Do probuzení po nejbližším vydatném spánku</text:span></text:p>
      <text:p text:style-name="Example"><text:span text:style-name="T279">P</text:span><text:span text:style-name="T304">ožití </text:span><text:span text:style-name="T139">hřejivého elixíru</text:span><text:span text:style-name="T304"> umožní příjemný a bezpečný pobyt v mrazivém prostředí. </text:span>Nestačí ale na ochranu před hlubokým mrazem <text:span text:style-name="T803">(způsobeným například kouzlem </text:span><text:span text:style-name="T140">Mráz</text:span><text:span text:style-name="T803">)</text:span>.</text:p>
      <text:p text:style-name="P348"><text:span text:style-name="T804">Chladivý</text:span> elixír</text:p>
      <text:p text:style-name="Example">Recept</text:p>
      <text:p text:style-name="Example">Požadavky: <text:s/><text:span text:style-name="T784">Organická lučba</text:span> <text:span text:style-name="T799">2</text:span>, <text:span text:style-name="T124">Magická saturace<text:line-break/></text:span><text:span text:style-name="T279">Cena: Suroviny </text:span><text:span text:style-name="T303">4</text:span><text:span text:style-name="T281"> </text:span><text:span text:style-name="T279">zl (</text:span><text:span text:style-name="T281">3</text:span><text:span text:style-name="T279">), celkem </text:span><text:span text:style-name="T303">4</text:span><text:span text:style-name="T281">0</text:span><text:span text:style-name="T279"> zl (</text:span><text:span text:style-name="T281">4</text:span><text:span text:style-name="T279">)<text:line-break/></text:span><text:span text:style-name="T283">Trvání: Do probuzení po nejbližším vydatném spánku</text:span></text:p>
      <text:p text:style-name="Example"><text:span text:style-name="T279">P</text:span><text:span text:style-name="T304">ožití </text:span><text:span text:style-name="T141">chladivého</text:span><text:span text:style-name="T139"> elixíru</text:span><text:span text:style-name="T304"> umožní příjemný a bezpečný pobyt v </text:span><text:span text:style-name="T305">horkém</text:span><text:span text:style-name="T304"> prostředí. </text:span>Nestačí ale na ochranu před <text:span text:style-name="T805">ohněm nebo žárem</text:span> <text:span text:style-name="T803">(způsobeným například kouzlem </text:span><text:span text:style-name="T141">Vzplanutí</text:span><text:span text:style-name="T803">)</text:span>.</text:p>
      <text:p text:style-name="P348">Elixír ochrany před ohněm</text:p>
      <text:p text:style-name="Example">Recept</text:p>
      <text:p text:style-name="Example"><text:soft-page-break/>Požadavky: <text:s/><text:span text:style-name="T784">Organická lučba</text:span> <text:span text:style-name="T805">3</text:span>, <text:span text:style-name="T124">Magická saturace<text:line-break/></text:span><text:span text:style-name="T279">Cena: </text:span><text:span text:style-name="T299">Podle hodnocení<text:line-break/><text:tab/>Pro stupeň 3:</text:span><text:span text:style-name="T279"> Suroviny </text:span><text:span text:style-name="T305">9</text:span><text:span text:style-name="T281"> </text:span><text:span text:style-name="T279">zl (</text:span><text:span text:style-name="T281">3</text:span><text:span text:style-name="T279">), celkem </text:span><text:span text:style-name="T305">90</text:span><text:span text:style-name="T279"> zl (</text:span><text:span text:style-name="T281">4</text:span><text:span text:style-name="T279">)<text:line-break/></text:span><text:span text:style-name="T283">Trvání: Do probuzení po nejbližším vydatném spánku</text:span></text:p>
      <text:p text:style-name="Example"><text:span text:style-name="T306">Tento elixír po požití chrání před ohněm a žárem. Š</text:span><text:span text:style-name="T283">aty a vybavení </text:span><text:span text:style-name="T306">však tuto</text:span><text:span text:style-name="T283"> odolnost nezískají.</text:span></text:p>
      <text:p text:style-name="Example">Herní efekt:</text:p>
      <text:p text:style-name="Example"><text:span text:style-name="T802">Platí pravidla pro </text:span><text:span text:style-name="T764">Ochranu proti elementům</text:span><text:span text:style-name="T802">.</text:span></text:p>
      <text:p text:style-name="P348">Elixír ochrany před <text:span text:style-name="T806">mrazem</text:span></text:p>
      <text:p text:style-name="Example">Recept</text:p>
      <text:p text:style-name="Example">Požadavky: <text:s/><text:span text:style-name="T784">Organická lučba</text:span> <text:span text:style-name="T805">3</text:span>, <text:span text:style-name="T124">Magická saturace<text:line-break/></text:span><text:span text:style-name="T279">Cena: </text:span><text:span text:style-name="T299">Podle hodnocení<text:line-break/><text:tab/>Pro stupeň 3:</text:span><text:span text:style-name="T279"> Suroviny </text:span><text:span text:style-name="T305">9</text:span><text:span text:style-name="T281"> </text:span><text:span text:style-name="T279">zl (</text:span><text:span text:style-name="T281">3</text:span><text:span text:style-name="T279">), celkem </text:span><text:span text:style-name="T305">90</text:span><text:span text:style-name="T279"> zl (</text:span><text:span text:style-name="T281">4</text:span><text:span text:style-name="T279">)<text:line-break/></text:span><text:span text:style-name="T283">Trvání: Do probuzení po nejbližším vydatném spánku</text:span></text:p>
      <text:p text:style-name="Example"><text:span text:style-name="T306">Tento elixír po požití chrání před </text:span><text:span text:style-name="T307">hlubokým mrazem, způsobeným například kouzlem </text:span><text:span text:style-name="T142">Mráz</text:span><text:span text:style-name="T307">.</text:span></text:p>
      <text:p text:style-name="Example">Herní efekt:</text:p>
      <text:p text:style-name="Example"><text:span text:style-name="T802">Platí pravidla pro </text:span><text:span text:style-name="T764">Ochranu proti elementům</text:span><text:span text:style-name="T802">.</text:span></text:p>
      <text:p text:style-name="P348">Krystalická pryskyřice</text:p>
      <text:p text:style-name="Example">Recept</text:p>
      <text:p text:style-name="Example">Požadavky: <text:s/><text:span text:style-name="T784">Organická lučba</text:span> <text:span text:style-name="T807">5</text:span>, <text:span text:style-name="T124">Magická saturace<text:line-break/></text:span><text:span text:style-name="T279">Cena: Suroviny </text:span><text:span text:style-name="T308">25</text:span><text:span text:style-name="T281"> </text:span><text:span text:style-name="T279">zl (</text:span><text:span text:style-name="T308">4</text:span><text:span text:style-name="T279">), celkem </text:span><text:span text:style-name="T308">250 </text:span><text:span text:style-name="T279">zl (</text:span><text:span text:style-name="T308">5</text:span><text:span text:style-name="T279">)</text:span></text:p>
      <text:p text:style-name="Example"><text:span text:style-name="T143">Krystalická pryskyřice</text:span><text:span text:style-name="T808">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43">Udržování magie</text:span><text:span text:style-name="T808"> a krátké magické působení.</text:span></text:p>
      <text:p text:style-name="Example"><text:soft-page-break/>Příklady použití:</text:p>
      <text:list xml:id="list486736833" text:style-name="L15">
        <text:list-item>
          <text:p text:style-name="P572">výroba velice kvalitního brusného papíru</text:p>
        </text:list-item>
        <text:list-item>
          <text:p text:style-name="P572">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09">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10">možná to prostě úplně zrušit</text:span></text:p>
      <text:p text:style-name="Example">*/</text:p>
      <text:list xml:id="list2821175019" text:style-name="L16">
        <text:list-item>
          <text:p text:style-name="P573">Sečné <text:span text:style-name="T811">nebo bodné</text:span> zbraně potažené diamantovým prachem mají výhodu proti ostatním zbraním</text:p>
        </text:list-item>
        <text:list-item>
          <text:p text:style-name="P573">Zbroje potažené diamantovým prachem dávají výhodu proti útočníkovi <text:span text:style-name="T812">s jinou než drtivou zbraní</text:span></text:p>
        </text:list-item>
      </text:list>
      <text:p text:style-name="P348">Magické leštidlo</text:p>
      <text:p text:style-name="Example">Recept</text:p>
      <text:p text:style-name="Example">Požadavky: <text:s/><text:span text:style-name="T784">Organická lučba</text:span> <text:span text:style-name="T813">2</text:span>, <text:span text:style-name="T124">Magická saturace<text:line-break/></text:span><text:span text:style-name="T279">Cena: Suroviny </text:span><text:span text:style-name="T309">4</text:span><text:span text:style-name="T281"> </text:span><text:span text:style-name="T279">zl (</text:span><text:span text:style-name="T309">3</text:span><text:span text:style-name="T279">), celkem </text:span><text:span text:style-name="T309">40</text:span><text:span text:style-name="T308"> </text:span><text:span text:style-name="T279">zl (</text:span><text:span text:style-name="T309">4</text:span><text:span text:style-name="T279">)</text:span></text:p>
      <text:p text:style-name="Example">Povrch ošetřený <text:span text:style-name="T109">Magickým leštidlem</text:span> je takřka dokonale kluzký.</text:p>
      <text:p text:style-name="Example">Herní efekt <text:span text:style-name="T814">(příklady)</text:span>:</text:p>
      <text:list xml:id="list4005426873" text:style-name="L17">
        <text:list-item>
          <text:p text:style-name="P574"><text:soft-page-break/><text:span text:style-name="T815">Jen ti, kdo mají schopnost </text:span><text:span text:style-name="T144">Vylepšená rovnováha,</text:span><text:span text:style-name="T813"> nebo se mohou držet něčeho pevného, dokáží na povrchu potřeném </text:span><text:span text:style-name="T145">Magickým leštidlem</text:span><text:span text:style-name="T813"> stát</text:span></text:p>
        </text:list-item>
        <text:list-item>
          <text:p text:style-name="P574">Ti, kdo bojují z „pevné země“ mají proti obráncům na kluzkém povrchu výhodu</text:p>
        </text:list-item>
      </text:list>
      <text:p text:style-name="P348">Vyprošťovák</text:p>
      <text:p text:style-name="Example">Recept</text:p>
      <text:p text:style-name="Example">Požadavky: <text:s/><text:span text:style-name="T784">Organická lučba</text:span> <text:span text:style-name="T813">2</text:span>, <text:span text:style-name="T124">Magická saturace<text:line-break/></text:span><text:span text:style-name="T279">Cena: Suroviny </text:span><text:span text:style-name="T309">4</text:span><text:span text:style-name="T281"> </text:span><text:span text:style-name="T279">zl (</text:span><text:span text:style-name="T309">3</text:span><text:span text:style-name="T279">), celkem </text:span><text:span text:style-name="T309">40</text:span><text:span text:style-name="T308"> </text:span><text:span text:style-name="T279">zl (</text:span><text:span text:style-name="T309">4</text:span><text:span text:style-name="T279">)</text:span></text:p>
      <text:p text:style-name="Example"><text:span text:style-name="T279">T</text:span><text:span text:style-name="T310">ento extrémně hořký černý nápoj zcela potlačí kocovinu. </text:span><text:span text:style-name="T311">Výrazně</text:span><text:span text:style-name="T310"> také </text:span><text:span text:style-name="T311">potlačuje</text:span><text:span text:style-name="T310"> abstinenční příznaky drogové závislosti.<text:line-break/><text:tab/></text:span><text:span text:style-name="T312">Ten, kdo ho vypije, pak ale celý den nemůže nic jíst </text:span><text:span text:style-name="T313">a nemůže pít alkohol</text:span><text:span text:style-name="T312">, protože to okamžitě zvrátí.</text:span></text:p>
      <text:p text:style-name="P348">Cibulový extrakt</text:p>
      <text:p text:style-name="Example">/<text:span text:style-name="T985">* slzná tinktura */</text:span></text:p>
      <text:p text:style-name="Example">Recept</text:p>
      <text:p text:style-name="Example">Požadavky: <text:s/><text:span text:style-name="T784">Organická lučba</text:span> <text:span text:style-name="T816">3</text:span>, <text:span text:style-name="T124">Magická saturace<text:line-break/></text:span><text:span text:style-name="T279">Cena: </text:span><text:span text:style-name="T299">Podle hodnocení<text:line-break/><text:tab/>Pro stupeň 3:</text:span><text:span text:style-name="T279"> Suroviny </text:span><text:span text:style-name="T311">9</text:span><text:span text:style-name="T281"> </text:span><text:span text:style-name="T279">zl (</text:span><text:span text:style-name="T309">3</text:span><text:span text:style-name="T279">), celkem </text:span><text:span text:style-name="T311">90</text:span><text:span text:style-name="T308"> </text:span><text:span text:style-name="T279">zl (</text:span><text:span text:style-name="T309">4</text:span><text:span text:style-name="T279">)</text:span></text:p>
      <text:p text:style-name="Example"><text:span text:style-name="T146">C</text:span><text:span text:style-name="T109">ibulový extrakt</text:span><text:span text:style-name="T263">, jak název napovídá, způsobuje intenzivní slzení a podráždění pokožky. </text:span><text:span text:style-name="T314">Zadržení dechu nepomůže, extrakt se velmi dobře vstřebává kůží.<text:line-break/><text:tab/></text:span><text:span text:style-name="T315">Obvykle se vyrábí do lahvičky obsahující trochu třaskaviny – při nárazu třaskavina exploduje a exktrakt se rozstříkne po okolí.</text:span></text:p>
      <text:p text:style-name="Example">Herní efekt:</text:p>
      <text:list xml:id="list4025262345" text:style-name="L18">
        <text:list-item>
          <text:p text:style-name="P575"><text:span text:style-name="T294">Ú</text:span><text:span text:style-name="T277">tok </text:span><text:span text:style-name="T316">lahvičkou s </text:span><text:span text:style-name="T147">Cibulovým extraktem</text:span><text:span text:style-name="T277"> se vyhodnocuje jako </text:span><text:span text:style-name="T293">hod</text:span><text:span text:style-name="T277"> granátem </text:span><text:span text:style-name="T290">s </text:span><text:span text:style-name="T294">kapalnou</text:span><text:span text:style-name="T290"> náplní</text:span><text:span text:style-name="T277">.</text:span><text:span text:style-name="T817"> Zásah způsobuje krátkodobý postih -1 za každé 2 body přesahu</text:span></text:p>
        </text:list-item>
        <text:list-item>
          <text:p text:style-name="P575"><text:soft-page-break/>Pokud je <text:span text:style-name="T109">Cibulovým extraktem</text:span> zamořena uzavřená místnost <text:span text:style-name="T818">a někdo do ní vstoupí, tak se hází Hodnocení + 1k6 proti 0 + 1k6. Účinek je opět krátkodobý postih -1 za každé 2 body přesahu</text:span></text:p>
        </text:list-item>
      </text:list>
      <text:p text:style-name="P348">Kýchací prášek</text:p>
      <text:p text:style-name="Example">Recept</text:p>
      <text:p text:style-name="Example">Požadavky: <text:s/><text:span text:style-name="T784">Organická lučba</text:span> <text:span text:style-name="T819">1</text:span>, <text:span text:style-name="T124">Magická saturace<text:line-break/></text:span><text:span text:style-name="T279">Cena: </text:span><text:span text:style-name="T299">Podle hodnocení<text:line-break/><text:tab/>Pro stupeň </text:span><text:span text:style-name="T316">1</text:span><text:span text:style-name="T299">:</text:span><text:span text:style-name="T279"> Suroviny </text:span><text:span text:style-name="T317">2</text:span><text:span text:style-name="T281"> </text:span><text:span text:style-name="T279">zl (</text:span><text:span text:style-name="T309">3</text:span><text:span text:style-name="T279">), celkem </text:span><text:span text:style-name="T317">20</text:span><text:span text:style-name="T308"> </text:span><text:span text:style-name="T279">zl (</text:span><text:span text:style-name="T309">4</text:span><text:span text:style-name="T279">)</text:span></text:p>
      <text:p text:style-name="Example"><text:span text:style-name="T820">Kýchací prášek, z</text:span>námý také jako „Pepřák“, <text:span text:style-name="T820">se kupodivu nevyrábí z pepře, ale ze zcela nesouvisejících surovin. Co do účinků se ale pepři velmi podobá, odtud tedy zřejmě pochází jeho lidový název.<text:line-break/><text:tab/>Jedna dávka </text:span><text:span text:style-name="T148">Kýchacího prášku</text:span><text:span text:style-name="T820"> vystačí zhruba na 10 použití.</text:span></text:p>
      <text:p text:style-name="Example">Herní efekt:</text:p>
      <text:list xml:id="list130910711625384" text:continue-numbering="true" text:style-name="L18">
        <text:list-item>
          <text:p text:style-name="P575">Kromě toho, že dráždí ke kašli, <text:span text:style-name="T109">Kýchací prášek</text:span> zcela překrývá všechny ostatní pachy, a to i ve velmi malém množství. <text:span text:style-name="T821">Nepomůže proti němu dokonce ani </text:span><text:span text:style-name="T149">Vylepšený čich</text:span></text:p>
        </text:list-item>
        <text:list-item>
          <text:p text:style-name="P575">Kýchacím práškem dost dobře nelze útočit, pokud je ale rozprášen po místnosti a někdo do ní vstoupí bez zadrženého dechu, účinek je stejný jako by šlo o <text:span text:style-name="T109">Cibulový extrakt</text:span></text:p>
        </text:list-item>
      </text:list>
      <text:p text:style-name="P348">Brčálový extrakt</text:p>
      <text:p text:style-name="Example">Recept</text:p>
      <text:p text:style-name="Example">Požadavky: <text:s/><text:span text:style-name="T784">Organická lučba</text:span> <text:span text:style-name="T819">1</text:span>, <text:span text:style-name="T124">Magická saturace<text:line-break/></text:span><text:span text:style-name="T279">Cena: Suroviny </text:span><text:span text:style-name="T317">2</text:span><text:span text:style-name="T281"> </text:span><text:span text:style-name="T279">zl (</text:span><text:span text:style-name="T309">3</text:span><text:span text:style-name="T279">), celkem </text:span><text:span text:style-name="T317">20</text:span><text:span text:style-name="T308"> </text:span><text:span text:style-name="T279">zl (</text:span><text:span text:style-name="T309">4</text:span><text:span text:style-name="T279">)</text:span></text:p>
      <text:p text:style-name="Example">Brčálový extrakt je brčálově zelená, hustá kapalina, překvapivě ale bez chuti a zápachu. Po pozření vyvolá okamžité a dlouhotrvající zvracení. <text:span text:style-name="T822">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text:soft-page-break/>Herní efekt:</text:p>
      <text:list xml:id="list1569201659" text:style-name="L19">
        <text:list-item>
          <text:p text:style-name="P576"><text:span text:style-name="T823">Platí standardní pravidla poskytování první pomoci při otravě, </text:span><text:span text:style-name="T150">Brčálový extrakt</text:span><text:span text:style-name="T823"> tento proces pouze výrazně urychlí</text:span></text:p>
        </text:list-item>
      </text:list>
      <text:p text:style-name="P348">Pavoučí vlákno</text:p>
      <text:p text:style-name="Example">Recept</text:p>
      <text:p text:style-name="Example">Požadavky: <text:s/><text:span text:style-name="T784">Organická lučba</text:span> <text:span text:style-name="T824">3</text:span>, <text:span text:style-name="T124">Magická saturace<text:line-break/></text:span><text:span text:style-name="T279">Cena: Suroviny </text:span><text:span text:style-name="T318">9</text:span><text:span text:style-name="T281"> </text:span><text:span text:style-name="T279">zl (</text:span><text:span text:style-name="T309">3</text:span><text:span text:style-name="T279">), celkem </text:span><text:span text:style-name="T318">90</text:span><text:span text:style-name="T308"> </text:span><text:span text:style-name="T279">zl (</text:span><text:span text:style-name="T309">4</text:span><text:span text:style-name="T279">)</text:span></text:p>
      <text:p text:style-name="Example"><text:span text:style-name="T109">Pavoučí vlákno</text:span> <text:span text:style-name="T825">se uchovává v podobě husté kapaliny v </text:span>mal<text:span text:style-name="T825">é</text:span> lahvič<text:span text:style-name="T825">ce</text:span>, ze které lze po otevření vytáhnout až 100 metrů jako niť tenkého, ale neuvěřitelně pevného vlákna – nosnost je zhruba jedna tuna. Je možné vyrobit i větší dávku, potom se příslušně <text:span text:style-name="T826">z</text:span>násobí d<text:span text:style-name="T827">é</text:span>lka i cena.<text:line-break/><text:tab/>Vlákno je možné zcela rozpustit pomocí <text:span text:style-name="T109">Magického rozpouštědla</text:span>. Kápnutí na libovolné místo způsobí, že celé vlákno <text:span text:style-name="T828">v několika vteřinách</text:span> beze stopy zmizí.</text:p>
      <text:p text:style-name="Example">Příklady použití:</text:p>
      <text:list xml:id="list3473813294" text:style-name="L20">
        <text:list-item>
          <text:p text:style-name="P577">Pavoučí vlákno je oblíbené zejména mezi vrahy, kteří jej často používají spolu s kotvičkou střílenou z minikuše</text:p>
        </text:list-item>
      </text:list>
      <text:p text:style-name="P348">Instantní lepidlo</text:p>
      <text:p text:style-name="Example">Recept</text:p>
      <text:p text:style-name="Example"><text:span text:style-name="T829">Požadavky: <text:s/>Organická lučba 4, </text:span><text:span text:style-name="T124">Magická saturace<text:line-break/></text:span><text:span text:style-name="T279">Cena: Suroviny </text:span><text:span text:style-name="T319">16</text:span><text:span text:style-name="T281"> </text:span><text:span text:style-name="T279">zl (</text:span><text:span text:style-name="T319">4</text:span><text:span text:style-name="T279">), celkem </text:span><text:span text:style-name="T319">160</text:span><text:span text:style-name="T308"> </text:span><text:span text:style-name="T279">zl (</text:span><text:span text:style-name="T319">5</text:span><text:span text:style-name="T279">)</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09">Magickým rozpouštědlem.</text:span> <text:span text:style-name="T830">Stačí jej kápnout na libovolnou část spoje a účinkuje tak dobře</text:span>, že pak <text:span text:style-name="T831">vůbec</text:span> nebude poznat, že byly předměty slepené.</text:p>
      <text:p text:style-name="Example">Příklady použití:</text:p>
      <text:list xml:id="list1079248502" text:style-name="L21">
        <text:list-item>
          <text:p text:style-name="P578"><text:soft-page-break/><text:span text:style-name="T151">Instantní lepidlo</text:span><text:span text:style-name="T832"> se často používá místo pout. Spoj není možné roztrhnout bez toho, že by si dotyčný odříznul část kůže a někoho „spoutat“ je velice rychlé. „Rozvázat“ pouta je možné pouze </text:span><text:span text:style-name="T151">Magickým rozpouštědlem</text:span><text:span text:style-name="T832">.</text:span></text:p>
        </text:list-item>
      </text:list>
      <text:p text:style-name="P348">Savá hmota</text:p>
      <text:p text:style-name="Example">Recept</text:p>
      <text:p text:style-name="Example"><text:span text:style-name="T829">Požadavky: <text:s/>Organická lučba 1, </text:span><text:span text:style-name="T124">Magická saturace<text:line-break/></text:span><text:span text:style-name="T279">Cena: Suroviny </text:span><text:span text:style-name="T320">2</text:span><text:span text:style-name="T281"> </text:span><text:span text:style-name="T279">zl (</text:span><text:span text:style-name="T320">3</text:span><text:span text:style-name="T279">), celkem </text:span><text:span text:style-name="T320">20</text:span><text:span text:style-name="T308"> </text:span><text:span text:style-name="T279">zl (</text:span><text:span text:style-name="T320">4</text:span><text:span text:style-name="T279">)</text:span></text:p>
      <text:p text:style-name="Example"><text:span text:style-name="T109">Savá hmota</text:span> připomíná měkkou, porézní houbu a přesně tak i funguje.</text:p>
      <text:p text:style-name="Example">Příklady použití:</text:p>
      <text:list xml:id="list2257881131" text:style-name="L22">
        <text:list-item>
          <text:p text:style-name="P579">Přiložení na čerstvou ránu způsobenou otráven<text:span text:style-name="T833">ým předmětem</text:span> <text:span text:style-name="T833">vysaje</text:span> část jedu a sníží tak jeho účinnost. Podobně funguje i u kontaktních jedů, pokud se hmotou otře zasažená pokožka</text:p>
        </text:list-item>
        <text:list-item>
          <text:p text:style-name="P579">Lze v ní „přenášet“ vodu nebo jakoukoliv jinou kapalinu</text:p>
        </text:list-item>
      </text:list>
      <text:p text:style-name="Example"><text:span text:style-name="T833">Herní efekt</text:span>:</text:p>
      <text:list xml:id="list3125042993" text:style-name="L23">
        <text:list-item>
          <text:p text:style-name="P580">„Vysátí“ otrávené rány nebo pokožky v době latence jedu sníží sílu jedu o 2.</text:p>
        </text:list-item>
      </text:list>
      <text:p text:style-name="P348">Měsíční čaj</text:p>
      <text:p text:style-name="Example">Recept</text:p>
      <text:p text:style-name="Example"><text:span text:style-name="T829">Požadavky: Organická lučba 3 nebo Bylinková magie 3, </text:span><text:span text:style-name="T124">Magická saturace<text:line-break/></text:span><text:span text:style-name="T279">Cena: Suroviny </text:span><text:span text:style-name="T321">9</text:span><text:span text:style-name="T281"> </text:span><text:span text:style-name="T279">zl (</text:span><text:span text:style-name="T320">3</text:span><text:span text:style-name="T279">), celkem </text:span><text:span text:style-name="T321">9</text:span><text:span text:style-name="T320">0</text:span><text:span text:style-name="T308"> </text:span><text:span text:style-name="T279">zl (</text:span><text:span text:style-name="T320">4</text:span><text:span text:style-name="T279">)</text:span></text:p>
      <text:p text:style-name="Example"><text:span text:style-name="T10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48">Léčivý lektvar</text:p>
      <text:p text:style-name="Example"><text:soft-page-break/>Recept</text:p>
      <text:p text:style-name="Example"><text:span text:style-name="T829">Požadavky: <text:s/>Lektvary a tinktury 1, </text:span><text:span text:style-name="T124">Magická saturace<text:line-break/></text:span><text:span text:style-name="T279">Cena: </text:span><text:span text:style-name="T299">Podle hodnocení<text:line-break/><text:tab/>Pro stupeň </text:span><text:span text:style-name="T316">1</text:span><text:span text:style-name="T299">:</text:span><text:span text:style-name="T279"> Suroviny </text:span><text:span text:style-name="T322">2</text:span><text:span text:style-name="T281"> </text:span><text:span text:style-name="T279">zl (</text:span><text:span text:style-name="T320">3</text:span><text:span text:style-name="T279">), celkem </text:span><text:span text:style-name="T321">20</text:span><text:span text:style-name="T308"> </text:span><text:span text:style-name="T279">zl (</text:span><text:span text:style-name="T320">4</text:span><text:span text:style-name="T279">)</text:span></text:p>
      <text:p text:style-name="Example">Platí pravidla pro magická léčiva.</text:p>
      <text:p text:style-name="P348">Stabilizační tinktura</text:p>
      <text:p text:style-name="Example">Recept</text:p>
      <text:p text:style-name="Example"><text:span text:style-name="T829">Požadavky: <text:s/>Lektvary a tinktury 3, </text:span><text:span text:style-name="T124">Magická saturace<text:line-break/></text:span><text:span text:style-name="T279">Cena: </text:span><text:span text:style-name="T299">Podle hodnocení<text:line-break/><text:tab/>Pro stupeň </text:span><text:span text:style-name="T323">3</text:span><text:span text:style-name="T299">:</text:span><text:span text:style-name="T279"> Suroviny </text:span><text:span text:style-name="T324">9</text:span><text:span text:style-name="T281"> </text:span><text:span text:style-name="T279">zl (</text:span><text:span text:style-name="T320">3</text:span><text:span text:style-name="T279">), celkem </text:span><text:span text:style-name="T324">90</text:span><text:span text:style-name="T308"> </text:span><text:span text:style-name="T279">zl (</text:span><text:span text:style-name="T320">4</text:span><text:span text:style-name="T279">)</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36">vypít</text:span>, což může být v kritickém stavu problematické. Proto se obvykle používá spolu s <text:span text:style-name="T109">Resorbční pastou</text:span>, nejčastěji v podobě stabilizační náplasti (náplast stačí pacientovi přilepit na čelo nebo třeba na hřbet ruky).</text:p>
      <text:p text:style-name="Example">Herní efekt:</text:p>
      <text:list xml:id="list2055402715" text:style-name="L24">
        <text:list-item>
          <text:p text:style-name="P581">Prodlouží dobu, po které je pacientovi stále možné účinně poskytnout první pomoc z několika minut na několik desítek minut</text:p>
        </text:list-item>
      </text:list>
      <text:p text:style-name="Example">Podání zdravému pacientovi způsobí letargii a pocit slabosti:</text:p>
      <text:list xml:id="list1450763509" text:style-name="L25">
        <text:list-item>
          <text:p text:style-name="P582">Hází se hodnocení + 1k6 proti 0 + 1k6, Každé 2 body přesahu znamenají postih -1 po dobu několika desítek minut</text:p>
        </text:list-item>
      </text:list>
      <text:p text:style-name="P348">Elixír šílenství</text:p>
      <text:p text:style-name="Example">Recept</text:p>
      <text:p text:style-name="Example"><text:soft-page-break/><text:span text:style-name="T829">Požadavky: <text:s/>Lektvary a tinktury 5, </text:span><text:span text:style-name="T124">Magická saturace<text:line-break/></text:span><text:span text:style-name="T279">Cena: Suroviny </text:span><text:span text:style-name="T325">25</text:span><text:span text:style-name="T281"> </text:span><text:span text:style-name="T279">zl (</text:span><text:span text:style-name="T325">4</text:span><text:span text:style-name="T279">), celkem </text:span><text:span text:style-name="T326">490</text:span><text:span text:style-name="T308"> </text:span><text:span text:style-name="T279">zl (</text:span><text:span text:style-name="T325">5</text:span><text:span text:style-name="T279">)<text:line-break/></text:span><text:span text:style-name="T327">Vzácnost: </text:span><text:span text:style-name="T326">7</text:span></text:p>
      <text:p text:style-name="Example"><text:span text:style-name="T327">T</text:span><text:span text:style-name="T263">ento poměrně </text:span><text:span text:style-name="T326">vzácný</text:span><text:span text:style-name="T263"> recept umožňuje vyrobit elixír, který toho, kdo jej po</text:span><text:span text:style-name="T328">zře</text:span><text:span text:style-name="T263">, zbaví příčetnosti. </text:span><text:span text:style-name="T329">Obvykle</text:span><text:span text:style-name="T263"> se používá v několika malých dávkách </text:span><text:span text:style-name="T330">podávaných s velkým časovým odstupem</text:span><text:span text:style-name="T263">, </text:span><text:span text:style-name="T331">což</text:span><text:span text:style-name="T263"> navozuje dojem </text:span><text:span text:style-name="T332">postupného</text:span><text:span text:style-name="T263"> </text:span><text:span text:style-name="T323">ná</text:span><text:span text:style-name="T263">běhu duševní choroby. </text:span><text:span text:style-name="T329">K jeho použití se často uchylují nedočkaví dědicové majetku či titulů.<text:line-break/><text:tab/></text:span><text:span text:style-name="T333">Působení </text:span><text:span text:style-name="T153">Elixíru šílenství</text:span><text:span text:style-name="T333"> na pacienta není možné nijak zjistit ani prokázat, po </text:span><text:span text:style-name="T334">vypití</text:span><text:span text:style-name="T333"> dokonce zmizí i slabá magická aura. Je ale samozřejmě možné najít lahvičku s elixírem před tím, než je zcela vypotřebována.</text:span></text:p>
      <text:p text:style-name="P348"><text:span text:style-name="T837">Lektvar</text:span> <text:span text:style-name="T837">příčetnosti</text:span></text:p>
      <text:p text:style-name="Example">Recept</text:p>
      <text:p text:style-name="Example"><text:span text:style-name="T829">Požadavky: <text:s/>Lektvary a tinktury 5, </text:span><text:span text:style-name="T124">Magická saturace<text:line-break/></text:span><text:span text:style-name="T279">Cena: Suroviny </text:span><text:span text:style-name="T325">25</text:span><text:span text:style-name="T281"> </text:span><text:span text:style-name="T279">zl (</text:span><text:span text:style-name="T325">4</text:span><text:span text:style-name="T279">), celkem </text:span><text:span text:style-name="T326">640</text:span><text:span text:style-name="T308"> </text:span><text:span text:style-name="T279">zl (</text:span><text:span text:style-name="T325">5</text:span><text:span text:style-name="T279">)<text:line-break/></text:span><text:span text:style-name="T327">Vzácnost: </text:span><text:span text:style-name="T326">8</text:span></text:p>
      <text:p text:style-name="Example">Tento velmi vzácný lektvar dokáže zcela zvrátit účinek <text:span text:style-name="T109">Elixíru šílenství</text:span><text:span text:style-name="T263">, případně libovolnou jinou magicky způsobenou ztrátu příčetnosti. </text:span><text:span text:style-name="T335">V případě </text:span><text:span text:style-name="T336">přirozen</text:span><text:span text:style-name="T335">ých duševních chorob trochu zmírní průběh, ale zcela je vyléčit nedokáže.</text:span></text:p>
      <text:p text:style-name="P348">Nápoj vášně</text:p>
      <text:p text:style-name="Example">Recept</text:p>
      <text:p text:style-name="Example"><text:span text:style-name="T337">Požadavky: <text:s/>Lektvary a tinktury </text:span><text:span text:style-name="T335">4</text:span><text:span text:style-name="T337">, </text:span><text:span text:style-name="T124">Magická saturace<text:line-break/></text:span><text:span text:style-name="T279">Cena: Suroviny </text:span><text:span text:style-name="T335">16</text:span><text:span text:style-name="T281"> </text:span><text:span text:style-name="T279">zl (</text:span><text:span text:style-name="T335">4</text:span><text:span text:style-name="T279">), celkem </text:span><text:span text:style-name="T335">160</text:span><text:span text:style-name="T308"> </text:span><text:span text:style-name="T279">zl (</text:span><text:span text:style-name="T335">5</text:span><text:span text:style-name="T279">)<text:line-break/></text:span><text:span text:style-name="T283">Trvání: Do probuzení po nejbližším vydatném spánku</text:span></text:p>
      <text:p text:style-name="Example">Hlavní ingrediencí při výrobě <text:span text:style-name="T109">Nápoje vášně</text:span> je kořen mandragory. Výsledkem je extrémně silné afrodiziakum, které v plné dávce kromě probuzení neodolatelné sexuální touhy zbaví toho, kdo jej vypije, všech zábran.<text:line-break/><text:tab/><text:span text:style-name="T838">Ke zjištění, že je dotyčný pod vlivem afrodiziaka a za své nemístné chování tedy nemůže, stačí základní znalosti Léčitelství.</text:span></text:p>
      <text:p text:style-name="P348">Lektvar nočního vidění</text:p>
      <text:p text:style-name="Example"><text:soft-page-break/>Recept</text:p>
      <text:p text:style-name="Example"><text:span text:style-name="T337">Požadavky: <text:s/>Lektvary a tinktury </text:span><text:span text:style-name="T335">4</text:span><text:span text:style-name="T337">, </text:span><text:span text:style-name="T124">Magická saturace<text:line-break/></text:span><text:span text:style-name="T279">Cena: Suroviny </text:span><text:span text:style-name="T335">16</text:span><text:span text:style-name="T281"> </text:span><text:span text:style-name="T279">zl (</text:span><text:span text:style-name="T335">4</text:span><text:span text:style-name="T279">), celkem </text:span><text:span text:style-name="T335">160</text:span><text:span text:style-name="T308"> </text:span><text:span text:style-name="T279">zl (</text:span><text:span text:style-name="T335">5</text:span><text:span text:style-name="T279">)<text:line-break/></text:span><text:span text:style-name="T283">Trvání: Do probuzení po nejbližším vydatném spánku</text:span></text:p>
      <text:p text:style-name="Example">Lektvar nočního vidění po dobu působení způsobu zvýšenou citlivost na světlo.</text:p>
      <text:p text:style-name="Example">Herní efekt:</text:p>
      <text:list xml:id="list592636001" text:style-name="L26">
        <text:list-item>
          <text:p text:style-name="P583">V částečné tmě či šeru dává <text:span text:style-name="T258">Lektvar nočního vidění</text:span> výhodu proti protivníkům, kteří žádnou formu vidění v šeru nemají</text:p>
        </text:list-item>
        <text:list-item>
          <text:p text:style-name="P583">V silném světle (jasný nebo zamračený den) dává naopak nevýhodu</text:p>
        </text:list-item>
      </text:list>
      <text:p text:style-name="P348">Lektvar ostrých smyslů</text:p>
      <text:p text:style-name="Example">Recept</text:p>
      <text:p text:style-name="Example"><text:span text:style-name="T337">Požadavky: <text:s/>Lektvary a tinktury </text:span><text:span text:style-name="T338">3</text:span><text:span text:style-name="T337">, </text:span><text:span text:style-name="T124">Magická saturace<text:line-break/></text:span><text:span text:style-name="T279">Cena: Suroviny </text:span><text:span text:style-name="T338">9</text:span><text:span text:style-name="T281"> </text:span><text:span text:style-name="T279">zl (</text:span><text:span text:style-name="T338">3</text:span><text:span text:style-name="T279">), celkem </text:span><text:span text:style-name="T338">90</text:span><text:span text:style-name="T308"> </text:span><text:span text:style-name="T279">zl (</text:span><text:span text:style-name="T338">4</text:span><text:span text:style-name="T279">)<text:line-break/></text:span><text:span text:style-name="T283">Trvání: Do probuzení po nejbližším vydatném spánku</text:span></text:p>
      <text:p text:style-name="Example"><text:span text:style-name="T154">L</text:span><text:span text:style-name="T109">ektvar ostrých smyslů</text:span><text:span text:style-name="T263"> zbystří všechny smysly. Není to však zcela přirozený proces, takže to s sebou přináší různé potíže.</text:span></text:p>
      <text:p text:style-name="Example">Herní efekt:</text:p>
      <text:list xml:id="list1894631950" text:style-name="L27">
        <text:list-item>
          <text:p text:style-name="P584">Slyšíš velmi tiché zvuky (<text:span text:style-name="T839">výhoda při testech</text:span> naslouchání), ale zvuky hlasitější než šepot tě částečně ochromí a zcela ohluší</text:p>
          <text:list>
            <text:list-item>
              <text:p text:style-name="P584"><text:span text:style-name="T839">Nevýhoda při všech</text:span> test<text:span text:style-name="T839">ech</text:span> rysu, dokud zvuk zní a samozřejmě po tu dobu nic neslyšíš</text:p>
            </text:list-item>
          </text:list>
        </text:list-item>
        <text:list-item>
          <text:p text:style-name="P584">Vidíš detaily na velkou dálku, zato ale nedokážeš vnímat blízké věci</text:p>
          <text:list>
            <text:list-item>
              <text:p text:style-name="P584"><text:span text:style-name="T839">Výhoda při interakcích na velkou vzdálenost, například při střelbě, nevýhoda</text:span> při všech interakcích na krátkou vzdálenost, například při boji na blízko</text:p>
            </text:list-item>
          </text:list>
        </text:list-item>
        <text:list-item>
          <text:p text:style-name="P584"><text:soft-page-break/>Máš velmi citlivý hmat, dokážeš rozeznat jemné detaily povrchů a cítíš i slabý vánek na tváři, zato ale silněji vnímáš bolest</text:p>
          <text:list>
            <text:list-item>
              <text:p text:style-name="P584"><text:span text:style-name="T839">Výhoda při testech, kde hraje velkou roli hmat,</text:span> postih za zranění si počítáš o 1 vyšší <text:span text:style-name="T839">a</text:span> ztráta byť jen jediného bodu kondice pro tebe znamená postih -1</text:p>
            </text:list-item>
          </text:list>
        </text:list-item>
        <text:list-item>
          <text:p text:style-name="P584">Čich máš citlivý zhruba jako pes, pokud je však ve vzduchu nějaký pach, které cítí i člověk, jsi částečně omámen</text:p>
          <text:list>
            <text:list-item>
              <text:p text:style-name="P584">Výhoda při testech, kde hraje velkou roli čich, nevýhoda ke všem testům rysu, když je v okolí silný pach</text:p>
            </text:list-item>
          </text:list>
        </text:list-item>
        <text:list-item>
          <text:p text:style-name="P584">Všechny chutě vnímáš mnohem silněji. Opravdu dobré pokrmy ti způsobí takový požitek, že se budeš jen s obtížemi kontrolovat. Pikantní jídla ti způsobí pocit, jako kdyby ti v ústech hořelo</text:p>
        </text:list-item>
      </text:list>
      <text:p text:style-name="P348">Opiový extrakt</text:p>
      <text:p text:style-name="Example">Recept</text:p>
      <text:p text:style-name="Example"><text:span text:style-name="T829">Požadavky: <text:s/>Toxikologie 4, </text:span><text:span text:style-name="T124">Magická saturace<text:line-break/></text:span><text:span text:style-name="T279">Cena: Suroviny </text:span><text:span text:style-name="T339">16</text:span><text:span text:style-name="T281"> </text:span><text:span text:style-name="T279">zl (</text:span><text:span text:style-name="T340">4</text:span><text:span text:style-name="T279">), celkem </text:span><text:span text:style-name="T339">160</text:span><text:span text:style-name="T340"> </text:span><text:span text:style-name="T279">zl (</text:span><text:span text:style-name="T340">5</text:span><text:span text:style-name="T279">)<text:line-break/></text:span><text:span text:style-name="T341">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298169312" text:style-name="L28">
        <text:list-item>
          <text:p text:style-name="P585">Po dobu působení extraktu (1k6 hodin) zcela ignoruješ postihy za zranění (ale pouze pokud jsou způsobeny fyzickým zraněním, neignoruješ tedy postihy za působení <text:span text:style-name="T109">Uspávací tinktury</text:span> a podobně)</text:p>
        </text:list-item>
        <text:list-item>
          <text:p text:style-name="P585">Při skončení působení s<text:span text:style-name="T841">i</text:span> h<text:span text:style-name="T841">oď</text:span> 6 + 1k6 proti 0 + 1k6. Přesah je roven počtu „bodů malátnosti“, za které si počítáš postihy, jako by šlo o normální zranění</text:p>
          <text:list>
            <text:list-item>
              <text:p text:style-name="P585">Malátnost zmizí až po důkladném spánku</text:p>
            </text:list-item>
          </text:list>
        </text:list-item>
        <text:list-item>
          <text:p text:style-name="P585"><text:soft-page-break/><text:span text:style-name="T109">Brčálový extrakt</text:span> <text:span text:style-name="T842">částečně pomáhá – hoď si hodnocení extraktu + 1k6 proti 0 + 1k6 a sniž počet bodů malátnosti o Přesah. </text:span><text:s/>Účinkuje pouze jednou <text:span text:style-name="T842">za den</text:span>.</text:p>
        </text:list-item>
      </text:list>
      <text:p text:style-name="P348">Sérum pravdy</text:p>
      <text:p text:style-name="Example">Recept</text:p>
      <text:p text:style-name="Example"><text:span text:style-name="T829">Požadavky: <text:s/>Toxikologie 5, </text:span><text:span text:style-name="T124">Magická saturace<text:line-break/></text:span><text:span text:style-name="T279">Cena: Suroviny </text:span><text:span text:style-name="T340">25</text:span><text:span text:style-name="T281"> </text:span><text:span text:style-name="T279">zl (</text:span><text:span text:style-name="T340">4</text:span><text:span text:style-name="T279">), celkem </text:span><text:span text:style-name="T340">250 </text:span><text:span text:style-name="T279">zl (</text:span><text:span text:style-name="T340">5</text:span><text:span text:style-name="T279">)<text:line-break/></text:span><text:span text:style-name="T341">Doba působení: 1k6 hodin</text:span></text:p>
      <text:p text:style-name="Example"><text:span text:style-name="T843">Základní surovinou pro výrobu </text:span><text:span text:style-name="T155">Séra pravdy</text:span><text:span text:style-name="T843"> je Rulík zlomocný. Sérum působí několik hodin.</text:span></text:p>
      <text:p text:style-name="Example">Herní efekt:</text:p>
      <text:list xml:id="list759131417" text:style-name="L29">
        <text:list-item>
          <text:p text:style-name="P586">Příjemce Séra pravdy není schopný lhát a je také mnohem „upovídanější“ než obvykle. Může stále mlčet o věcech, které považuje za tajemství, ale už to, že o nich odmítne hovořit, obvykle něčemu napoví. <text:span text:style-name="T844">A když už něco řekne, tak se lze spolehnout na to, že to on sám považuje za pravdu (což ovšem ještě nemusí znamenat, že se nemýlí)</text:span></text:p>
        </text:list-item>
        <text:list-item>
          <text:p text:style-name="P586">Sérum pravdy herně funguje podobně jako mučení – způsobí, že vyslýchaný začne mluvit <text:span text:style-name="T844">(s výjimkou věcí, které považuje za tajemství)</text:span>. Co se od něj dozvíš určí střet tvého Jednání (Vyslýchání) proti jeho Jednání (Lhaní)</text:p>
        </text:list-item>
      </text:list>
      <text:p text:style-name="P348">Uspávací tinktura</text:p>
      <text:p text:style-name="Example">Recept</text:p>
      <text:p text:style-name="Example"><text:span text:style-name="T829">Požadavky: <text:s/>Toxikologie 3, </text:span><text:span text:style-name="T124">Magická saturace<text:line-break/></text:span><text:span text:style-name="T279">Cena: Suroviny </text:span><text:span text:style-name="T342">9</text:span><text:span text:style-name="T281"> </text:span><text:span text:style-name="T279">zl (</text:span><text:span text:style-name="T342">3</text:span><text:span text:style-name="T279">), celkem </text:span><text:span text:style-name="T342">90</text:span><text:span text:style-name="T340"> </text:span><text:span text:style-name="T279">zl (</text:span><text:span text:style-name="T342">4</text:span><text:span text:style-name="T279">)</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45">Cíl bude spát až do nejbližšího rána (respektive do doby, kdy běžně vstává).</text:span></text:p>
      <text:p text:style-name="Example"><text:soft-page-break/>Herní efekt:</text:p>
      <text:list xml:id="list2348768687" text:style-name="L30">
        <text:list-item>
          <text:p text:style-name="P587">Po vypití působí jako jed <text:span text:style-name="T846">s latencí 1 minuta, dobou působení 1 minuta a silou 6</text:span>. <text:span text:style-name="T847">K uspání stačí cíl vyřadit</text:span></text:p>
        </text:list-item>
        <text:list-item>
          <text:p text:style-name="P587">Přiložení k ústům se vyhodnocuje jako útok <text:span text:style-name="T848">beze zbraně</text:span>. <text:span text:style-name="T847">Je třeba získat standardní šestkový přesah pro vyřazení protivníka (je možné využít získání převahy). Vyřazení znamená, že cíl udržíš dost dlouho na to, aby mohla </text:span><text:span text:style-name="T156">Uspávací tinktura</text:span><text:span text:style-name="T847"> působit</text:span></text:p>
        </text:list-item>
        <text:list-item>
          <text:p text:style-name="P587"><text:span text:style-name="T840">Probuzená oběť si </text:span>bude si počítat postihy za „zranění“ <text:span text:style-name="T840">způsobené tinkturou. Malátnost a s ní spojené postihy odezní, až se cíl vyspí a přirozeně probudí</text:span></text:p>
        </text:list-item>
      </text:list>
      <text:p text:style-name="P348">Magické rozpouštědlo</text:p>
      <text:p text:style-name="Example">Recept</text:p>
      <text:p text:style-name="Example">Požadavky: <text:span text:style-name="T800">Minerální lučba</text:span> <text:span text:style-name="T800">2, </text:span><text:span text:style-name="T137">Magická saturace</text:span><text:span text:style-name="T800"><text:line-break/>Cena: Suroviny 4 zl (3), celkem 40 zl (4)</text:span></text:p>
      <text:p text:style-name="Example"><text:span text:style-name="T158">Magické rozpouštědlo</text:span><text:span text:style-name="T850"> velmi dobře rozpouští substance vzniklé procesem magické saturace. Neúčinkuje na přírodní nebo chemicky vyrobené látky, ani na předměty chráněné </text:span><text:span text:style-name="T158">Nerozpustnou pastou.</text:span><text:span text:style-name="T850"><text:line-break/><text:tab/>Jedna dávka </text:span><text:span text:style-name="T158">Magického rozpouštědla</text:span><text:span text:style-name="T850"> stačí tak akorát na jednu dávku libovolné jiné substance vytvořené podle alchymistického receptu.</text:span></text:p>
      <text:p text:style-name="P348">Neviditelný inkoust</text:p>
      <text:p text:style-name="Example">Recept</text:p>
      <text:p text:style-name="Example"><text:span text:style-name="T829">Požadavky: <text:s/>Minerální lučba 4, </text:span><text:span text:style-name="T124">Magická saturace<text:line-break/></text:span><text:span text:style-name="T279">Cena: Suroviny </text:span><text:span text:style-name="T343">16</text:span><text:span text:style-name="T281"> </text:span><text:span text:style-name="T279">zl (</text:span><text:span text:style-name="T343">4</text:span><text:span text:style-name="T279">), celkem </text:span><text:span text:style-name="T343">160</text:span><text:span text:style-name="T308"> </text:span><text:span text:style-name="T279">zl (</text:span><text:span text:style-name="T343">5</text:span><text:span text:style-name="T279">)</text:span></text:p>
      <text:p text:style-name="Example"><text:span text:style-name="T279">N</text:span><text:span text:style-name="T263">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ext:span><text:soft-page-break/><text:span text:style-name="T263">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09">Neviditelného inkoustu</text:span><text:span text:style-name="T263"> je možno beze stopy odstranit </text:span><text:span text:style-name="T109">Magickým rozpouštědlem</text:span><text:span text:style-name="T263"> </text:span><text:span text:style-name="T344">(tím se ovšem nezjistí, co tam bylo napsáno)</text:span><text:span text:style-name="T263">.<text:line-break/><text:tab/></text:span><text:span text:style-name="T345">Jedna várka </text:span><text:span text:style-name="T159">Neviditelného inkoustu</text:span><text:span text:style-name="T345"> vystačí tak akorát na napsání jedné stránky textu.</text:span></text:p>
      <text:p text:style-name="Example">Příklady podmínek zviditelnění inkoustu:</text:p>
      <text:list xml:id="list987485236" text:style-name="L31">
        <text:list-item>
          <text:p text:style-name="P588">Nahřátí</text:p>
        </text:list-item>
        <text:list-item>
          <text:p text:style-name="P588"><text:span text:style-name="T851">M</text:span>ěsíční světlo</text:p>
        </text:list-item>
        <text:list-item>
          <text:p text:style-name="P588"><text:span text:style-name="T851">S</text:span>větlo ohně</text:p>
        </text:list-item>
        <text:list-item>
          <text:p text:style-name="P588"><text:span text:style-name="T851">N</text:span>amočení</text:p>
        </text:list-item>
        <text:list-item>
          <text:p text:style-name="P588"><text:span text:style-name="T851">M</text:span>agické světlo</text:p>
        </text:list-item>
        <text:list-item>
          <text:p text:style-name="P588"><text:span text:style-name="T851">H</text:span>vězdný svit</text:p>
        </text:list-item>
        <text:list-item>
          <text:p text:style-name="P588">Po dobu pronášení určitých slov</text:p>
        </text:list-item>
      </text:list>
      <text:p text:style-name="P348">Mizející inkoust</text:p>
      <text:p text:style-name="Example">Recept</text:p>
      <text:p text:style-name="Example"><text:span text:style-name="T829">Požadavky: <text:s/>Minerální lučba 5, </text:span><text:span text:style-name="T124">Magická saturace<text:line-break/></text:span><text:span text:style-name="T279">Cena: Suroviny </text:span><text:span text:style-name="T345">25</text:span><text:span text:style-name="T281"> </text:span><text:span text:style-name="T279">zl (</text:span><text:span text:style-name="T343">4</text:span><text:span text:style-name="T279">), celkem </text:span><text:span text:style-name="T345">250</text:span><text:span text:style-name="T308"> </text:span><text:span text:style-name="T279">zl (</text:span><text:span text:style-name="T343">5</text:span><text:span text:style-name="T279">)</text:span></text:p>
      <text:p text:style-name="Example">Mizející inkoust je varianta neviditelného inkoustu. Funguje téměř stejně s tím rozdílem, že po skončení podmínek, které jej zviditelní, na trvalo beze stopy zmizí.</text:p>
      <text:p text:style-name="P348">Ryzí voda</text:p>
      <text:p text:style-name="Example">Recept</text:p>
      <text:p text:style-name="Example"><text:span text:style-name="T829">Požadavky: <text:s/>Minerální lučba 1, </text:span><text:span text:style-name="T124">Magická saturace<text:line-break/></text:span><text:span text:style-name="T279">Cena: Suroviny </text:span><text:span text:style-name="T346">2</text:span><text:span text:style-name="T281"> </text:span><text:span text:style-name="T279">zl (</text:span><text:span text:style-name="T346">3</text:span><text:span text:style-name="T279">), celkem </text:span><text:span text:style-name="T345">20</text:span><text:span text:style-name="T308"> </text:span><text:span text:style-name="T279">zl (</text:span><text:span text:style-name="T346">4</text:span><text:span text:style-name="T279">)</text:span></text:p>
      <text:p text:style-name="Example"><text:soft-page-break/><text:span text:style-name="T160">Ryzí voda</text:span><text:span text:style-name="T852">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60">Ryzí vody</text:span><text:span text:style-name="T852"> stačí na vyčištění celého vědra, jediná lahvička tedy obvykle vystačí na několik týdnů používání.<text:line-break/><text:tab/></text:span><text:span text:style-name="T160">Ryzí vodu</text:span><text:span text:style-name="T852"> je možné bez nebezpečí vypít.</text:span></text:p>
      <text:p text:style-name="P348">Pevná voda</text:p>
      <text:p text:style-name="Example">Recept</text:p>
      <text:p text:style-name="Example"><text:span text:style-name="T829">Požadavky: <text:s/>Minerální lučba 3, </text:span><text:span text:style-name="T124">Magická saturace<text:line-break/></text:span><text:span text:style-name="T279">Cena: Suroviny </text:span><text:span text:style-name="T347">9</text:span><text:span text:style-name="T281"> </text:span><text:span text:style-name="T279">zl (</text:span><text:span text:style-name="T346">3</text:span><text:span text:style-name="T279">), celkem </text:span><text:span text:style-name="T347">9</text:span><text:span text:style-name="T345">0</text:span><text:span text:style-name="T308"> </text:span><text:span text:style-name="T279">zl (</text:span><text:span text:style-name="T346">4</text:span><text:span text:style-name="T279">)</text:span></text:p>
      <text:p text:style-name="Example">Přilití <text:span text:style-name="T10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09">Magickým rozpouštědlem</text:span>.</text:p>
      <text:p text:style-name="Example">Příklady použití:</text:p>
      <text:list xml:id="list2729475216" text:style-name="L32">
        <text:list-item>
          <text:p text:style-name="P589">S pomocí Pevné vody je možné například přejít přes hladinu stojaté vody, stačí si vždycky trochu kápnout před sebe</text:p>
        </text:list-item>
      </text:list>
      <text:p text:style-name="P348">Koncentrovaný živel</text:p>
      <text:p text:style-name="Example">Recept</text:p>
      <text:p text:style-name="Example"><text:span text:style-name="T829">Požadavky: <text:s/>Minerální lučba 3, </text:span><text:span text:style-name="T124">Magická saturace<text:line-break/></text:span><text:span text:style-name="T279">Cena: Suroviny </text:span><text:span text:style-name="T347">9</text:span><text:span text:style-name="T281"> </text:span><text:span text:style-name="T279">zl (</text:span><text:span text:style-name="T346">3</text:span><text:span text:style-name="T279">), celkem </text:span><text:span text:style-name="T347">9</text:span><text:span text:style-name="T345">0</text:span><text:span text:style-name="T308"> </text:span><text:span text:style-name="T279">zl (</text:span><text:span text:style-name="T346">4</text:span><text:span text:style-name="T279">)</text:span></text:p>
      <text:p text:style-name="Example"><text:span text:style-name="T853">Smíchání trochy </text:span><text:span text:style-name="T161">Koncentrované</text:span><text:span text:style-name="T162">ho</text:span><text:span text:style-name="T161"> </text:span><text:span text:style-name="T162">živlu</text:span><text:span text:style-name="T853"> s kapkou stejného obyčejného živlu způsobí, že živel začne rychle nabývat na objemu, až zaplní zhruba jedno vědro.</text:span></text:p>
      <text:p text:style-name="Example">Příklady použití:</text:p>
      <text:list xml:id="list4158394936" text:style-name="L33">
        <text:list-item>
          <text:p text:style-name="P590">Lahvička s <text:span text:style-name="T109">Koncentrovanou vodou</text:span> je k nezaplacení zejména na poušti, stačí k ní druhá lahvička obyčejné vody a výsledkem je dostatek vody pro jednoho člověka na několik měsíců</text:p>
        </text:list-item>
        <text:list-item>
          <text:p text:style-name="P590"><text:soft-page-break/>Lahvička s <text:span text:style-name="T109">Koncentrovaným vzduchem</text:span> po odzátkování způsobí silný vítr</text:p>
        </text:list-item>
        <text:list-item>
          <text:p text:style-name="P590"><text:span text:style-name="T854">Nasypání</text:span> <text:span text:style-name="T109">Koncentrovaného ohně</text:span> do obyčejného ohně způsobí mohutný zášleh plamenů. <text:span text:style-name="T854">Přisypáváním po troškách je možné dlouhodobě živit mnohem větší plameny, než odpovídá množství dostupného paliva</text:span></text:p>
        </text:list-item>
        <text:list-item>
          <text:p text:style-name="P590">Smíchání <text:span text:style-name="T109">Koncentrované země</text:span> s obyčejnou zemí povede k rychlému zvětšení objemu. Vzniklý materiál je sypký, posypání skály tedy například povede ke vzniku hromady štěrku</text:p>
        </text:list-item>
      </text:list>
      <text:p text:style-name="P348">Hloubkové barvivo</text:p>
      <text:p text:style-name="Example">Recept</text:p>
      <text:p text:style-name="Example"><text:span text:style-name="T829">Požadavky: <text:s/>Minerální lučba 2, </text:span><text:span text:style-name="T124">Magická saturace<text:line-break/></text:span><text:span text:style-name="T279">Cena: Suroviny </text:span><text:span text:style-name="T348">4</text:span><text:span text:style-name="T281"> </text:span><text:span text:style-name="T279">zl (</text:span><text:span text:style-name="T346">3</text:span><text:span text:style-name="T279">), celkem </text:span><text:span text:style-name="T348">4</text:span><text:span text:style-name="T345">0</text:span><text:span text:style-name="T308"> </text:span><text:span text:style-name="T279">zl (</text:span><text:span text:style-name="T346">4</text:span><text:span text:style-name="T279">)</text:span></text:p>
      <text:p text:style-name="Example"><text:span text:style-name="T163">Hloubkové barvivo</text:span><text:span text:style-name="T855">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63">Magické rozpouštědlo</text:span><text:span text:style-name="T855">.</text:span></text:p>
      <text:p text:style-name="P348">Mraz<text:span text:style-name="T856">í</text:span>cí prášek</text:p>
      <text:p text:style-name="Example">Recept</text:p>
      <text:p text:style-name="Example"><text:span text:style-name="T829">Požadavky: <text:s/>Minerální lučba 4, </text:span><text:span text:style-name="T124">Magická saturace<text:line-break/></text:span><text:span text:style-name="T279">Cena: Suroviny </text:span><text:span text:style-name="T349">16</text:span><text:span text:style-name="T281"> </text:span><text:span text:style-name="T279">zl (</text:span><text:span text:style-name="T349">4</text:span><text:span text:style-name="T279">), celkem </text:span><text:span text:style-name="T349">160</text:span><text:span text:style-name="T308"> </text:span><text:span text:style-name="T279">zl (</text:span><text:span text:style-name="T349">5</text:span><text:span text:style-name="T279">)</text:span></text:p>
      <text:p text:style-name="Example"><text:span text:style-name="T164">M</text:span><text:span text:style-name="T157">razící prášek</text:span><text:span text:style-name="T350"> vypadá jako sůl, ochutnat jej je ale velice nebezpečné. Při kontaktu s vodou totiž dojde k jejímu velmi rychlému zmražení.<text:line-break/><text:tab/></text:span><text:span text:style-name="T349">Jedna špetka </text:span><text:span text:style-name="T165">Mrazícího prášku</text:span><text:span text:style-name="T349"> stačí na zmražení zhruba jednoho vědra vody, jedna celá várka </text:span><text:span text:style-name="T351">obsahuje zhruba stovku špetek</text:span><text:span text:style-name="T349">.</text:span></text:p>
      <text:p text:style-name="Example">Příklady použití:</text:p>
      <text:list xml:id="list130911067363960" text:continue-list="list2729475216" text:style-name="L32">
        <text:list-item>
          <text:p text:style-name="P589"><text:soft-page-break/><text:span text:style-name="T347">S pomocí </text:span><text:span text:style-name="T165">Mrazícího prášku</text:span><text:span text:style-name="T347"> je možné například přejít přes hladinu stojaté </text:span><text:span text:style-name="T349">nebo pomalu tekoucí</text:span><text:span text:style-name="T347"> vody </text:span><text:span text:style-name="T349">podobně jako s </text:span><text:span text:style-name="T165">Pevnou vodou</text:span><text:span text:style-name="T347">, stačí si vždycky trochu </text:span><text:span text:style-name="T349">nasypat</text:span><text:span text:style-name="T347"> před sebe.</text:span></text:p>
        </text:list-item>
      </text:list>
      <text:p text:style-name="P348">Fosforeskující pasta</text:p>
      <text:p text:style-name="Example">Recept</text:p>
      <text:p text:style-name="Example"><text:span text:style-name="T337">Požadavky: <text:s/>Minerální lučba </text:span><text:span text:style-name="T350">3</text:span><text:span text:style-name="T337">, </text:span><text:span text:style-name="T124">Magická saturace<text:line-break/></text:span><text:span text:style-name="T279">Cena: Suroviny </text:span><text:span text:style-name="T352">9</text:span><text:span text:style-name="T281"> </text:span><text:span text:style-name="T279">zl (</text:span><text:span text:style-name="T346">3</text:span><text:span text:style-name="T279">), celkem </text:span><text:span text:style-name="T352">9</text:span><text:span text:style-name="T345">0</text:span><text:span text:style-name="T308"> </text:span><text:span text:style-name="T279">zl (</text:span><text:span text:style-name="T346">4</text:span><text:span text:style-name="T279">)</text:span></text:p>
      <text:p text:style-name="Example"><text:span text:style-name="T109">Fosforeskují pasta</text:span>, jak název napovídá, slabě září. Vyrábí se v různých barvách. Není ji třeba předem vystavovat světlu, zářit nikdy nepřestane.</text:p>
      <text:p text:style-name="Example">Příklady použití:</text:p>
      <text:list xml:id="list4092791845" text:style-name="L34">
        <text:list-item>
          <text:p text:style-name="P591">Majitelé luxusních nočních klubů často používají <text:span text:style-name="T109">Fosforeskující pastu</text:span> k <text:span text:style-name="T857">upoutání pozornosti</text:span> zákazníků</text:p>
        </text:list-item>
        <text:list-item>
          <text:p text:style-name="P591"><text:span text:style-name="T849">Při stínových akcích se často používá v podobě matně svítících tyčinek. Postava s </text:span><text:span text:style-name="T157">Nočním viděním</text:span><text:span text:style-name="T849"> dokáže ve světle takové tyčinky bez problémů číst</text:span></text:p>
        </text:list-item>
      </text:list>
      <text:p text:style-name="P348">Termická pasta</text:p>
      <text:p text:style-name="Example">Recept</text:p>
      <text:p text:style-name="Example">Požadavky: <text:s/><text:span text:style-name="T858">Pyrotechnika</text:span> <text:span text:style-name="T859">5</text:span>, <text:span text:style-name="T124">Magická saturace<text:line-break/></text:span><text:span text:style-name="T279">Cena: </text:span><text:span text:style-name="T299">Podle hodnocení<text:line-break/><text:tab/>Pro stupeň </text:span><text:span text:style-name="T353">5</text:span><text:span text:style-name="T299">:</text:span><text:span text:style-name="T279"> Suroviny </text:span><text:span text:style-name="T354">25</text:span><text:span text:style-name="T281"> </text:span><text:span text:style-name="T279">zl (</text:span><text:span text:style-name="T354">4</text:span><text:span text:style-name="T279">), celkem </text:span><text:span text:style-name="T354">250</text:span><text:span text:style-name="T308"> </text:span><text:span text:style-name="T279">zl (</text:span><text:span text:style-name="T354">5</text:span><text:span text:style-name="T279">)</text:span></text:p>
      <text:p text:style-name="Example"><text:span text:style-name="T146">T</text:span><text:span text:style-name="T109">ermick</text:span><text:span text:style-name="T166">á</text:span><text:span text:style-name="T109"> past</text:span><text:span text:style-name="T166">a</text:span><text:span text:style-name="T355"> je tvárná a dobře drží na téměř libovolném povrchu. L</text:span><text:span text:style-name="T263">ze </text:span><text:span text:style-name="T355">ji</text:span><text:span text:style-name="T263"> normálně zapálit </text:span><text:span text:style-name="T356">(například otevřeným ohněm nebo kouzlem </text:span><text:span text:style-name="T167">Vzplanutí</text:span><text:span text:style-name="T356">)</text:span><text:span text:style-name="T263">, v tom případě hoří obyčejným plamenem. </text:span><text:span text:style-name="T355">Pokud ji ale zapálíš </text:span><text:span text:style-name="T167">Křišťálovým</text:span><text:span text:style-name="T166"> křesadlem</text:span><text:span text:style-name="T355"> nebo kouzlem </text:span><text:span text:style-name="T166">Rozbuška</text:span><text:span text:style-name="T355">, vzplane jasným a velice intenzivním žárem </text:span><text:span text:style-name="T356">a postupně vyhoří po celé nanesené délce</text:span><text:span text:style-name="T355">. </text:span><text:span text:style-name="T356">Takto zapálena hoří i pod vodou a není ji možno nijak uhasit.</text:span></text:p>
      <text:p text:style-name="Example"><text:span text:style-name="T356">/* </text:span><text:span text:style-name="T357">TODO:</text:span><text:span text:style-name="T356"> </text:span><text:span text:style-name="T357">Respektive</text:span><text:span text:style-name="T356"> </text:span><text:span text:style-name="T168">Vláda nad ohněm</text:span><text:span text:style-name="T357"> by asi mohla zabrat */</text:span></text:p>
      <text:p text:style-name="Example">Herní efekt:</text:p>
      <text:list xml:id="list2851451222" text:style-name="L35">
        <text:list-item>
          <text:p text:style-name="P592"><text:soft-page-break/>Hoří rychlostí zhruba 1 metr za minutu</text:p>
        </text:list-item>
        <text:list-item>
          <text:p text:style-name="P592">Propálí se zhruba <text:span text:style-name="T860">tolika</text:span> centimetry jakéhokoliv materiálu, <text:span text:style-name="T860">kolik činí její hodnocení</text:span></text:p>
        </text:list-item>
        <text:list-item>
          <text:p text:style-name="P592"><text:span text:style-name="T109">Ohnivzdorná pasta</text:span> nebo jiná forma magické ochrany proti ohni pomůže, zmenší hloubku propálení o 1 centimetr za každý bod hodnocení ochrany. <text:span text:style-name="T109">Ohnivzdornou pastu</text:span> lze ale před použití<text:span text:style-name="T861">m</text:span> <text:span text:style-name="T109">Termické pasty</text:span> snadno odstranit <text:span text:style-name="T109">Magickým rozpouštědlem</text:span></text:p>
        </text:list-item>
      </text:list>
      <text:p text:style-name="P348">Křišťálové křesadlo</text:p>
      <text:p text:style-name="Example">Recept</text:p>
      <text:p text:style-name="Example">Požadavky: <text:s/><text:span text:style-name="T858">Pyrotechnika</text:span> <text:span text:style-name="T862">2</text:span>, <text:span text:style-name="T124">Magická saturace<text:line-break/></text:span><text:span text:style-name="T279">Cena: Suroviny </text:span><text:span text:style-name="T358">4</text:span><text:span text:style-name="T281"> </text:span><text:span text:style-name="T279">zl (</text:span><text:span text:style-name="T358">3</text:span><text:span text:style-name="T279">), celkem </text:span><text:span text:style-name="T358">40</text:span><text:span text:style-name="T308"> </text:span><text:span text:style-name="T279">zl (</text:span><text:span text:style-name="T358">4</text:span><text:span text:style-name="T279">)</text:span></text:p>
      <text:p text:style-name="Example"><text:span text:style-name="T862">Křišťálové křesadlo funguje stejně jako obyčejné křesadlo. Kromě toho je ale možné jej nejprve aktivovat pomocí </text:span><text:span text:style-name="T169">Udržování magie</text:span><text:span text:style-name="T862">, potom na první pokus zapálí i velice špatně hořlavý materiál (mokré dřevo, kůži, apod.) a dokáže také aktivovat žhavé hoření </text:span><text:span text:style-name="T169">Termické pasty</text:span><text:span text:style-name="T862">.</text:span></text:p>
      <text:p text:style-name="P348">Ohnivá hlína</text:p>
      <text:p text:style-name="Example">Recept</text:p>
      <text:p text:style-name="Example">Požadavky: <text:s/><text:span text:style-name="T858">Pyrotechnika</text:span> <text:span text:style-name="T863">3</text:span>, <text:span text:style-name="T124">Magická saturace<text:line-break/></text:span><text:span text:style-name="T279">Cena: </text:span><text:span text:style-name="T299">Podle hodnocení<text:line-break/><text:tab/>Pro stupeň </text:span><text:span text:style-name="T359">3</text:span><text:span text:style-name="T299">:</text:span><text:span text:style-name="T279"> Suroviny </text:span><text:span text:style-name="T311">9</text:span><text:span text:style-name="T281"> </text:span><text:span text:style-name="T279">zl (</text:span><text:span text:style-name="T309">3</text:span><text:span text:style-name="T279">), celkem </text:span><text:span text:style-name="T311">90</text:span><text:span text:style-name="T308"> </text:span><text:span text:style-name="T279">zl (</text:span><text:span text:style-name="T309">4</text:span><text:span text:style-name="T279">)</text:span></text:p>
      <text:p text:style-name="Example">Herní efekt:</text:p>
      <text:list xml:id="list1785341170" text:style-name="L36">
        <text:list-item>
          <text:p text:style-name="P593"><text:span text:style-name="T109">Ohnivá hlína</text:span> při nárazu vyvolá plamenný výbuch (viz pravidla pro <text:span text:style-name="T760">Granáty, rakety a výbušniny</text:span>).</text:p>
        </text:list-item>
        <text:list-item>
          <text:p text:style-name="P593">Síla exploze je rovna hodnocení, s jakým byla vyrobena</text:p>
        </text:list-item>
      </text:list>
      <text:p text:style-name="Example">Oslepující kulička</text:p>
      <text:p text:style-name="Example">Recept</text:p>
      <text:p text:style-name="Example"><text:soft-page-break/>Požadavky: <text:s/><text:span text:style-name="T858">Pyrotechnika</text:span> <text:span text:style-name="T863">4</text:span>, <text:span text:style-name="T124">Magická saturace<text:line-break/></text:span><text:span text:style-name="T279">Cena: Suroviny </text:span><text:span text:style-name="T360">16</text:span><text:span text:style-name="T281"> </text:span><text:span text:style-name="T279">zl (</text:span><text:span text:style-name="T360">4</text:span><text:span text:style-name="T279">), celkem </text:span><text:span text:style-name="T360">160</text:span><text:span text:style-name="T308"> </text:span><text:span text:style-name="T279">zl (</text:span><text:span text:style-name="T360">5</text:span><text:span text:style-name="T279">)</text:span></text:p>
      <text:p text:style-name="Example"><text:span text:style-name="T170">Oslepující kulička</text:span><text:span text:style-name="T361"> při prudkém nárazu exploduje v oslepující záblesk jasného světla doprovázený hlasitou ranou. Záblesk dočasně oslepí, zvuk dočasně ohluší a naruš</text:span><text:span text:style-name="T314">í </text:span><text:span text:style-name="T361">vnímání rovnováhy.</text:span></text:p>
      <text:p text:style-name="Example">Herní efekt:</text:p>
      <text:list xml:id="list3123327147" text:style-name="L37">
        <text:list-item>
          <text:p text:style-name="P594"><text:span text:style-name="T170">Oslepující kulička</text:span><text:span text:style-name="T817">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94">V prvním kole po zásahu budou mít zasažené cíle postih na všechny testy rysu rovný celému přesahu, v následujících kolech postih klesne na -1 za každé tři body přesahu.</text:p>
        </text:list-item>
      </text:list>
      <text:p text:style-name="P348">Vitriol</text:p>
      <text:p text:style-name="Example">Recept</text:p>
      <text:p text:style-name="Example"><text:span text:style-name="T864">Síla žíraviny: 4<text:line-break/>Požadavky: <text:s/>Minerální lučba 3</text:span><text:span text:style-name="T124"><text:line-break/></text:span><text:span text:style-name="T617">Cena: Suroviny </text:span><text:span text:style-name="T618">1</text:span><text:span text:style-name="T619"> </text:span><text:span text:style-name="T618">st</text:span><text:span text:style-name="T617"> (</text:span><text:span text:style-name="T618">1</text:span><text:span text:style-name="T617">), celkem </text:span><text:span text:style-name="T618">1 zl</text:span><text:span text:style-name="T620"> </text:span><text:span text:style-name="T617">(</text:span><text:span text:style-name="T618">2</text:span><text:span text:style-name="T617">)</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48">Lampový olej</text:p>
      <text:p text:style-name="Example">Recept</text:p>
      <text:p text:style-name="Example"><text:span text:style-name="T864">Síla hořlaviny: 1<text:line-break/>Požadavky: <text:s/>Pyrotechnika 1</text:span><text:span text:style-name="T124"><text:line-break/></text:span><text:span text:style-name="T279">Cena: Suroviny </text:span><text:span text:style-name="T362">2</text:span><text:span text:style-name="T281"> </text:span><text:span text:style-name="T362">mk</text:span><text:span text:style-name="T279"> (</text:span><text:span text:style-name="T362">1</text:span><text:span text:style-name="T279">), celkem </text:span><text:span text:style-name="T362">2 st</text:span><text:span text:style-name="T279"> (</text:span><text:span text:style-name="T362">2</text:span><text:span text:style-name="T279">)</text:span></text:p>
      <text:p text:style-name="Example"><text:soft-page-break/>Lampový olej je běžně dostupný. Rozlitý po zemi nehoří moc dobře, vytvoří jen nízké plameny.</text:p>
      <text:p text:style-name="P348">Zápalný olej</text:p>
      <text:p text:style-name="Example">Recept</text:p>
      <text:p text:style-name="Example"><text:span text:style-name="T711">Síla hořlaviny: </text:span><text:span text:style-name="T712">3</text:span><text:span text:style-name="T711"><text:line-break/>Požadavky: <text:s/>Pyrotechnika </text:span><text:span text:style-name="T712">3</text:span><text:span text:style-name="T601"><text:line-break/></text:span><text:span text:style-name="T617">Cena: Suroviny </text:span><text:span text:style-name="T618">1</text:span><text:span text:style-name="T619"> </text:span><text:span text:style-name="T618">st</text:span><text:span text:style-name="T617"> (</text:span><text:span text:style-name="T618">1</text:span><text:span text:style-name="T617">), celkem </text:span><text:span text:style-name="T618">1 zl</text:span><text:span text:style-name="T620"> </text:span><text:span text:style-name="T617">(</text:span><text:span text:style-name="T618">2</text:span><text:span text:style-name="T617">)</text:span></text:p>
      <text:p text:style-name="Example">Zápalný olej lze vznítit obyčejným ohněm nebo křesadlem. Používá se nejčastěji do zápalných lahví nebo do plamenometů. Rozlitý po zemi hoří zhruba metr vysokými plameny.</text:p>
      <text:p text:style-name="P348">Tekutý oheň</text:p>
      <text:p text:style-name="Example">Recept</text:p>
      <text:p text:style-name="Example"><text:span text:style-name="T865">Síla hořlaviny: 5<text:line-break/>Požadavky: <text:s/>Pyrotechnika 4</text:span><text:span text:style-name="T124"><text:line-break/></text:span><text:span text:style-name="T279">Cena: Suroviny </text:span><text:span text:style-name="T362">2</text:span><text:span text:style-name="T281"> </text:span><text:span text:style-name="T279">zl (</text:span><text:span text:style-name="T362">3</text:span><text:span text:style-name="T279">), celkem </text:span><text:span text:style-name="T363">36</text:span><text:span text:style-name="T308"> </text:span><text:span text:style-name="T279">zl (</text:span><text:span text:style-name="T362">4</text:span><text:span text:style-name="T279">)<text:line-break/></text:span><text:span text:style-name="T327">Vzácnost: </text:span><text:span text:style-name="T363">6</text:span></text:p>
      <text:p text:style-name="Example"><text:span text:style-name="T171">Tekutý oheň</text:span><text:span text:style-name="T866">,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71">Tekutého ohně</text:span><text:span text:style-name="T866"> je jedním z nejpřísněji střežených vojenských tajemství.</text:span></text:p>
      <text:p text:style-name="Example"><text:span text:style-name="T866">Příklady p</text:span>oužití:</text:p>
      <text:list xml:id="list212691217" text:style-name="L38">
        <text:list-item>
          <text:p text:style-name="P595"><text:span text:style-name="T866">Náplň do lodních </text:span>plamenometů</text:p>
        </text:list-item>
        <text:list-item>
          <text:p text:style-name="P595"><text:span text:style-name="T866">Zápalná munice do </text:span>katapultů a trebuchetů</text:p>
        </text:list-item>
        <text:list-item>
          <text:p text:style-name="P595">Náplň do ručních zápalných granátů či raket</text:p>
        </text:list-item>
      </text:list>
      <text:p text:style-name="Example">Herní efekt:</text:p>
      <text:list xml:id="list3188917432" text:style-name="L39">
        <text:list-item>
          <text:p text:style-name="P596"><text:soft-page-break/>Platí pravidla pro hořlaviny</text:p>
        </text:list-item>
      </text:list>
      <text:p text:style-name="P348">Černý střelný prach</text:p>
      <text:p text:style-name="Example">Recept</text:p>
      <text:p text:style-name="Example"><text:span text:style-name="T713">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48">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48">Ledový krystal</text:p>
      <text:p text:style-name="Example">Požadavky: Alchymie 4</text:p>
      <text:p text:style-name="Example">Nástroje: Přenosná souprava</text:p>
      <text:p text:style-name="Example"><text:span text:style-name="T519">Základní suroviny</text:span>: 10 zl</text:p>
      <text:p text:style-name="Example">Speciální suroviny: Krystal akvamarínu (5 zl)</text:p>
      <text:p text:style-name="Example">Tržní cena výrobku: 20 zl</text:p>
      <text:p text:style-name="Example">Celková doba výroby: 6 hodin</text:p>
      <text:p text:style-name="Example"><text:soft-page-break/>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48">+Horký krystal</text:p>
      <text:p text:style-name="Example">/* H<text:span text:style-name="T868">řejivý</text:span> krystal */</text:p>
      <text:p text:style-name="Example">Požadavky: Alchymie 4</text:p>
      <text:p text:style-name="Example">Nástroje: Přenosná souprava</text:p>
      <text:p text:style-name="Example"><text:span text:style-name="T519">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text:soft-page-break/>-- vzniká krystalizací z roztoku, krystalizačním jádrem je krystal rubínu</text:p>
      <text:h text:style-name="Heading_20_4" text:outline-level="4">Žíraviny</text:h>
      <text:p text:style-name="P325">/*</text:p>
      <text:p text:style-name="P323">-- některé látky mají žíravé účinky až po požití, oběť pak obvykle umírá ve strašlivých bolestech. Jiné způsobují rozsáhlá povrchová zranění (tyto žíraviny se obvykle aplikují v podobě plynu, nebo spreje).</text:p>
      <text:p text:style-name="P323">*/</text:p>
      <text:h text:style-name="P448" text:outline-level="6">Vitriol</text:h>
      <text:p text:style-name="P185">/* Kyselina sírová */</text:p>
      <text:p text:style-name="P324">Síla 6, zranění: 6 + 1k6</text:p>
      <text:p text:style-name="P325">Sběr surovin: Geologie 4</text:p>
      <text:p text:style-name="P325">Výroba: Alchymie 4 /* TODO zvážit. Ale celkem to dává smysl */</text:p>
      <text:p text:style-name="P185"/>
      <text:p text:style-name="P185">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5"/>
      <text:p text:style-name="P185">/*</text:p>
      <text:p text:style-name="P185">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text:soft-page-break/>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5">*/</text:p>
      <text:h text:style-name="P448" text:outline-level="6">Lučavka</text:h>
      <text:p text:style-name="P185">/* Kyselina dusičná */</text:p>
      <text:p text:style-name="P324">Síla 5, zranění: 5 + 1k6</text:p>
      <text:p text:style-name="P325">Sběr surovin: Geologie 3</text:p>
      <text:p text:style-name="P325">Výroba: Alchymie 34 /* TODO zvážit. Ale celkem to dává smysl */</text:p>
      <text:p text:style-name="P325"/>
      <text:p text:style-name="P185">/* Samotné slovo lučavka (aqua fortis) je výraz pro kyselinu dusičnou. */</text:p>
      <text:p text:style-name="P185">Čistá bezvodá kyselina dusičná (100%) je bezbarvá kapalina.</text:p>
      <text:p text:style-name="P185">Kyselina dusičná je nebezpečná oxidující žíravina, poškozuje pokožku a sliznice, nebezpečné jsou i její výpary. Poleptání se projevuje charakteristickým zežloutnutím zasažených míst, což je důsledek reakce s bílkovinami.</text:p>
      <text:p text:style-name="P185">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5"><text:soft-page-break/>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5"/>
      <text:h text:style-name="P448" text:outline-level="6">Kyselina solná</text:h>
      <text:p text:style-name="P185">/* Kyselina chlorovodíková */</text:p>
      <text:p text:style-name="P324">Síla 4, zranění: 4 + 1k6</text:p>
      <text:p text:style-name="P325">Sběr surovin: Geologie 4</text:p>
      <text:p text:style-name="P325">Výroba: Alchymie 4 /* TODO zvážit. Ale celkem to dává smysl */</text:p>
      <text:p text:style-name="P325"/>
      <text:p text:style-name="P185">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5"/>
      <text:p text:style-name="P185">Kyselina chlorovodíková leptá, při zasažení je třeba poraněné místo důkladně několik minut oplachovat tekoucí vodou (případně ještě zneutralizovat jedlou sodou).</text:p>
      <text:p text:style-name="P185"/>
      <text:h text:style-name="P448" text:outline-level="6">Lučavka královská</text:h>
      <text:p text:style-name="P324">Síla 4, zranění: 4 + 1k6</text:p>
      <text:p text:style-name="P325">Sběr surovin: Geologie 4</text:p>
      <text:p text:style-name="P325">Výroba: Alchymie 4 /* TODO zvážit. Ale celkem to dává smysl */</text:p>
      <text:p text:style-name="P325"/>
      <text:p text:style-name="P185"><text:soft-page-break/>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5">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5">Zlato se dá zpět vyloučit za pomoci rtuti, která tvoří se zlatem amalgám (slitina rtuti a zlata). Rtuť je následně odpařena a zůstane čisté zlato.</text:p>
      <text:p text:style-name="P185"/>
      <text:h text:style-name="P448" text:outline-level="6">Pálené vápno</text:h>
      <text:p text:style-name="P324">Síla 1, zranění: 1 + 1k6</text:p>
      <text:p text:style-name="P325">Sběr surovin: Geologie 1</text:p>
      <text:p text:style-name="P325">Výroba: Alchymie 1 /* TODO zvážit. Ale celkem to dává smysl */</text:p>
      <text:p text:style-name="P185"/>
      <text:p text:style-name="P185">Je to bílá žíravá a alkalická krystalická látka.</text:p>
      <text:p text:style-name="P185">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5"><text:soft-page-break/>Tento proces je reverzibilní a proto od okamžiku, kdy je vypálené vápno ochlazeno, začíná vstřebávat okolní oxid uhličitý ze vzduchu a po čase se opět změní na původní uhličitan.</text:p>
      <text:p text:style-name="P185">Tradičně bývá používán při pohřbívání mrtvých těl do otevřených hrobů zvláště v období epidemíí například moru za účelem dezinfekce a zamezení zápachu rozkladu.</text:p>
      <text:p text:style-name="P185"/>
      <text:h text:style-name="P448" text:outline-level="6">Hašené vápno</text:h>
      <text:p text:style-name="P324">Síla 2, zranění: 2 + 1k6</text:p>
      <text:p text:style-name="P325">Sběr surovin: Geologie 1</text:p>
      <text:p text:style-name="P325">Výroba: Alchymie 1 /* TODO zvážit. Ale celkem to dává smysl */</text:p>
      <text:p text:style-name="P185"/>
      <text:p text:style-name="P185">Je to bezbarvá krystalická látka nebo bílý prášek. Vyrábí se z oxidu vápenatého (nazývaného pálené vápno) směšováním s vodou - tento proces se nazývá hašení vápna.</text:p>
      <text:p text:style-name="P185">Při kontaktu s kůží dojde poleptání a vzniku puchýřů.</text:p>
      <text:h text:style-name="P553" text:outline-level="3"><text:span text:style-name="T1139">Základní alchymistické schopnosti a r</text:span>ecepty</text:h>
      <text:h text:style-name="Heading_20_4" text:outline-level="4"><text:span text:style-name="T1165">+</text:span>Léčivý lektvar</text:h>
      <text:p text:style-name="P153"><text:span text:style-name="T109">Suroviny:</text:span> 1 mag</text:p>
      <text:p text:style-name="P247"><text:span text:style-name="T1146">Po několika minutách odpočinku ti v</text:span>yléčí <text:span text:style-name="T1145">3kz + 2</text:span> životů. <text:span text:style-name="T1140">Další </text:span><text:span text:style-name="T251">léčivý lektvar</text:span><text:span text:style-name="T1140"> na tebe bude účinkovat až poté, co se doléčíš do plných životů.</text:span></text:p>
      <text:h text:style-name="Heading_20_4" text:outline-level="4"><text:soft-page-break/><text:span text:style-name="T1173">+</text:span>Megacloumák</text:h>
      <text:p text:style-name="P266"><text:span text:style-name="T109">Suroviny:</text:span><text:span text:style-name="T263"> 1 mag</text:span></text:p>
      <text:p text:style-name="P291"><text:span text:style-name="T1084">T</text:span><text:span text:style-name="T1052">ato hustá, silně zapáchající tekutina </text:span><text:span text:style-name="T1086">odpudivé chuti</text:span><text:span text:style-name="T1052"> je obzvláště účinný životabudič. </text:span><text:span text:style-name="T1096">O</text:span><text:span text:style-name="T1086">kamžitě </text:span><text:span text:style-name="T1096">tě</text:span><text:span text:style-name="T1086"> p</text:span><text:span text:style-name="T1137">robere z </text:span><text:span text:style-name="T1138">bezv</text:span><text:span text:style-name="T1110">ědomí</text:span><text:span text:style-name="T1057"> </text:span><text:span text:style-name="T1087">a</text:span><text:span text:style-name="T1057"> </text:span><text:span text:style-name="T1052">odstraní</text:span><text:span text:style-name="T1056"> ochromení, </text:span><text:span text:style-name="T1085">kocovinu</text:span><text:span text:style-name="T1056"> </text:span><text:span text:style-name="T1137">a</text:span><text:span text:style-name="T1056"> křeče</text:span><text:span text:style-name="T1057">. </text:span><text:span text:style-name="T1088">Životy ztracené paralýzou se </text:span><text:span text:style-name="T1096">ti</text:span><text:span text:style-name="T1088"> vrátí.</text:span></text:p>
      <text:h text:style-name="Heading_20_4" text:outline-level="4"><text:span text:style-name="T1165">+</text:span>Lakmusový papírek</text:h>
      <text:p text:style-name="P153"><text:span text:style-name="T109">Suroviny:</text:span> 1 mag</text:p>
      <text:p text:style-name="P254"><text:span text:style-name="T1058">Odhalí</text:span><text:span text:style-name="T1057"> složení </text:span><text:span text:style-name="T1059">a účinky</text:span><text:span text:style-name="T1057"> jakékoliv kapaliny.</text:span></text:p>
      <text:h text:style-name="Heading_20_4" text:outline-level="4"><text:span text:style-name="T1175">+</text:span>Dýmovnice</text:h>
      <text:p text:style-name="P249"><text:span text:style-name="T1100">Suroviny:</text:span><text:span text:style-name="T1125"> 1 mag<text:line-break/></text:span><text:span text:style-name="T1100">Trvání:</text:span><text:span text:style-name="T1054"> </text:span><text:span text:style-name="T1077">n</text:span><text:span text:style-name="T1055">ěkolik minut</text:span></text:p>
      <text:p text:style-name="P292"><text:span text:style-name="T1055">D</text:span><text:span text:style-name="T1052">ýmovnice je velká asi jako vlašský ořech. Po nárazu </text:span><text:span text:style-name="T1090">se z ní začnou valit oblaka hustého dýmu, ve kterém je vidět jen na </text:span><text:span text:style-name="T1111">kontaktní vzdálenost</text:span><text:span text:style-name="T1090">. Dým blokuje i </text:span><text:span text:style-name="T1111">infravidění</text:span><text:span text:style-name="T1090">, </text:span><text:span text:style-name="T1111">ultrasluch</text:span><text:span text:style-name="T1090"> ale funguje normálně. Je zcela neškodný.</text:span></text:p>
      <text:h text:style-name="Heading_20_4" text:outline-level="4"><text:span text:style-name="T1176">+</text:span>Kýchací prášek</text:h>
      <text:p text:style-name="P249"><text:span text:style-name="T1100">Suroviny:</text:span><text:span text:style-name="T1125"> 1 mag</text:span><text:span text:style-name="T1055"><text:line-break/></text:span><text:span text:style-name="T1105">Účinek:</text:span><text:span text:style-name="T1065"> </text:span><text:span text:style-name="T1077">n</text:span><text:span text:style-name="T1065">evýhoda a vyřazený čich<text:line-break/></text:span><text:span text:style-name="T1118">Působení:</text:span><text:span text:style-name="T1097"> několik minut</text:span></text:p>
      <text:p text:style-name="P255"><text:span text:style-name="T1099">Kýchací prášek</text:span><text:span text:style-name="T1052"> způsobuje </text:span><text:span text:style-name="T1080">slzení a</text:span><text:span text:style-name="T1052"> neodolatelné záchvaty kýchání. Projevy trvají ještě několik minut poté, co se </text:span><text:span text:style-name="T1091">postižený</text:span><text:span text:style-name="T1052"> dostane na čerstvý vzduch. </text:span><text:span text:style-name="T1066">P</text:span><text:span text:style-name="T1065">oužívá </text:span><text:span text:style-name="T1066">se nejčastěji</text:span><text:span text:style-name="T1065"> k zakrytí pachové stopy. Je ho také možné rozprášit po okolí – kdokoliv pak do tohoto prostoru vstoupí, zaručeně </text:span><text:span text:style-name="T1067">se</text:span><text:span text:style-name="T1065"> prozradí.</text:span></text:p>
      <text:h text:style-name="P553" text:outline-level="3"><text:soft-page-break/><text:span text:style-name="T1139">Pokročilé alchymistické schopnosti a r</text:span>ecepty</text:h>
      <text:h text:style-name="P491" text:outline-level="4"><text:span text:style-name="T1174">+</text:span>Ohnivá hlína</text:h>
      <text:p text:style-name="P310">/* Plošnej efekt nemůže bejt základní recept */</text:p>
      <text:p text:style-name="P251"><text:span text:style-name="T1100">Suroviny:</text:span><text:span text:style-name="T1125"> 1 mag<text:line-break/></text:span><text:span text:style-name="T1104">Zranění:</text:span><text:span text:style-name="T1064"> 4kz </text:span><text:span text:style-name="T501">ohněm</text:span><text:span text:style-name="T1192">, </text:span><text:span text:style-name="T1193">odečítá se Zbroj</text:span></text:p>
      <text:p text:style-name="P309"><text:span text:style-name="T1052">Ohnivá hlína je </text:span><text:span text:style-name="T1090">hliněná</text:span><text:span text:style-name="T1052"> koule o velikosti slepičího vejce. Při nárazu vybuchne v kouli plamenů, která zasáhne všechno v </text:span><text:span text:style-name="T1099">kontaktní vzdálenosti</text:span><text:span text:style-name="T1052"> od místa do</text:span><text:span text:style-name="T1089">padu</text:span><text:span text:style-name="T1052">.</text:span></text:p>
      <text:p text:style-name="P262">TODO: Příklad hodu na útok, na obranu a výpočtu zranění.</text:p>
      <text:h text:style-name="P492" text:outline-level="4">+Lektvar zlehčení</text:h>
      <text:p text:style-name="P267"><text:span text:style-name="T250">Suroviny:</text:span><text:span text:style-name="T436"> 1 mag<text:line-break/></text:span><text:span text:style-name="T255">Působení</text:span><text:span text:style-name="T250">:</text:span><text:span text:style-name="T1141"> několik minut</text:span></text:p>
      <text:p text:style-name="P256"><text:span text:style-name="T1142">P</text:span>o dobu působení <text:span text:style-name="T1194">bude tvá hmotnost poloviční. Kromě toho, že bude snazší tě odnést, budeš moci skákat dvakrát tak vysoko a daleko než normálně.</text:span></text:p>
      <text:h text:style-name="Heading_20_4" text:outline-level="4"><text:span text:style-name="T1196">+</text:span>Bomba</text:h>
      <text:p text:style-name="P252"><text:span text:style-name="T1100">Suroviny:</text:span><text:span text:style-name="T1125"> 1 mag<text:line-break/></text:span><text:span text:style-name="T1119">Síla výbuchu:</text:span><text:span text:style-name="T1129"> 6 </text:span><text:span text:style-name="T1131">+ k6</text:span><text:span text:style-name="T1129"><text:line-break/></text:span><text:span text:style-name="T1104">Zranění:</text:span><text:span text:style-name="T1130"> </text:span><text:span text:style-name="T1129">4kz </text:span><text:span text:style-name="T1153">dr</text:span><text:span text:style-name="T1154">cením</text:span><text:span text:style-name="T1129">, </text:span><text:span text:style-name="T1132">odečítá se Zbroj</text:span></text:p>
      <text:p text:style-name="P312"><text:span text:style-name="T1106">Bomba </text:span><text:span text:style-name="T1124">je kovová koule o velikosti </text:span><text:span text:style-name="T1123">kokosového</text:span><text:span text:style-name="T1124"> ořechu. </text:span><text:span text:style-name="T1133">Používá se obvykle na vyrážení dveří, prorážení slabých stěn a podobně. </text:span><text:span text:style-name="T1134">O</text:span><text:span text:style-name="T447">dpaluje </text:span><text:span text:style-name="T450">se</text:span><text:span text:style-name="T447"> doutnákem. Ten můžeš vyrobit z kusu provazu, nepotřebuješ na to magenergii. </text:span><text:span text:style-name="T448">Délka doutnáku určuje, </text:span><text:span text:style-name="T450">kolik kol</text:span><text:span text:style-name="T448"> bude </text:span><text:soft-page-break/><text:span text:style-name="T448">hořet.<text:line-break/><text:tab/></text:span><text:span text:style-name="T450">V</text:span><text:span text:style-name="T1136">ýbuch</text:span><text:span text:style-name="T1135"> zasáhne všechno v </text:span><text:span text:style-name="T1122">kontaktní vzdálenosti</text:span><text:span text:style-name="T1136">. Hází se na něj</text:span><text:span text:style-name="T448"> hned na začátku kola. </text:span><text:span text:style-name="T449">Do hodu </text:span><text:span text:style-name="T262">na úspěch</text:span><text:span text:style-name="T448"> se nepočítá vlastnost toho, kdo bombu umístil, vrhnul či koulel, ale </text:span><text:span text:style-name="T449">Síla výbuchu</text:span><text:span text:style-name="T448">.</text:span></text:p>
      <text:p text:style-name="P327">Příklad:</text:p>
      <text:p text:style-name="P358">Gorondar s Karou nakukují do velké místnosti, kde právě hoduje obrovský zlobr. Přesně pro podobné případy s sebou tahají bombu. <text:span text:style-name="T1143">Kara do ní zastrčí doutnák ustřižený tak, aby hořel jedno kolo, a zapálí ho o svíčku v lucerně, kterou skrývá pod pláštěm. Gorondar pak bombu pošle po zemi ke zlobrovi.</text:span></text:p>
      <text:p text:style-name="P358"><text:span text:style-name="T446">Pán jeskyně:</text:span><text:span text:style-name="T1195"> „Zlobr si rachotící koule se zapáleným doutnákem samozřejmě všiml. Místo aby uskočil do bezpečí se ale sehnul, aby ji mohl sebrat. V tu chvíli vybuchla. Pavle, počítej si za to výhodu.“</text:span></text:p>
      <text:p text:style-name="P359"><text:span text:style-name="T760">Pavel:</text:span> „Bomba má sílu výbuchu 6, na kostce mi padlo 5 a počítám si +1 za to, že se k ní zlobr tak ochotně sehnul. Celkem mám 12.“</text:p>
      <text:p text:style-name="P359"><text:span text:style-name="T760">Pán jeskyně:</text:span> „Zlobr má kůži tuhou jako těžká zbroj, brání se tedy Fyzičkou. Tu má 5 a padlo mi 4, dohromady 9. Přehodil jsi ho o 3, máš tedy dva úspěchy. Hoď si zranění.“</text:p>
      <text:p text:style-name="P359">Pán jeskyně se Pavla neptá, co chce Gorondar zlobrovi udělat, protože u výbuchu bomby si dost dobře nemůže vybrat – první úspěch bude určitě představovat zranění.</text:p>
      <text:p text:style-name="P359"><text:span text:style-name="T760">Pavel:</text:span> „Házím 4kz, padlo mi 5, 4, 2 a 1. Zranění se tedy zvedne o 2, celkem <text:span text:style-name="T1197">je to</text:span> 5.</text:p>
      <text:p text:style-name="P359"><text:span text:style-name="T760">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h text:style-name="Heading_20_4" text:outline-level="4"><text:soft-page-break/><text:span text:style-name="T1199">+</text:span>Lektvar chladných vod</text:h>
      <text:p text:style-name="P248"><text:span text:style-name="T1100">Suroviny:</text:span><text:span text:style-name="T1125"> 1 mag<text:line-break/></text:span><text:span text:style-name="T1120">Působení</text:span><text:span text:style-name="T591">:</text:span><text:span text:style-name="T553"> </text:span><text:span text:style-name="T557">n</text:span><text:span text:style-name="T555">ěkolik minut</text:span></text:p>
      <text:p text:style-name="P257"><text:span text:style-name="T1198">Po dobu působení si veškeré utrpěné zranění </text:span><text:span text:style-name="T503">ohněm</text:span><text:span text:style-name="T1198"> sniž</text:span> o 3.</text:p>
      <text:h text:style-name="Heading_20_4" text:outline-level="4"><text:span text:style-name="T554">Lektvar mlhovin</text:span><text:span text:style-name="T556">y</text:span></text:h>
      <text:p text:style-name="P248"><text:span text:style-name="T1100">Suroviny:</text:span><text:span text:style-name="T1125"> 1 mag<text:line-break/></text:span><text:span text:style-name="T595">Působe</text:span><text:span text:style-name="T591">ní:</text:span><text:span text:style-name="T553"> </text:span><text:span text:style-name="T557">n</text:span><text:span text:style-name="T555">ěkolik minut</text:span></text:p>
      <text:p text:style-name="P247"><text:span text:style-name="T1068">Mlžná forma po dobu působení (bez výbavy a oblečení)</text:span><text:span text:style-name="T1055">.</text:span></text:p>
      <text:p text:style-name="P313"><text:span text:style-name="T1055">T</text:span><text:span text:style-name="T1052">ODO: Jako mlha nevidíš a neslyšíš, poznáš ale tvar toho, co obklopíš nebo vyplníš.</text:span></text:p>
      <text:h text:style-name="Heading_20_4" text:outline-level="4">Lektvar zmenšování</text:h>
      <text:p text:style-name="P253"><text:span text:style-name="T1100">Suroviny:</text:span><text:span text:style-name="T1125"> 1 mag<text:line-break/></text:span><text:span text:style-name="T1121">Působe</text:span><text:span text:style-name="T1100">ní:</text:span><text:span text:style-name="T1054"> </text:span><text:span text:style-name="T1098">n</text:span><text:span text:style-name="T1055">ěkolik minut</text:span></text:p>
      <text:p text:style-name="P314"><text:span text:style-name="T1055">P</text:span><text:span text:style-name="T1069">o dobu </text:span><text:span text:style-name="T1098">působení</text:span><text:span text:style-name="T1069"> se </text:span><text:span text:style-name="T1098">zmenšíš</text:span><text:span text:style-name="T1069"> na polovinu spolu se vším, co nese</text:span><text:span text:style-name="T1098">š</text:span><text:span text:style-name="T1069">. </text:span><text:span text:style-name="T1098">Tvůj aktuální i maximální počet životů se dočasně sníží o 3</text:span><text:span text:style-name="T1069">.</text:span></text:p>
      <text:p text:style-name="P315"><text:span text:style-name="T1069">/</text:span><text:span text:style-name="T1098">* TODO: Rozhodnout, jak to bude s růstem životů. Logaritmická tabulka by tady celkem dávala smysl (zdvojnásobení hmotnosti by znamenalo +3 životy.</text:span></text:p>
      <text:p text:style-name="P263">Hmm, scalnutí všech rozměrů na polovinu ale znamená osminovou hmotnost. */</text:p>
      <text:h text:style-name="Heading_20_4" text:outline-level="4"><text:span text:style-name="T1172">+</text:span>Lektvar rychlosti</text:h>
      <text:p text:style-name="P248"><text:span text:style-name="T1100">Suroviny:</text:span><text:span text:style-name="T1125"> 1 mag<text:line-break/></text:span><text:span text:style-name="T1100">Trvání:</text:span><text:span text:style-name="T1054"> </text:span><text:span text:style-name="T1095">n</text:span><text:span text:style-name="T1055">ěkolik minut</text:span></text:p>
      <text:p text:style-name="P289"><text:soft-page-break/><text:span text:style-name="T1117">Lektvar rychlosti</text:span><text:span text:style-name="T1052"> zdvojnásobí tvoji rychlost pohybu, dokážeš tedy udržet krok s koněm v trysku.</text:span></text:p>
      <text:h text:style-name="Heading_20_4" text:outline-level="4">Černá zhouba</text:h>
      <text:p text:style-name="P248"><text:span text:style-name="T1100">Suroviny:</text:span><text:span text:style-name="T1125"> 1 mag<text:line-break/></text:span><text:span text:style-name="T1107">Vzácná surovina:</text:span><text:span text:style-name="T1070"> </text:span><text:span text:style-name="T1095">v</text:span><text:span text:style-name="T1070">ýtažek z masožravé houby </text:span><text:span text:style-name="T1071">(5 zl)</text:span><text:span text:style-name="T1056"><text:line-break/></text:span><text:span text:style-name="T1101">S</text:span><text:span text:style-name="T1102">íla jedu:</text:span><text:span text:style-name="T1060"> 7<text:line-break/></text:span><text:span text:style-name="T1103">Latence:</text:span><text:span text:style-name="T1061"> 1 minuta</text:span></text:p>
      <text:p text:style-name="P284"><text:span text:style-name="T1060">P</text:span><text:span text:style-name="T1052">aralytický jed.</text:span></text:p>
      <text:p text:style-name="P258">TODO: Magické jedy by měly dělat něco zajímavého.</text:p>
      <text:p text:style-name="P258">/<text:span text:style-name="T1171">* Celé tělo zčerná? */</text:span></text:p>
      <text:h text:style-name="Heading_20_4" text:outline-level="4">Jablečná vůně</text:h>
      <text:p text:style-name="P248"><text:span text:style-name="T1100">Suroviny:</text:span><text:span text:style-name="T1125"> 1 mag<text:line-break/></text:span><text:span text:style-name="T1101">S</text:span><text:span text:style-name="T1102">íla jedu:</text:span><text:span text:style-name="T1060"> </text:span><text:span text:style-name="T1072">6</text:span><text:span text:style-name="T1060"><text:line-break/></text:span><text:span text:style-name="T1103">Latence:</text:span><text:span text:style-name="T1061"> </text:span><text:span text:style-name="T1072">5 kol</text:span></text:p>
      <text:p text:style-name="P285"><text:span text:style-name="T1072">P</text:span><text:span text:style-name="T1052">lynný jed. </text:span><text:span text:style-name="T1073">Oblak zaplní několik metrů chodby nebo malou místnost.</text:span></text:p>
      <text:p text:style-name="P285"><text:span text:style-name="T1073">/</text:span><text:span text:style-name="T1083">* Halušky? Extáze? Asi by to chtělo lepší název. */</text:span></text:p>
      <text:p text:style-name="P260">TODO: Magické jedy by měly dělat něco zajímavého.</text:p>
      <text:h text:style-name="P493" text:outline-level="4"><text:span text:style-name="T1177">+Uspávací</text:span> tinktura</text:h>
      <text:p text:style-name="P22">Magický jed rostlinného původu</text:p>
      <text:p text:style-name="P269"><text:span text:style-name="T255">S</text:span><text:span text:style-name="T109">uroviny:</text:span><text:span text:style-name="T263"> 1 mag</text:span><text:span text:style-name="T1055"><text:line-break/></text:span><text:span text:style-name="T1112">S</text:span><text:span text:style-name="T1108">íla jedu:</text:span><text:span text:style-name="T1078"> 8</text:span><text:span text:style-name="T1126"><text:line-break/></text:span><text:span text:style-name="T1112">A</text:span><text:span text:style-name="T1109">plikace:</text:span><text:span text:style-name="T1127"> </text:span><text:span text:style-name="T1128">vdechnutím výparů</text:span><text:span text:style-name="T1078"><text:line-break/></text:span><text:span text:style-name="T1112">L</text:span><text:span text:style-name="T1108">atence:</text:span><text:span text:style-name="T1078"> 5 kol<text:line-break/></text:span><text:span text:style-name="T1112">Působení</text:span><text:span text:style-name="T1113">:</text:span><text:span text:style-name="T1054"> </text:span><text:span text:style-name="T1079">1 hodina</text:span><text:span text:style-name="T1078"><text:line-break/></text:span><text:span text:style-name="T1112">P</text:span><text:span text:style-name="T1108">říznaky:</text:span><text:span text:style-name="T1078"> ospalost, zívání</text:span></text:p>
      <text:p text:style-name="P261"><text:soft-page-break/><text:span text:style-name="T256">Uspávací</text:span><text:span text:style-name="T109"> tinktura</text:span> se vyrábí nejčastěji z baldriánu, což je léčivá bylina známá také jako <text:span text:style-name="T1148">kozlík,</text:span> paldran, odolen nebo kočičí kořen. <text:span text:style-name="T1147">Krátce po vdechnutí výparů dotyčného přepadne ospalost. Pokud ho jed </text:span><text:span text:style-name="T252">vyřadí</text:span><text:span text:style-name="T433"> (tedy </text:span><text:span text:style-name="T434">když</text:span><text:span text:style-name="T433"> mu klesnou životy na 0 nebo níže)</text:span><text:span text:style-name="T1147">, upadne do hlubokého spánku, ze kterého jej není možné běžnými prostředky probrat, dokud neskončí trvání jedu.</text:span></text:p>
      <text:h text:style-name="P553" text:outline-level="3">Mistrovské alchymistické <text:span text:style-name="T1144">schopnosti a recepty</text:span></text:h>
      <text:h text:style-name="P494" text:outline-level="4"><text:span text:style-name="T1170">+</text:span>Pavoučí lektvar</text:h>
      <text:p text:style-name="P290"><text:span text:style-name="T1100">Suroviny:</text:span><text:span text:style-name="T1125"> 1 mag<text:line-break/></text:span><text:span text:style-name="T1100">Suroviny:</text:span><text:span text:style-name="T1125"> 1 mag</text:span><text:span text:style-name="T1100"><text:line-break/>Trvání:</text:span><text:span text:style-name="T1054"> </text:span><text:span text:style-name="T1077">n</text:span><text:span text:style-name="T1055">ěkolik minut</text:span></text:p>
      <text:p text:style-name="P288"><text:span text:style-name="T1055">P</text:span><text:span text:style-name="T1057">o dobu </text:span><text:span text:style-name="T1082">působení</text:span><text:span text:style-name="T1057"> se udrží</text:span><text:span text:style-name="T1062">š</text:span><text:span text:style-name="T1057"> na jakémkoliv pevném povrchu, </text:span><text:span text:style-name="T1063">klidně i hlavou dolů</text:span><text:span text:style-name="T1057">.</text:span></text:p>
      <text:h text:style-name="Heading_20_4" text:outline-level="4">Éterický olej</text:h>
      <text:p text:style-name="P248"><text:span text:style-name="T1100">Suroviny:</text:span><text:span text:style-name="T1125"> 1 mag<text:line-break/></text:span><text:span text:style-name="T1100">Trvání:</text:span><text:span text:style-name="T1054"> </text:span><text:span text:style-name="T1055">Několik minut</text:span></text:p>
      <text:p text:style-name="P245"><text:span text:style-name="T1055">T</text:span><text:span text:style-name="T1052">ODO</text:span></text:p>
      <text:h text:style-name="P495" text:outline-level="4"><text:span text:style-name="T1177">+</text:span>Falešná smrt</text:h>
      <text:p text:style-name="P23">Magický jed rostlinného původu</text:p>
      <text:p text:style-name="P268"><text:soft-page-break/><text:span text:style-name="T9">s</text:span><text:span text:style-name="T10">uroviny:</text:span><text:span text:style-name="T25"> 1 mag</text:span><text:span text:style-name="T79"><text:line-break/></text:span><text:span text:style-name="T89">s</text:span><text:span text:style-name="T90">íla jedu:</text:span><text:span text:style-name="T80"> </text:span><text:span text:style-name="T82">12</text:span><text:span text:style-name="T98"><text:line-break/></text:span><text:span text:style-name="T91">aplikace:</text:span><text:span text:style-name="T100"> </text:span><text:span text:style-name="T101">konzumací</text:span><text:span text:style-name="T80"><text:line-break/></text:span><text:span text:style-name="T89">l</text:span><text:span text:style-name="T90">atence:</text:span><text:span text:style-name="T80"> </text:span><text:span text:style-name="T82">1 hodina</text:span><text:span text:style-name="T80"><text:line-break/></text:span><text:span text:style-name="T93">působení</text:span><text:span text:style-name="T92">: </text:span><text:span text:style-name="T81">1 </text:span><text:span text:style-name="T82">den</text:span><text:span text:style-name="T80"><text:line-break/></text:span><text:span text:style-name="T89">p</text:span><text:span text:style-name="T90">říznaky:</text:span><text:span text:style-name="T80"> </text:span><text:span text:style-name="T82">zpomalení dechu, neznatelný tep</text:span></text:p>
      <text:p text:style-name="P246"><text:span text:style-name="T83">T</text:span><text:span text:style-name="T82">ento jed zpoma</text:span><text:span text:style-name="T84">luje</text:span><text:span text:style-name="T82"> metabolismus. </text:span><text:span text:style-name="T84">Pokud dotyčného vyřadí (klesnou mu životy na 0 nebo níž),</text:span><text:span text:style-name="T82"> nebude možné poznat, zda je živý </text:span><text:span text:style-name="T84">nebo mrtvý </text:span><text:span text:style-name="T85">a</text:span><text:span text:style-name="T86"> za</text:span><text:span text:style-name="T87">s</text:span><text:span text:style-name="T86">taví </text:span><text:span text:style-name="T85">se</text:span><text:span text:style-name="T86"> </text:span><text:span text:style-name="T78">působení jedů, </text:span><text:span text:style-name="T86">lektvarů a dalších substancí </text:span><text:span text:style-name="T85">na jeho tělo</text:span><text:span text:style-name="T78">. </text:span><text:span text:style-name="T88">Po skončení působení jedů se ztracené životy vrátí a všechny příznaky odezní.</text:span></text:p>
      <text:h text:style-name="P496" text:outline-level="4"><text:span text:style-name="T1178">+</text:span>Nápoj <text:span text:style-name="T1159">vášně</text:span></text:h>
      <text:p text:style-name="P294"><text:span text:style-name="T9">s</text:span><text:span text:style-name="T10">uroviny:</text:span><text:span text:style-name="T25"> 1 mag<text:line-break/></text:span><text:span text:style-name="T91">aplikace:</text:span><text:span text:style-name="T100"> </text:span><text:span text:style-name="T101">konzumací</text:span><text:span text:style-name="T25"><text:line-break/></text:span><text:span text:style-name="T89">l</text:span><text:span text:style-name="T90">atence:</text:span><text:span text:style-name="T102"> </text:span><text:span text:style-name="T101">1</text:span><text:span text:style-name="T104">0</text:span><text:span text:style-name="T101"> </text:span><text:span text:style-name="T104">minut</text:span><text:span text:style-name="T102"><text:line-break/></text:span><text:span text:style-name="T93">působení</text:span><text:span text:style-name="T92">: </text:span><text:span text:style-name="T104">několik hodin</text:span></text:p>
      <text:p text:style-name="P293"><text:span text:style-name="T94">N</text:span><text:span text:style-name="T95">ápoj </text:span><text:span text:style-name="T96">vášně</text:span><text:span text:style-name="T107"> se vyrábí z kořene mandragory </text:span><text:span text:style-name="T105">a červeného vína</text:span><text:span text:style-name="T107">. Je to velice účinné afrodiziakum, zajistí opravdu nezapomenutelný zážitek.</text:span><text:span text:style-name="T105"> Ten, kdo ho vypije, také po dobu působení ztratí veškeré zábrany a sebekontrolu.</text:span></text:p>
      <text:h text:style-name="Heading_20_3" text:outline-level="3">Vzácné recepty</text:h>
      <text:p text:style-name="P265"><text:span text:style-name="T1052">/* Tzn. </text:span><text:span text:style-name="T1076">recepty</text:span><text:span text:style-name="T1052"> vyžadují vzácné suroviny, jako třeba zlobří krev. */</text:span></text:p>
      <text:h text:style-name="P497" text:outline-level="4">Nápoj lásky</text:h>
      <text:p text:style-name="P278">- <text:span text:style-name="T1160">z čeho by se vyráběl? Ze sukuby asi ne, chce to nějakou symboliku.</text:span></text:p>
      <text:p text:style-name="P287">Kdo tento nápoj vypije, bláznivě se zamiluje do osoby, jejíž sliny do něj přimícháš.</text:p>
      <text:h text:style-name="Heading_20_4" text:outline-level="4"><text:soft-page-break/>Metamorfóza</text:h>
      <text:p text:style-name="P247"><text:span text:style-name="T1100">Trvání:</text:span><text:span text:style-name="T1054"> </text:span><text:span text:style-name="T1055">Několik minut</text:span></text:p>
      <text:p text:style-name="P245"><text:span text:style-name="T1055">T</text:span><text:span text:style-name="T1052">ODO</text:span></text:p>
      <text:p text:style-name="P264"><text:span text:style-name="T1052">Při výrobě lektvaru metamofrózy je potřeba použít vzorek z cílového tvora. Do něj pak </text:span><text:span text:style-name="T1074">vypití</text:span><text:span text:style-name="T1052"> lektvaru proměňuje.</text:span></text:p>
      <text:p text:style-name="P265"><text:span text:style-name="T1053">T</text:span><text:span text:style-name="T1052">ODO: Efekt jako kouzelnická metamorfóza.</text:span></text:p>
      <text:p text:style-name="P265"><text:span text:style-name="T1052">/</text:span><text:span text:style-name="T1075">* Lektvar metamorfózy je vzácný recept, protože kouzelník má kouzlo se stejným účinkem, ale omezené soustředěním (lektvary by mohla vypít celá družina) */</text:span></text:p>
      <text:p text:style-name="P265"><text:span text:style-name="T1052">/* Půjde to i do zvířat? </text:span><text:span text:style-name="T1075">Nepůjde – bylo by to jinak než kouzelnická metamorfóza, což by bylo matoucí</text:span><text:span text:style-name="T1052">. </text:span><text:span text:style-name="T1075">Navíc pro druida bude proměna <text:s/>do zvířete signature ability, takže tu je lepší nechat unikátní.</text:span><text:span text:style-name="T1052"> */</text:span></text:p>
      <text:p text:style-name="P259">IDEA: Metamorfóza (a obecně všechny proměny) může zmenšit nejvýše na polovinu a zvětšit nejvýše na dvojnásobek. To znamená, že po proměně musíš mít alespoň polovinu a nejvýše dvojnásobek svých stávajících životů.</text:p>
      <text:p text:style-name="P287"><text:span text:style-name="T1052">IDEA: Částečná proměna: Když se pokusíš proměnit do něčeho většího nebo menšího, </text:span><text:span text:style-name="T1081">proměníš se jen částečně.</text:span></text:p>
      <text:h text:style-name="P498" text:outline-level="4">?Čarovná rtuť</text:h>
      <text:p text:style-name="P250"><text:span text:style-name="T1100">Suroviny:</text:span><text:span text:style-name="T1125"> 1 mag<text:line-break/></text:span><text:span text:style-name="T590">Vzácná surovina:</text:span><text:span text:style-name="T704"> popel z baziliška </text:span><text:span text:style-name="T705">(10 zl)</text:span><text:span text:style-name="T591"><text:line-break/>Trvání:</text:span><text:span text:style-name="T553"> Do prvního úspěšného použití</text:span></text:p>
      <text:p text:style-name="P295"><text:span text:style-name="T1081">Jestliže se někde v </text:span><text:span text:style-name="T1115">krátké</text:span><text:span text:style-name="T1116"> vzdálenosti</text:span><text:span text:style-name="T1081"> vyskytuje zlato, stříbro či drahé kamení, kulička se </text:span><text:span text:style-name="T1092">k němu</text:span><text:span text:style-name="T1081"> začne kutálet. </text:span><text:span text:style-name="T1056">Po úspěšném použití své schopnosti ztrácí.</text:span></text:p>
      <text:p text:style-name="P295"><text:soft-page-break/><text:span text:style-name="T1056">/</text:span><text:span text:style-name="T1094">*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5"><text:span text:style-name="T1056">/</text:span><text:span text:style-name="T1093">* Popel z baziliška zní jako fajn vzácná surovina, je tam nějaká souvislost. Nejde to ale moc dohromady se jménem </text:span><text:span text:style-name="T1114">čarovná rtuť</text:span><text:span text:style-name="T1093">. Možná </text:span><text:span text:style-name="T1114">čarovná kulička</text:span><text:span text:style-name="T1093">? */</text:span></text:p>
      <text:h text:style-name="P563" text:outline-level="2">Kouzelník</text:h>
      <text:p text:style-name="P443">IDEA: Kouzelník nemá žádné schopnosti. <text:span text:style-name="T109">Naslouchání kouzlům</text:span> je kouzlo (po dobu soustředění), <text:span text:style-name="T109">vyvolání přítele</text:span> taky.</text:p>
      <text:p text:style-name="P442"><text:span text:style-name="T1204">IDEA: Udělat mága jako psychického kouzelníka (iluze, duševní kouzla a podobně.)<text:line-break/>- asi ne. Snižovalo by to dost repertoár. Lepší asi bude, nechat na hráči, ať si to zařídí výběrem kouzel.</text:span></text:p>
      <text:p text:style-name="P92">IDEA: Oddělit nekromancii. Protiargument: Pokud ani mág nebude samostatná class, neměl by asi být ani nekromant. Nekromantická kouzla ale mohou vyjít extra (Necronomnicon?).</text:p>
      <text:p text:style-name="P92">IDEA: Nějak odměnit specializované kouzelníky.</text:p>
      <text:p text:style-name="P92">- můžeš si brát jen psychická kouzla a iluze, ale umíš jich víc? (to by jich pak ale musel bejt strašně moc). Asi na to kašlat a nechat to na hráči</text:p>
      <text:p text:style-name="P93"><text:soft-page-break/>IDEA: Rozdělit to podobně jako mimosmislovky nebo bojové šílenství/útok z obrany, ale jako celé kategorie. Tj. byla by nějaká základní, společná kouzla, a pak by si kouzelník vybral jednu školu extra.</text:p>
      <text:p text:style-name="P182">IDEA <text:span text:style-name="T759">(</text:span><text:span text:style-name="T761">sounds good</text:span><text:span text:style-name="T759">!)</text:span>: N<text:span text:style-name="T519">ěkterá kouzla (třeba oživ neživého) by mohla vyžadovat znalost n kouzel z určité školy.<text:line-break/>- </text:span><text:span text:style-name="T603">asi by k tomu byla potřeba možnost přeučit se stávající kouzla na jiná (asi při přestupu? </text:span><text:span text:style-name="T604">Při přestupu se naučíš 2 nová kouzla a můžeš si místo dvou starých kouzel vybrat jiná</text:span><text:span text:style-name="T603">).<text:line-break/>- </text:span><text:span text:style-name="T605">komplikujou to svitky s kouzly. Musel bych na ně psát školu a kolik kouzel ze stejné školy musíš umět... </text:span><text:span text:style-name="T606">(na druhou stranu to zařídí, že nekromantské kouzlo nebude moct seslat jen tak někdo).</text:span></text:p>
      <text:list xml:id="list2115195580" text:style-name="L40">
        <text:list-item>
          <text:p text:style-name="P388"><text:span text:style-name="T606">ž</text:span><text:span text:style-name="T519">ivelná magie (elementalista)</text:span></text:p>
          <text:list>
            <text:list-item>
              <text:p text:style-name="P389">Sem by asi patřila i dračáková materiální kouzla (coby práce se živlem země)</text:p>
            </text:list-item>
          </text:list>
        </text:list-item>
        <text:list-item>
          <text:p text:style-name="P390">iluzorní magie (iluzionista)</text:p>
        </text:list-item>
        <text:list-item>
          <text:p text:style-name="P390">duševní magie (mág)</text:p>
        </text:list-item>
        <text:list-item>
          <text:p text:style-name="P390">nekromancie (nekromant)</text:p>
        </text:list-item>
      </text:list>
      <text:p text:style-name="P67">IDEA: Oživovací kouzla na jednotlivé druhy nemrtvých <text:span text:style-name="T869">místo jednoho kouzla na všechny</text:span>.</text:p>
      <text:h text:style-name="Heading_20_3" text:outline-level="3">Schopnosti</text:h>
      <text:h text:style-name="P449" text:outline-level="7">+Encyklopedická paměť</text:h>
      <text:p text:style-name="P188"><text:span text:style-name="T109">základní schopnost, multiclassovatelná</text:span> (ať se dá něco brát i od kouzelníka)</text:p>
      <text:p text:style-name="P187"><text:soft-page-break/>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99" text:outline-level="4">Naslouchání kouzlům</text:h>
      <text:p text:style-name="P42">TODO</text:p>
      <text:p text:style-name="P43"><text:span text:style-name="T109">Naslouchání kouzlům</text:span> není automatické, musíš <text:span text:style-name="T474">jej v jednom kole aktivovat a dále pak (za jeden mag) udržovat.</text:span></text:p>
      <text:list xml:id="list2664572848" text:style-name="L41">
        <text:list-item>
          <text:p text:style-name="P398">Po dobu udržování „slyšíš“ všechna kouzla, která někdo seslal v dosahu tvého působení, nebo která působí na cíle v dosahu tvého působení.</text:p>
          <text:list>
            <text:list-item>
              <text:p text:style-name="P399">Dokážeš zhruba určit směr a vzdálenost (asi jako kdyby to byl skutečný zvuk, který ovšem nijak neovlivňují fyzické překážky).</text:p>
            </text:list-item>
            <text:list-item>
              <text:p text:style-name="P400">Poznáš kouzla, která sám umíš seslat. U ostatních kouzel poznáš jen pod jakou školu patří (časoprostor, živly, atp.).</text:p>
            </text:list-item>
          </text:list>
        </text:list-item>
        <text:list-item>
          <text:p text:style-name="P398"><text:soft-page-break/>Na zvýšení dosahu <text:span text:style-name="T473">naslouchání</text:span> můžeš použít magenergii, stejně jako když posiluješ kouzlo.</text:p>
        </text:list-item>
      </text:list>
      <text:h text:style-name="Heading_20_3" text:outline-level="3">Kouzla</text:h>
      <text:h text:style-name="P542" text:outline-level="4">Protoplazma</text:h>
      <text:p text:style-name="P440">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380818087" text:style-name="L66">
        <text:list-item>
          <text:p text:style-name="P441">Za první úspěch <text:span text:style-name="T109">zpomalení</text:span></text:p>
        </text:list-item>
        <text:list-item>
          <text:p text:style-name="P441">Za druhý buď nevýhoda nebo znehybnění jedné končetiny</text:p>
        </text:list-item>
        <text:list-item>
          <text:p text:style-name="P441">Za třetí úspěch je cíl zcela znehybněný</text:p>
        </text:list-item>
      </text:list>
      <text:p text:style-name="P440">Opakované seslání protoplazmy se nesčítá, na znehybnění protivníka musíš potřebné tři úspěchy získat jedním hodem.</text:p>
      <text:p text:style-name="P440">Protoplazmou je také možné uhasit oheň.</text:p>
      <text:p text:style-name="P440">Jakmile se přestaneš soustředit, vešker<text:span text:style-name="T1203">á</text:span> vyčarovan<text:span text:style-name="T1203">á</text:span> <text:span text:style-name="T1203">protoplazma</text:span> zmizí.</text:p>
      <text:h text:style-name="Heading_20_4" text:outline-level="4"><text:span text:style-name="T992">Planoucí</text:span> čepel</text:h>
      <text:p text:style-name="P183">TODO</text:p>
      <text:p text:style-name="P183">Po dobu udržování dá cílové zbrani přidané zranění 3kz ohněm.</text:p>
      <text:h text:style-name="Heading_20_4" text:outline-level="4">Paralytický výboj</text:h>
      <text:p text:style-name="P184">TODO</text:p>
      <text:p text:style-name="P184"><text:soft-page-break/>- zranění bleskem, ale jen po dobu <text:span text:style-name="T109">udržování</text:span> kouzla.</text:p>
      <text:p text:style-name="P184">/<text:span text:style-name="T1202">* Použít nová pravidla pro paralýzu. */</text:span></text:p>
      <text:h text:style-name="Heading_20_4" text:outline-level="4">Statický náboj</text:h>
      <text:p text:style-name="P183">TODO</text:p>
      <text:p text:style-name="P183">Po dobu udržování dá cílové zbrani přidané zranění 3kz bleskem.</text:p>
      <text:h text:style-name="Heading_20_4" text:outline-level="4">Ledový spánek</text:h>
      <text:p text:style-name="P181">TODO</text:p>
      <text:p text:style-name="Text_20_body">/<text:span text:style-name="T991">* Asi rituál s dotykem – podobně jako </text:span><text:span text:style-name="T233">hypnóza</text:span><text:span text:style-name="T991"> */</text:span></text:p>
      <text:p text:style-name="P186">-- Lze použít například k uchování těžce raněného do doby, než dorazí léčitel</text:p>
      <text:h text:style-name="P500" text:outline-level="4">Zamrzni</text:h>
      <text:p text:style-name="P180">TODO</text:p>
      <text:p text:style-name="P180">Jako <text:span text:style-name="T109">mrazící prášek</text:span>, ale kouzlo (zmrazí vodu – třeba řeku, aby šlo přejít).</text:p>
      <text:h text:style-name="Heading_20_4" text:outline-level="4">Chůze po hladině</text:h>
      <text:p text:style-name="P179">TODO</text:p>
      <text:p text:style-name="P179">/* Tohle určitě zní jako „kouzlo“, takže proč ne. <text:s/>*/</text:p>
      <text:h text:style-name="P501" text:outline-level="4">Proměna v<text:span text:style-name="T988">e</text:span> <text:span text:style-name="T988">vodu</text:span></text:h>
      <text:p text:style-name="P21">mistrovské kouzlo</text:p>
      <text:p text:style-name="P177">TODO</text:p>
      <text:h text:style-name="P502" text:outline-level="4"><text:soft-page-break/>Proměna v<text:span text:style-name="T987">e</text:span> <text:span text:style-name="T987">vítr</text:span></text:h>
      <text:p text:style-name="P20">mistrovské kouzlo</text:p>
      <text:p text:style-name="P176">TODO</text:p>
      <text:p text:style-name="P176">/<text:span text:style-name="T987">*</text:span></text:p>
      <text:p text:style-name="P178">ve větrné podobně vidíš <text:span text:style-name="T990">(or do you? Mlhovina nevidí... Logicky by tudíž neměla ani voda, oheň nebo vítr).</text:span></text:p>
      <text:p text:style-name="P178">můžeš něco sfouknout</text:p>
      <text:p text:style-name="P178">jsi hodně rychlý</text:p>
      <text:p text:style-name="P178">jsi magický tvor (působí na tebe např. <text:span text:style-name="T109">bílá střela</text:span>)<text:line-break/>- <text:span text:style-name="T989">to samý by mělo platit pro </text:span><text:span text:style-name="T232">lektvar mlhoviny</text:span></text:p>
      <text:p text:style-name="P178">*/</text:p>
      <text:h text:style-name="Heading_20_4" text:outline-level="4">Proměna v oheň</text:h>
      <text:p text:style-name="P19">mistrovské kouzlo</text:p>
      <text:p text:style-name="P175">TODO</text:p>
      <text:h text:style-name="Heading_20_4" text:outline-level="4">Ohřev</text:h>
      <text:p text:style-name="P174">TODO</text:p>
      <text:p text:style-name="P174">/* Jak si ráno uvařit čaj */</text:p>
      <text:h text:style-name="Heading_20_4" text:outline-level="4"><text:span text:style-name="T878">Na</text:span>hlížení</text:h>
      <text:p text:style-name="P100">TODO</text:p>
      <text:p text:style-name="P97">Požadavky: <text:span text:style-name="T879">3</text:span>. úroveň<text:line-break/><text:span text:style-name="T880">Trvání: udržování</text:span></text:p>
      <text:p text:style-name="P102"><text:soft-page-break/>Po <text:span text:style-name="T881">dobu udržování kouzla</text:span> vidíš to, co bys viděl, kdybys stál na cílovém místě.</text:p>
      <text:h text:style-name="P503" text:outline-level="4">Naslouchání</text:h>
      <text:p text:style-name="P100">TODO</text:p>
      <text:p text:style-name="P97">Požadavky: <text:span text:style-name="T879">3</text:span>. úroveň<text:line-break/><text:span text:style-name="T880">Trvání: udržování</text:span></text:p>
      <text:p text:style-name="P102">Po <text:span text:style-name="T881">dobu udržování kouzla</text:span> <text:span text:style-name="T882">slyšíš</text:span> to, co bys <text:span text:style-name="T882">slyšel</text:span>, kdybys stál na cílovém místě.</text:p>
      <text:h text:style-name="P504" text:outline-level="4">Světlo</text:h>
      <text:p text:style-name="P100">TODO</text:p>
      <text:p text:style-name="P97">Požadavky: <text:span text:style-name="T879">2</text:span>. úroveň<text:line-break/><text:span text:style-name="T880">Trvání: udržování</text:span></text:p>
      <text:p text:style-name="P102">Sesílá se na předmět, svítí jako silná lampa.</text:p>
      <text:h text:style-name="P504" text:outline-level="4">Tma</text:h>
      <text:p text:style-name="P100">TODO</text:p>
      <text:p text:style-name="P97">Požadavky: <text:span text:style-name="T879">2</text:span>. úroveň<text:line-break/><text:span text:style-name="T880">Trvání: udržování</text:span></text:p>
      <text:p text:style-name="P102">Sesílá se na <text:span text:style-name="T883">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04" text:outline-level="4"><text:soft-page-break/>Dým</text:h>
      <text:p text:style-name="P100">TODO</text:p>
      <text:p text:style-name="P97">Požadavky: <text:span text:style-name="T879">1</text:span>. úroveň<text:line-break/><text:span text:style-name="T880">Trvání: udržování</text:span></text:p>
      <text:p text:style-name="P104">Tebou zvolený prostor zaplní hustý dým. Není dráždivý, pouze brání ve výhledu.</text:p>
      <text:list xml:id="list600352062" text:style-name="L42">
        <text:list-item>
          <text:p text:style-name="P401">V dýmu je vidět jen do bezprostřední blízkosti, navíc velmi špatně (nevýhoda při boji na blízko).</text:p>
        </text:list-item>
        <text:list-item>
          <text:p text:style-name="P401">Na větší vzdálenost není vidět vůbec (střílet lze jen na cíle, o kteří nějak prozradí svou polohu – třeba tím, že promluví, a i tak s velkou nevýhodou).</text:p>
        </text:list-item>
      </text:list>
      <text:h text:style-name="P504" text:outline-level="4">Hyperprostor</text:h>
      <text:p text:style-name="P100">TODO</text:p>
      <text:p text:style-name="P97">Požadavky: <text:span text:style-name="T884">4</text:span>. úroveň<text:line-break/><text:span text:style-name="T876">Cena za seslání: 1 bod Vůle</text:span></text:p>
      <text:p text:style-name="P104">Tímto kouzlem přemístíš sebe <text:span text:style-name="T885">a</text:span> všechno, co neseš, na zvolené místo. <text:span text:style-name="T886">Cílový prostor musíš vidět a musíš se tam i se svým nákladem vejít.</text:span></text:p>
      <text:list xml:id="list1859102391" text:style-name="L43">
        <text:list-item>
          <text:p text:style-name="P402">Když se teleportuješ někomu do zad, <text:s/>máš proti němu v následujícím kole výhodu.</text:p>
        </text:list-item>
        <text:list-item>
          <text:p text:style-name="P404">Někoho jiného můžeš teleportovat, pouze když se ho dotkneš. Musíš navíc současně přenést i sebe.</text:p>
          <text:list>
            <text:list-item>
              <text:p text:style-name="P405">Když se <text:span text:style-name="T887">dotyčný doteku brání, musíš proti němu uspět ve střetu bojem beze zbraně</text:span>.</text:p>
            </text:list-item>
          </text:list>
        </text:list-item>
      </text:list>
      <text:h text:style-name="P505" text:outline-level="4"><text:soft-page-break/>Teleportační symbol</text:h>
      <text:p text:style-name="P100">TODO</text:p>
      <text:p text:style-name="P97">Požadavky: 5. úroveň</text:p>
      <text:p text:style-name="P106">Dokážeš <text:span text:style-name="T888">nakreslit či jinak fyzicky vytvořit znak, které bude sloužit jako teleportační symbol. Kdokoliv, kdo si při sesílání </text:span><text:span text:style-name="T172">Hyperprostoru</text:span><text:span text:style-name="T888"> představí tento znak, se přemístí místo, kde se tvůj znak nachází, za stejných podmínek, jako při obvyklém použití </text:span><text:span text:style-name="T172">Hyperprostoru</text:span><text:span text:style-name="T888">.<text:line-break/><text:tab/>Znak je možné nakreslit na přenosný předmět, musí být ale dost velký, aby se na něm dalo snadno stát (takže alespoň jako malý štít).</text:span></text:p>
      <text:h text:style-name="P504" text:outline-level="4">Levitace</text:h>
      <text:p text:style-name="P100">TODO</text:p>
      <text:p text:style-name="P97">Požadavky: <text:span text:style-name="T889">3</text:span>. úroveň<text:line-break/><text:span text:style-name="T880">Trvání: udržování</text:span></text:p>
      <text:p text:style-name="P107">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435842994" text:style-name="L44">
        <text:list-item>
          <text:p text:style-name="P406">Síla kouzla je rovna tvé úrovni plus případný bonus za použití Vůle.</text:p>
        </text:list-item>
      </text:list>
      <text:h text:style-name="P506" text:outline-level="4">Neviditelnost</text:h>
      <text:p text:style-name="P100">TODO</text:p>
      <text:p text:style-name="P97"><text:soft-page-break/>Požadavky: 5. úroveň<text:line-break/><text:span text:style-name="T880">Trvání: udržování</text:span></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628654235" text:style-name="L45">
        <text:list-item>
          <text:p text:style-name="P407">Pokud neviditelného neprozrazuje nic jiného (zvuky, výrazný stín, obrys v dešti), tak má velkou výhodu proti těm, kdo jej nevidí.</text:p>
        </text:list-item>
        <text:list-item>
          <text:p text:style-name="P407">Když jej něco prozrazuje, má jen malou výhodu.</text:p>
        </text:list-item>
      </text:list>
      <text:h text:style-name="P504" text:outline-level="4">Detekce neviditelnosti</text:h>
      <text:p text:style-name="P100">TODO</text:p>
      <text:p text:style-name="P97">Požadavky: 5. úroveň<text:line-break/><text:span text:style-name="T880">Trvání: udržování</text:span></text:p>
      <text:p text:style-name="P110">Cíle kouzla po dobu trvání vidí neviditelné tvory a předměty.</text:p>
      <text:h text:style-name="P504" text:outline-level="4">Rychlost</text:h>
      <text:p text:style-name="P100">TODO</text:p>
      <text:p text:style-name="P97">Požadavky: <text:span text:style-name="T890">4</text:span>. úroveň<text:line-break/><text:span text:style-name="T891">Trvání: udržování</text:span></text:p>
      <text:p text:style-name="P111">Cíle si po dobu udržování ke své fyzické rychlosti přičítají sílu tohoto kouzla. <text:span text:style-name="T109">Rychlost</text:span> nedává výhodu v boji ani při kouzlení, pouze umožňuje se rychleji přesouvat.</text:p>
      <text:h text:style-name="P504" text:outline-level="4"><text:soft-page-break/>Vodní dech</text:h>
      <text:p text:style-name="P100">TODO</text:p>
      <text:p text:style-name="P97">Požadavky: <text:span text:style-name="T890">3</text:span>. úroveň<text:line-break/><text:span text:style-name="T891">Trvání: udržování</text:span></text:p>
      <text:p text:style-name="P112">Po dobu působení umožňuje dýchat pod vodou.</text:p>
      <text:h text:style-name="P504" text:outline-level="4">Beranidlo</text:h>
      <text:p text:style-name="P100">TODO</text:p>
      <text:p text:style-name="P97">Požadavky: <text:span text:style-name="T890">2</text:span>. úroveň</text:p>
      <text:p text:style-name="P113">Kouzlo <text:span text:style-name="T109">Beranidlo</text:span> má stejný účinek jako jeden člověk s fyzickou silou rovnou síle kouzla vybavený ručním beranidlem (+1 k hodu).</text:p>
      <text:h text:style-name="P504" text:outline-level="4">Zamkni</text:h>
      <text:p text:style-name="P100">TODO</text:p>
      <text:p text:style-name="P97">Požadavky: <text:span text:style-name="T890">3</text:span>. úroveň<text:line-break/><text:span text:style-name="T891">Trvání: udržování</text:span></text:p>
      <text:p text:style-name="P113">Kouzlo <text:span text:style-name="T109">Zamkni</text:span> po dobu působení zvýší obtížnost vypáčení zámku o sílu kouzla.</text:p>
      <text:h text:style-name="P504" text:outline-level="4">Bariéra</text:h>
      <text:p text:style-name="P100">TODO</text:p>
      <text:p text:style-name="P97">Požadavky: <text:span text:style-name="T890">3</text:span>. úroveň<text:line-break/><text:span text:style-name="T891">Trvání: udržování</text:span></text:p>
      <text:p text:style-name="P113">Vytvoří lehce opalizující průhlednou stěnu, <text:span text:style-name="T892">která brání v průchodu. </text:span><text:span text:style-name="T173">Bariéru</text:span><text:span text:style-name="T892"> je třeba seslat mezi nějaké pevné fyzické objekty – třeba do rámu dveří, nebo mezi dva stromy.</text:span></text:p>
      <text:list xml:id="list1934237481" text:style-name="L46">
        <text:list-item>
          <text:p text:style-name="P409"><text:soft-page-break/>Obtížnost proražení bariéry je rovna síle kouzla.</text:p>
        </text:list-item>
        <text:list-item>
          <text:p text:style-name="P409">Pokud je bariérou posílena už existující fyzická překážka (třeba dveře), síla kouzla se přičítá k pevnosti překážky.</text:p>
        </text:list-item>
      </text:list>
      <text:h text:style-name="P504" text:outline-level="4">Zlom kouzlo</text:h>
      <text:p text:style-name="P100">TODO</text:p>
      <text:p text:style-name="P97">Požadavky: <text:span text:style-name="T893">1</text:span> úroveň</text:p>
      <text:p text:style-name="P114">Tímto kouzlem můžeš zrušit libovolné udržované kouzlo, pokud uspěješ v testu. <text:span text:style-name="T109">Zlom kouzlo</text:span> nedokáže zlomit trvalá kouzla.</text:p>
      <text:list xml:id="list3686502716" text:style-name="L47">
        <text:list-item>
          <text:p text:style-name="P410">Hází se proti síle lámaného kouzla.</text:p>
        </text:list-item>
      </text:list>
      <text:h text:style-name="P504" text:outline-level="4">Přenos zvuku</text:h>
      <text:p text:style-name="P100">TODO</text:p>
      <text:p text:style-name="P97">Požadavky: <text:span text:style-name="T894">2</text:span>. úroveň<text:line-break/><text:span text:style-name="T891">Trvání: udržování</text:span></text:p>
      <text:p text:style-name="P11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04" text:outline-level="4">Paralýza</text:h>
      <text:p text:style-name="P100">TODO</text:p>
      <text:p text:style-name="P97">Požadavky: <text:span text:style-name="T895">4</text:span>. úroveň<text:line-break/><text:span text:style-name="T877">Obrana: Fyzička (Odolnost)</text:span></text:p>
      <text:p text:style-name="P97"><text:soft-page-break/>/<text:span text:style-name="T1202">* Duplikuje se s kouzlem </text:span><text:span text:style-name="T257">paralytický výboj</text:span><text:span text:style-name="T1202"> */</text:span></text:p>
      <text:p text:style-name="P117"><text:span text:style-name="T109">Paralýza</text:span> ubírá Výdrž jako normální útok, cíl se ale brání svou Odolností a nepomůže mu zbroj. <text:span text:style-name="T109">Paralýza</text:span> nezraňuje, ale když jedním sesláním ubereš alespoň 3 body Výdrže, cíl si počítá nevýhodu, jako kdyby měl zranění.</text:p>
      <text:list xml:id="list1442824618" text:style-name="L48">
        <text:list-item>
          <text:p text:style-name="P411"><text:span text:style-name="T895">Veškeré účinky </text:span><text:span text:style-name="T174">Paralýzy</text:span><text:span text:style-name="T895"> pominou po krátkém odpočinku.</text:span></text:p>
        </text:list-item>
      </text:list>
      <text:h text:style-name="P504" text:outline-level="4">Přebarv<text:span text:style-name="T896">ení</text:span></text:h>
      <text:p text:style-name="P100">TODO</text:p>
      <text:p text:style-name="P97">Požadavky: <text:span text:style-name="T897">1</text:span>. úroveň<text:line-break/><text:span text:style-name="T891">Trvání: udržování</text:span></text:p>
      <text:p text:style-name="P119">Umožňuje libovolně změnit barvu čehokoliv v dosahu působení. Po skončení kouzla se barva vrátí do přirozeného stavu.</text:p>
      <text:h text:style-name="P504" text:outline-level="4">Magické prsty</text:h>
      <text:p text:style-name="P100">TODO</text:p>
      <text:p text:style-name="P97">Požadavky: <text:span text:style-name="T889">4</text:span>. úroveň<text:line-break/><text:span text:style-name="T891">Trvání: udržování</text:span></text:p>
      <text:p text:style-name="P121"><text:span text:style-name="T109">Magické prsty</text:span> umožňují na dálku dělat cokoliv, co bys mohl udělat vlastníma rukama. Po dobu trvání kouzla nemáš cit ve vlastních rukou, místo toho cítíš to, čeho se dotýkají <text:span text:style-name="T898">tvé</text:span> <text:span text:style-name="T109">Magické prsty</text:span>. <text:span text:style-name="T898">Neriskuješ při tom zranění, protože </text:span><text:span text:style-name="T175">Magické prsty</text:span><text:span text:style-name="T898"> jsou nehmotné. Můžeš tedy například bez obav vytáhnout předmět z plamenů, kyseliny, a podobně.</text:span><text:line-break/><text:tab/><text:span text:style-name="T889">S jak těžkými břemeny dokážeš manipulovat a jakým způsobem, se řídí stejnými pravidly, jako u kouzla </text:span><text:span text:style-name="T176">Levitace</text:span><text:span text:style-name="T889">. Při použití </text:span><text:span text:style-name="T176">Magický</text:span><text:span text:style-name="T175">ch</text:span><text:span text:style-name="T176"> prst</text:span><text:span text:style-name="T175">ů</text:span><text:span text:style-name="T889"> ovšem musíš mít předmět jak uchopit.</text:span></text:p>
      <text:list xml:id="list17865653" text:style-name="L49">
        <text:list-item>
          <text:p text:style-name="P412"><text:soft-page-break/>Pomocí Magických prstů můžeš <text:span text:style-name="T899">také</text:span> na dálku používat zbraně.</text:p>
          <text:list>
            <text:list-item>
              <text:p text:style-name="P412">Počítá se při tom stejný rys, jako kdybys bojoval normálně (tedy boj se zbraní, nikoliv sesílání kouzel), ale budeš mít výhodu za dosah, jako by se jednalo o útok na dálku.</text:p>
            </text:list-item>
          </text:list>
        </text:list-item>
      </text:list>
      <text:h text:style-name="P504" text:outline-level="4">Lazebník</text:h>
      <text:p text:style-name="P100">TODO</text:p>
      <text:p text:style-name="P97">Požadavky: <text:span text:style-name="T889">4</text:span>. úroveň</text:p>
      <text:p text:style-name="P123">Toto poměrně složité, ale velice užitečné kouzlo, zajistí kompletní očistu, jako po kvalitní lázni.</text:p>
      <text:p text:style-name="P125">Neviditelná zbroj (vysokolevelové kouzlo. Zbroj omezuje stejně jako obyčejná).</text:p>
      <text:h text:style-name="P504" text:outline-level="4">Protikouzlo</text:h>
      <text:p text:style-name="P100">TODO</text:p>
      <text:p text:style-name="P97">Požadavky: <text:span text:style-name="T889">4</text:span>. úroveň</text:p>
      <text:p text:style-name="P101">Protikouzlo umožňuje cíleně rušit cizí zaklínání. Cizího kouzelníka musíš přímo vidět, nebo jeho kouzlo zaslechnout pomocí <text:span text:style-name="T109">Naslouchání kouzlům</text:span>. <text:span text:style-name="T109">Protikouzlo</text:span> účinkuje pouze na kouzelnická kouzla.</text:p>
      <text:list xml:id="list2941025421" text:style-name="L50">
        <text:list-item>
          <text:p text:style-name="P414">Pokud je tvůj hod na seslání vyšší, než hod na seslání protivníka, kouzlo se mu vůbec nepovedlo a nemá žádný účinek.</text:p>
        </text:list-item>
        <text:list-item>
          <text:p text:style-name="P414"><text:soft-page-break/>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9">TODO</text:p>
      <text:p text:style-name="P96">Požadavky: <text:span text:style-name="T874">2</text:span>. úroveň<text:line-break/><text:span text:style-name="T875">Rozsah: 1 cíl</text:span><text:line-break/><text:span text:style-name="T876">Zranění: Přesah +3</text:span><text:line-break/><text:span text:style-name="T877">Obrana: Uhýbání, od zranění se odečítá zbroj</text:span></text:p>
      <text:p text:style-name="P94">Ve vzduchu se objeví ostré ledové úlomky a velkou rychlostí vyletí k vybranému cíli.</text:p>
      <text:h text:style-name="P508" text:outline-level="4">Ohnivá stěna <text:span text:style-name="T513">*Eš chomah*</text:span></text:h>
      <text:p text:style-name="P16">mistrovské kouzlo</text:p>
      <text:p text:style-name="P61">V linii, kterou načrtneš rukou nebo nějakým předmětem, vzplane <text:span text:style-name="T508">ohnivá stěna vysoká tak, jak určíš, nejvýše ale několik metrů. Stěnu musíš načrtnout jedním tahem.<text:line-break/><text:tab/>Už z kontaktní vzdálenosti od ní bude cítit silný žár, při doteku způsobí zranění za 6kz </text:span><text:span text:style-name="T495">ohněm</text:span><text:span text:style-name="T508">, každé kolo je ale jeden cíl zraněn jen jednou. Dokud ji budeš udržovat </text:span><text:span text:style-name="T117">soustředěním</text:span><text:span text:style-name="T508">, nebude ji možné uhasit.</text:span></text:p>
      <text:h text:style-name="Heading_20_4" text:outline-level="4">Ledová stěna <text:span text:style-name="T513">*Kerach chomah*</text:span></text:h>
      <text:p text:style-name="P16">mistrovské kouzlo</text:p>
      <text:p text:style-name="P62"><text:soft-page-break/>V linii, kterou načrtneš rukou nebo nějakým předmětem, <text:span text:style-name="T509">pomalu</text:span> <text:span text:style-name="T734">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59">soustředěním</text:span><text:span text:style-name="T509">, neroztaje. Je ji ale možné rozbít jako obyčejný led. Jakmile se přestaneš </text:span><text:span text:style-name="T118">soustředit</text:span><text:span text:style-name="T509">, stěna přestane růst, i když ještě nedosáhla určené výšky. Začne také tát jako běžný led.</text:span></text:p>
      <text:h text:style-name="Heading_20_4" text:outline-level="4">Beranidlo <text:span text:style-name="T514">*Zelokvah*</text:span></text:h>
      <text:p text:style-name="P59">/<text:span text:style-name="T510">* V podstatě </text:span><text:span text:style-name="T119">telekinetický úder</text:span><text:span text:style-name="T510"> ze svitku, jen líp popsanej */</text:span></text:p>
      <text:p text:style-name="P59">Kouzlo způsobí efekt jako jedna rána beranidlem. Vyrazí tedy obyčejné dveře (na bytelné je obvykle potřeba víc ran), může někoho srazit, vyrazit mu dech, atd.</text:p>
      <text:h text:style-name="P509" text:outline-level="4">Ledová dýka <text:span text:style-name="T512">* Kerach pygion*</text:span></text:h>
      <text:p text:style-name="P63"><text:span text:style-name="T109">pokročilé</text:span><text:span text:style-name="T116"> kouzlo</text:span></text:p>
      <text:p text:style-name="P57"><text:span text:style-name="T116">Útok:</text:span><text:span text:style-name="T267"> Duše + k6 proti F</text:span><text:span text:style-name="T273">inese</text:span><text:span text:style-name="T488"><text:line-break/></text:span><text:span text:style-name="T109">Zranění:</text:span> <text:span text:style-name="T491">4</text:span>kz <text:span text:style-name="T505">(</text:span><text:span text:style-name="T506">bodné</text:span><text:span text:style-name="T505">)</text:span><text:line-break/><text:span text:style-name="T109">Dosah:</text:span> <text:span text:style-name="T492">střední</text:span><text:line-break/><text:span text:style-name="T109">Rozsah:</text:span> 1 cíl</text:p>
      <text:p text:style-name="P60">Z tvé ruky na cíl vyletí ostrá dýka z tvrdého ledu. <text:span text:style-name="T507">V teple roztaje jako obyčejný led.</text:span></text:p>
      <text:p text:style-name="P60">/<text:span text:style-name="T767">* TODO: Zbroj normálně snižuje zranění. Že by to ale mělo v základu větší zranění a menší účinek proti zbroji je ale zajímavá myšlenka.*/</text:span></text:p>
      <text:h text:style-name="P510" text:outline-level="4"><text:soft-page-break/>Modrý <text:span text:style-name="T494">blesk *Artak Bárak*</text:span></text:h>
      <text:p text:style-name="P63"><text:span text:style-name="T109">základní</text:span><text:span text:style-name="T116"> kouzlo</text:span></text:p>
      <text:p text:style-name="P56"><text:span text:style-name="T116">Útok:</text:span><text:span text:style-name="T267"> Duše + k6 proti F</text:span><text:span text:style-name="T272">yzičce</text:span><text:span text:style-name="T488"><text:line-break/></text:span><text:span text:style-name="T109">Zranění:</text:span> <text:span text:style-name="T491">4</text:span>kz <text:span text:style-name="T504">bleskem</text:span><text:line-break/><text:span text:style-name="T109">Dosah:</text:span> <text:span text:style-name="T492">střední</text:span><text:line-break/><text:span text:style-name="T109">Rozsah:</text:span> 1 cíl</text:p>
      <text:h text:style-name="P510" text:outline-level="4">Zelený <text:span text:style-name="T494">blesk *Járak Bárak*</text:span></text:h>
      <text:p text:style-name="P63"><text:span text:style-name="T109">základní</text:span><text:span text:style-name="T116"> kouzlo</text:span></text:p>
      <text:p text:style-name="P56"><text:span text:style-name="T116">Útok:</text:span><text:span text:style-name="T267"> Duše + k6 proti F</text:span><text:span text:style-name="T272">yzičce</text:span><text:line-break/><text:span text:style-name="T109">Zranění:</text:span> <text:span text:style-name="T491">3</text:span>kz <text:span text:style-name="T504">bleskem</text:span><text:line-break/><text:span text:style-name="T109">Dosah:</text:span> <text:span text:style-name="T492">střední</text:span><text:line-break/><text:span text:style-name="T109">Rozsah:</text:span> 2 cíle</text:p>
      <text:h text:style-name="P511" text:outline-level="4">Fialový blesk *Sagol bárak*</text:h>
      <text:p text:style-name="P63"><text:span text:style-name="T109">pokročilé</text:span><text:span text:style-name="T116"> kouzlo</text:span></text:p>
      <text:p text:style-name="P56"><text:span text:style-name="T116">Útok:</text:span><text:span text:style-name="T267"> Duše + k6 proti F</text:span><text:span text:style-name="T272">yzičce</text:span><text:line-break/><text:span text:style-name="T109">Zranění:</text:span> <text:span text:style-name="T491">2</text:span>kz <text:span text:style-name="T504">bleskem</text:span><text:line-break/><text:span text:style-name="T109">Dosah:</text:span> <text:span text:style-name="T492">střední</text:span><text:line-break/><text:span text:style-name="T109">Rozsah:</text:span> <text:span text:style-name="T491">3</text:span> cíle</text:p>
      <text:h text:style-name="P512" text:outline-level="4">Žlutý blesk *Cahov bárak*</text:h>
      <text:p text:style-name="P63"><text:span text:style-name="T109">pokročilé</text:span><text:span text:style-name="T116"> kouzlo</text:span></text:p>
      <text:p text:style-name="P58"><text:span text:style-name="T116">Útok:</text:span><text:span text:style-name="T267"> Duše + k6 proti F</text:span><text:span text:style-name="T272">yzičce</text:span><text:line-break/><text:span text:style-name="T109">Zranění:</text:span> <text:span text:style-name="T511">1</text:span>kz <text:span text:style-name="T504">bleskem</text:span><text:line-break/><text:span text:style-name="T109">Dosah:</text:span> <text:span text:style-name="T492">střední</text:span><text:line-break/><text:span text:style-name="T109">Rozsah:</text:span> <text:span text:style-name="T511">4</text:span> cíle</text:p>
      <text:h text:style-name="P511" text:outline-level="4"><text:soft-page-break/>Rudý blesk *Adom bárak*</text:h>
      <text:p text:style-name="P63"><text:span text:style-name="T116">m</text:span><text:span text:style-name="T109">istrovské kouzlo</text:span></text:p>
      <text:p text:style-name="P56"><text:span text:style-name="T116">Útok:</text:span><text:span text:style-name="T267"> Duše + k6 proti F</text:span><text:span text:style-name="T272">yzičce</text:span><text:line-break/><text:span text:style-name="T109">Zranění:</text:span> <text:span text:style-name="T491">1</text:span>kz <text:span text:style-name="T504">bleskem</text:span><text:line-break/><text:span text:style-name="T109">Dosah:</text:span> <text:span text:style-name="T735">krátký</text:span><text:line-break/><text:span text:style-name="T109">Rozsah:</text:span> <text:span text:style-name="T511">5</text:span> cíl<text:span text:style-name="T511">ů</text:span></text:p>
      <text:h text:style-name="P513" text:outline-level="4">Černý <text:span text:style-name="T494">blesk *Kedar bárak*</text:span></text:h>
      <text:p text:style-name="P63"><text:span text:style-name="T116">m</text:span><text:span text:style-name="T109">istrovské kouzlo</text:span></text:p>
      <text:p text:style-name="P56"><text:span text:style-name="T116">Útok:</text:span><text:span text:style-name="T267"> Duše + k6 proti F</text:span><text:span text:style-name="T272">yzičce</text:span><text:span text:style-name="T488"><text:line-break/></text:span><text:span text:style-name="T109">Zranění:</text:span> <text:span text:style-name="T493">6</text:span>kz <text:span text:style-name="T504">bleskem</text:span><text:line-break/><text:span text:style-name="T109">Dosah:</text:span> <text:span text:style-name="T493">krátký</text:span><text:line-break/><text:span text:style-name="T109">Rozsah:</text:span> 1 cíl</text:p>
      <text:h text:style-name="P514" text:outline-level="4">Bílý blesk *Lavan bárak*</text:h>
      <text:p text:style-name="P63"><text:span text:style-name="T116">m</text:span><text:span text:style-name="T109">istrovské kouzlo</text:span></text:p>
      <text:p text:style-name="P56"><text:span text:style-name="T116">Útok:</text:span><text:span text:style-name="T267"> Duše + k6 proti F</text:span><text:span text:style-name="T272">yzičce</text:span><text:span text:style-name="T488"><text:line-break/></text:span>Zranění: <text:span text:style-name="T489">1</text:span>kz <text:span text:style-name="T504">bleskem</text:span><text:line-break/><text:span text:style-name="T109">Dosah:</text:span> <text:span text:style-name="T490">dlouhý</text:span><text:line-break/><text:span text:style-name="T109">Rozsah:</text:span> 1 cíl</text:p>
      <text:h text:style-name="Heading_20_4" text:outline-level="4"><text:span text:style-name="T271">O</text:span><text:span text:style-name="T263">hnivá koule </text:span><text:span text:style-name="T274">*Eš </text:span><text:span text:style-name="T275">nešef</text:span><text:span text:style-name="T274">*</text:span></text:h>
      <text:p text:style-name="P63"><text:span text:style-name="T120">pokročilé</text:span><text:span text:style-name="T116"> kouzlo</text:span></text:p>
      <text:p text:style-name="P56"><text:span text:style-name="T116">Útok:</text:span><text:span text:style-name="T267"> Duše + k6 proti Finese</text:span><text:span text:style-name="T266"><text:line-break/></text:span><text:span text:style-name="T109">Zranění:</text:span><text:span text:style-name="T263"> </text:span><text:span text:style-name="T267">2</text:span><text:span text:style-name="T263">kz </text:span><text:span text:style-name="T495">ohněm</text:span><text:span text:style-name="T263"><text:line-break/></text:span><text:span text:style-name="T109">Dosah:</text:span><text:span text:style-name="T263"> </text:span><text:span text:style-name="T268">krátký</text:span><text:span text:style-name="T263"><text:line-break/></text:span><text:span text:style-name="T109">Rozsah:</text:span><text:span text:style-name="T263"> </text:span><text:span text:style-name="T269">v</text:span><text:span text:style-name="T270">še v kontaktní vzdálenosti od cíle</text:span></text:p>
      <text:h text:style-name="P549" text:outline-level="3"><text:soft-page-break/>Schopnosti z DrD PPZ:</text:h>
      <text:p text:style-name="Example">Vyvolání přítele</text:p>
      <text:p text:style-name="P337">Odvracení neviděných</text:p>
      <text:p text:style-name="P28">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57">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text:soft-page-break/>Světlo</text:p>
      <text:p text:style-name="Example">Ticho</text:p>
      <text:p text:style-name="Example">Tma</text:p>
      <text:p text:style-name="Example"><text:span text:style-name="T457">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52"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32">Cizí <text:span text:style-name="T461">jazyk (hlas vychází z libovolného místa v dosahu)</text:span></text:p>
      <text:p text:style-name="Example">Cizí oči</text:p>
      <text:p text:style-name="Example"><text:soft-page-break/>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58">(1-3 cíle)</text:span></text:p>
      <text:p text:style-name="Example">Hromadná metamorfóza</text:p>
      <text:p text:style-name="Example">Hyperprostor II</text:p>
      <text:p text:style-name="Example">Kamenná zeď <text:span text:style-name="T462">(1.1)</text:span></text:p>
      <text:p text:style-name="Example">Kouzelná rušička <text:span text:style-name="T458">(brání v kouzlení)</text:span></text:p>
      <text:p text:style-name="P333">Ledová zeď <text:span text:style-name="T462">(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34">Neslyšitelnost (1.2)</text:p>
      <text:p text:style-name="P334">Neslyšitelnost do 4 sáhů (1.2)</text:p>
      <text:p text:style-name="Example"><text:soft-page-break/>Neviditelnost do 4 sáhů</text:p>
      <text:p text:style-name="P334">Nevycítitelnost (1.2)</text:p>
      <text:p text:style-name="P334">Nevycítitelnost do 4 sáhů (1.2)</text:p>
      <text:p text:style-name="Example">Ohnivá koule</text:p>
      <text:p text:style-name="P336">Ohnivá zeď<text:span text:style-name="T462"> (1.2)</text:span></text:p>
      <text:p text:style-name="Example">Ochrana před šípy</text:p>
      <text:p text:style-name="Example">Oko</text:p>
      <text:p text:style-name="Example">Orxanův zámek</text:p>
      <text:p text:style-name="Example">Oživ neživého</text:p>
      <text:p text:style-name="Example">Pavučina <text:span text:style-name="T463">(1.1)</text:span></text:p>
      <text:p text:style-name="Example">Poslání</text:p>
      <text:p text:style-name="Example">Přelož</text:p>
      <text:p text:style-name="Example">Přelud nebezpečí <text:span text:style-name="T463">(1.1)</text:span></text:p>
      <text:p text:style-name="Example">Rozptyl kouzla</text:p>
      <text:p text:style-name="Example">Rudé blesky <text:span text:style-name="T459">(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35"><text:span text:style-name="T463">Zamkni</text:span> (1.2)</text:p>
      <text:p text:style-name="Example">Zašifruj</text:p>
      <text:p text:style-name="Example"><text:soft-page-break/>Zataras vchod <text:span text:style-name="T463">(1.1)</text:span></text:p>
      <text:p text:style-name="Example">Zdvojení (mirror image)</text:p>
      <text:p text:style-name="Example">Zesměšni</text:p>
      <text:p text:style-name="Example">Zmatek</text:p>
      <text:p text:style-name="Example">Zmiz</text:p>
      <text:p text:style-name="Example">Žluté blesky <text:span text:style-name="T463">(jen 1 cíl, ale nízká pravděpodonost zásahu)</text:span></text:p>
      <text:h text:style-name="P551" text:outline-level="3">Schopnosti z DrD PPE:</text:h>
      <text:p text:style-name="P87">Schopnosti</text:p>
      <text:p text:style-name="P343">Naslouchání kouzlům</text:p>
      <text:p text:style-name="Example">Tvorba svitků</text:p>
      <text:p text:style-name="Example">Čarodějova hůl – asi spíš kouzelný předmět <text:span text:style-name="T758">(ale stvořit by ho klidně mohl umět kouzelník)</text:span></text:p>
      <text:p text:style-name="P87">Kouzla</text:p>
      <text:p text:style-name="Example">Améba <text:span text:style-name="T738">(protékání skrz štěrbiny a podobně – trochu se to bude bít se zlodějskou ohebností, respektive bude to silnější. Jako kouzlo to ale sedí víc...)</text:span></text:p>
      <text:p text:style-name="Example">Barevná změna <text:span text:style-name="T738">(Přebarvi?)</text:span></text:p>
      <text:p text:style-name="Example">Bledý blesk <text:span text:style-name="T738">(fákt velká rána. Asi nebrat, blesků je dost)</text:span></text:p>
      <text:p text:style-name="Example">Bledý blesk kulový <text:span text:style-name="T738">(kulové blesky nebrat)</text:span></text:p>
      <text:p text:style-name="P344">Blesky kulové <text:span text:style-name="T738">(kulové blesky nebrat)</text:span></text:p>
      <text:p text:style-name="P344">Blesky průrazné <text:span text:style-name="T738">(průrazné blesky nebrat)</text:span></text:p>
      <text:p text:style-name="Example">Cestář <text:span text:style-name="T739">(vytvoří dlážděnou cestu – asi nebrat... Tvořit by měl jít oheň, led a podobně, ne fyzické věci)</text:span></text:p>
      <text:p text:style-name="P344">Černý blesk kulový <text:span text:style-name="T738">(kulové blesky nebrat)</text:span></text:p>
      <text:p text:style-name="Example"><text:soft-page-break/>Davová hypnóza <text:span text:style-name="T739">(spíš ne. Když už, tak by to měla bejt siccovská či bardovská schopnost. Nebo možná válečnická?).</text:span></text:p>
      <text:p text:style-name="Example">Dlouhá ruka <text:span text:style-name="T739">(vytvoří neviditelnou končetinu – možná. Duplikuje to telekinezi. Možná spíš ruka ve stylu Saxány?)</text:span></text:p>
      <text:p text:style-name="Example">Dotyk upíra <text:span text:style-name="T739">(upíjí úrovně – to asi nebrat)</text:span></text:p>
      <text:p text:style-name="Example">Duševní rozštěp <text:span text:style-name="T739">(vygumuje inteligenci cíle)</text:span></text:p>
      <text:p text:style-name="Example">Granátové jablko (lepší ohnivá hlína, nebrat)</text:p>
      <text:p text:style-name="Example">Hrom a blesky (dobré, ale možná spíš pro druida? I když, je to iluze, <text:span text:style-name="T740">takže kouzelník. Možná obecně efekty v podobném stylu</text:span>)</text:p>
      <text:p text:style-name="Example">Chlad hvězd <text:span text:style-name="T740">(zranění mrazem – to by asi šlo)</text:span></text:p>
      <text:p text:style-name="Example">Jídlonoš <text:span text:style-name="T740">(iluzorní jídlo – asi proč ne)</text:span></text:p>
      <text:p text:style-name="Example">Klika <text:span text:style-name="T741">(kouzlo pro démony – hází se dvakrát, vybírá se lepší z hodů)</text:span></text:p>
      <text:p text:style-name="Example">Kouzlo spánku <text:span text:style-name="T741">(spánek je asi dobrý kouzlo. IDEA: únava by se normálně počítala jako odečtené životy, podobně jako paralýza)</text:span></text:p>
      <text:p text:style-name="Example">Lazebník <text:span text:style-name="T742">(tohle bylo moje oblíbené kouzlo. A asi proč ne.)</text:span></text:p>
      <text:p text:style-name="Example">Ledový blesk <text:span text:style-name="T742">(blesk na 7 tvorů – obecně to je divný kouzlo, asi nebrat)</text:span></text:p>
      <text:p text:style-name="Example">Lomený plamen <text:span text:style-name="T742">(moc se mi to nelíbí, ale nějaký zajímavější útočný kouzla to chce)</text:span></text:p>
      <text:p text:style-name="Example">Magický provaz <text:span text:style-name="T742">(lano poslouchá příkazy. Asi jo. Je to každopádně cool kouzlo.) (Očaruj lano?)</text:span></text:p>
      <text:p text:style-name="Example">Metamorfóza II <text:span text:style-name="T742">(dvojky čehokoliv nebrat)</text:span></text:p>
      <text:p text:style-name="Example">Mluv s mrtvými <text:span text:style-name="T742">(V zásadě ano. Otázka je, jestli by to měl mít kouzleník. Bude nekromant jako samotatné povolání? Mohl by – v tom případě to nedávat kouzelníkovi.)</text:span></text:p>
      <text:p text:style-name="Example">Močálové světýlko (určitě druid)</text:p>
      <text:p text:style-name="Example"><text:soft-page-break/>Najdi hůl <text:span text:style-name="T742">(asi ne. Pokud bude kouzelnická hůl magický předmět, tak tohle může být její vlastnost. Jako kouzlo je to slabé a nezajímavé).</text:span></text:p>
      <text:p text:style-name="Example">Najdi teleport <text:span text:style-name="T742">(nebrat)</text:span></text:p>
      <text:p text:style-name="P345">Napískání si <text:span text:style-name="T742">(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43">(asi jo. Určitě mistrovské kouzlo)</text:span></text:p>
      <text:p text:style-name="Example">Neviditelná zbroj <text:span text:style-name="T743">(možná, ale jako udržované kouzlo a nebude se sčítat s těžkou zbrojí – ani nepůjde vykouzlit, pokud už cíl zbroj má).</text:span></text:p>
      <text:p text:style-name="Example">Odzbrojení <text:span text:style-name="T743">(tohle je asi moc specifické. Obecně by to mohlo být vyražení předmětu z ruky, nebo třeba i sražení z police apod.)</text:span></text:p>
      <text:p text:style-name="Example">Ohniví koně <text:span text:style-name="T743">(tohle by asi spíš měl bejt rituál)</text:span></text:p>
      <text:p text:style-name="Example">Ohnivý bič <text:span text:style-name="T744">(jo! hezký kouzlo. Otázka je, jestli by se s tím pak mělo bojovat Duší nebo Finesou – asi spíš Finesou?)</text:span></text:p>
      <text:p text:style-name="Example">Orlí oči <text:span text:style-name="T745">(nebrat. Duplikuje to elfskou raciálku a mělo by to být spíš hraničářské kouzlo)</text:span></text:p>
      <text:p text:style-name="Example">Pamatuj <text:span text:style-name="T745">(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46">(asi nebrat, duplikuje Magický štít)</text:span></text:p>
      <text:p text:style-name="Example">Pekelný oheň <text:span text:style-name="T746">(zní to divně. I když...)</text:span></text:p>
      <text:p text:style-name="Example">Pírko <text:span text:style-name="T746">(asi proč ne. Na zvedání fakt těžkých předmětů dobré. Potenciální zneužití v boji – možná to bude vyžadovat dotyk?)</text:span></text:p>
      <text:p text:style-name="Example">Plošný hyperprostor <text:span text:style-name="T746">(nebrat)</text:span></text:p>
      <text:p text:style-name="Example"><text:soft-page-break/>Pomocníci <text:span text:style-name="T746">(nebrat. I když – mohli by společně zvládnout jen to, co kouzelník sám. Takže jako kdyby se kouzelník zduplikoval, co se fyzické práce týče.)</text:span></text:p>
      <text:p text:style-name="Example">Portál <text:span text:style-name="T747">(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48">(zprávu přenáší drozd – to je jasně druidské kouzlo)</text:span></text:p>
      <text:p text:style-name="Example">Povolej bytost <text:span text:style-name="T748">(tohle moc kecá do řemesla theurgům – homunkulus, golem. Takže asi nebrat) (I když, mohl by to bejt nějakej fantóm – jako varan v laborce).</text:span></text:p>
      <text:p text:style-name="Example">Procházení zdí <text:span text:style-name="T748">(nebrat!)</text:span></text:p>
      <text:p text:style-name="Example">Průchodná zeď <text:span text:style-name="T748">(nebrat!)</text:span></text:p>
      <text:p text:style-name="Example">Převtělení <text:span text:style-name="T748">(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49">(dočasnej heal – asi nebrat, to se ke kouzelníkovi nehodí. Možná nekromancie)</text:span></text:p>
      <text:p text:style-name="Example">Schodiště <text:span text:style-name="T750">(schody se zhmotňujou pod nohama a zase mizej. Možná jo, jako mistrovský kouzlo. Je to každopádně cool.)</text:span></text:p>
      <text:p text:style-name="Example">Smrtící déšť <text:span text:style-name="T750">(jako ohnivý déš</text:span><text:span text:style-name="T602">ť, takže asi proč ne. Možná ale spíš pro nekromata</text:span><text:span text:style-name="T750">).</text:span></text:p>
      <text:p text:style-name="Example">Smrtící koule <text:span text:style-name="T750">(vysává cíli magy, pak bouchne. To samozřejmě nepůjde. Podle jména je to spíš kouzlo pro nekromata)</text:span></text:p>
      <text:p text:style-name="Example">Soví oči <text:span text:style-name="T750">(duplikuje elfskou raciálku, nebrat)</text:span></text:p>
      <text:p text:style-name="Example">Sprav (tohle je rituál, viz Zatopený důl)</text:p>
      <text:p text:style-name="Example"><text:soft-page-break/>Sršatec <text:span text:style-name="T750">(v podstatě ball lightning z PoE. Asi proč ne, je to cool)</text:span></text:p>
      <text:p text:style-name="Example">Světelný most <text:span text:style-name="T751">(most, který unese jen živé tvory. Hmm... Možná. Spíš by měl unést jen nehmotné tvory. To ale zas asi nebude mít praktické využití...)</text:span></text:p>
      <text:p text:style-name="Example">Světlonoš <text:span text:style-name="T751">(zdroj světla, kterým může kouzelník hýbat. Asi proč ne.)</text:span></text:p>
      <text:p text:style-name="Example">Šenkýř <text:span text:style-name="T752">(iluzorní nápoj – proč ne.)</text:span></text:p>
      <text:p text:style-name="Example">Temný úder <text:span text:style-name="T753">(zraňuje za hpčka kouzleníka. Zní to jako nekromancie.)</text:span></text:p>
      <text:p text:style-name="Example">Tlampač <text:span text:style-name="T754">(zesílený kouzelníkův hlas se ozývá po celém prostoru. Bude to duplikovat válečnický hromový hlas, ale asi proč ne. Je to celkem cool efekt)</text:span></text:p>
      <text:p text:style-name="Example">Tlumočník <text:span text:style-name="T755">(překládací kouzla se mi moc nelíbí. Možná kdyby jako materiální komponenta byl slovník...)</text:span></text:p>
      <text:p text:style-name="Example">Třpytivá zář <text:span text:style-name="T756">(plošné oslepení. Asi jo, kouzelník určitě se světlem pracovat umí)</text:span></text:p>
      <text:p text:style-name="Example">Uhas <text:span text:style-name="T756">(v zásadě jo, ale možná je to moc specializované. Hasit navíc bude umět protoplazma, to je možná víc cool)</text:span></text:p>
      <text:p text:style-name="Example">Ukliď <text:span text:style-name="T756">(pomocníčci zní líp. Ti by ostatně mohli řešit i posluhování při oblékání, hygienu a tak)</text:span></text:p>
      <text:p text:style-name="Example">Usni <text:span text:style-name="T756">(spánek jsem už řešil – v zásadě jo, ale asi nemá smysl, mít na to dvě různá kouzla)</text:span></text:p>
      <text:p text:style-name="Example">Velké ochranné kouzlo <text:span text:style-name="T756">(tohle zní jako rituál na ochranu nějakého místa. Třeba hradu.)</text:span></text:p>
      <text:p text:style-name="Example">Vezmi hůl <text:span text:style-name="T757">(teleportace předmětu, který kouzelník držel v ruce? Čistě na hůl je to zbytečně moc omezené).</text:span></text:p>
      <text:p text:style-name="Example">Vidění dvojmo <text:span text:style-name="T757">(iluze – asi proč ne)</text:span></text:p>
      <text:p text:style-name="Example">Vidění skrz zeď <text:span text:style-name="T757">(nebrat)</text:span></text:p>
      <text:p text:style-name="Example">Všepronikání <text:span text:style-name="T757">(nebrat)</text:span></text:p>
      <text:p text:style-name="Example"><text:soft-page-break/>Vzpomeň <text:span text:style-name="T757">(možná. Spíš by se mi to ale líbilo jako efekt hypnózy – cíl si může vzpomenout i na něco, co si vědomě nevybavuje).</text:span></text:p>
      <text:p text:style-name="Example">Zapomeň <text:span text:style-name="T757">(tohle taky zní jako posthypnoťák. Možná by to ale nemusel bejt rituál a mohlo by to vydržet jen po dobu udržování kouzla).</text:span></text:p>
      <text:p text:style-name="Example">Zapůjčení (druid. <text:span text:style-name="T757">I když, tohle je do humanoidů, to by asi šlo</text:span>)</text:p>
      <text:p text:style-name="Example">Zastav hraničáře <text:span text:style-name="T757">(nebrat)</text:span></text:p>
      <text:p text:style-name="P346">Zastav <text:span text:style-name="T757">kouzla (to je divný, </text:span><text:span text:style-name="T122">ticho</text:span><text:span text:style-name="T757"> je asi lepší)</text:span></text:p>
      <text:p text:style-name="P346"><text:span text:style-name="T757">Zažeň únavu (iluze? Moc se mi to nelíbí...)</text:span> </text:p>
      <text:p text:style-name="P346">Z<text:span text:style-name="T757">hasni (duplikuje Uhas, a tudíž i protoplazmu. Ale je to cool. Mohlo by to zhasnout úplně všechna světla široko daleko).</text:span></text:p>
      <text:p text:style-name="P347">Zmrzlý blesk (stvoří ledovou kouli, kterou může kouzelník nechat vybuchnout. Zajímavé, ale jméno se k tomu nehodí. Orb of ice?)</text:p>
      <text:p text:style-name="P347">Zpomalení (efekt zpomalení. Trochu duplikuje protoplazmu, ale jinak asi proč ne).</text:p>
      <text:h text:style-name="P554" text:outline-level="3">Kouzla z Dakara<text:span text:style-name="T901">_dungeoncrawl_resource_0.1_A5</text:span></text:h>
      <text:p text:style-name="P126">Odzbrojení</text:p>
      <text:p text:style-name="P126">Ohnivý bič (sounds cool)</text:p>
      <text:p text:style-name="P128">Pekelný oheň (udržované plameny?)</text:p>
      <text:p text:style-name="P128">Portál (to nebude kouzlo, ale magický item)</text:p>
      <text:p text:style-name="P129">Sprav</text:p>
      <text:p text:style-name="P129">Tlampač</text:p>
      <text:p text:style-name="P129">Oslnivý záblesk (Třytivá zář)</text:p>
      <text:p text:style-name="P130"><text:soft-page-break/>Ostraha (kouzelník ví, že do dosahu někdo vstoupil – vzbudí ho to. Není třeba vytvářet materiální komponenty)</text:p>
      <text:p text:style-name="P130">Detekční značky (detekují oblast mezi nimi)</text:p>
      <text:p text:style-name="P129">Ukliď (moc konkrétní, na to stačí udržovaná telekineze, respektive magické prsty. Jo jasně a nefunguje to jako wish, kouzelník se na to stále musí soustředit a myslet na to, čím kam hýbe).</text:p>
      <text:p text:style-name="P129"><text:span text:style-name="T900">Magický štít (</text:span>Magická bariéra – ochranná kupole)</text:p>
      <text:p text:style-name="P131">Zpomalení (sounds cool, postihy)</text:p>
      <text:p text:style-name="P126">Orlí oči (dalekohled. Spíš přírodní magie)</text:p>
      <text:p text:style-name="P127">Metamorfóza</text:p>
      <text:p text:style-name="P127">Montyho čardáš</text:p>
      <text:p text:style-name="P127">Zenerova karta</text:p>
      <text:p text:style-name="P127">Bílá střela</text:p>
      <text:p text:style-name="P127">Clona myšlenek</text:p>
      <text:p text:style-name="P127">Dubl</text:p>
      <text:p text:style-name="P127">Dveřník (procházení pevnou hmotou – asi ne)</text:p>
      <text:p text:style-name="P127">Fata morgána</text:p>
      <text:p text:style-name="P132">Přelud</text:p>
      <text:p text:style-name="P127">Kamenná zeď (tvoření hmoty asi ne, maximálně opracovat stávající – nebo ji tam nechat pomalu vyrůst)</text:p>
      <text:p text:style-name="P127">Ledová zeď</text:p>
      <text:p text:style-name="P127">Kouzelná rušička</text:p>
      <text:p text:style-name="P127"><text:soft-page-break/>Leť (zůstal bych u metamorfózy)</text:p>
      <text:p text:style-name="P127">Mrak smrti</text:p>
      <text:p text:style-name="P127">Najdi kouzla (asi raději astral perception?)</text:p>
      <text:p text:style-name="P127">Najdi neviditelnost</text:p>
      <text:p text:style-name="P127">Najdi předmět (ale jo, proč ne, sympatetická magie)</text:p>
      <text:p text:style-name="P127">Ohnivá koule</text:p>
      <text:p text:style-name="P127">Ohnivá zeď (na rozdíl od kammenné proč ne)</text:p>
      <text:p text:style-name="P133">Plamenný oblouk (vyšlehne z jedné ruky do druhé)</text:p>
      <text:p text:style-name="P127">Ochrana před šípy (<text:span text:style-name="T904">Forma telekineze?</text:span>)</text:p>
      <text:p text:style-name="P127">Oko (k čemu, když má kouzelník nahlížení? Možná k tomu, že to může ovládat?)</text:p>
      <text:p text:style-name="P134">Magická šifra (Zašifruj) (magická šifra s heslem? Rozšifruje se opět tím samým kouzlem)</text:p>
      <text:p text:style-name="P129">Schodiště (sounds cool, nemá to hmotnout podstatu)</text:p>
      <text:p text:style-name="P170">Světelný most (stejný princip jako schodiště)</text:p>
      <text:h text:style-name="Heading_20_5" text:outline-level="5">Patří k jinému povolání</text:h>
      <text:p text:style-name="P135">Améba (protékání úzkými prostory – ne, to bude mít zloděj)</text:p>
      <text:h text:style-name="Heading_20_5" text:outline-level="5">Moc silné <text:span text:style-name="T904">nebo nevhodné</text:span></text:h>
      <text:p text:style-name="P126">Magický provaz (to by možná měl být spíš magický item?)</text:p>
      <text:p text:style-name="P136">Procházení zdí</text:p>
      <text:p text:style-name="P136">Průchodná zeď</text:p>
      <text:p text:style-name="P137"><text:soft-page-break/>Zesměšni (ne – plastika nebude takhle jednoduchá)</text:p>
      <text:p text:style-name="P137">Zmiz (ne)</text:p>
      <text:p text:style-name="P127">Najdi zlo (určitě ne)</text:p>
      <text:p text:style-name="P138">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7">Oživ neživého (do základu určitě ne)</text:p>
      <text:p text:style-name="P129">Smrtící déšť</text:p>
      <text:p text:style-name="P136">Převtělení (přenos duše – sounds cool, spíš psychický mág nebo nekromant a určitě high level kouzlo. <text:span text:style-name="T905">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29">Soví oči (přírodní magie)</text:p>
      <text:p text:style-name="P129">Oslepení (přírodní magie)</text:p>
      <text:p text:style-name="P131">Zapůjčení (přírodní magie)</text:p>
      <text:p text:style-name="P131">Strach (přírodní magie)</text:p>
      <text:p text:style-name="P127">Pavučina (asi taky ne – <text:span text:style-name="T906">přírodní magie, když už</text:span>)</text:p>
      <text:p text:style-name="P127">Cizí oči (přírodní magie)</text:p>
      <text:p text:style-name="P127"><text:soft-page-break/>Cizí uši (přírodní magie)</text:p>
      <text:p text:style-name="P132">Rychlý růst (přírodní magie)</text:p>
      <text:p text:style-name="P132">Rychlé vadnutí (fuj)</text:p>
      <text:h text:style-name="Heading_20_5" text:outline-level="5">Psychická magie</text:h>
      <text:p text:style-name="P127">Hypnóza</text:p>
      <text:p text:style-name="P133">Změň podobu (iluze)</text:p>
      <text:p text:style-name="P139">Zapomeň (psychická magie)</text:p>
      <text:p text:style-name="P139">Vzpomeň (asi sloučit vzpomínání a zapomínání pod manipulaci s pamětí)</text:p>
      <text:p text:style-name="P132">Poslání (ne)</text:p>
      <text:p text:style-name="P137">Zmatek</text:p>
      <text:p text:style-name="P140">Zdvojení (spíš ne – <text:span text:style-name="T907">leda jako iluze</text:span>)</text:p>
      <text:p text:style-name="P126">Spánek</text:p>
      <text:p text:style-name="P127">Sugesce</text:p>
      <text:p text:style-name="P127">Bábelská rybka</text:p>
      <text:p text:style-name="P171">Přelož</text:p>
      <text:h text:style-name="Heading_20_3" text:outline-level="3">Kouzla z OSR_0.0.44_spells_A5</text:h>
      <text:h text:style-name="P515" text:outline-level="4">Najdi kouzla</text:h>
      <text:p text:style-name="P142">Po dobu soustředění <text:span text:style-name="T910">poznáš</text:span> kouzla a magické předměty:</text:p>
      <text:list xml:id="list150590807" text:style-name="L51">
        <text:list-item>
          <text:p text:style-name="P415"><text:soft-page-break/>Neaktivní (nepřipoutané) magické předměty mají slabě modrou auru.</text:p>
        </text:list-item>
        <text:list-item>
          <text:p text:style-name="P415">Připoutané magické předměty <text:span text:style-name="T911">mají jasnou bílou auru (svítí asi jako svíčka)</text:span>.</text:p>
        </text:list-item>
        <text:list-item>
          <text:p text:style-name="P416">Kouzlem <text:span text:style-name="T912">s</text:span>tvořená hmota velmi slabě září.</text:p>
        </text:list-item>
      </text:list>
      <text:p text:style-name="P143">Poznáš například, jestli má kouzlo ze svitku někdo předseslané. Můžeš takto snadno najít magický předmět po tmě, ale nikoliv předmět schovaný v truhle. Auru a záři vidíš pouze ty.</text:p>
      <text:p text:style-name="P143">/* <text:span text:style-name="T913">Hmm, sakra – tohle asi umožní spolehlivě vidět magické pasti, to možná není dobře. I když, postava pozná pouze to, že tam je past, ne už jaká a co dělá */</text:span></text:p>
      <text:h text:style-name="P515" text:outline-level="4">Mlha</text:h>
      <text:p text:style-name="P17">Elfské kouzlo <text:span text:style-name="T914">(ale taky třeba goblinské)</text:span></text:p>
      <text:p text:style-name="P144"><text:span text:style-name="T915">Po dobu </text:span><text:span text:style-name="T177">soustředění</text:span><text:span text:style-name="T915"> z tebe bude vycházet hustá mlha</text:span>. <text:span text:style-name="T916">Poté nezmizí</text:span><text:span text:style-name="T364">, </text:span><text:span text:style-name="T365">vydrží</text:span><text:span text:style-name="T366"> stejně jako obyčejná.</text:span> <text:span text:style-name="T916">Je těžší než vzduch, takže se drží u země.</text:span> <text:span text:style-name="T915">Zcela zaplnit místnost velikosti stodoly trvá zhruba minutu</text:span>.</text:p>
      <text:h text:style-name="P516" text:outline-level="4">Dým</text:h>
      <text:p text:style-name="P17">Trpaslické kouzlo</text:p>
      <text:p text:style-name="P144"><text:span text:style-name="T915">Po dobu </text:span><text:span text:style-name="T177">soustředění</text:span><text:span text:style-name="T915"> z tebe bude vycházet hustý, štiplavý dým</text:span>. <text:span text:style-name="T917">Poté nezmizí</text:span><text:span text:style-name="T364">, </text:span><text:span text:style-name="T365">vydrží</text:span><text:span text:style-name="T366"> stejně jako obyčej</text:span><text:span text:style-name="T367">ný</text:span><text:span text:style-name="T366">.</text:span> Dá se v něm normálně dýchat, <text:span text:style-name="T918">ale není v něm vůbec vidět</text:span>. <text:span text:style-name="T919">Je lehčí než vzduch, takže pomalu stoupá vzhůru. Zcela zaplnit místnost velikosti stodoly trvá zhruba minutu</text:span>.</text:p>
      <text:h text:style-name="P515" text:outline-level="4"><text:soft-page-break/>Zlom kouzlo</text:h>
      <text:p text:style-name="P145"><text:span text:style-name="T178">Dosah:</text:span><text:span text:style-name="T368"> střední </text:span><text:span text:style-name="T369">(3b)</text:span><text:span text:style-name="T178"><text:line-break/></text:span><text:span text:style-name="T109">Rozsah:</text:span> 1 předmět</text:p>
      <text:p text:style-name="P146">Deaktivuje jeden magický předmět. Pokud z něj bylo připoutáno kouzlo, je tím spotřebováno a zrušeno.</text:p>
      <text:list xml:id="list4271502355" text:style-name="L52">
        <text:list-item>
          <text:p text:style-name="P417">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7">/* <text:span text:style-name="T920">Tohle je taky extra mocné – umožnilo by to například vypínat magické pasti */</text:span></text:p>
      <text:h text:style-name="P517" text:outline-level="4">Přenos myšlenek</text:h>
      <text:p text:style-name="P148"><text:span text:style-name="T109">Dosah:</text:span> <text:span text:style-name="T921">dohled nebo dotyk (10b)</text:span></text:p>
      <text:p text:style-name="P149">Po dobu <text:span text:style-name="T109">soustředění</text:span> můžeš telepaticky promlouvat ke komukoliv, koho vidíš, <text:span text:style-name="T922">nebo koho se dotýkáš</text:span>. Dotyčnému to bude připadat jako břichomluvectví. Nedokážeš takto číst myšlenky.</text:p>
      <text:h text:style-name="P518" text:outline-level="4">Děs</text:h>
      <text:p text:style-name="P169"><text:span text:style-name="T179">Hod</text:span><text:span text:style-name="T180">: +</text:span><text:span text:style-name="T181">2</text:span><text:span text:style-name="T182"> </text:span><text:span text:style-name="T183">proti Duši</text:span><text:span text:style-name="T182"> (</text:span><text:span text:style-name="T181">6</text:span><text:span text:style-name="T182">b)</text:span><text:span text:style-name="T184"><text:line-break/></text:span><text:span text:style-name="T185">Dosah:</text:span><text:span text:style-name="T370"> </text:span><text:span text:style-name="T371">krátký</text:span><text:span text:style-name="T372"> (</text:span><text:span text:style-name="T371">1</text:span><text:span text:style-name="T372">b)</text:span><text:span text:style-name="T184"><text:line-break/></text:span><text:span text:style-name="T186">Rozsah: 1 cíl </text:span><text:span text:style-name="T187">(0b)</text:span><text:span text:style-name="T186"><text:line-break/></text:span><text:span text:style-name="T188">Efekt: </text:span><text:span text:style-name="T189">Úprk</text:span><text:span text:style-name="T188"> (</text:span><text:span text:style-name="T190">9</text:span><text:span text:style-name="T188">b)</text:span></text:p>
      <text:p text:style-name="P150"><text:span text:style-name="T923">P</text:span>okud se cíl neubrání, zchvátí jej smrteln<text:span text:style-name="T924">ý</text:span> <text:span text:style-name="T191">děs</text:span>. Počínaje dalším kolem se dá na panický útěk <text:span text:style-name="T925">a nezastaví se, dokud se</text:span> nedostane do bezpečí. <text:span text:style-name="T926">Když nemá kam utéct, berte tvůj hod jako </text:span><text:span text:style-name="T192">vytvoření nevýhody</text:span><text:span text:style-name="T925"> proti Duši. Dokud trvá tvé </text:span><text:span text:style-name="T192">soustředění</text:span><text:span text:style-name="T925">, nedokáže tě nijak ohrozit.</text:span></text:p>
      <text:h text:style-name="P519" text:outline-level="4"><text:soft-page-break/>Aura <text:span text:style-name="T927">odvahy</text:span></text:h>
      <text:p text:style-name="P18"><text:span text:style-name="T928">Dosah:</text:span><text:span text:style-name="T370"> </text:span><text:span text:style-name="T373">krátký</text:span><text:span text:style-name="T372"> (</text:span><text:span text:style-name="T374">1</text:span><text:span text:style-name="T372">b)</text:span><text:span text:style-name="T929"><text:line-break/>Rozsah:</text:span><text:span text:style-name="T370"> </text:span><text:span text:style-name="T375">všechno v dosahu </text:span><text:span text:style-name="T376">(</text:span><text:span text:style-name="T377">6</text:span><text:span text:style-name="T376">b)</text:span></text:p>
      <text:p text:style-name="P151">Po dobu <text:span text:style-name="T109">soustředění</text:span> <text:span text:style-name="T930">kolem tebe bude neviditelná aura dodávající odvahu. Všichni uvnitř, s výjimkou těch, které určíš, jsou</text:span> <text:span text:style-name="T931">imunní proti jakékoliv formě </text:span><text:span text:style-name="T193">strachu</text:span><text:span text:style-name="T931"> i </text:span><text:span text:style-name="T193">děsu</text:span><text:span text:style-name="T931"> a dokáží dělat věci, k nimž by se jinak neodhodlali.</text:span></text:p>
      <text:h text:style-name="P515" text:outline-level="4">Aura strachu</text:h>
      <text:p text:style-name="P18"><text:span text:style-name="T932">Hod</text:span>: +<text:span text:style-name="T928">1 proti Duši (3b)<text:line-break/>Dosah:</text:span><text:span text:style-name="T370"> </text:span><text:span text:style-name="T373">krátký</text:span><text:span text:style-name="T372"> (</text:span><text:span text:style-name="T374">1</text:span><text:span text:style-name="T372">b)</text:span><text:span text:style-name="T929"><text:line-break/>Rozsah:</text:span><text:span text:style-name="T370"> </text:span><text:span text:style-name="T375">všechno v dosahu </text:span><text:span text:style-name="T376">(</text:span><text:span text:style-name="T377">6</text:span><text:span text:style-name="T376">b)<text:line-break/></text:span><text:span text:style-name="T933">Efekt: Vytvoření nevýhody (6b)</text:span></text:p>
      <text:p text:style-name="P154">Po dobu <text:span text:style-name="T109">soustředění</text:span> kolem tebe bude zlověstná aura <text:span text:style-name="T109">strachu</text:span>. Každý, kdo <text:span text:style-name="T934">se v ní nachází, nebo do ní později</text:span> vstoupí, <text:span text:style-name="T935">s výjimkou cílů, které z účinku vyloučíš,</text:span> se musí bránit Duší proti <text:span text:style-name="T109">vytvoření nevýhody</text:span> tvým hodem na seslání. <text:span text:style-name="T936">Kdo se jednou ubrání, znovu si už házet nemusí. Strach trvá i po opuštění dosahu kouzla. Ukončením tvého </text:span><text:span text:style-name="T194">soustředění</text:span><text:span text:style-name="T936"> strach pomine a spolu s ním i z něj plynoucí nevýhody.</text:span></text:p>
      <text:h text:style-name="P520" text:outline-level="4">Aura <text:span text:style-name="T937">moci</text:span></text:h>
      <text:p text:style-name="P18"><text:span text:style-name="T938">H</text:span>od: +<text:span text:style-name="T939">5 na obranu (jen 9b, protože +2 je z plné obrany)<text:line-break/>Dosah:</text:span><text:span text:style-name="T370"> </text:span><text:span text:style-name="T378">krátký </text:span><text:span text:style-name="T379">(1b)</text:span><text:span text:style-name="T929"><text:line-break/>Rozsah:</text:span><text:span text:style-name="T370"> </text:span><text:span text:style-name="T375">všechno v dosahu </text:span><text:span text:style-name="T376">(</text:span><text:span text:style-name="T380">6</text:span><text:span text:style-name="T376">b)</text:span></text:p>
      <text:p text:style-name="P155"><text:soft-page-break/>Po dobu <text:span text:style-name="T109">soustředění</text:span> <text:span text:style-name="T940">vyzařuješ takový majestát, že se ti inteligentní <text:s/>bytosti budou zdráhat ublížit</text:span>. <text:span text:style-name="T941">Místo všech hodů na obranu si proti nim házíš </text:span><text:span text:style-name="T381">na seslání</text:span><text:span text:style-name="T942">. Pokud je cíl proti strachu imunní, nebo nemá žádnou inteligenci (pasti, zvířata), nebo útočí ze střední nebo větší vzdálenosti, bráníš se normálně.</text:span></text:p>
      <text:h text:style-name="P515" text:outline-level="4">Protikouzlo</text:h>
      <text:p text:style-name="P18"><text:span text:style-name="T943">Hod</text:span>: +<text:span text:style-name="T944">3 (9b)<text:line-break/>Dosah:</text:span><text:span text:style-name="T370"> </text:span><text:span text:style-name="T382">krátký</text:span><text:span text:style-name="T370"> </text:span><text:span text:style-name="T383">(</text:span><text:span text:style-name="T382">1</text:span><text:span text:style-name="T383">b)</text:span><text:span text:style-name="T929"><text:line-break/>Rozsah:</text:span><text:span text:style-name="T370"> 1 cíl </text:span><text:span text:style-name="T384">(0b)</text:span><text:span text:style-name="T370"><text:line-break/></text:span><text:span text:style-name="T933">Efekt: Protiakce (6b)</text:span></text:p>
      <text:p text:style-name="P169"><text:span text:style-name="T370">Používá se jako </text:span><text:span text:style-name="T185">bránění v akci</text:span><text:span text:style-name="T370"> proti </text:span><text:span text:style-name="T385">sesílání</text:span><text:span text:style-name="T370"> kouzl</text:span><text:span text:style-name="T385">a</text:span><text:span text:style-name="T370">. V případě úspěchu </text:span><text:span text:style-name="T386">je zrušené kouzlo spotřebované a</text:span><text:span text:style-name="T370"> nemá žádný účinek.</text:span></text:p>
      <text:h text:style-name="P515" text:outline-level="4">Světlo</text:h>
      <text:p text:style-name="P156"><text:span text:style-name="T109">Dosah:</text:span> <text:span text:style-name="T387">krátký </text:span><text:span text:style-name="T388">(1b)</text:span><text:line-break/><text:span text:style-name="T109">Rozsah:</text:span> 1 předmět</text:p>
      <text:p text:style-name="P169"><text:span text:style-name="T945">Po dobu </text:span><text:span text:style-name="T195">soustředění</text:span><text:span text:style-name="T389"> </text:span><text:span text:style-name="T390">bude předmět svítit. </text:span><text:span text:style-name="T391">M</text:span><text:span text:style-name="T392">ůžeš libovolně měnit </text:span><text:span text:style-name="T391">barvu světla a jeho intenzitu.</text:span><text:span text:style-name="T392"> </text:span><text:span text:style-name="T393">N</text:span><text:span text:style-name="T392">ejvyšší možná </text:span><text:span text:style-name="T394">odpovídá</text:span><text:span text:style-name="T392"> lucern</text:span><text:span text:style-name="T394">ě</text:span><text:span text:style-name="T392">.</text:span></text:p>
      <text:h text:style-name="P515" text:outline-level="4">Tma</text:h>
      <text:p text:style-name="P156"><text:span text:style-name="T109">Dosah:</text:span> <text:span text:style-name="T387">krátký </text:span><text:span text:style-name="T388">(1b)</text:span><text:line-break/><text:span text:style-name="T109">Rozsah:</text:span> 1 předmět</text:p>
      <text:p text:style-name="P103"><text:span text:style-name="T392">Sesílá se na </text:span><text:span text:style-name="T395">zdroj světla. </text:span><text:span text:style-name="T392">Po </text:span><text:span text:style-name="T396">dobu </text:span><text:span text:style-name="T196">soustředění</text:span><text:span text:style-name="T397"> </text:span><text:span text:style-name="T398">zcela pohltí</text:span><text:span text:style-name="T395"> </text:span><text:span text:style-name="T398">s</text:span><text:span text:style-name="T395">větlo </text:span><text:span text:style-name="T399">do síly</text:span><text:span text:style-name="T395"> </text:span><text:span text:style-name="T399">lucerny</text:span><text:span text:style-name="T395">, silnější pouze utlumí. Sluneční světlo toto kouzlo neovlivní. Po </text:span><text:span text:style-name="T400">u</text:span><text:span text:style-name="T395">končení </text:span><text:span text:style-name="T197">soustředění</text:span><text:span text:style-name="T395"> se intenzita </text:span><text:span text:style-name="T401">zdroje světla</text:span><text:span text:style-name="T395"> vrátí do přirozeného stavu.</text:span></text:p>
      <text:h text:style-name="P515" text:outline-level="4"><text:soft-page-break/>Rozhlížení</text:h>
      <text:p text:style-name="P156"><text:span text:style-name="T109">Dosah:</text:span> <text:span text:style-name="T402">dlouhý </text:span><text:span text:style-name="T388">(6b)</text:span></text:p>
      <text:p text:style-name="P103"><text:span text:style-name="T392">Po </text:span><text:span text:style-name="T396">dobu </text:span><text:span text:style-name="T196">soustředění</text:span><text:span text:style-name="T392"> vidíš to, co bys viděl, kdybys stál na cílovém místě.</text:span></text:p>
      <text:h text:style-name="P521" text:outline-level="4">Hyperprostor</text:h>
      <text:p text:style-name="P156"><text:span text:style-name="T198">Hod: +0 proti Duši</text:span><text:span text:style-name="T109"><text:line-break/>Dosah:</text:span> <text:span text:style-name="T403">krátký </text:span><text:span text:style-name="T388">(1b)</text:span><text:line-break/><text:span text:style-name="T109">Rozsah:</text:span> 1 <text:span text:style-name="T946">cíl</text:span></text:p>
      <text:p text:style-name="P349">/* <text:span text:style-name="T947">Ok tak nakonec to nechám – je to omezené viditelností a krátkým dosahem. I tak by ale tohle kouzlo mělo přijít do hry až na vyšších úrovních.</text:span> */</text:p>
      <text:p text:style-name="P349">/* <text:span text:style-name="T948">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49">I když – má to pořád jen krátký dosah, takže pár metrů. Vyšší zdi/širší propasti budou pořád nepřekonatelné. <text:span text:style-name="T949">Levitace by to mohla mít stejně.</text:span></text:p>
      <text:p text:style-name="P349">Pozn.: V kombinací s teleportační runou by šlo asi cheatovat tím, že runu nejdřív někam hodím a pak se tam portnu. V zásadě se mi to docela líbí, <text:span text:style-name="T950">je to hodně kombinační. A je to pořád omezené tím, že se runou musím trefit.</text:span></text:p>
      <text:p text:style-name="P349">*/</text:p>
      <text:p text:style-name="P105">Tímto kouzlem přemístíš <text:span text:style-name="T951">cíl</text:span> <text:span text:style-name="T885">a</text:span> všechno, co ne<text:span text:style-name="T951">se (nikoliv táhne po zemi)</text:span>, na zvolené místo. <text:span text:style-name="T886">Cílový prostor musíš vidět, cíl se tam musí i se svým nákladem vejít a musí ho to tam unést – lze se teleportovat do vody, ale ne do vzduchu nebo na vrchol křoví.</text:span></text:p>
      <text:list xml:id="list3783134782" text:style-name="L53">
        <text:list-item>
          <text:p text:style-name="P403">Když <text:span text:style-name="T952">cíl</text:span> teleportuješ někomu do zad, <text:span text:style-name="T953">bude mít</text:span> v následujícím kole <text:span text:style-name="T954">proti dotyčnému</text:span> <text:span text:style-name="T955">velkou</text:span> výhodu.</text:p>
        </text:list-item>
        <text:list-item>
          <text:p text:style-name="P418"><text:soft-page-break/><text:span text:style-name="T392">K</text:span><text:span text:style-name="T263">dyž </text:span><text:span text:style-name="T404">cíl</text:span><text:span text:style-name="T263"> s teleportem nesouhlasí, může </text:span><text:span text:style-name="T404">se bránit Duš</text:span><text:span text:style-name="T405">í</text:span><text:span text:style-name="T404">.</text:span></text:p>
        </text:list-item>
      </text:list>
      <text:h text:style-name="P523" text:outline-level="4">Návrat</text:h>
      <text:p text:style-name="P156"><text:span text:style-name="T198">Hod: +0 proti Duši<text:line-break/></text:span><text:span text:style-name="T109">Dosah:</text:span> <text:span text:style-name="T403">krátký </text:span><text:span text:style-name="T388">(1b)</text:span><text:line-break/><text:span text:style-name="T109">Rozsah:</text:span> <text:span text:style-name="T956">Všechny cíle určené při připoutání kouzla.</text:span></text:p>
      <text:p text:style-name="P157">Cíle tohoto kouzla se určují už při jeho připoutávání. <text:span text:style-name="T957">Musejí</text:span> <text:span text:style-name="T958">při tom</text:span> být v dosahu.<text:line-break/><text:tab/><text:span text:style-name="T959">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760808138" text:style-name="L54">
        <text:list-item>
          <text:p text:style-name="P419">Když někdo být přenesen nechce, může si hodit na obranu Duší.</text:p>
        </text:list-item>
      </text:list>
      <text:h text:style-name="P522" text:outline-level="4">Pomalý pád</text:h>
      <text:p text:style-name="P156"><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8"><text:span text:style-name="T21">P</text:span><text:span text:style-name="T1">o dobu </text:span><text:span text:style-name="T6">soustředění</text:span><text:span text:style-name="T1"> </text:span><text:span text:style-name="T31">cíl padá</text:span><text:span text:style-name="T1"> tak pomalu, že zvládne bez problémů bezpečně dopadnout.</text:span></text:p>
      <text:p text:style-name="P158"><text:span text:style-name="T1">/* </text:span><text:span text:style-name="T32">Tohle taky dost trivializuje </text:span><text:span text:style-name="T33">sešplhávání do různých děr a tak. Na druhou stranu na to obyčejně</text:span><text:span text:style-name="T32"> </text:span><text:span text:style-name="T33">stačí lano (což je taky předmět, byť méně skladný) a </text:span><text:span text:style-name="T34">na vyšplhání nahoru to nepomůže.</text:span><text:span text:style-name="T1"> */</text:span></text:p>
      <text:h text:style-name="P521" text:outline-level="4">Levitace</text:h>
      <text:p text:style-name="P159">Dosah: krátký <text:span text:style-name="T960">(1b)</text:span></text:p>
      <text:p text:style-name="P169"><text:soft-page-break/><text:span text:style-name="T961">Po dobu </text:span><text:span text:style-name="T199">soustředění</text:span><text:span text:style-name="T961">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07" text:outline-level="4">Neviditelnost</text:h>
      <text:p text:style-name="P160">TODO</text:p>
      <text:p text:style-name="P109">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045863467" text:style-name="L55">
        <text:list-item>
          <text:p text:style-name="P408">Pokud neviditelného neprozrazuje nic jiného (zvuky, výrazný stín, obrys v dešti), tak má velkou výhodu proti těm, kdo jej nevidí.</text:p>
        </text:list-item>
        <text:list-item>
          <text:p text:style-name="P420">Když jej něco prozrazuje, má jen malou výhodu.</text:p>
        </text:list-item>
      </text:list>
      <text:p text:style-name="P109"><text:span text:style-name="T406">/* </text:span><text:span text:style-name="T407">Neviditelnou osobu lze detekovat přes </text:span><text:span text:style-name="T200">Najdi kouzla</text:span><text:span text:style-name="T406"> */</text:span></text:p>
      <text:h text:style-name="P515" text:outline-level="4">Vodní dech</text:h>
      <text:p text:style-name="P161"><text:span text:style-name="T109">Dosah:</text:span> krátký <text:span text:style-name="T960">(1b)</text:span><text:line-break/><text:span text:style-name="T109">Rozsah:</text:span> Všechny určené cíle v dosahu</text:p>
      <text:p text:style-name="P169"><text:span text:style-name="T406">Po dobu </text:span><text:span text:style-name="T201">soustředění</text:span><text:span text:style-name="T406"> umožňuje dýchat pod vodou.</text:span></text:p>
      <text:h text:style-name="P515" text:outline-level="4"><text:soft-page-break/>Vzplanutí</text:h>
      <text:p text:style-name="P156"><text:span text:style-name="T202">Fyzický útok ohněm proti Síle</text:span><text:span text:style-name="T180">: </text:span><text:span text:style-name="T203">2</text:span><text:span text:style-name="T202">/</text:span><text:span text:style-name="T203">0</text:span><text:span text:style-name="T204"> </text:span><text:span text:style-name="T205">(</text:span><text:span text:style-name="T206">6</text:span><text:span text:style-name="T207">b/</text:span><text:span text:style-name="T203">5</text:span><text:span text:style-name="T205">b) </text:span><text:span text:style-name="T208">+ </text:span><text:span text:style-name="T408">efekt vzplanutí (</text:span><text:span text:style-name="T409">4</text:span><text:span text:style-name="T408">b)</text:span><text:span text:style-name="T109"><text:line-break/>Dosah:</text:span> <text:span text:style-name="T962">krátký (1b)</text:span><text:line-break/><text:span text:style-name="T109">Rozsah:</text:span> 1 <text:span text:style-name="T963">cíl (0b)</text:span></text:p>
      <text:p text:style-name="P162">Kouzlo <text:span text:style-name="T964">zraní cíl ohněm a </text:span>pokusí <text:span text:style-name="T964">se jej zapálit:</text:span> <text:span text:style-name="T965">P</text:span>okud <text:span text:style-name="T966">je dobře hořlavý, nebo má něco hořlavého na sobě, bude další 3 kola hořet za 1k3 životů (každé kolo si odečítá zbroj). Uhašení zabere 1 akci.</text:span></text:p>
      <text:h text:style-name="P524" text:outline-level="4">Ohniv<text:span text:style-name="T967">ý oblouk</text:span></text:h>
      <text:p text:style-name="P156"><text:span text:style-name="T202">Fyzický útok ohněm proti </text:span><text:span text:style-name="T204">Finese</text:span><text:span text:style-name="T180">: </text:span><text:span text:style-name="T202">2/</text:span><text:span text:style-name="T209">1k</text:span><text:span text:style-name="T210">6</text:span><text:span text:style-name="T204"> </text:span><text:span text:style-name="T205">(</text:span><text:span text:style-name="T207">6b</text:span><text:span text:style-name="T205">/</text:span><text:span text:style-name="T210">8</text:span><text:span text:style-name="T205">b</text:span><text:span text:style-name="T211">)</text:span><text:span text:style-name="T109"><text:line-break/>Dosah:</text:span> <text:span text:style-name="T968">k</text:span><text:span text:style-name="T410">ontaktní</text:span><text:span text:style-name="T969"> (0b)</text:span><text:line-break/><text:span text:style-name="T109">Rozsah:</text:span> <text:span text:style-name="T967">všechno těsně před tebou (2b)</text:span></text:p>
      <text:p text:style-name="P163">Mezi rozpřaženýma rukama ti <text:span text:style-name="T970">obloukem</text:span> prošlehnou plameny a zraní <text:span text:style-name="T971">všechno těsně před tebou.</text:span></text:p>
      <text:h text:style-name="P524" text:outline-level="4">Ohnivá střela</text:h>
      <text:p text:style-name="P156"><text:span text:style-name="T202">Fyzický útok ohněm proti </text:span><text:span text:style-name="T204">Finese</text:span><text:span text:style-name="T180">: </text:span><text:span text:style-name="T202">2/</text:span><text:span text:style-name="T209">1k</text:span><text:span text:style-name="T212">4</text:span><text:span text:style-name="T204"> </text:span><text:span text:style-name="T205">(</text:span><text:span text:style-name="T207">6b</text:span><text:span text:style-name="T205">/</text:span><text:span text:style-name="T212">7</text:span><text:span text:style-name="T205">b</text:span><text:span text:style-name="T211">)</text:span><text:span text:style-name="T109"><text:line-break/>Dosah:</text:span> <text:span text:style-name="T972">střední (3b)</text:span><text:line-break/><text:span text:style-name="T109">Rozsah:</text:span> 1 <text:span text:style-name="T963">cíl (0b)</text:span></text:p>
      <text:p text:style-name="P164"><text:span text:style-name="T973">Z tvé ruky na určený cíl vyletí malá plamenná střela</text:span>.</text:p>
      <text:h text:style-name="P524" text:outline-level="4">Ohnivá koule</text:h>
      <text:p text:style-name="P156"><text:span text:style-name="T213">Hod</text:span><text:span text:style-name="T180">: </text:span><text:span text:style-name="T411">1</text:span><text:span text:style-name="T412">/</text:span><text:span text:style-name="T413">1k</text:span><text:span text:style-name="T414">2</text:span><text:span text:style-name="T415"> </text:span><text:span text:style-name="T416">proti Finese</text:span><text:span text:style-name="T415"> </text:span><text:span text:style-name="T417">(oheň)</text:span><text:span text:style-name="T209"> </text:span><text:span text:style-name="T211">(</text:span><text:span text:style-name="T214">3</text:span><text:span text:style-name="T215">b/</text:span><text:span text:style-name="T216">6</text:span><text:span text:style-name="T215">b</text:span><text:span text:style-name="T211">)</text:span><text:span text:style-name="T109"><text:line-break/>Dosah:</text:span> <text:span text:style-name="T972">střední (3b)</text:span><text:line-break/><text:span text:style-name="T109">Rozsah:</text:span> <text:span text:style-name="T972">koule o průměru (Duše) metrů (4b)</text:span></text:p>
      <text:p text:style-name="P164"><text:span text:style-name="T974">Z tebou určeného místa vyšlehnou plameny do tvaru koule</text:span>.</text:p>
      <text:h text:style-name="P524" text:outline-level="4"><text:soft-page-break/>Ohnivý déšť</text:h>
      <text:p text:style-name="P156"><text:span text:style-name="T202">Fyzický útok ohněm proti </text:span><text:span text:style-name="T204">Finese</text:span><text:span text:style-name="T180">: </text:span><text:span text:style-name="T217">0</text:span><text:span text:style-name="T202">/</text:span><text:span text:style-name="T209">1k</text:span><text:span text:style-name="T218">4</text:span><text:span text:style-name="T209"> </text:span><text:span text:style-name="T211">(</text:span><text:span text:style-name="T217">0</text:span><text:span text:style-name="T215">b/</text:span><text:span text:style-name="T218">7</text:span><text:span text:style-name="T215">b</text:span><text:span text:style-name="T211">)</text:span><text:span text:style-name="T109"><text:line-break/>Dosah:</text:span> <text:span text:style-name="T975">krátký (1b)</text:span><text:line-break/><text:span text:style-name="T109">Rozsah:</text:span> <text:span text:style-name="T975">všechno v dosahu (6b)<text:line-break/></text:span><text:span text:style-name="T219">Efekt:</text:span><text:span text:style-name="T975"> Zranění každé kolo po dobu udržování (4b)</text:span></text:p>
      <text:p text:style-name="P165">Po dobu <text:span text:style-name="T109">soustředění</text:span> bude kolem tebe sršet ohnivý déšť. <text:span text:style-name="T976">Každé kolo zasahuje všechny cíle s výjimkou těch, které z působení vyjmeš.</text:span></text:p>
      <text:h text:style-name="P515" text:outline-level="4">Výboj</text:h>
      <text:p text:style-name="P156"><text:span text:style-name="T220">Hod</text:span><text:span text:style-name="T180">: </text:span><text:span text:style-name="T412">2/</text:span><text:span text:style-name="T413">1k</text:span><text:span text:style-name="T418">8 </text:span><text:span text:style-name="T419">proti Síle (blesk) </text:span><text:span text:style-name="T420"><text:s/></text:span><text:span text:style-name="T421">(6b/</text:span><text:span text:style-name="T422">9</text:span><text:span text:style-name="T421">b)</text:span><text:span text:style-name="T109"><text:line-break/>Dosah:</text:span> <text:span text:style-name="T977">krátký (1b)</text:span><text:line-break/><text:span text:style-name="T109">Rozsah:</text:span> 1 <text:span text:style-name="T963">cíl (0b)</text:span></text:p>
      <text:p text:style-name="P166"><text:span text:style-name="T974">Z</text:span> tvé ruky na určený cíl <text:span text:style-name="T974">přeskočí jasný výboj</text:span>.</text:p>
      <text:h text:style-name="P515" text:outline-level="4"><text:span text:style-name="T978">Zřetězený</text:span> <text:span text:style-name="T979">výboj</text:span></text:h>
      <text:p text:style-name="P156"><text:span text:style-name="T202">Fyzický útok </text:span><text:span text:style-name="T221">bleskem</text:span><text:span text:style-name="T202"> proti Síle</text:span><text:span text:style-name="T180">: </text:span><text:span text:style-name="T222">1</text:span><text:span text:style-name="T202">/</text:span><text:span text:style-name="T209">1k</text:span><text:span text:style-name="T223">6</text:span><text:span text:style-name="T221"> </text:span><text:span text:style-name="T224">(</text:span><text:span text:style-name="T222">3</text:span><text:span text:style-name="T224">b/</text:span><text:span text:style-name="T222">8</text:span><text:span text:style-name="T224">b)</text:span><text:span text:style-name="T109"><text:line-break/>Dosah:</text:span> <text:span text:style-name="T977">krátký (1b)</text:span><text:line-break/><text:span text:style-name="T109">Rozsah:</text:span> <text:span text:style-name="T977">až (Duše) cílů (4b)</text:span></text:p>
      <text:p text:style-name="P166">Jasný výboj přeskočí z tvé ruky na určený cíl <text:span text:style-name="T977">a zřetězí se na ostatní v tebou určeném pořadí</text:span>. <text:span text:style-name="T977">Když se některý z nich úspěšně ubrání úhybem, výboj tím končí a na další už nepřeskakuje. Každý cíl může být zasažen jen jednou.</text:span></text:p>
      <text:h text:style-name="P515" text:outline-level="4">Kulový blesk</text:h>
      <text:p text:style-name="P156"><text:span text:style-name="T202">Fyzický útok </text:span><text:span text:style-name="T221">bleskem</text:span><text:span text:style-name="T202"> proti </text:span><text:span text:style-name="T225">Finese</text:span><text:span text:style-name="T180">: </text:span><text:span text:style-name="T226">1</text:span><text:span text:style-name="T202">/</text:span><text:span text:style-name="T209">1k</text:span><text:span text:style-name="T227">10</text:span><text:span text:style-name="T228"> </text:span><text:span text:style-name="T229">(</text:span><text:span text:style-name="T226">3</text:span><text:span text:style-name="T230">b/</text:span><text:span text:style-name="T226">10</text:span><text:span text:style-name="T230">b</text:span><text:span text:style-name="T229">)</text:span><text:span text:style-name="T109"><text:line-break/>Dosah:</text:span> <text:span text:style-name="T977">krátký (1b)</text:span><text:line-break/><text:span text:style-name="T109">Rozsah:</text:span> <text:span text:style-name="T980">všechno po cestě (2b)</text:span></text:p>
      <text:p text:style-name="P167"><text:soft-page-break/>Z tvé ruky vyletí kulový blesk a zasáhne vše, co mu stojí v cestě. Zastaví jej jen kamenná zeď nebo něco podobně masivního.</text:p>
      <text:h text:style-name="P515" text:outline-level="4">Ledová tříšť</text:h>
      <text:p text:style-name="P168">TODO</text:p>
      <text:p text:style-name="P95">Ve vzduchu se objeví ostré ledové úlomky a velkou rychlostí vyletí k <text:span text:style-name="T873">vybranému</text:span> cíli.</text:p>
      <text:h text:style-name="P515" text:outline-level="4">Telekine<text:span text:style-name="T981">tický úder</text:span></text:h>
      <text:p text:style-name="P156"><text:span text:style-name="T231">Hod</text:span><text:span text:style-name="T180">:</text:span><text:span text:style-name="T423"> </text:span><text:span text:style-name="T424">1</text:span><text:span text:style-name="T412">/</text:span><text:span text:style-name="T413">1k</text:span><text:span text:style-name="T424">2 </text:span><text:span text:style-name="T425">proti Finese</text:span><text:span text:style-name="T426"> </text:span><text:span text:style-name="T427">(</text:span><text:span text:style-name="T424">3</text:span><text:span text:style-name="T427">b/</text:span><text:span text:style-name="T424">6</text:span><text:span text:style-name="T427">b)</text:span><text:span text:style-name="T394"> </text:span><text:span text:style-name="T427">+ zatlačení </text:span><text:span text:style-name="T428">(</text:span><text:span text:style-name="T429">6</text:span><text:span text:style-name="T427">b</text:span><text:span text:style-name="T428">)</text:span><text:span text:style-name="T109"><text:line-break/>Dosah:</text:span> <text:span text:style-name="T982">krátký (1b)</text:span><text:line-break/><text:span text:style-name="T109">Rozsah:</text:span> 1 <text:span text:style-name="T963">cíl (0b)</text:span></text:p>
      <text:p text:style-name="P141">Do cíle udeří neviditelná síla. Kouzlo zraňuje a <text:span text:style-name="T908">současně se</text:span> počítá jako <text:span text:style-name="T109">zatlačení protivníka</text:span>. <text:span text:style-name="T909">Jde také použít na vyrážení dveří.</text:span></text:p>
      <text:h text:style-name="P525" text:outline-level="4">Přenos zvuku</text:h>
      <text:p text:style-name="P98">Požadavky: <text:span text:style-name="T894">2</text:span>. úroveň<text:line-break/><text:span text:style-name="T891">Trvání: udržování</text:span></text:p>
      <text:p text:style-name="P116">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25" text:outline-level="4">Paralýza</text:h>
      <text:p text:style-name="P98">Požadavky: <text:span text:style-name="T895">4</text:span>. úroveň<text:line-break/><text:span text:style-name="T877">Obrana: Fyzička (Odolnost)</text:span></text:p>
      <text:p text:style-name="P118"><text:soft-page-break/><text:span text:style-name="T109">Paralýza</text:span> ubírá Výdrž jako normální útok, cíl se ale brání svou Odolností a nepomůže mu zbroj. <text:span text:style-name="T109">Paralýza</text:span> nezraňuje, ale když jedním sesláním ubereš alespoň 3 body Výdrže, cíl si počítá nevýhodu, jako kdyby měl zranění.</text:p>
      <text:list xml:id="list2918534970" text:style-name="L56">
        <text:list-item>
          <text:p text:style-name="P421"><text:span text:style-name="T895">Veškeré účinky </text:span><text:span text:style-name="T174">Paralýzy</text:span><text:span text:style-name="T895"> pominou po krátkém odpočinku.</text:span></text:p>
        </text:list-item>
      </text:list>
      <text:h text:style-name="P525" text:outline-level="4">Přebarv<text:span text:style-name="T896">ení</text:span></text:h>
      <text:p text:style-name="P98">Požadavky: <text:span text:style-name="T897">1</text:span>. úroveň<text:line-break/><text:span text:style-name="T891">Trvání: udržování</text:span></text:p>
      <text:p text:style-name="P120">Umožňuje libovolně změnit barvu čehokoliv v dosahu působení. Po skončení kouzla se barva vrátí do přirozeného stavu.</text:p>
      <text:h text:style-name="P525" text:outline-level="4">Magické prsty</text:h>
      <text:p text:style-name="P98">Požadavky: <text:span text:style-name="T889">4</text:span>. úroveň<text:line-break/><text:span text:style-name="T891">Trvání: udržování</text:span></text:p>
      <text:p text:style-name="P122"><text:span text:style-name="T109">Magické prsty</text:span> umožňují na dálku dělat cokoliv, co bys mohl udělat vlastníma rukama. Po dobu trvání kouzla nemáš cit ve vlastních rukou, místo toho cítíš to, čeho se dotýkají <text:span text:style-name="T898">tvé</text:span> <text:span text:style-name="T109">Magické prsty</text:span>. <text:span text:style-name="T898">Neriskuješ při tom zranění, protože </text:span><text:span text:style-name="T175">Magické prsty</text:span><text:span text:style-name="T898"> jsou nehmotné. Můžeš tedy například bez obav vytáhnout předmět z plamenů, kyseliny, a podobně.</text:span><text:line-break/><text:tab/><text:span text:style-name="T889">S jak těžkými břemeny dokážeš manipulovat a jakým způsobem, se řídí stejnými pravidly, jako u kouzla </text:span><text:span text:style-name="T176">Levitace</text:span><text:span text:style-name="T889">. Při použití </text:span><text:span text:style-name="T176">Magický</text:span><text:span text:style-name="T175">ch</text:span><text:span text:style-name="T176"> prst</text:span><text:span text:style-name="T175">ů</text:span><text:span text:style-name="T889"> ovšem musíš mít předmět jak uchopit.</text:span></text:p>
      <text:list xml:id="list283709303" text:style-name="L57">
        <text:list-item>
          <text:p text:style-name="P413">Pomocí Magických prstů můžeš <text:span text:style-name="T899">také</text:span> na dálku používat zbraně.</text:p>
          <text:list>
            <text:list-item>
              <text:p text:style-name="P413"><text:soft-page-break/>Počítá se při tom stejný rys, jako kdybys bojoval normálně (tedy boj se zbraní, nikoliv sesílání kouzel), ale budeš mít výhodu za dosah, jako by se jednalo o útok na dálku.</text:p>
            </text:list-item>
          </text:list>
        </text:list-item>
      </text:list>
      <text:h text:style-name="P525" text:outline-level="4">Lazebník</text:h>
      <text:p text:style-name="P98">Požadavky: <text:span text:style-name="T889">4</text:span>. úroveň</text:p>
      <text:p text:style-name="P124">Toto poměrně složité, ale velice užitečné kouzlo, zajistí kompletní očistu, jako po kvalitní lázni.</text:p>
      <text:h text:style-name="Heading_20_2" text:outline-level="2">Zloděj</text:h>
      <text:p text:style-name="Text_20_body">Základní zlodějské schopnosti</text:p>
      <text:list xml:id="list1777432500" text:style-name="L58">
        <text:list-item>
          <text:p text:style-name="P423">Imitace zvuku</text:p>
        </text:list-item>
        <text:list-item>
          <text:p text:style-name="P423">Odhad na lidi</text:p>
        </text:list-item>
        <text:list-item>
          <text:p text:style-name="P422">Svůdný hlas</text:p>
        </text:list-item>
        <text:list-item>
          <text:p text:style-name="P422">Periferní vidění</text:p>
        </text:list-item>
        <text:list-item>
          <text:p text:style-name="P422">Citlivý hmat</text:p>
        </text:list-item>
        <text:list-item>
          <text:p text:style-name="P422">Dokonalá rovnováha</text:p>
        </text:list-item>
      </text:list>
      <text:p text:style-name="Text_20_body">Pokročilé zlodějské schopnosti</text:p>
      <text:list xml:id="list3011177667" text:style-name="L59">
        <text:list-item>
          <text:p text:style-name="P424">Hybernace</text:p>
        </text:list-item>
        <text:list-item>
          <text:p text:style-name="P424">Zákeřný útok</text:p>
        </text:list-item>
        <text:list-item>
          <text:p text:style-name="P424">Chytání střel</text:p>
        </text:list-item>
        <text:list-item>
          <text:p text:style-name="P424">Znehybňující úder</text:p>
        </text:list-item>
        <text:list-item>
          <text:p text:style-name="P424"><text:soft-page-break/>Rychlé ruce</text:p>
        </text:list-item>
        <text:list-item>
          <text:p text:style-name="P424">Ohebnost</text:p>
        </text:list-item>
        <text:list-item>
          <text:p text:style-name="P424">První dojem</text:p>
        </text:list-item>
        <text:list-item>
          <text:p text:style-name="P424">Průměrná tvář</text:p>
        </text:list-item>
        <text:list-item>
          <text:p text:style-name="P425">Získání důvěry</text:p>
        </text:list-item>
        <text:list-item>
          <text:p text:style-name="P424">Nečitelnost</text:p>
        </text:list-item>
      </text:list>
      <text:p text:style-name="Text_20_body">Mistrovské zlodějské schopnosti</text:p>
      <text:list xml:id="list2244341552" text:style-name="L60">
        <text:list-item>
          <text:p text:style-name="P426">Běh po hladině</text:p>
        </text:list-item>
        <text:list-item>
          <text:p text:style-name="P427">Přesný výstřel</text:p>
        </text:list-item>
        <text:list-item>
          <text:p text:style-name="P427">Obcházení zbroje</text:p>
        </text:list-item>
        <text:list-item>
          <text:p text:style-name="P426">Šestý smysl</text:p>
        </text:list-item>
        <text:list-item>
          <text:p text:style-name="P426">Bezpečný dopad</text:p>
        </text:list-item>
        <text:list-item>
          <text:p text:style-name="P426">Přemlouvání</text:p>
        </text:list-item>
        <text:list-item>
          <text:p text:style-name="P426">Splynutí s okolím</text:p>
        </text:list-item>
        <text:list-item>
          <text:p text:style-name="P426">Vějířový hod</text:p>
        </text:list-item>
        <text:list-item>
          <text:p text:style-name="P426">Blesková reakce</text:p>
        </text:list-item>
        <text:list-item>
          <text:p text:style-name="P426">Bleskový přesun</text:p>
        </text:list-item>
        <text:list-item>
          <text:p text:style-name="P426">Zpomalené vnímání času</text:p>
        </text:list-item>
        <text:list-item>
          <text:p text:style-name="P428">Potlačení pachové stopy</text:p>
        </text:list-item>
      </text:list>
      <text:h text:style-name="P555" text:outline-level="3"><text:soft-page-break/>Základní <text:span text:style-name="T1000">zlodějské</text:span> schopnosti</text:h>
      <text:h text:style-name="P473" text:outline-level="4">Imitace zvuku</text:h>
      <text:p text:style-name="P54"><text:span text:style-name="T12">/</text:span><text:span text:style-name="T17">* Hraničář má </text:span><text:span text:style-name="T3">přivolání zvířat</text:span><text:span text:style-name="T17">, tohle by byla duplicita. Mohl by to ale dostat zloděj – jo, k tomu se to hodí */</text:span></text:p>
      <text:p text:style-name="P54"><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473" text:outline-level="4">Odhad na lidi</text:h>
      <text:p text:style-name="P230"><text:span text:style-name="T65">Po krátkém rozhovoru poznáš, zda mluvíš s někým poctivým a čestným. Neznamená to nutně, že </text:span><text:span text:style-name="T66">dotyčný zrovna mluví pravdu – i ten největší poctivec může zalhat nebo porušit své slovo, když jde například někomu o život. U nepoctivců se samozřejmě můžeš spolehnout jen na to, že se na ně nemůžeš spolehnout.</text:span></text:p>
      <text:h text:style-name="P526" text:outline-level="4">Svůdný hlas</text:h>
      <text:p text:style-name="P197"><text:span text:style-name="T716">T</text:span><text:span text:style-name="T717">vůj hlas má v sobě něco tajemného a vábivého. Nedokážeš sice svést úplně kohokoliv, ale pokud jsi pro dotyčnou osobu přitažlivý, potřebuje opravdu dobrý důvod, aby tě odmítla.</text:span></text:p>
      <text:h text:style-name="P527" text:outline-level="4">Periferní vidění</text:h>
      <text:p text:style-name="P75">Máš výborné periferní vidění. Můžeš tedy například nenápadně sledovat, co se děje u vedlejšího stolu, nebo si všimnout, že někdo sleduje tebe, aniž bys na sebe upozornil. <text:span text:style-name="T1021">Není proti tobě možné získat výhodu za útok do zad.</text:span></text:p>
      <text:h text:style-name="P528" text:outline-level="4"><text:soft-page-break/><text:span text:style-name="T872">Citlivý</text:span> hmat</text:h>
      <text:p text:style-name="P228"><text:span text:style-name="T717">Máš nesmírně citlivý hmat. </text:span><text:span text:style-name="T718">Můžeš mít například označené karty </text:span><text:span text:style-name="T717">tak, že to nikdo jiný nepozná</text:span><text:span text:style-name="T718">, poznáš po hmatu konkrétní minci a podobně.</text:span></text:p>
      <text:h text:style-name="P529" text:outline-level="4"><text:span text:style-name="T487">Dokonalá</text:span> rovnováha</text:h>
      <text:p text:style-name="P51"><text:span text:style-name="T718">Máš dokonalou rovnováhu. Dokážeš běhat po nataženém laně, balancovat na kládě plovoucí na rozbouřené řece, </text:span><text:span text:style-name="T719">nebo třeba</text:span><text:span text:style-name="T718"> přeběhnout po hlavách davu. Při </text:span><text:span text:style-name="T719">pádu</text:span><text:span text:style-name="T718"> vždy dopadneš na nohy.</text:span></text:p>
      <text:h text:style-name="P555" text:outline-level="3"><text:span text:style-name="T1000">Pokročilé</text:span> <text:span text:style-name="T1000">zlodějské</text:span> schopnosti</text:h>
      <text:h text:style-name="P530" text:outline-level="4">H<text:span text:style-name="T1020">y</text:span>bernace</text:h>
      <text:p text:style-name="P46"><text:span text:style-name="T68">D</text:span><text:span text:style-name="T67">okážeš mnohanásobně zpomalit svůj metabolismus. </text:span><text:span text:style-name="T69">Spolu s tím se téměř za</text:span><text:span text:style-name="T19">s</text:span><text:span text:style-name="T69">taví i </text:span><text:span text:style-name="T67">působení jedů, </text:span><text:span text:style-name="T69">lektvarů a dalších substancí</text:span><text:span text:style-name="T67">. </text:span><text:span text:style-name="T69">Prohlédnutím tvého těla nebude možné poznat, že nejsi mrtvý</text:span><text:span text:style-name="T67">. V průběhu </text:span><text:span text:style-name="T7">h</text:span><text:span text:style-name="T8">y</text:span><text:span text:style-name="T7">bernace</text:span><text:span text:style-name="T67"> stále vnímáš své okolí, ale trvá ti déle vjemy zpracovávat. Probudit se </text:span><text:span text:style-name="T69">například</text:span><text:span text:style-name="T67"> na základě domluveného signálu ti tedy může zabrat i několik minut. Když utrpíš smrtelné zranění, </text:span><text:span text:style-name="T8">hy</text:span><text:span text:style-name="T7">bernace</text:span><text:span text:style-name="T67"> </text:span><text:span text:style-name="T69">se </text:span><text:span text:style-name="T67">aktivuje automaticky.</text:span></text:p>
      <text:h text:style-name="Heading_20_4" text:outline-level="4">Zákeřný útok</text:h>
      <text:p text:style-name="P220"><text:span text:style-name="T1018">Pokud o tobě cíl nevěděl a útok nečekal, počítáš si +2 ke zranění</text:span>.</text:p>
      <text:p text:style-name="P226">TODO: Příklad použití.</text:p>
      <text:h text:style-name="Heading_20_4" text:outline-level="4">Chůze beze stop</text:h>
      <text:p text:style-name="Text_20_body">/<text:span text:style-name="T1201">* TODO: Asi to sloučit s Potlačením pachové stopy. */</text:span></text:p>
      <text:p text:style-name="P218"><text:soft-page-break/>S výjimkou naprosto nevhodného terénu, <text:span text:style-name="T1023">jako je třeba</text:span> bahno <text:span text:style-name="T1023">nebo</text:span> čerstvě napadaný sníh se dokáže<text:span text:style-name="T1017">š</text:span> pohybovat tak, že nezanechá<text:span text:style-name="T1017">š </text:span>žádné <text:span text:style-name="T1023">viditelné</text:span> stopy. <text:span text:style-name="T1023">Stále ale zanecháváš pachovou stopu.</text:span></text:p>
      <text:h text:style-name="Heading_20_4" text:outline-level="4">Chytání střel</text:h>
      <text:p text:style-name="P221"><text:span text:style-name="T545">Dokážeš</text:span><text:span text:style-name="T543"> </text:span><text:span text:style-name="T544">bezpečně </text:span><text:span text:style-name="T543">chyt</text:span><text:span text:style-name="T545">it</text:span><text:span text:style-name="T543"> střelu v letu.</text:span><text:span text:style-name="T545"> Při </text:span><text:span text:style-name="T581">plné obraně</text:span><text:span text:style-name="T545"> proti projektilům si místo výhody (+1) počítáš bonus +2.</text:span><text:span text:style-name="T543"> </text:span><text:span text:style-name="T545">Každou volnou rukou</text:span><text:span text:style-name="T543"> můžeš v jenom kole chytit jednu střelu.</text:span></text:p>
      <text:h text:style-name="P531" text:outline-level="4">Znehybňující úder</text:h>
      <text:p text:style-name="P7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32" text:outline-level="4">Rychlé ruce</text:h>
      <text:p text:style-name="P76">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33" text:outline-level="4">Ohebnost</text:h>
      <text:p text:style-name="P227">Tvé tělo je neuvěřitelně pružné a ohebné. Dokážeš se protáhnout všude, kde projdeš hlavou <text:span text:style-name="T1024">a</text:span> vyvlíkneš se z <text:span text:style-name="T1024">jakýchkoliv</text:span> pout.</text:p>
      <text:h text:style-name="P533" text:outline-level="4"><text:soft-page-break/>První dojem</text:h>
      <text:p text:style-name="P50">Na osoby, které tě ještě neznají, dokážeš zapůsobit přesně tak, jak chceš. Můžeš jim připadat jako přátelská osoba, jako někdo hodný respektu, jako někdo důvěryhodný a <text:span text:style-name="T1024">podobně</text:span>. Dotyčný ovšem nemusí vždy jednat tak, jak si představuješ. Pokud se například snažíš zapůsobit jako chudák na šlechtice, který žebráky pohrdá, tak se milodaru nedočkáš. <text:span text:style-name="T1024">Dojem</text:span> se <text:span text:style-name="T1024">také</text:span> může změnit. Pokud například začneš nadávat někomu, kdo tě považoval za přátelskou osobu, nejspíš svůj postoj rychle přehodnotí.</text:p>
      <text:h text:style-name="P533" text:outline-level="4">Průměrná tvář</text:h>
      <text:p text:style-name="P77">Pokud nechceš, nikdo si tě nedokáže zapamatovat. Když se dotyčný na tebe bude snažit vzpomenout, nedokáže si vybavit tvé jméno, podobu ani pohlaví a popsat tě lépe, než „měl takovou průměrnou tvář“.</text:p>
      <text:h text:style-name="P555" text:outline-level="3"><text:span text:style-name="T1000">Mistrovské</text:span> <text:span text:style-name="T1000">zlodějské</text:span> schopnosti</text:h>
      <text:h text:style-name="P534" text:outline-level="4">Potlačení pachové stopy</text:h>
      <text:p text:style-name="P37"><text:span text:style-name="T70">Když chceš, </text:span><text:span text:style-name="T73">nezanecháváš pachovou stopu. </text:span><text:span text:style-name="T70">Pach ale stále vydáváš.</text:span></text:p>
      <text:h text:style-name="P529" text:outline-level="4">Běh po hladině</text:h>
      <text:p text:style-name="P52"><text:span text:style-name="T1025">Dokážeš uběhnout až </text:span><text:span text:style-name="T243">střední</text:span><text:span text:style-name="T242"> vzdálenost</text:span><text:span text:style-name="T1022"> po hladině vody či bažiny, po čerstvě napadaném sněhu a podobně. K rozběhu je potřeba pevná půda pod nohama, nemůžeš tedy vyběhnout na hladinu, když plaveš, nebo se topíš v bažině.</text:span></text:p>
      <text:h text:style-name="P535" text:outline-level="4">Přesný výstřel</text:h>
      <text:p text:style-name="P219">Když míříš kuší alespoň dvě kola, na následující výstřel si místo výhody (+1) počítáš bonus +2.</text:p>
      <text:h text:style-name="P536" text:outline-level="4"><text:soft-page-break/>Obcházení zbroje</text:h>
      <text:p text:style-name="P199"><text:span text:style-name="T1000">Jsi neuvěřitelně přesný, dokážeš zasáhnout spáru mezi pláty zbroje. Za úspěch můžeš obejít protivníkovu zbroj, i když má kryté celé tělo. </text:span><text:span text:style-name="T237">Přesný zásah</text:span><text:span text:style-name="T1000"> můžeš použít při střelbě, vrhání zbraní i při boji zblízka, ale pouze zbraní, která spárou ve zbroji projde – tedy třeba dýkou, mečem a podobně, nikoliv kladivem nebo holýma rukama.</text:span></text:p>
      <text:h text:style-name="P537" text:outline-level="4">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38" text:outline-level="4">Bezpečný dopad</text:h>
      <text:p text:style-name="P224">Dokážeš bezpečně seskočit z libovolné výšky. Samozřejmě pouze za předpokladu, že dopadneš na bezpečné místo – skákat do lávy se stále nedoporučuje.</text:p>
      <text:h text:style-name="Heading_20_4" text:outline-level="4">Získání důvěry</text:h>
      <text:p text:style-name="P229"><text:span text:style-name="T681">Když se se tebou bude někdo </text:span><text:span text:style-name="T682">několik minut</text:span><text:span text:style-name="T681"> bavit na nějaké téma, získá pocit, že ti v tomto ohledu může zcela věřit.</text:span></text:p>
      <text:h text:style-name="P529" text:outline-level="4">Přemlouvání</text:h>
      <text:p text:style-name="P51"><text:span text:style-name="T681">Pokud se ti podaří s někým zapříst rozhovor a </text:span><text:span text:style-name="T688">několik minut se</text:span><text:span text:style-name="T681"> nenechat odbýt, dokážeš jej přesvědčit k čemukoliv, </text:span><text:span text:style-name="T688">co pro něj</text:span><text:span text:style-name="T681"> není fatální </text:span><text:span text:style-name="T688">a úplně ho to nez</text:span><text:span text:style-name="T690">r</text:span><text:span text:style-name="T688">uinuje a nediskredituje</text:span><text:span text:style-name="T681">. Pokud by </text:span><text:span text:style-name="T688">to ale</text:span><text:span text:style-name="T681"> normálně neudělal, </text:span><text:span text:style-name="T688">bude mu to potom divné a vzpomene si, co ho k tomu rozhodnutí vedlo</text:span><text:span text:style-name="T681">.</text:span></text:p>
      <text:h text:style-name="Heading_20_4" text:outline-level="4"><text:soft-page-break/>Splynutí s okolím</text:h>
      <text:p text:style-name="P217"><text:span text:style-name="T621">Dokud jsi nehybný a nevyčníváš, jsi </text:span><text:span text:style-name="T678">prakticky</text:span><text:span text:style-name="T621"> neviditelný. </text:span><text:span text:style-name="T679">Měj se ale na pozoru, protože ti, kdo jsou zvyklí bojovat proti </text:span><text:span text:style-name="T680">kouzelníkům</text:span><text:span text:style-name="T679">, znají různé triky, jak tě odhalit: </text:span><text:span text:style-name="T680">m</text:span><text:span text:style-name="T679">ohou například zaplnit prostor řídkou mlhou nebo dýmem, takže spatří tvůj obrys, nebo třeba rozpráší </text:span><text:span text:style-name="T580">kýchací prášek</text:span><text:span text:style-name="T679">, takže se sám prozradíš.</text:span></text:p>
      <text:h text:style-name="P539" text:outline-level="4">Nečitelnost</text:h>
      <text:p text:style-name="P198"><text:span text:style-name="T683">Pokud nechceš, n</text:span><text:span text:style-name="T679">ení možné číst tvoje myšlenky. </text:span><text:span text:style-name="T689">Když na tebe někdo použije </text:span><text:span text:style-name="T585">odhad na lidi</text:span><text:span text:style-name="T689">, můžeš si vybrat, jestli budeš působit jako poctivec nebo jako podvodník.</text:span></text:p>
      <text:h text:style-name="P487" text:outline-level="4">Vějířový hod</text:h>
      <text:p text:style-name="P47"><text:span text:style-name="T684">Dokážeš </text:span><text:span text:style-name="T685">účinně</text:span><text:span text:style-name="T684"> vrhnout až tři dýky, hvězdice, nebo jiné malé vrhací zbraně najednou. </text:span><text:span text:style-name="T582">Na úspěch</text:span><text:span text:style-name="T684"> si házíš bez postihu. Připravit si je do ruky ale zabere jedno kolo, kdy si neházíš </text:span><text:span text:style-name="T582">na úspěch</text:span><text:span text:style-name="T684"> a nemůžeš použít </text:span><text:span text:style-name="T582">plnou obranu</text:span><text:span text:style-name="T684">.</text:span></text:p>
      <text:h text:style-name="P532" text:outline-level="4">Blesková reakce</text:h>
      <text:p text:style-name="P48"><text:span text:style-name="T686">Máš výborný postřeh a dokážeš neuvěřitelně rychle reagovat. Počítáš si +1 k hodům </text:span><text:span text:style-name="T583">na obranu</text:span><text:span text:style-name="T687"> proti všem útokům z dálky, včetně kouzel a pokud o útočníkovi víš, nemůže proti tobě získat výhodu za překvapení.</text:span></text:p>
      <text:h text:style-name="P540" text:outline-level="4"><text:soft-page-break/>Bleskový přesun</text:h>
      <text:p text:style-name="P225">Dokážeš se pohnout neuvěřitelně rychle a současně odvést pozornost přihlížejících, takže jim zmizíš z očí. Přesunout se takto můžeš nejvýše o <text:span text:style-name="T109">krátkou vzdálenost</text:span>.<text:span text:style-name="T478"> </text:span><text:span text:style-name="T476">V boji můžeš </text:span><text:span text:style-name="T258">bleskovým přesunem</text:span><text:span text:style-name="T476"> například získat výhodu za útok do zad a můžeš také </text:span><text:span text:style-name="T481">po</text:span><text:span text:style-name="T476">užít </text:span><text:span text:style-name="T258">zákeřný útok</text:span><text:span text:style-name="T476">. Z</text:span><text:span text:style-name="T478">novu můžeš podobný výkon zopakovat až po několika minutách odpočinku.</text:span></text:p>
      <text:h text:style-name="P540" text:outline-level="4"><text:span text:style-name="T478">Z</text:span><text:span text:style-name="T476">pomalené vnímání času</text:span></text:h>
      <text:p text:style-name="P49"><text:span text:style-name="T687">Dokážeš </text:span><text:span text:style-name="T686">vnímat</text:span><text:span text:style-name="T687"> extrémně rychlé děje, jako by sis je prohlížel na zpomaleném záznamu. Snadno tedy prohlédneš podvodnou hru založenou na manipulaci s kartami </text:span><text:span text:style-name="T686">či herními předměty,</text:span><text:span text:style-name="T687"> </text:span><text:span text:style-name="T686">v</text:span><text:span text:style-name="T687">ždycky přesně víš, kam letěly vystřelené šípy či šipky a co přesně zasáhly, <text:s/></text:span><text:span text:style-name="T686">bezpečně poznáš</text:span><text:span text:style-name="T687"> osobu, kterou jsi zahlédl jen v rychlosti </text:span><text:span text:style-name="T686">a podobně</text:span><text:span text:style-name="T687">.<text:line-break/><text:tab/></text:span><text:span text:style-name="T686">Není tě možné ošálit schopností </text:span><text:span text:style-name="T584">bleskový přesun</text:span><text:span text:style-name="T686">. Když se ti ale s její pomocí někdo přesune do zad, výhodu proti tobě mít bude, protože zpomalení vnímání času umožňuje pouze jeho pohyb vnímat, nikoliv včas zareagovat – na to bys potřeboval </text:span><text:span text:style-name="T584">bleskovou reakci</text:span><text:span text:style-name="T686">.</text:span></text:p>
      <text:h text:style-name="P561" text:outline-level="2">Druid</text:h>
      <text:p text:style-name="P238">TODO: Zapůjčení dostane hraničář (eliminuje to trapnou situaci, že hraničář může někam poslat svého zvířecího společníka, ale potřebuje druida, aby mohl koukat jeho očima).</text:p>
      <text:p text:style-name="P200"><text:span text:style-name="T569">Druid</text:span><text:span text:style-name="T526"> </text:span><text:span text:style-name="T52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27">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1"><text:span text:style-name="T526">1. </text:span><text:span text:style-name="T520">úroveň</text:span></text:p>
      <text:list xml:id="list3089024409" text:style-name="L61">
        <text:list-item>
          <text:p text:style-name="P430"><text:span text:style-name="T520">Umíš </text:span><text:span text:style-name="T528">základy</text:span><text:span text:style-name="T520"> </text:span><text:span text:style-name="T529">následující</text:span><text:span text:style-name="T528">ch</text:span><text:span text:style-name="T520"> dovednost</text:span><text:span text:style-name="T528">í</text:span><text:span text:style-name="T530">:</text:span></text:p>
          <text:list>
            <text:list-item>
              <text:p text:style-name="P391">Orientace a přežití v divočině</text:p>
            </text:list-item>
            <text:list-item>
              <text:p text:style-name="P379">Ošetřování zranění<text:span text:style-name="T439"> </text:span><text:span text:style-name="T444">(ošetřením vrátíš 2 žt)</text:span></text:p>
            </text:list-item>
          </text:list>
        </text:list-item>
        <text:list-item>
          <text:p text:style-name="P380">Nauč se základy jedné další dovednosti podle svého výběru.</text:p>
          <text:p text:style-name="P597"><text:span text:style-name="T36">(</text:span><text:span text:style-name="T37">Cizí jazyk, Čtení a psaní, Lov a stopování, Odezírání ze rtů, Otevírání zámků, Plavání, Přetvářka a převleky, Starý jazyk, Šplhání, Výroba a odstraňování pastí, Znalost jedů</text:span><text:span text:style-name="T36">)</text:span></text:p>
        </text:list-item>
        <text:list-item>
          <text:p text:style-name="P431"><text:span text:style-name="T520">Vyber si </text:span><text:span text:style-name="T531">dvě</text:span><text:span text:style-name="T532"> ze základních kouzel</text:span><text:span text:style-name="T520"> </text:span><text:span text:style-name="T531">a</text:span><text:span text:style-name="T622"> schopností</text:span><text:span text:style-name="T520">.</text:span></text:p>
          <text:list>
            <text:list-item>
              <text:p text:style-name="P432"><text:span text:style-name="T533">Když sesíláš druidská kouzla v těžké zbroji, počítáš si postih -2</text:span><text:span text:style-name="T534">. </text:span><text:span text:style-name="T533">Za lehkou zbroj postih ne</text:span><text:span text:style-name="T535">máš</text:span><text:span text:style-name="T533">.</text:span></text:p>
            </text:list-item>
          </text:list>
        </text:list-item>
        <text:list-item>
          <text:p text:style-name="P429">Můžeš si připoutat jeden magický předmět, který <text:span text:style-name="T1003">získáš</text:span> na výpravách za dobrodružstvím.</text:p>
        </text:list-item>
      </text:list>
      <text:p text:style-name="P71">2. úroveň</text:p>
      <text:list xml:id="list130912100066343" text:continue-numbering="true" text:style-name="L61">
        <text:list-item>
          <text:p text:style-name="P431"><text:span text:style-name="T520">Vyber si jedno </text:span><text:span text:style-name="T536">ze základních kouzel </text:span><text:span text:style-name="T623">nebo jednu ze základních schopností</text:span><text:span text:style-name="T520">.</text:span></text:p>
        </text:list-item>
        <text:list-item>
          <text:p text:style-name="P392">Můžeš si připoutat celkem dva magické předměty.</text:p>
        </text:list-item>
        <text:list-item>
          <text:p text:style-name="P392">Nauč se <text:span text:style-name="T1004">základy jedné dovednosti</text:span>.</text:p>
        </text:list-item>
      </text:list>
      <text:p text:style-name="P72">3. úroveň</text:p>
      <text:list xml:id="list628035345" text:style-name="L62">
        <text:list-item>
          <text:p text:style-name="P393"><text:soft-page-break/>Zvyš si jednu vlastnost (rozdíl mezi tvou nejvyšší a nejnižší může být nejvýše 3).</text:p>
        </text:list-item>
      </text:list>
      <text:list xml:id="list209420126" text:style-name="L63">
        <text:list-item>
          <text:p text:style-name="P433"><text:span text:style-name="T537">Vyber si </text:span><text:span text:style-name="T538">jedno</text:span><text:span text:style-name="T537"> kouzlo </text:span><text:span text:style-name="T539">nebo schopnost </text:span><text:span text:style-name="T538">ze </text:span><text:span text:style-name="T540">základních</text:span><text:span text:style-name="T538"> nebo pokročilých</text:span><text:span text:style-name="T537">.</text:span></text:p>
        </text:list-item>
      </text:list>
      <text:list xml:id="list130910954905416" text:continue-list="list130912100066343" text:style-name="L61">
        <text:list-item>
          <text:p text:style-name="P395">Nauč se <text:span text:style-name="T1005">základy jedné dovednosti</text:span> nebo si zvyš jednu dovednost na pokročil<text:span text:style-name="T1005">ou</text:span>.</text:p>
        </text:list-item>
      </text:list>
      <text:p text:style-name="P72">4. úroveň</text:p>
      <text:list xml:id="list130911370788996" text:continue-numbering="true" text:style-name="L61">
        <text:list-item>
          <text:p text:style-name="P429"><text:span text:style-name="T624">Vyber si </text:span><text:span text:style-name="T625">jedno</text:span><text:span text:style-name="T624"> kouzlo </text:span><text:span text:style-name="T626">nebo schopnost </text:span><text:span text:style-name="T625">ze </text:span><text:span text:style-name="T627">základních</text:span><text:span text:style-name="T625"> nebo pokročilých</text:span><text:span text:style-name="T624">.</text:span></text:p>
        </text:list-item>
        <text:list-item>
          <text:p text:style-name="P394">Můžeš si připoutat celkem tři magické předměty.</text:p>
        </text:list-item>
        <text:list-item>
          <text:p text:style-name="P394">Zvyš si jednu dovednost na pokročil<text:span text:style-name="T1006">ou</text:span>.</text:p>
        </text:list-item>
      </text:list>
      <text:p text:style-name="P203"><text:span text:style-name="T541">5. </text:span><text:span text:style-name="T520">úroveň</text:span></text:p>
      <text:list xml:id="list130912369192511" text:continue-list="list628035345" text:style-name="L62">
        <text:list-item>
          <text:p text:style-name="P393">Zvyš si jednu vlastnost (rozdíl mezi tvou nejvyšší a nejnižší může být nejvýše 3).</text:p>
        </text:list-item>
      </text:list>
      <text:list xml:id="list130911038533587" text:continue-list="list130911370788996" text:style-name="L61">
        <text:list-item>
          <text:p text:style-name="P434"><text:span text:style-name="T537">Vyber si </text:span><text:span text:style-name="T538">jedno</text:span><text:span text:style-name="T537"> kouzlo </text:span><text:span text:style-name="T539">nebo schopnost </text:span><text:span text:style-name="T538">ze </text:span><text:span text:style-name="T542">základních</text:span><text:span text:style-name="T538"> nebo pokročilých</text:span><text:span text:style-name="T537">.</text:span></text:p>
        </text:list-item>
        <text:list-item>
          <text:p text:style-name="P395">Nauč se <text:span text:style-name="T1007">základy jedné</text:span> dovednost<text:span text:style-name="T1007">i</text:span> nebo si zvyš jednu dovednost na pokročil<text:span text:style-name="T1008">ou</text:span>.</text:p>
        </text:list-item>
      </text:list>
      <text:p text:style-name="P203"><text:span text:style-name="T628">6</text:span><text:span text:style-name="T629">. </text:span><text:span text:style-name="T630">úroveň</text:span></text:p>
      <text:list xml:id="list505057880" text:style-name="L64">
        <text:list-item>
          <text:p text:style-name="P396">Můžeš si připoutat celkem čtyři magické předměty.</text:p>
        </text:list-item>
        <text:list-item>
          <text:p text:style-name="P435"><text:span text:style-name="T624">Vyber si </text:span><text:span text:style-name="T625">jedno</text:span><text:span text:style-name="T624"> kouzlo </text:span><text:span text:style-name="T626">nebo schopnost </text:span><text:span text:style-name="T625">ze </text:span><text:span text:style-name="T627">základních</text:span><text:span text:style-name="T625"> nebo pokročilých</text:span><text:span text:style-name="T624">.</text:span></text:p>
        </text:list-item>
        <text:list-item>
          <text:p text:style-name="P397">Zvyš si jednu dovednost na pokročilou.</text:p>
        </text:list-item>
      </text:list>
      <text:h text:style-name="P556" text:outline-level="3"><text:soft-page-break/>Schopnosti z DrD PPP:</text:h>
      <text:p text:style-name="P15">Druidská kouzla:</text:p>
      <text:p text:style-name="P351">T<text:span text:style-name="T460">e</text:span>mnota (druid)</text:p>
      <text:p text:style-name="P351">Najdi bytost (druid)</text:p>
      <text:p text:style-name="P351">Láska lesa (druid)</text:p>
      <text:p text:style-name="P351">Hněv lesa (druid)</text:p>
      <text:p text:style-name="P351">Cit dřeva (druid, vycítí vodní zdroj)</text:p>
      <text:p text:style-name="P351">Cit vody (druid, vycítí, zda je pramen škodlivý)</text:p>
      <text:p text:style-name="P351">Cit země (druid, vycítí, zda jsou plody škodlivé)</text:p>
      <text:p text:style-name="P351">Cit kamene (druid, odhalí blízké jeskyně)</text:p>
      <text:p text:style-name="P351">Pouto krve (druid, uprosí zvíře, aby ho nedobíjelo)</text:p>
      <text:p text:style-name="P351">Pouto lásky (druid, oživí postavu, která mu byla drahá)</text:p>
      <text:p text:style-name="P352">Pouto života (druid, svěří se ochraně hvozdu)</text:p>
      <text:p text:style-name="P29">Druidovy schopnosti</text:p>
      <text:p text:style-name="P355">Boj se zvířaty</text:p>
      <text:p text:style-name="P355">Odvracení zvířat</text:p>
      <text:p text:style-name="P355">Očištění (když zabije zvíře)</text:p>
      <text:p text:style-name="P353">Druidská hůl (speciální zbraň)</text:p>
      <text:h text:style-name="P557" text:outline-level="3">Schopnosti z DrD PPE:</text:h>
      <text:p text:style-name="P85">Druid</text:p>
      <text:p text:style-name="P355">Hůl (lepší bojové staty)</text:p>
      <text:p text:style-name="P355"><text:soft-page-break/>Průchod živým dřevem (to je docela hezký – druid se vnoří do stromu)</text:p>
      <text:p text:style-name="P355">Posílení kouzel (druid má ve hvozdu silnější kouzla)</text:p>
      <text:p text:style-name="P355">P<text:span text:style-name="T737">ůst (magy navíc)</text:span></text:p>
      <text:p text:style-name="P340">Drakomluva</text:p>
      <text:p text:style-name="P85">Malá lesní kouzla (druid)</text:p>
      <text:p text:style-name="P355">Bludička (umí cíl někam odvést – to je hezký)</text:p>
      <text:p text:style-name="P355">Čarovná mlha (není v ní vidět ani infraviděním, ozývají se z ní divné zvuky – jako hněv lesa, cíle v ní snadno zabloudí)</text:p>
      <text:p text:style-name="P355">Chlácholení hvozdu</text:p>
      <text:p text:style-name="P355">Mluv se zvířaty</text:p>
      <text:p text:style-name="P355">Odstínění (ochrana proti lokalizaci druidskými kouzly)</text:p>
      <text:p text:style-name="P355">Oko zření (jako <text:span text:style-name="T109">najdi bytost</text:span>, ale dlouhý dosah)</text:p>
      <text:p text:style-name="P355">Svolej druidy</text:p>
      <text:p text:style-name="P355">Zaharaš (zaharaší keřem)</text:p>
      <text:p text:style-name="P85"><text:span text:style-name="T737">Velká</text:span> lesní kouzla (druid)</text:p>
      <text:p text:style-name="P340">Nenávist lesa</text:p>
      <text:p text:style-name="P340">Odčaruj nemrtvé (silný turn undead ve hvozdu)</text:p>
      <text:p text:style-name="P340">Odraž mentální souboj</text:p>
      <text:p text:style-name="P340">Odvrať posla živlů</text:p>
      <text:p text:style-name="P340">Probuzení lesa</text:p>
      <text:p text:style-name="P340">Rozšiř hvozd</text:p>
      <text:p text:style-name="P340">Rychlý růst (to měl v PPP 1.2 čaroděj)</text:p>
      <text:p text:style-name="P340"><text:soft-page-break/>Rychlé vadnutí (to měl v PPP 1.2 čaroděj)</text:p>
      <text:p text:style-name="P340">Uspání lesa</text:p>
      <text:p text:style-name="P340">Vymítání ďáblů</text:p>
      <text:p text:style-name="P354">Vyvolej velký zlý strom</text:p>
      <text:h text:style-name="P558" text:outline-level="3"><text:span text:style-name="T631">Základní druidské s</text:span><text:span text:style-name="T632">chopnosti </text:span><text:span text:style-name="T633">a kouzla</text:span></text:h>
      <text:h text:style-name="P450" text:outline-level="5">Uzdrav zranění</text:h>
      <text:p text:style-name="P204"><text:span text:style-name="T109">Dosah:</text:span> kontaktní<text:line-break/><text:span text:style-name="T238">Sesílání:</text:span><text:span text:style-name="T1009"> 1 minuta (mimo boj)</text:span></text:p>
      <text:p text:style-name="P204"><text:span text:style-name="T632">Vyléčí </text:span><text:span text:style-name="T634">(</text:span><text:span text:style-name="T632">Duše </text:span><text:span text:style-name="T635">druida</text:span><text:span text:style-name="T636"> + k6)</text:span><text:span text:style-name="T632"> životů. </text:span><text:span text:style-name="T637">Další léčivé kouzlo (ať už ho sešle druid, kněz či hraničář)</text:span><text:span text:style-name="T638"> účinkuje na stejný cíl až poté, co se doléčí do plných životů.</text:span></text:p>
      <text:h text:style-name="P451" text:outline-level="5"><text:span text:style-name="T632">Č</text:span><text:span text:style-name="T621">ástečná proměna</text:span></text:h>
      <text:p text:style-name="P205"><text:span text:style-name="T570">C</text:span><text:span text:style-name="T567">ena:</text:span><text:span text:style-name="T621"> </text:span><text:span text:style-name="T639">1</text:span><text:span text:style-name="T621"> mag<text:line-break/></text:span><text:span text:style-name="T570">Sesílání:</text:span><text:span text:style-name="T640"> </text:span><text:span text:style-name="T641">1 kolo</text:span></text:p>
      <text:p text:style-name="P207"><text:span text:style-name="T640">M</text:span><text:span text:style-name="T621">ůžeš si takto například nechat narůst ostré zuby nebo drápy (zranění 1), přeměnit své oči, nos či uši (čímž získáš zrak, čich nebo sluch příslušného zvířete) a podobně. </text:span><text:span text:style-name="T645">Proměna je vždycky viditelná – budeš mít zřetelně psí čenich, oči s kočičí zornicí, prodlouženou čelist s vystouplými tesáky a podobně.</text:span><text:span text:style-name="T621"><text:line-break/><text:tab/></text:span><text:span text:style-name="T644">Zpětná proměna vyžaduje 1 kolo </text:span><text:span text:style-name="T572">soustředění</text:span><text:span text:style-name="T644">, ale nestojí už žádnou magenergii.</text:span></text:p>
      <text:h text:style-name="P450" text:outline-level="5"><text:span text:style-name="T644">K</text:span><text:span text:style-name="T621">líčení</text:span></text:h>
      <text:p text:style-name="P205"><text:span text:style-name="T570">C</text:span><text:span text:style-name="T567">ena:</text:span><text:span text:style-name="T621"> </text:span><text:span text:style-name="T646">1</text:span><text:span text:style-name="T621"> mag<text:line-break/></text:span><text:span text:style-name="T573">Sesílání:</text:span><text:span text:style-name="T647"> </text:span><text:span text:style-name="T648">několik minut</text:span></text:p>
      <text:p text:style-name="P208"><text:soft-page-break/><text:span text:style-name="T621">Toto kouzlo </text:span><text:span text:style-name="T649">způsobí zrychlené klíčení </text:span><text:span text:style-name="T650">existujících</text:span><text:span text:style-name="T621"> semen či pupen</text:span><text:span text:style-name="T649">ů</text:span><text:span text:style-name="T621">. </text:span><text:span text:style-name="T651">Kořínky dokáží roztrhat i kámen, pokud jsem v něm alespoň nějaké pukliny.<text:line-break/><text:tab/></text:span><text:span text:style-name="T652">Pokud se toto kouzlo naučíš, není od věci zvyknout si nosit po kapsách vždy aspoň hrst semínek, abys měl s čím pracovat, </text:span><text:span text:style-name="T653">když v okolí</text:span><text:span text:style-name="T654"> žádná nejsou</text:span><text:span text:style-name="T652">.</text:span></text:p>
      <text:h text:style-name="P558" text:outline-level="3"><text:span text:style-name="T655">Pokročilé druidské schopnosti </text:span><text:span text:style-name="T633">a kouzla</text:span></text:h>
      <text:h text:style-name="Heading_20_4" text:outline-level="4">Uklidni bestii</text:h>
      <text:p text:style-name="P236"><text:span text:style-name="T109">Dosah:</text:span> krátký</text:p>
      <text:p text:style-name="P70">Kouzlo zklidní obyčejné, nemagické zvíře natolik, že ztratí chuť útočit. Pokud je ale něco znovu rozdráždí, účinek pomine.</text:p>
      <text:h text:style-name="Heading_20_4" text:outline-level="4">Proměna ve zvíře</text:h>
      <text:p text:style-name="P205"><text:span text:style-name="T573">Sesílání:</text:span><text:span text:style-name="T647"> </text:span><text:span text:style-name="T656">1 kolo</text:span></text:p>
      <text:p text:style-name="P209"><text:span text:style-name="T621">/</text:span><text:span text:style-name="T691">* TODO: Dát místo toho proměny v jednotlivé druhy zvířat. */</text:span></text:p>
      <text:p text:style-name="P209"><text:span text:style-name="T621">Tímto krátkým rituálem se můžeš proměnit ve </text:span><text:span text:style-name="T657">čtyřnohé</text:span><text:span text:style-name="T621"> zvíře. Mění se pouze tvoje tělo a předměty připoutané skrze </text:span><text:span text:style-name="T567">pouto s předmětem</text:span><text:span text:style-name="T621">. </text:span><text:span text:style-name="T658">Z</text:span><text:span text:style-name="T659">vířete, do kterého se měníš, </text:span><text:span text:style-name="T660">nemůže mít žádnou z vlastností vyšší než je tvoje Duše </text:span><text:span text:style-name="T658">a jeho Velikost</text:span><text:span text:style-name="T659"> se může od tvé Velikosti lišit nejvýše o hodnotu tvé Duše.</text:span><text:span text:style-name="T621"><text:line-break/><text:tab/></text:span><text:span text:style-name="T644">Zpětná proměna vyžaduje 1 kolo </text:span><text:span text:style-name="T572">soustředění</text:span><text:span text:style-name="T644">, ale nestojí už žádnou magenergii.</text:span></text:p>
      <text:h text:style-name="Heading_20_4" text:outline-level="4">Pouto s předmětem</text:h>
      <text:p text:style-name="P210"><text:span text:style-name="T109">Sesílání:</text:span> několik minut<text:line-break/><text:span text:style-name="T239">Dosah:</text:span><text:span text:style-name="T1010"> Dotyk</text:span></text:p>
      <text:p text:style-name="P210"><text:soft-page-break/>Tímto krátkým rituálem si můžeš vytvořit osobní pouto s nějakým předmětem. <text:span text:style-name="T1011">Tento předmět nemůže mít žádnou z částí z kovu – to mimo jiné znamená, že nemůžeš vytvořit pouto s těžkou zbrojí.<text:line-break/><text:tab/></text:span>Všechny takto připoutané předměty se při <text:span text:style-name="T240">úplně proměně</text:span> do zvířecí podoby mění s tebou.</text:p>
      <text:h text:style-name="Heading_20_4" text:outline-level="4">Pouto se zvířetem</text:h>
      <text:p text:style-name="P211"><text:span text:style-name="T109">Sesílání:</text:span> několik minut<text:line-break/><text:span text:style-name="T239">Dosah:</text:span><text:span text:style-name="T1010"> Dotyk</text:span></text:p>
      <text:p text:style-name="P212">Na zvíře, se kterým máš vytvořené pouto, můžeš sesílat <text:span text:style-name="T109">zapůjčení</text:span> na libovolnou vzdálenost <text:span text:style-name="T1012">a když to uděláš, tak se tímto zvířetem doslova staneš – budeš moci rozhodovat, co bude dělat a jak se bude chovat</text:span>.<text:line-break/><text:tab/>V jednu chvíli můžeš mít pouto pouze s jedním zvířetem. <text:span text:style-name="T1013">Nemůžeš vytvořit pouto se zvířetem, se kterým má pouto někdo jiný.</text:span> <text:span text:style-name="T1013">Není také možné vytvořit pouto se zvířetem, které má někdo zrovna</text:span> <text:span text:style-name="T241">zapůjčené</text:span>.<text:line-break/><text:tab/><text:span text:style-name="T1014">Zvíře</text:span><text:span text:style-name="T659">, </text:span><text:span text:style-name="T661">se kterým chceš vytvořit pouto</text:span><text:span text:style-name="T659">, </text:span><text:span text:style-name="T660">nemůže mít žádnou z vlastností vyšší než je tvoje Duše </text:span><text:span text:style-name="T661">a jeho velikost</text:span><text:span text:style-name="T659"> se může od tvé Velikosti lišit nejvýše o hodnotu tvé Duše.</text:span></text:p>
      <text:h text:style-name="Heading_20_4" text:outline-level="4"><text:span text:style-name="T632">R</text:span><text:span text:style-name="T621">ychlý růst</text:span></text:h>
      <text:p text:style-name="P213"><text:span text:style-name="T574">Dosah:</text:span><text:span text:style-name="T662"> kontaktní<text:line-break/></text:span><text:span text:style-name="T574">Sesílání:</text:span><text:span text:style-name="T662"> několik minut<text:line-break/></text:span><text:span text:style-name="T575">Trvání:</text:span><text:span text:style-name="T663"> několik </text:span><text:span text:style-name="T664">hodin</text:span></text:p>
      <text:p text:style-name="P214"><text:span text:style-name="T621">Můžeš takto například nechat zarůst chodbu, nechat kořeny vyrůst přes propast a vytvořit tak most, a podobně. </text:span><text:span text:style-name="T665">Rostliny mohou zaujmout jen takový tvar a velikost, do jaké by mohly s dostatkem času vyrůst přirozeně. Kořeny stromů tedy mohou například překlenout i několik metrů, tráva to ale nedokáže.</text:span><text:span text:style-name="T621"><text:line-break/></text:span><text:soft-page-break/><text:span text:style-name="T621"><text:tab/>Vegetace roste doslova před očima – nechat zarůst celou chodbu zabere jen několik </text:span><text:span text:style-name="T666">minut</text:span><text:span text:style-name="T621">. </text:span><text:span text:style-name="T665">Růst ale není tak rychlý, aby bylo možné někoho chytit nebo jinak přímo ohrozit.<text:line-break/><text:tab/></text:span><text:span text:style-name="T667">Po skončení trvání </text:span><text:span text:style-name="T668">kouzla</text:span><text:span text:style-name="T667"> narostlá hmota zetlí a v několika dalších hodinách se zcela rozpadne.</text:span></text:p>
      <text:h text:style-name="Heading_20_4" text:outline-level="4">Oživlé šlahouny</text:h>
      <text:p text:style-name="P215"><text:span text:style-name="T574">Dosah:</text:span><text:span text:style-name="T662"> </text:span><text:span text:style-name="T669">krátký<text:line-break/></text:span><text:span text:style-name="T576">Rozsah:</text:span><text:span text:style-name="T670"> Až 3 cíle najednou<text:line-break/></text:span><text:span text:style-name="T577">Trvání:</text:span><text:span text:style-name="T671"> soustředění</text:span></text:p>
      <text:p text:style-name="P215"><text:span text:style-name="T621">Po dobu tvého </text:span><text:span text:style-name="T567">soustředění</text:span><text:span text:style-name="T621"> ožij</text:span><text:span text:style-name="T669">í</text:span><text:span text:style-name="T621"> větve nebo šlahouny v dosahu. Mohou někoho zranit (šlahouny mají zranění 1, silné větve 2), chytit a omotat, dokonce i uškrtit.</text:span></text:p>
      <text:h text:style-name="P558" text:outline-level="3"><text:span text:style-name="T672">Mistrovské</text:span><text:span text:style-name="T655"> druidské schopnosti </text:span><text:span text:style-name="T633">a kouzla</text:span></text:h>
      <text:h text:style-name="Heading_20_5" text:outline-level="5">Vládni přirozeným věcem</text:h>
      <text:p text:style-name="Text_20_body">kámen se odvalí, větev se ulomí...</text:p>
      <text:h text:style-name="P450" text:outline-level="5"><text:span text:style-name="T673">Mistrovská</text:span><text:span text:style-name="T621"> proměna</text:span></text:h>
      <text:p text:style-name="P205"><text:span text:style-name="T573">Sesílání:</text:span><text:span text:style-name="T647"> </text:span><text:span text:style-name="T656">1 kolo</text:span></text:p>
      <text:p text:style-name="P216"><text:span text:style-name="T578">Mistrovská</text:span><text:span text:style-name="T579"> proměna</text:span><text:span text:style-name="T674"> funguje stejně</text:span><text:span text:style-name="T621"> jako </text:span><text:span text:style-name="T567">proměna </text:span><text:span text:style-name="T578">ve zvíře</text:span><text:span text:style-name="T621">, ale </text:span><text:span text:style-name="T675">umožňuje</text:span><text:span text:style-name="T657"> měnit </text:span><text:span text:style-name="T676">se</text:span><text:span text:style-name="T657"> v jiná než čtyřnohá zvířata – tedy například v ptáky, hady, ryby a podobně. Stále se ale nemůžeš proměňovat v humanoidní tvory </text:span><text:span text:style-name="T677">ani v hmyz</text:span><text:span text:style-name="T657">.</text:span></text:p>
      <text:h text:style-name="P562" text:outline-level="2"><text:bookmark-start text:name="__RefHeading___Toc12800_4230435934"/>Šaman<text:bookmark-end text:name="__RefHeading___Toc12800_4230435934"/></text:h>
      <text:p text:style-name="P202">/<text:span text:style-name="T1015">* zatím jen koncept */</text:span></text:p>
      <text:list xml:id="list298770530" text:style-name="L65">
        <text:list-item>
          <text:p text:style-name="P436"><text:soft-page-break/>šaman komunikuje s duchy</text:p>
          <text:list>
            <text:list-item>
              <text:p text:style-name="P436">může <text:span text:style-name="T1016">tedy</text:span> mít <text:span text:style-name="T1016">například</text:span> nějakého spřízněného ducha, který pak posedává zvířata. Díky tomu pak může se zvířetem komunikovat a duch také zvířeti propůjčuje schopnosti.</text:p>
            </text:list-item>
          </text:list>
        </text:list-item>
        <text:list-item>
          <text:p text:style-name="P437"><text:span text:style-name="T1002">oproti tomu </text:span>druid přenáší své vědomí (zapůjčení), případně se rovnou mění ve zvíře</text:p>
        </text:list-item>
      </text:list>
      <text:h text:style-name="P541" text:outline-level="4">Osvěžující meditace</text:h>
      <text:p text:style-name="P53">TODO <text:span text:style-name="T486">(Hodí se to k hraničáři? Těžko říct. Ee, nebrat)<text:line-break/>- k šamanovi se to asi hodí</text:span></text:p>
      <text:p text:style-name="P33">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0T13:09:08.828000000</dc:date>
    <meta:print-date>2113-01-01T00:00:00</meta:print-date>
    <meta:editing-cycles>21713</meta:editing-cycles>
    <meta:editing-duration>P65DT4H3M49S</meta:editing-duration>
    <meta:generator>LibreOffice/6.0.5.2$Windows_X86_64 LibreOffice_project/54c8cbb85f300ac59db32fe8a675ff7683cd5a16</meta:generator>
    <dc:creator>York </dc:creator>
    <meta:document-statistic meta:table-count="0" meta:image-count="0" meta:object-count="0" meta:page-count="135" meta:paragraph-count="1742" meta:word-count="21226" meta:character-count="133207" meta:non-whitespace-character-count="113719"/>
  </office:meta>
</office:document-meta>
</file>